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cripts/python/three-layers-perceptron-builder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21cm"/>
    </style:style>
    <style:style style:name="co2" style:family="table-column">
      <style:table-column-properties fo:break-before="auto" style:column-width="2.7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0000ff"/>
    </style:style>
    <style:style style:name="ce23" style:family="table-cell" style:parent-style-name="Default">
      <style:table-cell-properties fo:background-color="#00ff00"/>
    </style:style>
    <style:style style:name="ce24" style:family="table-cell" style:parent-style-name="Default">
      <style:table-cell-properties fo:background-color="#007f00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ackground-color="#bf0000"/>
    </style:style>
    <style:style style:name="ce30" style:family="table-cell" style:parent-style-name="Default">
      <style:table-cell-properties fo:background-color="#ff00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8" table:default-cell-style-name="Default"/>
        <table:table-row table:style-name="ro1">
          <table:table-cell office:value-type="float" office:value="124.30466" calcext:value-type="float">
            <text:p>124.30466</text:p>
          </table:table-cell>
          <table:table-cell office:value-type="string" calcext:value-type="string">
            <text:p>Original Min</text:p>
          </table:table-cell>
          <table:table-cell table:formula="of:=MIN([.A$1:.A$1048576])" office:value-type="float" office:value="108.58483" calcext:value-type="float">
            <text:p>108.58483</text:p>
          </table:table-cell>
          <table:table-cell/>
          <table:table-cell office:value-type="float" office:value="-0.364990706845706" calcext:value-type="float">
            <text:p>-0.364990706845706</text:p>
          </table:table-cell>
          <table:table-cell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2"/>
          <table:table-cell table:style-name="ce26" table:formula="of:= SQRT( SUM([.K$1:.K$1048576]) / COUNT([.K$1:.K$1048576]) )" office:value-type="float" office:value="0.0250373720465543" calcext:value-type="float">
            <text:p>0.025037372046554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style-name="ce30" office:value-type="float" office:value="0.00023162480718109" calcext:value-type="float">
            <text:p>0.000231624807181</text:p>
          </table:table-cell>
          <table:table-cell table:style-name="ce17" office:value-type="float" office:value="1" calcext:value-type="float">
            <text:p>1</text:p>
          </table:table-cell>
          <table:table-cell table:style-name="ce30" office:value-type="float" office:value="0.0263588380854793" calcext:value-type="float">
            <text:p>0.026358838085479</text:p>
          </table:table-cell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.65499" calcext:value-type="float">
            <text:p>123.65499</text:p>
          </table:table-cell>
          <table:table-cell office:value-type="string" calcext:value-type="string">
            <text:p>Original Max</text:p>
          </table:table-cell>
          <table:table-cell table:formula="of:=MAX([.A$1:.A$1048576])" office:value-type="float" office:value="225.02" calcext:value-type="float">
            <text:p>225.02</text:p>
          </table:table-cell>
          <table:table-cell/>
          <table:table-cell office:value-type="float" office:value="-0.370570378348741" calcext:value-type="float">
            <text:p>-0.370570378348741</text:p>
          </table:table-cell>
          <table:table-cell/>
          <table:table-cell table:style-name="ce18" office:value-type="float" office:value="-0.364990706845706" calcext:value-type="float">
            <text:p>-0.364990706845706</text:p>
          </table:table-cell>
          <table:table-cell table:style-name="ce22" table:formula="of:=TANH( [.G1]*[.Q1] + [.G2]*[.Q2] + [.G3]*[.Q3] + [.G4]*[.Q4] + [.G5]*[.Q5] + [.G6]*[.Q6] + [.G7]*[.Q7] + [.G8]*[.Q8] + [.G9]*[.Q9] + [.G10]*[.Q10] + [.G11]*[.Q11] + [.G12]*[.Q12] + [.G13]*[.Q13] + [.G14]*[.Q14] + [.G15]*[.Q15] + [.G16]*[.Q16] + [.G17]*[.Q17] + [.G18]*[.Q18] + [.G19]*[.Q19] + [.G20]*[.Q20] + [.G21]*[.Q21] + [.G22]*[.Q22] + [.G23]*[.Q23] + [.G24]*[.Q24] + [.G25]*[.Q25] + [.G26]*[.Q26] + [.G27]*[.Q27] + [.G28]*[.Q28] + [.G29]*[.Q29] + [.G30]*[.Q30] + [.G31]*[.Q31] )" office:value-type="float" office:value="-0.0624763406472447" calcext:value-type="float">
            <text:p>-0.062476340647245</text:p>
          </table:table-cell>
          <table:table-cell table:style-name="ce23" table:formula="of:=TANH( [.H1]*[.S1] + [.H2]*[.S2] + [.H3]*[.S3] + [.H4]*[.S4] + [.H5]*[.S5] + [.H6]*[.S6] + [.H7]*[.S7] + [.H8]*[.S8] + [.H9]*[.S9] + [.H10]*[.S10] + [.H11]*[.S11] + [.H12]*[.S12] + [.H13]*[.S13] + [.H14]*[.S14] + [.H15]*[.S15] + [.H16]*[.S16] )" office:value-type="float" office:value="0.266403102038967" calcext:value-type="float">
            <text:p>0.266403102038967</text:p>
          </table:table-cell>
          <table:table-cell table:style-name="ce24" office:value-type="float" office:value="0.262786450176523" calcext:value-type="float">
            <text:p>0.262786450176523</text:p>
          </table:table-cell>
          <table:table-cell table:style-name="ce25" table:formula="of:= ([.J2]-[.I2]) * ([.J2]-[.I2])" office:value-type="float" office:value="0.0000130801706941159" calcext:value-type="float">
            <text:p>1.30801706941159E-05</text:p>
          </table:table-cell>
          <table:table-cell table:number-columns-repeated="3"/>
          <table:table-cell table:style-name="ce28" office:value-type="float" office:value="120.65533" calcext:value-type="float">
            <text:p>120.65533</text:p>
          </table:table-cell>
          <table:table-cell table:style-name="ce18" table:formula="of:=[.$C$4] + ([.$C$5] - [.$C$4]) * (([.O2] - [.$C$1]) / ([.$C$2] - [.$C$1]))" office:value-type="float" office:value="-0.39633286918377" calcext:value-type="float">
            <text:p>-0.39633286918377</text:p>
          </table:table-cell>
          <table:table-cell table:style-name="ce30" office:value-type="float" office:value="0.0145788895271635" calcext:value-type="float">
            <text:p>0.014578889527164</text:p>
          </table:table-cell>
          <table:table-cell table:style-name="ce22" table:formula="of:=TANH( [.P1]*[.Q1] + [.P2]*[.Q2] + [.P3]*[.Q3] + [.P4]*[.Q4] + [.P5]*[.Q5] + [.P6]*[.Q6] + [.P7]*[.Q7] + [.P8]*[.Q8] + [.P9]*[.Q9] + [.P10]*[.Q10] + [.P11]*[.Q11] + [.P12]*[.Q12] + [.P13]*[.Q13] + [.P14]*[.Q14] + [.P15]*[.Q15] + [.P16]*[.Q16] + [.P17]*[.Q17] + [.P18]*[.Q18] + [.P19]*[.Q19] + [.P20]*[.Q20] + [.P21]*[.Q21] + [.P22]*[.Q22] + [.P23]*[.Q23] + [.P24]*[.Q24] + [.P25]*[.Q25] + [.P26]*[.Q26] + [.P27]*[.Q27] + [.P28]*[.Q28] + [.P29]*[.Q29] + [.P30]*[.Q30] + [.P31]*[.Q31] )" office:value-type="float" office:value="-0.101463034769474" calcext:value-type="float">
            <text:p>-0.101463034769474</text:p>
          </table:table-cell>
          <table:table-cell table:style-name="ce30" office:value-type="float" office:value="-0.00195543477978407" calcext:value-type="float">
            <text:p>-0.001955434779784</text:p>
          </table:table-cell>
          <table:table-cell table:style-name="ce23" table:formula="of:=TANH( [.R1]*[.S1] + [.R2]*[.S2] + [.R3]*[.S3] + [.R4]*[.S4] + [.R5]*[.S5] + [.R6]*[.S6] + [.R7]*[.S7] + [.R8]*[.S8] + [.R9]*[.S9] + [.R10]*[.S10] + [.R11]*[.S11] + [.R12]*[.S12] + [.R13]*[.S13] + [.R14]*[.S14] + [.R15]*[.S15] + [.R16]*[.S16] )" office:value-type="float" office:value="0.279691485528226" calcext:value-type="float">
            <text:p>0.279691485528226</text:p>
          </table:table-cell>
          <table:table-cell table:style-name="ce24" table:formula="of:=[.$C$1] + ([.$C$2] - [.$C$1]) * (([.T2] - [.$C$4]) / ([.$C$5] - [.$C$4]))" office:value-type="float" office:value="199.368340665032" calcext:value-type="float">
            <text:p>199.368340665032</text:p>
          </table:table-cell>
        </table:table-row>
        <table:table-row table:style-name="ro1">
          <table:table-cell office:value-type="float" office:value="125.455" calcext:value-type="float">
            <text:p>125.455</text:p>
          </table:table-cell>
          <table:table-cell table:number-columns-repeated="3"/>
          <table:table-cell office:value-type="float" office:value="-0.355111045915079" calcext:value-type="float">
            <text:p>-0.355111045915079</text:p>
          </table:table-cell>
          <table:table-cell/>
          <table:table-cell table:style-name="ce18" office:value-type="float" office:value="-0.370570378348741" calcext:value-type="float">
            <text:p>-0.370570378348741</text:p>
          </table:table-cell>
          <table:table-cell table:style-name="ce22" table:formula="of:=TANH( [.G1]*[.Q32] + [.G2]*[.Q33] + [.G3]*[.Q34] + [.G4]*[.Q35] + [.G5]*[.Q36] + [.G6]*[.Q37] + [.G7]*[.Q38] + [.G8]*[.Q39] + [.G9]*[.Q40] + [.G10]*[.Q41] + [.G11]*[.Q42] + [.G12]*[.Q43] + [.G13]*[.Q44] + [.G14]*[.Q45] + [.G15]*[.Q46] + [.G16]*[.Q47] + [.G17]*[.Q48] + [.G18]*[.Q49] + [.G19]*[.Q50] + [.G20]*[.Q51] + [.G21]*[.Q52] + [.G22]*[.Q53] + [.G23]*[.Q54] + [.G24]*[.Q55] + [.G25]*[.Q56] + [.G26]*[.Q57] + [.G27]*[.Q58] + [.G28]*[.Q59] + [.G29]*[.Q60] + [.G30]*[.Q61] + [.G31]*[.Q62] )" office:value-type="float" office:value="0.0896121213031186" calcext:value-type="float">
            <text:p>0.089612121303119</text:p>
          </table:table-cell>
          <table:table-cell table:style-name="ce23" table:formula="of:=TANH( [.H1]*[.S17] + [.H2]*[.S18] + [.H3]*[.S19] + [.H4]*[.S20] + [.H5]*[.S21] + [.H6]*[.S22] + [.H7]*[.S23] + [.H8]*[.S24] + [.H9]*[.S25] + [.H10]*[.S26] + [.H11]*[.S27] + [.H12]*[.S28] + [.H13]*[.S29] + [.H14]*[.S30] + [.H15]*[.S31] + [.H16]*[.S32] )" office:value-type="float" office:value="0.256026350158157" calcext:value-type="float">
            <text:p>0.256026350158157</text:p>
          </table:table-cell>
          <table:table-cell table:style-name="ce24" office:value-type="float" office:value="0.250977217622476" calcext:value-type="float">
            <text:p>0.250977217622476</text:p>
          </table:table-cell>
          <table:table-cell table:style-name="ce25" table:formula="of:= ([.J3]-[.I3]) * ([.J3]-[.I3])" office:value-type="float" office:value="0.0000254937393628675" calcext:value-type="float">
            <text:p>2.54937393628675E-05</text:p>
          </table:table-cell>
          <table:table-cell table:number-columns-repeated="3"/>
          <table:table-cell table:style-name="ce28" office:value-type="float" office:value="121.795" calcext:value-type="float">
            <text:p>121.795</text:p>
          </table:table-cell>
          <table:table-cell table:style-name="ce18" table:formula="of:=[.$C$4] + ([.$C$5] - [.$C$4]) * (([.O3] - [.$C$1]) / ([.$C$2] - [.$C$1]))" office:value-type="float" office:value="-0.386544847231296" calcext:value-type="float">
            <text:p>-0.386544847231296</text:p>
          </table:table-cell>
          <table:table-cell table:style-name="ce30" office:value-type="float" office:value="-0.00000427032983295613" calcext:value-type="float">
            <text:p>-4.27032983295613E-06</text:p>
          </table:table-cell>
          <table:table-cell table:style-name="ce22" table:formula="of:=TANH( [.P1]*[.Q32] + [.P2]*[.Q33] + [.P3]*[.Q34] + [.P4]*[.Q35] + [.P5]*[.Q36] + [.P6]*[.Q37] + [.P7]*[.Q38] + [.P8]*[.Q39] + [.P9]*[.Q40] + [.P10]*[.Q41] + [.P11]*[.Q42] + [.P12]*[.Q43] + [.P13]*[.Q44] + [.P14]*[.Q45] + [.P15]*[.Q46] + [.P16]*[.Q47] + [.P17]*[.Q48] + [.P18]*[.Q49] + [.P19]*[.Q50] + [.P20]*[.Q51] + [.P21]*[.Q52] + [.P22]*[.Q53] + [.P23]*[.Q54] + [.P24]*[.Q55] + [.P25]*[.Q56] + [.P26]*[.Q57] + [.P27]*[.Q58] + [.P28]*[.Q59] + [.P29]*[.Q60] + [.P30]*[.Q61] + [.P31]*[.Q62] )" office:value-type="float" office:value="0.0937978230620367" calcext:value-type="float">
            <text:p>0.093797823062037</text:p>
          </table:table-cell>
          <table:table-cell table:style-name="ce30" office:value-type="float" office:value="-0.151883605492398" calcext:value-type="float">
            <text:p>-0.151883605492398</text:p>
          </table:table-cell>
          <table:table-cell table:style-name="ce23" table:formula="of:=TANH( [.R1]*[.S17] + [.R2]*[.S18] + [.R3]*[.S19] + [.R4]*[.S20] + [.R5]*[.S21] + [.R6]*[.S22] + [.R7]*[.S23] + [.R8]*[.S24] + [.R9]*[.S25] + [.R10]*[.S26] + [.R11]*[.S27] + [.R12]*[.S28] + [.R13]*[.S29] + [.R14]*[.S30] + [.R15]*[.S31] + [.R16]*[.S32] )" office:value-type="float" office:value="0.293578257373008" calcext:value-type="float">
            <text:p>0.293578257373008</text:p>
          </table:table-cell>
          <table:table-cell table:style-name="ce24" table:formula="of:=[.$C$1] + ([.$C$2] - [.$C$1]) * (([.T3] - [.$C$4]) / ([.$C$5] - [.$C$4]))" office:value-type="float" office:value="200.98524930553" calcext:value-type="float">
            <text:p>200.98524930553</text:p>
          </table:table-cell>
        </table:table-row>
        <table:table-row table:style-name="ro1">
          <table:table-cell office:value-type="float" office:value="108.58483" calcext:value-type="float">
            <text:p>108.58483</text:p>
          </table:table-cell>
          <table:table-cell office:value-type="string" calcext:value-type="string">
            <text:p>Normalized Min</text:p>
          </table:table-cell>
          <table:table-cell office:value-type="float" office:value="-0.5" calcext:value-type="float">
            <text:p>-0.5</text:p>
          </table:table-cell>
          <table:table-cell table:style-name="ce16"/>
          <table:table-cell office:value-type="float" office:value="-0.5" calcext:value-type="float">
            <text:p>-0.5</text:p>
          </table:table-cell>
          <table:table-cell/>
          <table:table-cell table:style-name="ce18" office:value-type="float" office:value="-0.355111045915079" calcext:value-type="float">
            <text:p>-0.355111045915079</text:p>
          </table:table-cell>
          <table:table-cell table:style-name="ce22" table:formula="of:=TANH( [.G1]*[.Q63] + [.G2]*[.Q64] + [.G3]*[.Q65] + [.G4]*[.Q66] + [.G5]*[.Q67] + [.G6]*[.Q68] + [.G7]*[.Q69] + [.G8]*[.Q70] + [.G9]*[.Q71] + [.G10]*[.Q72] + [.G11]*[.Q73] + [.G12]*[.Q74] + [.G13]*[.Q75] + [.G14]*[.Q76] + [.G15]*[.Q77] + [.G16]*[.Q78] + [.G17]*[.Q79] + [.G18]*[.Q80] + [.G19]*[.Q81] + [.G20]*[.Q82] + [.G21]*[.Q83] + [.G22]*[.Q84] + [.G23]*[.Q85] + [.G24]*[.Q86] + [.G25]*[.Q87] + [.G26]*[.Q88] + [.G27]*[.Q89] + [.G28]*[.Q90] + [.G29]*[.Q91] + [.G30]*[.Q92] + [.G31]*[.Q93] )" office:value-type="float" office:value="-0.0627024820010593" calcext:value-type="float">
            <text:p>-0.062702482001059</text:p>
          </table:table-cell>
          <table:table-cell table:style-name="ce23" table:formula="of:=TANH( [.H1]*[.S33] + [.H2]*[.S34] + [.H3]*[.S35] + [.H4]*[.S36] + [.H5]*[.S37] + [.H6]*[.S38] + [.H7]*[.S39] + [.H8]*[.S40] + [.H9]*[.S41] + [.H10]*[.S42] + [.H11]*[.S43] + [.H12]*[.S44] + [.H13]*[.S45] + [.H14]*[.S46] + [.H15]*[.S47] + [.H16]*[.S48] )" office:value-type="float" office:value="0.288725777539673" calcext:value-type="float">
            <text:p>0.288725777539673</text:p>
          </table:table-cell>
          <table:table-cell table:style-name="ce24" office:value-type="float" office:value="0.268358907364502" calcext:value-type="float">
            <text:p>0.268358907364502</text:p>
          </table:table-cell>
          <table:table-cell table:style-name="ce25" table:formula="of:= ([.J4]-[.I4]) * ([.J4]-[.I4])" office:value-type="float" office:value="0.000414809400732301" calcext:value-type="float">
            <text:p>0.000414809400732</text:p>
          </table:table-cell>
          <table:table-cell table:number-columns-repeated="3"/>
          <table:table-cell table:style-name="ce28" office:value-type="float" office:value="123.033" calcext:value-type="float">
            <text:p>123.033</text:p>
          </table:table-cell>
          <table:table-cell table:style-name="ce18" table:formula="of:=[.$C$4] + ([.$C$5] - [.$C$4]) * (([.O4] - [.$C$1]) / ([.$C$2] - [.$C$1]))" office:value-type="float" office:value="-0.375912320993734" calcext:value-type="float">
            <text:p>-0.375912320993734</text:p>
          </table:table-cell>
          <table:table-cell table:style-name="ce30" office:value-type="float" office:value="-0.00138362642624902" calcext:value-type="float">
            <text:p>-0.001383626426249</text:p>
          </table:table-cell>
          <table:table-cell table:style-name="ce22" table:formula="of:=TANH( [.P1]*[.Q63] + [.P2]*[.Q64] + [.P3]*[.Q65] + [.P4]*[.Q66] + [.P5]*[.Q67] + [.P6]*[.Q68] + [.P7]*[.Q69] + [.P8]*[.Q70] + [.P9]*[.Q71] + [.P10]*[.Q72] + [.P11]*[.Q73] + [.P12]*[.Q74] + [.P13]*[.Q75] + [.P14]*[.Q76] + [.P15]*[.Q77] + [.P16]*[.Q78] + [.P17]*[.Q79] + [.P18]*[.Q80] + [.P19]*[.Q81] + [.P20]*[.Q82] + [.P21]*[.Q83] + [.P22]*[.Q84] + [.P23]*[.Q85] + [.P24]*[.Q86] + [.P25]*[.Q87] + [.P26]*[.Q88] + [.P27]*[.Q89] + [.P28]*[.Q90] + [.P29]*[.Q91] + [.P30]*[.Q92] + [.P31]*[.Q93] )" office:value-type="float" office:value="0.0999492003850426" calcext:value-type="float">
            <text:p>0.099949200385043</text:p>
          </table:table-cell>
          <table:table-cell table:style-name="ce30" office:value-type="float" office:value="0.00729832257293737" calcext:value-type="float">
            <text:p>0.007298322572937</text:p>
          </table:table-cell>
          <table:table-cell table:style-name="ce23" table:formula="of:=TANH( [.R1]*[.S33] + [.R2]*[.S34] + [.R3]*[.S35] + [.R4]*[.S36] + [.R5]*[.S37] + [.R6]*[.S38] + [.R7]*[.S39] + [.R8]*[.S40] + [.R9]*[.S41] + [.R10]*[.S42] + [.R11]*[.S43] + [.R12]*[.S44] + [.R13]*[.S45] + [.R14]*[.S46] + [.R15]*[.S47] + [.R16]*[.S48] )" office:value-type="float" office:value="0.376581344085445" calcext:value-type="float">
            <text:p>0.376581344085445</text:p>
          </table:table-cell>
          <table:table-cell table:style-name="ce24" table:formula="of:=[.$C$1] + ([.$C$2] - [.$C$1]) * (([.T4] - [.$C$4]) / ([.$C$5] - [.$C$4]))" office:value-type="float" office:value="210.649727817417" calcext:value-type="float">
            <text:p>210.649727817417</text:p>
          </table:table-cell>
        </table:table-row>
        <table:table-row table:style-name="ro1">
          <table:table-cell office:value-type="float" office:value="118.67466" calcext:value-type="float">
            <text:p>118.67466</text:p>
          </table:table-cell>
          <table:table-cell office:value-type="string" calcext:value-type="string">
            <text:p>Normalized Max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-0.413343794662729" calcext:value-type="float">
            <text:p>-0.413343794662729</text:p>
          </table:table-cell>
          <table:table-cell/>
          <table:table-cell table:style-name="ce18" office:value-type="float" office:value="-0.5" calcext:value-type="float">
            <text:p>-0.5</text:p>
          </table:table-cell>
          <table:table-cell table:style-name="ce22" table:formula="of:=TANH( [.G1]*[.Q94] + [.G2]*[.Q95] + [.G3]*[.Q96] + [.G4]*[.Q97] + [.G5]*[.Q98] + [.G6]*[.Q99] + [.G7]*[.Q100] + [.G8]*[.Q101] + [.G9]*[.Q102] + [.G10]*[.Q103] + [.G11]*[.Q104] + [.G12]*[.Q105] + [.G13]*[.Q106] + [.G14]*[.Q107] + [.G15]*[.Q108] + [.G16]*[.Q109] + [.G17]*[.Q110] + [.G18]*[.Q111] + [.G19]*[.Q112] + [.G20]*[.Q113] + [.G21]*[.Q114] + [.G22]*[.Q115] + [.G23]*[.Q116] + [.G24]*[.Q117] + [.G25]*[.Q118] + [.G26]*[.Q119] + [.G27]*[.Q120] + [.G28]*[.Q121] + [.G29]*[.Q122] + [.G30]*[.Q123] + [.G31]*[.Q124] )" office:value-type="float" office:value="0.019092488929614" calcext:value-type="float">
            <text:p>0.019092488929614</text:p>
          </table:table-cell>
          <table:table-cell table:number-columns-repeated="6"/>
          <table:table-cell table:style-name="ce28" office:value-type="float" office:value="124.049" calcext:value-type="float">
            <text:p>124.049</text:p>
          </table:table-cell>
          <table:table-cell table:style-name="ce18" table:formula="of:=[.$C$4] + ([.$C$5] - [.$C$4]) * (([.O5] - [.$C$1]) / ([.$C$2] - [.$C$1]))" office:value-type="float" office:value="-0.367186435163877" calcext:value-type="float">
            <text:p>-0.367186435163877</text:p>
          </table:table-cell>
          <table:table-cell table:style-name="ce30" office:value-type="float" office:value="0.000124741005572748" calcext:value-type="float">
            <text:p>0.000124741005573</text:p>
          </table:table-cell>
          <table:table-cell table:style-name="ce22" table:formula="of:=TANH( [.P1]*[.Q94] + [.P2]*[.Q95] + [.P3]*[.Q96] + [.P4]*[.Q97] + [.P5]*[.Q98] + [.P6]*[.Q99] + [.P7]*[.Q100] + [.P8]*[.Q101] + [.P9]*[.Q102] + [.P10]*[.Q103] + [.P11]*[.Q104] + [.P12]*[.Q105] + [.P13]*[.Q106] + [.P14]*[.Q107] + [.P15]*[.Q108] + [.P16]*[.Q109] + [.P17]*[.Q110] + [.P18]*[.Q111] + [.P19]*[.Q112] + [.P20]*[.Q113] + [.P21]*[.Q114] + [.P22]*[.Q115] + [.P23]*[.Q116] + [.P24]*[.Q117] + [.P25]*[.Q118] + [.P26]*[.Q119] + [.P27]*[.Q120] + [.P28]*[.Q121] + [.P29]*[.Q122] + [.P30]*[.Q123] + [.P31]*[.Q124] )" office:value-type="float" office:value="0.0265053264560944" calcext:value-type="float">
            <text:p>0.026505326456095</text:p>
          </table:table-cell>
          <table:table-cell table:style-name="ce30" office:value-type="float" office:value="0.0000199946770199816" calcext:value-type="float">
            <text:p>1.99946770199816E-05</text:p>
          </table:table-cell>
          <table:table-cell table:number-columns-repeated="2"/>
        </table:table-row>
        <table:table-row table:style-name="ro1">
          <table:table-cell office:value-type="float" office:value="121.33866" calcext:value-type="float">
            <text:p>121.33866</text:p>
          </table:table-cell>
          <table:table-cell table:number-columns-repeated="3"/>
          <table:table-cell office:value-type="float" office:value="-0.390464109770269" calcext:value-type="float">
            <text:p>-0.390464109770269</text:p>
          </table:table-cell>
          <table:table-cell/>
          <table:table-cell table:style-name="ce18" office:value-type="float" office:value="-0.413343794662729" calcext:value-type="float">
            <text:p>-0.413343794662729</text:p>
          </table:table-cell>
          <table:table-cell table:style-name="ce22" table:formula="of:=TANH( [.G1]*[.Q125] + [.G2]*[.Q126] + [.G3]*[.Q127] + [.G4]*[.Q128] + [.G5]*[.Q129] + [.G6]*[.Q130] + [.G7]*[.Q131] + [.G8]*[.Q132] + [.G9]*[.Q133] + [.G10]*[.Q134] + [.G11]*[.Q135] + [.G12]*[.Q136] + [.G13]*[.Q137] + [.G14]*[.Q138] + [.G15]*[.Q139] + [.G16]*[.Q140] + [.G17]*[.Q141] + [.G18]*[.Q142] + [.G19]*[.Q143] + [.G20]*[.Q144] + [.G21]*[.Q145] + [.G22]*[.Q146] + [.G23]*[.Q147] + [.G24]*[.Q148] + [.G25]*[.Q149] + [.G26]*[.Q150] + [.G27]*[.Q151] + [.G28]*[.Q152] + [.G29]*[.Q153] + [.G30]*[.Q154] + [.G31]*[.Q155] )" office:value-type="float" office:value="-0.0618192955661482" calcext:value-type="float">
            <text:p>-0.061819295566148</text:p>
          </table:table-cell>
          <table:table-cell table:number-columns-repeated="6"/>
          <table:table-cell table:style-name="ce28" office:value-type="float" office:value="125.96116" calcext:value-type="float">
            <text:p>125.96116</text:p>
          </table:table-cell>
          <table:table-cell table:style-name="ce18" table:formula="of:=[.$C$4] + ([.$C$5] - [.$C$4]) * (([.O6] - [.$C$1]) / ([.$C$2] - [.$C$1]))" office:value-type="float" office:value="-0.350763905785511" calcext:value-type="float">
            <text:p>-0.350763905785511</text:p>
          </table:table-cell>
          <table:table-cell table:style-name="ce30" office:value-type="float" office:value="-0.0000015989719865986" calcext:value-type="float">
            <text:p>-1.5989719865986E-06</text:p>
          </table:table-cell>
          <table:table-cell table:style-name="ce22" table:formula="of:=TANH( [.P1]*[.Q125] + [.P2]*[.Q126] + [.P3]*[.Q127] + [.P4]*[.Q128] + [.P5]*[.Q129] + [.P6]*[.Q130] + [.P7]*[.Q131] + [.P8]*[.Q132] + [.P9]*[.Q133] + [.P10]*[.Q134] + [.P11]*[.Q135] + [.P12]*[.Q136] + [.P13]*[.Q137] + [.P14]*[.Q138] + [.P15]*[.Q139] + [.P16]*[.Q140] + [.P17]*[.Q141] + [.P18]*[.Q142] + [.P19]*[.Q143] + [.P20]*[.Q144] + [.P21]*[.Q145] + [.P22]*[.Q146] + [.P23]*[.Q147] + [.P24]*[.Q148] + [.P25]*[.Q149] + [.P26]*[.Q150] + [.P27]*[.Q151] + [.P28]*[.Q152] + [.P29]*[.Q153] + [.P30]*[.Q154] + [.P31]*[.Q155] )" office:value-type="float" office:value="-0.07777180508732" calcext:value-type="float">
            <text:p>-0.07777180508732</text:p>
          </table:table-cell>
          <table:table-cell table:style-name="ce30" office:value-type="float" office:value="-0.00000481454746054066" calcext:value-type="float">
            <text:p>-4.81454746054066E-06</text:p>
          </table:table-cell>
          <table:table-cell table:number-columns-repeated="2"/>
        </table:table-row>
        <table:table-row table:style-name="ro1">
          <table:table-cell office:value-type="float" office:value="120.65533" calcext:value-type="float">
            <text:p>120.65533</text:p>
          </table:table-cell>
          <table:table-cell office:value-type="string" calcext:value-type="string">
            <text:p>Input Siz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-0.39633286918377" calcext:value-type="float">
            <text:p>-0.39633286918377</text:p>
          </table:table-cell>
          <table:table-cell/>
          <table:table-cell table:style-name="ce18" office:value-type="float" office:value="-0.390464109770269" calcext:value-type="float">
            <text:p>-0.390464109770269</text:p>
          </table:table-cell>
          <table:table-cell table:style-name="ce22" table:formula="of:=TANH( [.G1]*[.Q156] + [.G2]*[.Q157] + [.G3]*[.Q158] + [.G4]*[.Q159] + [.G5]*[.Q160] + [.G6]*[.Q161] + [.G7]*[.Q162] + [.G8]*[.Q163] + [.G9]*[.Q164] + [.G10]*[.Q165] + [.G11]*[.Q166] + [.G12]*[.Q167] + [.G13]*[.Q168] + [.G14]*[.Q169] + [.G15]*[.Q170] + [.G16]*[.Q171] + [.G17]*[.Q172] + [.G18]*[.Q173] + [.G19]*[.Q174] + [.G20]*[.Q175] + [.G21]*[.Q176] + [.G22]*[.Q177] + [.G23]*[.Q178] + [.G24]*[.Q179] + [.G25]*[.Q180] + [.G26]*[.Q181] + [.G27]*[.Q182] + [.G28]*[.Q183] + [.G29]*[.Q184] + [.G30]*[.Q185] + [.G31]*[.Q186] )" office:value-type="float" office:value="0.0475296004815688" calcext:value-type="float">
            <text:p>0.047529600481569</text:p>
          </table:table-cell>
          <table:table-cell table:number-columns-repeated="6"/>
          <table:table-cell table:style-name="ce28" office:value-type="float" office:value="125.27966" calcext:value-type="float">
            <text:p>125.27966</text:p>
          </table:table-cell>
          <table:table-cell table:style-name="ce18" table:formula="of:=[.$C$4] + ([.$C$5] - [.$C$4]) * (([.O7] - [.$C$1]) / ([.$C$2] - [.$C$1]))" office:value-type="float" office:value="-0.356616948298353" calcext:value-type="float">
            <text:p>-0.356616948298353</text:p>
          </table:table-cell>
          <table:table-cell table:style-name="ce30" office:value-type="float" office:value="-0.00820152464434134" calcext:value-type="float">
            <text:p>-0.008201524644341</text:p>
          </table:table-cell>
          <table:table-cell table:style-name="ce22" table:formula="of:=TANH( [.P1]*[.Q156] + [.P2]*[.Q157] + [.P3]*[.Q158] + [.P4]*[.Q159] + [.P5]*[.Q160] + [.P6]*[.Q161] + [.P7]*[.Q162] + [.P8]*[.Q163] + [.P9]*[.Q164] + [.P10]*[.Q165] + [.P11]*[.Q166] + [.P12]*[.Q167] + [.P13]*[.Q168] + [.P14]*[.Q169] + [.P15]*[.Q170] + [.P16]*[.Q171] + [.P17]*[.Q172] + [.P18]*[.Q173] + [.P19]*[.Q174] + [.P20]*[.Q175] + [.P21]*[.Q176] + [.P22]*[.Q177] + [.P23]*[.Q178] + [.P24]*[.Q179] + [.P25]*[.Q180] + [.P26]*[.Q181] + [.P27]*[.Q182] + [.P28]*[.Q183] + [.P29]*[.Q184] + [.P30]*[.Q185] + [.P31]*[.Q186] )" office:value-type="float" office:value="0.00858599873844582" calcext:value-type="float">
            <text:p>0.008585998738446</text:p>
          </table:table-cell>
          <table:table-cell table:style-name="ce30" office:value-type="float" office:value="-0.00472397086200571" calcext:value-type="float">
            <text:p>-0.004723970862006</text:p>
          </table:table-cell>
          <table:table-cell table:number-columns-repeated="2"/>
        </table:table-row>
        <table:table-row table:style-name="ro1">
          <table:table-cell office:value-type="float" office:value="121.795" calcext:value-type="float">
            <text:p>121.795</text:p>
          </table:table-cell>
          <table:table-cell office:value-type="string" calcext:value-type="string">
            <text:p>Hidden Siz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0.386544847231296" calcext:value-type="float">
            <text:p>-0.386544847231296</text:p>
          </table:table-cell>
          <table:table-cell/>
          <table:table-cell table:style-name="ce18" office:value-type="float" office:value="-0.39633286918377" calcext:value-type="float">
            <text:p>-0.39633286918377</text:p>
          </table:table-cell>
          <table:table-cell table:style-name="ce22" table:formula="of:=TANH( [.G1]*[.Q187] + [.G2]*[.Q188] + [.G3]*[.Q189] + [.G4]*[.Q190] + [.G5]*[.Q191] + [.G6]*[.Q192] + [.G7]*[.Q193] + [.G8]*[.Q194] + [.G9]*[.Q195] + [.G10]*[.Q196] + [.G11]*[.Q197] + [.G12]*[.Q198] + [.G13]*[.Q199] + [.G14]*[.Q200] + [.G15]*[.Q201] + [.G16]*[.Q202] + [.G17]*[.Q203] + [.G18]*[.Q204] + [.G19]*[.Q205] + [.G20]*[.Q206] + [.G21]*[.Q207] + [.G22]*[.Q208] + [.G23]*[.Q209] + [.G24]*[.Q210] + [.G25]*[.Q211] + [.G26]*[.Q212] + [.G27]*[.Q213] + [.G28]*[.Q214] + [.G29]*[.Q215] + [.G30]*[.Q216] + [.G31]*[.Q217] )" office:value-type="float" office:value="0.139303378540518" calcext:value-type="float">
            <text:p>0.139303378540518</text:p>
          </table:table-cell>
          <table:table-cell table:number-columns-repeated="6"/>
          <table:table-cell table:style-name="ce28" office:value-type="float" office:value="125.9275" calcext:value-type="float">
            <text:p>125.9275</text:p>
          </table:table-cell>
          <table:table-cell table:style-name="ce18" table:formula="of:=[.$C$4] + ([.$C$5] - [.$C$4]) * (([.O8] - [.$C$1]) / ([.$C$2] - [.$C$1]))" office:value-type="float" office:value="-0.351052993695977" calcext:value-type="float">
            <text:p>-0.351052993695977</text:p>
          </table:table-cell>
          <table:table-cell table:style-name="ce30" office:value-type="float" office:value="0.000223978748485722" calcext:value-type="float">
            <text:p>0.000223978748486</text:p>
          </table:table-cell>
          <table:table-cell table:style-name="ce22" table:formula="of:=TANH( [.P1]*[.Q187] + [.P2]*[.Q188] + [.P3]*[.Q189] + [.P4]*[.Q190] + [.P5]*[.Q191] + [.P6]*[.Q192] + [.P7]*[.Q193] + [.P8]*[.Q194] + [.P9]*[.Q195] + [.P10]*[.Q196] + [.P11]*[.Q197] + [.P12]*[.Q198] + [.P13]*[.Q199] + [.P14]*[.Q200] + [.P15]*[.Q201] + [.P16]*[.Q202] + [.P17]*[.Q203] + [.P18]*[.Q204] + [.P19]*[.Q205] + [.P20]*[.Q206] + [.P21]*[.Q207] + [.P22]*[.Q208] + [.P23]*[.Q209] + [.P24]*[.Q210] + [.P25]*[.Q211] + [.P26]*[.Q212] + [.P27]*[.Q213] + [.P28]*[.Q214] + [.P29]*[.Q215] + [.P30]*[.Q216] + [.P31]*[.Q217] )" office:value-type="float" office:value="0.133667428628183" calcext:value-type="float">
            <text:p>0.133667428628183</text:p>
          </table:table-cell>
          <table:table-cell table:style-name="ce30" office:value-type="float" office:value="0.00000085060484114688" calcext:value-type="float">
            <text:p>8.50604841146876E-07</text:p>
          </table:table-cell>
          <table:table-cell table:number-columns-repeated="2"/>
        </table:table-row>
        <table:table-row table:style-name="ro1">
          <table:table-cell office:value-type="float" office:value="123.033" calcext:value-type="float">
            <text:p>123.033</text:p>
          </table:table-cell>
          <table:table-cell office:value-type="string" calcext:value-type="string">
            <text:p>Output S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375912320993734" calcext:value-type="float">
            <text:p>-0.375912320993734</text:p>
          </table:table-cell>
          <table:table-cell/>
          <table:table-cell table:style-name="ce18" office:value-type="float" office:value="-0.386544847231296" calcext:value-type="float">
            <text:p>-0.386544847231296</text:p>
          </table:table-cell>
          <table:table-cell table:style-name="ce22" table:formula="of:=TANH( [.G1]*[.Q218] + [.G2]*[.Q219] + [.G3]*[.Q220] + [.G4]*[.Q221] + [.G5]*[.Q222] + [.G6]*[.Q223] + [.G7]*[.Q224] + [.G8]*[.Q225] + [.G9]*[.Q226] + [.G10]*[.Q227] + [.G11]*[.Q228] + [.G12]*[.Q229] + [.G13]*[.Q230] + [.G14]*[.Q231] + [.G15]*[.Q232] + [.G16]*[.Q233] + [.G17]*[.Q234] + [.G18]*[.Q235] + [.G19]*[.Q236] + [.G20]*[.Q237] + [.G21]*[.Q238] + [.G22]*[.Q239] + [.G23]*[.Q240] + [.G24]*[.Q241] + [.G25]*[.Q242] + [.G26]*[.Q243] + [.G27]*[.Q244] + [.G28]*[.Q245] + [.G29]*[.Q246] + [.G30]*[.Q247] + [.G31]*[.Q248] )" office:value-type="float" office:value="0.999999830096232" calcext:value-type="float">
            <text:p>0.999999830096232</text:p>
          </table:table-cell>
          <table:table-cell table:number-columns-repeated="6"/>
          <table:table-cell table:style-name="ce28" office:value-type="float" office:value="126.38333" calcext:value-type="float">
            <text:p>126.38333</text:p>
          </table:table-cell>
          <table:table-cell table:style-name="ce18" table:formula="of:=[.$C$4] + ([.$C$5] - [.$C$4]) * (([.O9] - [.$C$1]) / ([.$C$2] - [.$C$1]))" office:value-type="float" office:value="-0.347138111276859" calcext:value-type="float">
            <text:p>-0.347138111276859</text:p>
          </table:table-cell>
          <table:table-cell table:style-name="ce30" office:value-type="float" office:value="-0.00298460515116789" calcext:value-type="float">
            <text:p>-0.002984605151168</text:p>
          </table:table-cell>
          <table:table-cell table:style-name="ce22" table:formula="of:=TANH( [.P1]*[.Q218] + [.P2]*[.Q219] + [.P3]*[.Q220] + [.P4]*[.Q221] + [.P5]*[.Q222] + [.P6]*[.Q223] + [.P7]*[.Q224] + [.P8]*[.Q225] + [.P9]*[.Q226] + [.P10]*[.Q227] + [.P11]*[.Q228] + [.P12]*[.Q229] + [.P13]*[.Q230] + [.P14]*[.Q231] + [.P15]*[.Q232] + [.P16]*[.Q233] + [.P17]*[.Q234] + [.P18]*[.Q235] + [.P19]*[.Q236] + [.P20]*[.Q237] + [.P21]*[.Q238] + [.P22]*[.Q239] + [.P23]*[.Q240] + [.P24]*[.Q241] + [.P25]*[.Q242] + [.P26]*[.Q243] + [.P27]*[.Q244] + [.P28]*[.Q245] + [.P29]*[.Q246] + [.P30]*[.Q247] + [.P31]*[.Q248] )" office:value-type="float" office:value="0.999999870464472" calcext:value-type="float">
            <text:p>0.999999870464472</text:p>
          </table:table-cell>
          <table:table-cell table:style-name="ce30" office:value-type="float" office:value="0.000026722818154799" calcext:value-type="float">
            <text:p>2.6722818154799E-05</text:p>
          </table:table-cell>
          <table:table-cell table:number-columns-repeated="2"/>
        </table:table-row>
        <table:table-row table:style-name="ro1">
          <table:table-cell office:value-type="float" office:value="124.049" calcext:value-type="float">
            <text:p>124.049</text:p>
          </table:table-cell>
          <table:table-cell table:number-columns-repeated="3"/>
          <table:table-cell office:value-type="float" office:value="-0.367186435163877" calcext:value-type="float">
            <text:p>-0.367186435163877</text:p>
          </table:table-cell>
          <table:table-cell/>
          <table:table-cell table:style-name="ce18" office:value-type="float" office:value="-0.375912320993734" calcext:value-type="float">
            <text:p>-0.375912320993734</text:p>
          </table:table-cell>
          <table:table-cell table:style-name="ce22" table:formula="of:=TANH( [.G1]*[.Q249] + [.G2]*[.Q250] + [.G3]*[.Q251] + [.G4]*[.Q252] + [.G5]*[.Q253] + [.G6]*[.Q254] + [.G7]*[.Q255] + [.G8]*[.Q256] + [.G9]*[.Q257] + [.G10]*[.Q258] + [.G11]*[.Q259] + [.G12]*[.Q260] + [.G13]*[.Q261] + [.G14]*[.Q262] + [.G15]*[.Q263] + [.G16]*[.Q264] + [.G17]*[.Q265] + [.G18]*[.Q266] + [.G19]*[.Q267] + [.G20]*[.Q268] + [.G21]*[.Q269] + [.G22]*[.Q270] + [.G23]*[.Q271] + [.G24]*[.Q272] + [.G25]*[.Q273] + [.G26]*[.Q274] + [.G27]*[.Q275] + [.G28]*[.Q276] + [.G29]*[.Q277] + [.G30]*[.Q278] + [.G31]*[.Q279] )" office:value-type="float" office:value="0.0717765391555399" calcext:value-type="float">
            <text:p>0.07177653915554</text:p>
          </table:table-cell>
          <table:table-cell table:number-columns-repeated="6"/>
          <table:table-cell table:style-name="ce28" office:value-type="float" office:value="135.24199" calcext:value-type="float">
            <text:p>135.24199</text:p>
          </table:table-cell>
          <table:table-cell table:style-name="ce18" table:formula="of:=[.$C$4] + ([.$C$5] - [.$C$4]) * (([.O10] - [.$C$1]) / ([.$C$2] - [.$C$1]))" office:value-type="float" office:value="-0.271055772924968" calcext:value-type="float">
            <text:p>-0.271055772924968</text:p>
          </table:table-cell>
          <table:table-cell table:style-name="ce30" office:value-type="float" office:value="0.00000054510596162886" calcext:value-type="float">
            <text:p>5.45105961628861E-07</text:p>
          </table:table-cell>
          <table:table-cell table:style-name="ce22" table:formula="of:=TANH( [.P1]*[.Q249] + [.P2]*[.Q250] + [.P3]*[.Q251] + [.P4]*[.Q252] + [.P5]*[.Q253] + [.P6]*[.Q254] + [.P7]*[.Q255] + [.P8]*[.Q256] + [.P9]*[.Q257] + [.P10]*[.Q258] + [.P11]*[.Q259] + [.P12]*[.Q260] + [.P13]*[.Q261] + [.P14]*[.Q262] + [.P15]*[.Q263] + [.P16]*[.Q264] + [.P17]*[.Q265] + [.P18]*[.Q266] + [.P19]*[.Q267] + [.P20]*[.Q268] + [.P21]*[.Q269] + [.P22]*[.Q270] + [.P23]*[.Q271] + [.P24]*[.Q272] + [.P25]*[.Q273] + [.P26]*[.Q274] + [.P27]*[.Q275] + [.P28]*[.Q276] + [.P29]*[.Q277] + [.P30]*[.Q278] + [.P31]*[.Q279] )" office:value-type="float" office:value="0.110204314054277" calcext:value-type="float">
            <text:p>0.110204314054277</text:p>
          </table:table-cell>
          <table:table-cell table:style-name="ce30" office:value-type="float" office:value="-0.000310496196302711" calcext:value-type="float">
            <text:p>-0.000310496196303</text:p>
          </table:table-cell>
          <table:table-cell table:number-columns-repeated="2"/>
        </table:table-row>
        <table:table-row table:style-name="ro1">
          <table:table-cell office:value-type="float" office:value="125.96116" calcext:value-type="float">
            <text:p>125.96116</text:p>
          </table:table-cell>
          <table:table-cell office:value-type="string" calcext:value-type="string">
            <text:p>Total Values</text:p>
          </table:table-cell>
          <table:table-cell table:formula="of:=COUNT([.A$1:.A$1048576])" office:value-type="float" office:value="37" calcext:value-type="float">
            <text:p>37</text:p>
          </table:table-cell>
          <table:table-cell/>
          <table:table-cell office:value-type="float" office:value="-0.350763905785511" calcext:value-type="float">
            <text:p>-0.350763905785511</text:p>
          </table:table-cell>
          <table:table-cell/>
          <table:table-cell table:style-name="ce18" office:value-type="float" office:value="-0.367186435163877" calcext:value-type="float">
            <text:p>-0.367186435163877</text:p>
          </table:table-cell>
          <table:table-cell table:style-name="ce22" table:formula="of:=TANH( [.G1]*[.Q280] + [.G2]*[.Q281] + [.G3]*[.Q282] + [.G4]*[.Q283] + [.G5]*[.Q284] + [.G6]*[.Q285] + [.G7]*[.Q286] + [.G8]*[.Q287] + [.G9]*[.Q288] + [.G10]*[.Q289] + [.G11]*[.Q290] + [.G12]*[.Q291] + [.G13]*[.Q292] + [.G14]*[.Q293] + [.G15]*[.Q294] + [.G16]*[.Q295] + [.G17]*[.Q296] + [.G18]*[.Q297] + [.G19]*[.Q298] + [.G20]*[.Q299] + [.G21]*[.Q300] + [.G22]*[.Q301] + [.G23]*[.Q302] + [.G24]*[.Q303] + [.G25]*[.Q304] + [.G26]*[.Q305] + [.G27]*[.Q306] + [.G28]*[.Q307] + [.G29]*[.Q308] + [.G30]*[.Q309] + [.G31]*[.Q310] )" office:value-type="float" office:value="0.778696641676547" calcext:value-type="float">
            <text:p>0.778696641676547</text:p>
          </table:table-cell>
          <table:table-cell table:number-columns-repeated="6"/>
          <table:table-cell table:style-name="ce28" office:value-type="float" office:value="133.20333" calcext:value-type="float">
            <text:p>133.20333</text:p>
          </table:table-cell>
          <table:table-cell table:style-name="ce18" table:formula="of:=[.$C$4] + ([.$C$5] - [.$C$4]) * (([.O11] - [.$C$1]) / ([.$C$2] - [.$C$1]))" office:value-type="float" office:value="-0.288564743796913" calcext:value-type="float">
            <text:p>-0.288564743796913</text:p>
          </table:table-cell>
          <table:table-cell table:style-name="ce30" office:value-type="float" office:value="-0.00365090693061237" calcext:value-type="float">
            <text:p>-0.003650906930612</text:p>
          </table:table-cell>
          <table:table-cell table:style-name="ce22" table:formula="of:=TANH( [.P1]*[.Q280] + [.P2]*[.Q281] + [.P3]*[.Q282] + [.P4]*[.Q283] + [.P5]*[.Q284] + [.P6]*[.Q285] + [.P7]*[.Q286] + [.P8]*[.Q287] + [.P9]*[.Q288] + [.P10]*[.Q289] + [.P11]*[.Q290] + [.P12]*[.Q291] + [.P13]*[.Q292] + [.P14]*[.Q293] + [.P15]*[.Q294] + [.P16]*[.Q295] + [.P17]*[.Q296] + [.P18]*[.Q297] + [.P19]*[.Q298] + [.P20]*[.Q299] + [.P21]*[.Q300] + [.P22]*[.Q301] + [.P23]*[.Q302] + [.P24]*[.Q303] + [.P25]*[.Q304] + [.P26]*[.Q305] + [.P27]*[.Q306] + [.P28]*[.Q307] + [.P29]*[.Q308] + [.P30]*[.Q309] + [.P31]*[.Q310] )" office:value-type="float" office:value="0.857321012351392" calcext:value-type="float">
            <text:p>0.857321012351392</text:p>
          </table:table-cell>
          <table:table-cell table:style-name="ce30" office:value-type="float" office:value="0.253230998174074" calcext:value-type="float">
            <text:p>0.253230998174074</text:p>
          </table:table-cell>
          <table:table-cell table:number-columns-repeated="2"/>
        </table:table-row>
        <table:table-row table:style-name="ro1">
          <table:table-cell office:value-type="float" office:value="125.27966" calcext:value-type="float">
            <text:p>125.27966</text:p>
          </table:table-cell>
          <table:table-cell office:value-type="string" calcext:value-type="string">
            <text:p>Progr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356616948298353" calcext:value-type="float">
            <text:p>-0.356616948298353</text:p>
          </table:table-cell>
          <table:table-cell/>
          <table:table-cell table:style-name="ce18" office:value-type="float" office:value="-0.350763905785511" calcext:value-type="float">
            <text:p>-0.350763905785511</text:p>
          </table:table-cell>
          <table:table-cell table:style-name="ce22" table:formula="of:=TANH( [.G1]*[.Q311] + [.G2]*[.Q312] + [.G3]*[.Q313] + [.G4]*[.Q314] + [.G5]*[.Q315] + [.G6]*[.Q316] + [.G7]*[.Q317] + [.G8]*[.Q318] + [.G9]*[.Q319] + [.G10]*[.Q320] + [.G11]*[.Q321] + [.G12]*[.Q322] + [.G13]*[.Q323] + [.G14]*[.Q324] + [.G15]*[.Q325] + [.G16]*[.Q326] + [.G17]*[.Q327] + [.G18]*[.Q328] + [.G19]*[.Q329] + [.G20]*[.Q330] + [.G21]*[.Q331] + [.G22]*[.Q332] + [.G23]*[.Q333] + [.G24]*[.Q334] + [.G25]*[.Q335] + [.G26]*[.Q336] + [.G27]*[.Q337] + [.G28]*[.Q338] + [.G29]*[.Q339] + [.G30]*[.Q340] + [.G31]*[.Q341] )" office:value-type="float" office:value="0.0328442218796805" calcext:value-type="float">
            <text:p>0.032844221879681</text:p>
          </table:table-cell>
          <table:table-cell table:number-columns-repeated="6"/>
          <table:table-cell table:style-name="ce28" office:value-type="float" office:value="142.76333" calcext:value-type="float">
            <text:p>142.76333</text:p>
          </table:table-cell>
          <table:table-cell table:style-name="ce18" table:formula="of:=[.$C$4] + ([.$C$5] - [.$C$4]) * (([.O12] - [.$C$1]) / ([.$C$2] - [.$C$1]))" office:value-type="float" office:value="-0.206458967681329" calcext:value-type="float">
            <text:p>-0.206458967681329</text:p>
          </table:table-cell>
          <table:table-cell table:style-name="ce30" office:value-type="float" office:value="-0.00131965575192341" calcext:value-type="float">
            <text:p>-0.001319655751923</text:p>
          </table:table-cell>
          <table:table-cell table:style-name="ce22" table:formula="of:=TANH( [.P1]*[.Q311] + [.P2]*[.Q312] + [.P3]*[.Q313] + [.P4]*[.Q314] + [.P5]*[.Q315] + [.P6]*[.Q316] + [.P7]*[.Q317] + [.P8]*[.Q318] + [.P9]*[.Q319] + [.P10]*[.Q320] + [.P11]*[.Q321] + [.P12]*[.Q322] + [.P13]*[.Q323] + [.P14]*[.Q324] + [.P15]*[.Q325] + [.P16]*[.Q326] + [.P17]*[.Q327] + [.P18]*[.Q328] + [.P19]*[.Q329] + [.P20]*[.Q330] + [.P21]*[.Q331] + [.P22]*[.Q332] + [.P23]*[.Q333] + [.P24]*[.Q334] + [.P25]*[.Q335] + [.P26]*[.Q336] + [.P27]*[.Q337] + [.P28]*[.Q338] + [.P29]*[.Q339] + [.P30]*[.Q340] + [.P31]*[.Q341] )" office:value-type="float" office:value="-0.190395121984147" calcext:value-type="float">
            <text:p>-0.190395121984147</text:p>
          </table:table-cell>
          <table:table-cell table:style-name="ce30" office:value-type="float" office:value="0.0957182604845288" calcext:value-type="float">
            <text:p>0.095718260484529</text:p>
          </table:table-cell>
          <table:table-cell table:number-columns-repeated="2"/>
        </table:table-row>
        <table:table-row table:style-name="ro1">
          <table:table-cell office:value-type="float" office:value="125.9275" calcext:value-type="float">
            <text:p>125.9275</text:p>
          </table:table-cell>
          <table:table-cell table:number-columns-repeated="3"/>
          <table:table-cell office:value-type="float" office:value="-0.351052993695977" calcext:value-type="float">
            <text:p>-0.351052993695977</text:p>
          </table:table-cell>
          <table:table-cell/>
          <table:table-cell table:style-name="ce18" office:value-type="float" office:value="-0.356616948298353" calcext:value-type="float">
            <text:p>-0.356616948298353</text:p>
          </table:table-cell>
          <table:table-cell table:style-name="ce22" table:formula="of:=TANH( [.G1]*[.Q342] + [.G2]*[.Q343] + [.G3]*[.Q344] + [.G4]*[.Q345] + [.G5]*[.Q346] + [.G6]*[.Q347] + [.G7]*[.Q348] + [.G8]*[.Q349] + [.G9]*[.Q350] + [.G10]*[.Q351] + [.G11]*[.Q352] + [.G12]*[.Q353] + [.G13]*[.Q354] + [.G14]*[.Q355] + [.G15]*[.Q356] + [.G16]*[.Q357] + [.G17]*[.Q358] + [.G18]*[.Q359] + [.G19]*[.Q360] + [.G20]*[.Q361] + [.G21]*[.Q362] + [.G22]*[.Q363] + [.G23]*[.Q364] + [.G24]*[.Q365] + [.G25]*[.Q366] + [.G26]*[.Q367] + [.G27]*[.Q368] + [.G28]*[.Q369] + [.G29]*[.Q370] + [.G30]*[.Q371] + [.G31]*[.Q372] )" office:value-type="float" office:value="0.421866388709754" calcext:value-type="float">
            <text:p>0.421866388709754</text:p>
          </table:table-cell>
          <table:table-cell table:number-columns-repeated="6"/>
          <table:table-cell table:style-name="ce28" office:value-type="float" office:value="137.92333" calcext:value-type="float">
            <text:p>137.92333</text:p>
          </table:table-cell>
          <table:table-cell table:style-name="ce18" table:formula="of:=[.$C$4] + ([.$C$5] - [.$C$4]) * (([.O13] - [.$C$1]) / ([.$C$2] - [.$C$1]))" office:value-type="float" office:value="-0.248027163957419" calcext:value-type="float">
            <text:p>-0.248027163957419</text:p>
          </table:table-cell>
          <table:table-cell table:style-name="ce30" office:value-type="float" office:value="0.249387519291023" calcext:value-type="float">
            <text:p>0.249387519291023</text:p>
          </table:table-cell>
          <table:table-cell table:style-name="ce22" table:formula="of:=TANH( [.P1]*[.Q342] + [.P2]*[.Q343] + [.P3]*[.Q344] + [.P4]*[.Q345] + [.P5]*[.Q346] + [.P6]*[.Q347] + [.P7]*[.Q348] + [.P8]*[.Q349] + [.P9]*[.Q350] + [.P10]*[.Q351] + [.P11]*[.Q352] + [.P12]*[.Q353] + [.P13]*[.Q354] + [.P14]*[.Q355] + [.P15]*[.Q356] + [.P16]*[.Q357] + [.P17]*[.Q358] + [.P18]*[.Q359] + [.P19]*[.Q360] + [.P20]*[.Q361] + [.P21]*[.Q362] + [.P22]*[.Q363] + [.P23]*[.Q364] + [.P24]*[.Q365] + [.P25]*[.Q366] + [.P26]*[.Q367] + [.P27]*[.Q368] + [.P28]*[.Q369] + [.P29]*[.Q370] + [.P30]*[.Q371] + [.P31]*[.Q372] )" office:value-type="float" office:value="0.549883419551642" calcext:value-type="float">
            <text:p>0.549883419551642</text:p>
          </table:table-cell>
          <table:table-cell table:style-name="ce30" office:value-type="float" office:value="0.149157927569264" calcext:value-type="float">
            <text:p>0.149157927569264</text:p>
          </table:table-cell>
          <table:table-cell table:number-columns-repeated="2"/>
        </table:table-row>
        <table:table-row table:style-name="ro1">
          <table:table-cell office:value-type="float" office:value="126.38333" calcext:value-type="float">
            <text:p>126.38333</text:p>
          </table:table-cell>
          <table:table-cell table:number-columns-repeated="3"/>
          <table:table-cell office:value-type="float" office:value="-0.347138111276859" calcext:value-type="float">
            <text:p>-0.347138111276859</text:p>
          </table:table-cell>
          <table:table-cell/>
          <table:table-cell table:style-name="ce18" office:value-type="float" office:value="-0.351052993695977" calcext:value-type="float">
            <text:p>-0.351052993695977</text:p>
          </table:table-cell>
          <table:table-cell table:style-name="ce22" table:formula="of:=TANH( [.G1]*[.Q373] + [.G2]*[.Q374] + [.G3]*[.Q375] + [.G4]*[.Q376] + [.G5]*[.Q377] + [.G6]*[.Q378] + [.G7]*[.Q379] + [.G8]*[.Q380] + [.G9]*[.Q381] + [.G10]*[.Q382] + [.G11]*[.Q383] + [.G12]*[.Q384] + [.G13]*[.Q385] + [.G14]*[.Q386] + [.G15]*[.Q387] + [.G16]*[.Q388] + [.G17]*[.Q389] + [.G18]*[.Q390] + [.G19]*[.Q391] + [.G20]*[.Q392] + [.G21]*[.Q393] + [.G22]*[.Q394] + [.G23]*[.Q395] + [.G24]*[.Q396] + [.G25]*[.Q397] + [.G26]*[.Q398] + [.G27]*[.Q399] + [.G28]*[.Q400] + [.G29]*[.Q401] + [.G30]*[.Q402] + [.G31]*[.Q403] )" office:value-type="float" office:value="-0.0381187217033776" calcext:value-type="float">
            <text:p>-0.038118721703378</text:p>
          </table:table-cell>
          <table:table-cell table:number-columns-repeated="6"/>
          <table:table-cell table:style-name="ce28" office:value-type="float" office:value="142.95166" calcext:value-type="float">
            <text:p>142.95166</text:p>
          </table:table-cell>
          <table:table-cell table:style-name="ce18" table:formula="of:=[.$C$4] + ([.$C$5] - [.$C$4]) * (([.O14] - [.$C$1]) / ([.$C$2] - [.$C$1]))" office:value-type="float" office:value="-0.204841501068792" calcext:value-type="float">
            <text:p>-0.204841501068792</text:p>
          </table:table-cell>
          <table:table-cell table:style-name="ce30" office:value-type="float" office:value="-0.00000049338566454921" calcext:value-type="float">
            <text:p>-4.93385664549204E-07</text:p>
          </table:table-cell>
          <table:table-cell table:style-name="ce22" table:formula="of:=TANH( [.P1]*[.Q373] + [.P2]*[.Q374] + [.P3]*[.Q375] + [.P4]*[.Q376] + [.P5]*[.Q377] + [.P6]*[.Q378] + [.P7]*[.Q379] + [.P8]*[.Q380] + [.P9]*[.Q381] + [.P10]*[.Q382] + [.P11]*[.Q383] + [.P12]*[.Q384] + [.P13]*[.Q385] + [.P14]*[.Q386] + [.P15]*[.Q387] + [.P16]*[.Q388] + [.P17]*[.Q389] + [.P18]*[.Q390] + [.P19]*[.Q391] + [.P20]*[.Q392] + [.P21]*[.Q393] + [.P22]*[.Q394] + [.P23]*[.Q395] + [.P24]*[.Q396] + [.P25]*[.Q397] + [.P26]*[.Q398] + [.P27]*[.Q399] + [.P28]*[.Q400] + [.P29]*[.Q401] + [.P30]*[.Q402] + [.P31]*[.Q403] )" office:value-type="float" office:value="-0.101992772782436" calcext:value-type="float">
            <text:p>-0.101992772782436</text:p>
          </table:table-cell>
          <table:table-cell table:style-name="ce30" office:value-type="float" office:value="0.0640826241624964" calcext:value-type="float">
            <text:p>0.064082624162496</text:p>
          </table:table-cell>
          <table:table-cell table:number-columns-repeated="2"/>
        </table:table-row>
        <table:table-row table:style-name="ro1">
          <table:table-cell office:value-type="float" office:value="135.24199" calcext:value-type="float">
            <text:p>135.24199</text:p>
          </table:table-cell>
          <table:table-cell table:number-columns-repeated="3"/>
          <table:table-cell office:value-type="float" office:value="-0.271055772924968" calcext:value-type="float">
            <text:p>-0.271055772924968</text:p>
          </table:table-cell>
          <table:table-cell/>
          <table:table-cell table:style-name="ce18" office:value-type="float" office:value="-0.347138111276859" calcext:value-type="float">
            <text:p>-0.347138111276859</text:p>
          </table:table-cell>
          <table:table-cell table:style-name="ce22" table:formula="of:=TANH( [.G1]*[.Q404] + [.G2]*[.Q405] + [.G3]*[.Q406] + [.G4]*[.Q407] + [.G5]*[.Q408] + [.G6]*[.Q409] + [.G7]*[.Q410] + [.G8]*[.Q411] + [.G9]*[.Q412] + [.G10]*[.Q413] + [.G11]*[.Q414] + [.G12]*[.Q415] + [.G13]*[.Q416] + [.G14]*[.Q417] + [.G15]*[.Q418] + [.G16]*[.Q419] + [.G17]*[.Q420] + [.G18]*[.Q421] + [.G19]*[.Q422] + [.G20]*[.Q423] + [.G21]*[.Q424] + [.G22]*[.Q425] + [.G23]*[.Q426] + [.G24]*[.Q427] + [.G25]*[.Q428] + [.G26]*[.Q429] + [.G27]*[.Q430] + [.G28]*[.Q431] + [.G29]*[.Q432] + [.G30]*[.Q433] + [.G31]*[.Q434] )" office:value-type="float" office:value="0.00946271999824075" calcext:value-type="float">
            <text:p>0.009462719998241</text:p>
          </table:table-cell>
          <table:table-cell table:number-columns-repeated="6"/>
          <table:table-cell table:style-name="ce28" office:value-type="float" office:value="152.55183" calcext:value-type="float">
            <text:p>152.55183</text:p>
          </table:table-cell>
          <table:table-cell table:style-name="ce18" table:formula="of:=[.$C$4] + ([.$C$5] - [.$C$4]) * (([.O15] - [.$C$1]) / ([.$C$2] - [.$C$1]))" office:value-type="float" office:value="-0.122390726101057" calcext:value-type="float">
            <text:p>-0.122390726101057</text:p>
          </table:table-cell>
          <table:table-cell table:style-name="ce30" office:value-type="float" office:value="-0.00641447904876725" calcext:value-type="float">
            <text:p>-0.006414479048767</text:p>
          </table:table-cell>
          <table:table-cell table:style-name="ce22" table:formula="of:=TANH( [.P1]*[.Q404] + [.P2]*[.Q405] + [.P3]*[.Q406] + [.P4]*[.Q407] + [.P5]*[.Q408] + [.P6]*[.Q409] + [.P7]*[.Q410] + [.P8]*[.Q411] + [.P9]*[.Q412] + [.P10]*[.Q413] + [.P11]*[.Q414] + [.P12]*[.Q415] + [.P13]*[.Q416] + [.P14]*[.Q417] + [.P15]*[.Q418] + [.P16]*[.Q419] + [.P17]*[.Q420] + [.P18]*[.Q421] + [.P19]*[.Q422] + [.P20]*[.Q423] + [.P21]*[.Q424] + [.P22]*[.Q425] + [.P23]*[.Q426] + [.P24]*[.Q427] + [.P25]*[.Q428] + [.P26]*[.Q429] + [.P27]*[.Q430] + [.P28]*[.Q431] + [.P29]*[.Q432] + [.P30]*[.Q433] + [.P31]*[.Q434] )" office:value-type="float" office:value="0.018383834303016" calcext:value-type="float">
            <text:p>0.018383834303016</text:p>
          </table:table-cell>
          <table:table-cell table:style-name="ce30" office:value-type="float" office:value="0.0000222963445530651" calcext:value-type="float">
            <text:p>2.22963445530651E-05</text:p>
          </table:table-cell>
          <table:table-cell table:number-columns-repeated="2"/>
        </table:table-row>
        <table:table-row table:style-name="ro1">
          <table:table-cell office:value-type="float" office:value="133.20333" calcext:value-type="float">
            <text:p>133.20333</text:p>
          </table:table-cell>
          <table:table-cell table:number-columns-repeated="3"/>
          <table:table-cell office:value-type="float" office:value="-0.288564743796913" calcext:value-type="float">
            <text:p>-0.288564743796913</text:p>
          </table:table-cell>
          <table:table-cell/>
          <table:table-cell table:style-name="ce18" office:value-type="float" office:value="-0.271055772924968" calcext:value-type="float">
            <text:p>-0.271055772924968</text:p>
          </table:table-cell>
          <table:table-cell table:style-name="ce22" table:formula="of:=TANH( [.G1]*[.Q435] + [.G2]*[.Q436] + [.G3]*[.Q437] + [.G4]*[.Q438] + [.G5]*[.Q439] + [.G6]*[.Q440] + [.G7]*[.Q441] + [.G8]*[.Q442] + [.G9]*[.Q443] + [.G10]*[.Q444] + [.G11]*[.Q445] + [.G12]*[.Q446] + [.G13]*[.Q447] + [.G14]*[.Q448] + [.G15]*[.Q449] + [.G16]*[.Q450] + [.G17]*[.Q451] + [.G18]*[.Q452] + [.G19]*[.Q453] + [.G20]*[.Q454] + [.G21]*[.Q455] + [.G22]*[.Q456] + [.G23]*[.Q457] + [.G24]*[.Q458] + [.G25]*[.Q459] + [.G26]*[.Q460] + [.G27]*[.Q461] + [.G28]*[.Q462] + [.G29]*[.Q463] + [.G30]*[.Q464] + [.G31]*[.Q465] )" office:value-type="float" office:value="-0.0231773480367395" calcext:value-type="float">
            <text:p>-0.02317734803674</text:p>
          </table:table-cell>
          <table:table-cell table:number-columns-repeated="6"/>
          <table:table-cell table:style-name="ce28" office:value-type="float" office:value="160.33883" calcext:value-type="float">
            <text:p>160.33883</text:p>
          </table:table-cell>
          <table:table-cell table:style-name="ce18" table:formula="of:=[.$C$4] + ([.$C$5] - [.$C$4]) * (([.O16] - [.$C$1]) / ([.$C$2] - [.$C$1]))" office:value-type="float" office:value="-0.0555123078361976" calcext:value-type="float">
            <text:p>-0.055512307836198</text:p>
          </table:table-cell>
          <table:table-cell table:style-name="ce30" office:value-type="float" office:value="-0.00718782263750471" calcext:value-type="float">
            <text:p>-0.007187822637505</text:p>
          </table:table-cell>
          <table:table-cell table:style-name="ce22" table:formula="of:=TANH( [.P1]*[.Q435] + [.P2]*[.Q436] + [.P3]*[.Q437] + [.P4]*[.Q438] + [.P5]*[.Q439] + [.P6]*[.Q440] + [.P7]*[.Q441] + [.P8]*[.Q442] + [.P9]*[.Q443] + [.P10]*[.Q444] + [.P11]*[.Q445] + [.P12]*[.Q446] + [.P13]*[.Q447] + [.P14]*[.Q448] + [.P15]*[.Q449] + [.P16]*[.Q450] + [.P17]*[.Q451] + [.P18]*[.Q452] + [.P19]*[.Q453] + [.P20]*[.Q454] + [.P21]*[.Q455] + [.P22]*[.Q456] + [.P23]*[.Q457] + [.P24]*[.Q458] + [.P25]*[.Q459] + [.P26]*[.Q460] + [.P27]*[.Q461] + [.P28]*[.Q462] + [.P29]*[.Q463] + [.P30]*[.Q464] + [.P31]*[.Q465] )" office:value-type="float" office:value="-0.00632678444334273" calcext:value-type="float">
            <text:p>-0.006326784443343</text:p>
          </table:table-cell>
          <table:table-cell table:style-name="ce30" office:value-type="float" office:value="0.000925200848790437" calcext:value-type="float">
            <text:p>0.00092520084879</text:p>
          </table:table-cell>
          <table:table-cell table:number-columns-repeated="2"/>
        </table:table-row>
        <table:table-row table:style-name="ro1">
          <table:table-cell office:value-type="float" office:value="142.76333" calcext:value-type="float">
            <text:p>142.76333</text:p>
          </table:table-cell>
          <table:table-cell table:number-columns-repeated="3"/>
          <table:table-cell office:value-type="float" office:value="-0.206458967681329" calcext:value-type="float">
            <text:p>-0.206458967681329</text:p>
          </table:table-cell>
          <table:table-cell/>
          <table:table-cell table:style-name="ce18" office:value-type="float" office:value="-0.288564743796913" calcext:value-type="float">
            <text:p>-0.288564743796913</text:p>
          </table:table-cell>
          <table:table-cell table:number-columns-repeated="7"/>
          <table:table-cell table:style-name="ce28" office:value-type="float" office:value="164.31499" calcext:value-type="float">
            <text:p>164.31499</text:p>
          </table:table-cell>
          <table:table-cell table:style-name="ce18" table:formula="of:=[.$C$4] + ([.$C$5] - [.$C$4]) * (([.O17] - [.$C$1]) / ([.$C$2] - [.$C$1]))" office:value-type="float" office:value="-0.0213631757483586" calcext:value-type="float">
            <text:p>-0.021363175748359</text:p>
          </table:table-cell>
          <table:table-cell table:style-name="ce30" office:value-type="float" office:value="-0.000942782263815162" calcext:value-type="float">
            <text:p>-0.000942782263815</text:p>
          </table:table-cell>
          <table:table-cell/>
          <table:table-cell table:style-name="ce30" office:value-type="float" office:value="0.0396246501527298" calcext:value-type="float">
            <text:p>0.03962465015273</text:p>
          </table:table-cell>
          <table:table-cell table:number-columns-repeated="2"/>
        </table:table-row>
        <table:table-row table:style-name="ro1">
          <table:table-cell office:value-type="float" office:value="137.92333" calcext:value-type="float">
            <text:p>137.92333</text:p>
          </table:table-cell>
          <table:table-cell table:number-columns-repeated="3"/>
          <table:table-cell office:value-type="float" office:value="-0.248027163957419" calcext:value-type="float">
            <text:p>-0.248027163957419</text:p>
          </table:table-cell>
          <table:table-cell/>
          <table:table-cell table:style-name="ce18" office:value-type="float" office:value="-0.206458967681329" calcext:value-type="float">
            <text:p>-0.206458967681329</text:p>
          </table:table-cell>
          <table:table-cell table:number-columns-repeated="7"/>
          <table:table-cell table:style-name="ce28" office:value-type="float" office:value="177.63333" calcext:value-type="float">
            <text:p>177.63333</text:p>
          </table:table-cell>
          <table:table-cell table:style-name="ce18" table:formula="of:=[.$C$4] + ([.$C$5] - [.$C$4]) * (([.O18] - [.$C$1]) / ([.$C$2] - [.$C$1]))" office:value-type="float" office:value="0.0930209918532347" calcext:value-type="float">
            <text:p>0.093020991853235</text:p>
          </table:table-cell>
          <table:table-cell table:style-name="ce30" office:value-type="float" office:value="0.00429824432132097" calcext:value-type="float">
            <text:p>0.004298244321321</text:p>
          </table:table-cell>
          <table:table-cell/>
          <table:table-cell table:style-name="ce30" office:value-type="float" office:value="0.0000212825601455783" calcext:value-type="float">
            <text:p>2.12825601455783E-05</text:p>
          </table:table-cell>
          <table:table-cell table:number-columns-repeated="2"/>
        </table:table-row>
        <table:table-row table:style-name="ro1">
          <table:table-cell office:value-type="float" office:value="142.95166" calcext:value-type="float">
            <text:p>142.95166</text:p>
          </table:table-cell>
          <table:table-cell table:number-columns-repeated="3"/>
          <table:table-cell office:value-type="float" office:value="-0.204841501068792" calcext:value-type="float">
            <text:p>-0.204841501068792</text:p>
          </table:table-cell>
          <table:table-cell/>
          <table:table-cell table:style-name="ce18" office:value-type="float" office:value="-0.248027163957419" calcext:value-type="float">
            <text:p>-0.248027163957419</text:p>
          </table:table-cell>
          <table:table-cell table:number-columns-repeated="7"/>
          <table:table-cell table:style-name="ce28" office:value-type="float" office:value="188.29716" calcext:value-type="float">
            <text:p>188.29716</text:p>
          </table:table-cell>
          <table:table-cell table:style-name="ce18" table:formula="of:=[.$C$4] + ([.$C$5] - [.$C$4]) * (([.O19] - [.$C$1]) / ([.$C$2] - [.$C$1]))" office:value-type="float" office:value="0.184606979145562" calcext:value-type="float">
            <text:p>0.184606979145562</text:p>
          </table:table-cell>
          <table:table-cell table:style-name="ce30" office:value-type="float" office:value="0.00000000037549401441" calcext:value-type="float">
            <text:p>3.75494014407541E-10</text:p>
          </table:table-cell>
          <table:table-cell/>
          <table:table-cell table:style-name="ce30" office:value-type="float" office:value="-0.0762953691678399" calcext:value-type="float">
            <text:p>-0.07629536916784</text:p>
          </table:table-cell>
          <table:table-cell table:number-columns-repeated="2"/>
        </table:table-row>
        <table:table-row table:style-name="ro1">
          <table:table-cell office:value-type="float" office:value="152.55183" calcext:value-type="float">
            <text:p>152.55183</text:p>
          </table:table-cell>
          <table:table-cell table:number-columns-repeated="3"/>
          <table:table-cell office:value-type="float" office:value="-0.122390726101057" calcext:value-type="float">
            <text:p>-0.122390726101057</text:p>
          </table:table-cell>
          <table:table-cell/>
          <table:table-cell table:style-name="ce18" office:value-type="float" office:value="-0.204841501068792" calcext:value-type="float">
            <text:p>-0.204841501068792</text:p>
          </table:table-cell>
          <table:table-cell table:number-columns-repeated="7"/>
          <table:table-cell table:style-name="ce28" office:value-type="float" office:value="200.70166" calcext:value-type="float">
            <text:p>200.70166</text:p>
          </table:table-cell>
          <table:table-cell table:style-name="ce18" table:formula="of:=[.$C$4] + ([.$C$5] - [.$C$4]) * (([.O20] - [.$C$1]) / ([.$C$2] - [.$C$1]))" office:value-type="float" office:value="0.291142659043655" calcext:value-type="float">
            <text:p>0.291142659043655</text:p>
          </table:table-cell>
          <table:table-cell table:style-name="ce30" office:value-type="float" office:value="-0.12492543395565" calcext:value-type="float">
            <text:p>-0.12492543395565</text:p>
          </table:table-cell>
          <table:table-cell/>
          <table:table-cell table:style-name="ce30" office:value-type="float" office:value="-0.0772184178481145" calcext:value-type="float">
            <text:p>-0.077218417848115</text:p>
          </table:table-cell>
          <table:table-cell table:number-columns-repeated="2"/>
        </table:table-row>
        <table:table-row table:style-name="ro1">
          <table:table-cell office:value-type="float" office:value="160.33883" calcext:value-type="float">
            <text:p>160.33883</text:p>
          </table:table-cell>
          <table:table-cell table:number-columns-repeated="3"/>
          <table:table-cell office:value-type="float" office:value="-0.0555123078361976" calcext:value-type="float">
            <text:p>-0.055512307836198</text:p>
          </table:table-cell>
          <table:table-cell/>
          <table:table-cell table:style-name="ce18" office:value-type="float" office:value="-0.122390726101057" calcext:value-type="float">
            <text:p>-0.122390726101057</text:p>
          </table:table-cell>
          <table:table-cell table:number-columns-repeated="7"/>
          <table:table-cell table:style-name="ce28" office:value-type="float" office:value="180.355" calcext:value-type="float">
            <text:p>180.355</text:p>
          </table:table-cell>
          <table:table-cell table:style-name="ce18" table:formula="of:=[.$C$4] + ([.$C$5] - [.$C$4]) * (([.O21] - [.$C$1]) / ([.$C$2] - [.$C$1]))" office:value-type="float" office:value="0.116395973828183" calcext:value-type="float">
            <text:p>0.116395973828183</text:p>
          </table:table-cell>
          <table:table-cell table:style-name="ce30" office:value-type="float" office:value="0.000878967403804246" calcext:value-type="float">
            <text:p>0.000878967403804</text:p>
          </table:table-cell>
          <table:table-cell/>
          <table:table-cell table:style-name="ce30" office:value-type="float" office:value="-0.000722727911824636" calcext:value-type="float">
            <text:p>-0.000722727911825</text:p>
          </table:table-cell>
          <table:table-cell table:number-columns-repeated="2"/>
        </table:table-row>
        <table:table-row table:style-name="ro1">
          <table:table-cell office:value-type="float" office:value="164.31499" calcext:value-type="float">
            <text:p>164.31499</text:p>
          </table:table-cell>
          <table:table-cell table:number-columns-repeated="3"/>
          <table:table-cell office:value-type="float" office:value="-0.0213631757483586" calcext:value-type="float">
            <text:p>-0.021363175748359</text:p>
          </table:table-cell>
          <table:table-cell/>
          <table:table-cell table:style-name="ce18" office:value-type="float" office:value="-0.0555123078361976" calcext:value-type="float">
            <text:p>-0.055512307836198</text:p>
          </table:table-cell>
          <table:table-cell table:number-columns-repeated="7"/>
          <table:table-cell table:style-name="ce28" office:value-type="float" office:value="175.03166" calcext:value-type="float">
            <text:p>175.03166</text:p>
          </table:table-cell>
          <table:table-cell table:style-name="ce18" table:formula="of:=[.$C$4] + ([.$C$5] - [.$C$4]) * (([.O22] - [.$C$1]) / ([.$C$2] - [.$C$1]))" office:value-type="float" office:value="0.0706766263148839" calcext:value-type="float">
            <text:p>0.070676626314884</text:p>
          </table:table-cell>
          <table:table-cell table:style-name="ce30" office:value-type="float" office:value="0.000128097336195232" calcext:value-type="float">
            <text:p>0.000128097336195</text:p>
          </table:table-cell>
          <table:table-cell/>
          <table:table-cell table:style-name="ce30" office:value-type="float" office:value="-0.0225318866220991" calcext:value-type="float">
            <text:p>-0.022531886622099</text:p>
          </table:table-cell>
          <table:table-cell table:number-columns-repeated="2"/>
        </table:table-row>
        <table:table-row table:style-name="ro1">
          <table:table-cell office:value-type="float" office:value="177.63333" calcext:value-type="float">
            <text:p>177.63333</text:p>
          </table:table-cell>
          <table:table-cell table:number-columns-repeated="3"/>
          <table:table-cell office:value-type="float" office:value="0.0930209918532347" calcext:value-type="float">
            <text:p>0.093020991853235</text:p>
          </table:table-cell>
          <table:table-cell/>
          <table:table-cell table:style-name="ce18" office:value-type="float" office:value="-0.0213631757483586" calcext:value-type="float">
            <text:p>-0.021363175748359</text:p>
          </table:table-cell>
          <table:table-cell table:number-columns-repeated="7"/>
          <table:table-cell table:style-name="ce28" office:value-type="float" office:value="177.6965" calcext:value-type="float">
            <text:p>177.6965</text:p>
          </table:table-cell>
          <table:table-cell table:style-name="ce18" table:formula="of:=[.$C$4] + ([.$C$5] - [.$C$4]) * (([.O23] - [.$C$1]) / ([.$C$2] - [.$C$1]))" office:value-type="float" office:value="0.0935635255224" calcext:value-type="float">
            <text:p>0.0935635255224</text:p>
          </table:table-cell>
          <table:table-cell table:style-name="ce30" office:value-type="float" office:value="-0.0000784723957946467" calcext:value-type="float">
            <text:p>-7.84723957946467E-05</text:p>
          </table:table-cell>
          <table:table-cell/>
          <table:table-cell table:style-name="ce30" office:value-type="float" office:value="-0.00155819584557258" calcext:value-type="float">
            <text:p>-0.001558195845573</text:p>
          </table:table-cell>
          <table:table-cell table:number-columns-repeated="2"/>
        </table:table-row>
        <table:table-row table:style-name="ro1">
          <table:table-cell office:value-type="float" office:value="188.29716" calcext:value-type="float">
            <text:p>188.29716</text:p>
          </table:table-cell>
          <table:table-cell table:number-columns-repeated="3"/>
          <table:table-cell office:value-type="float" office:value="0.184606979145562" calcext:value-type="float">
            <text:p>0.184606979145562</text:p>
          </table:table-cell>
          <table:table-cell/>
          <table:table-cell table:style-name="ce18" office:value-type="float" office:value="0.0930209918532347" calcext:value-type="float">
            <text:p>0.093020991853235</text:p>
          </table:table-cell>
          <table:table-cell table:number-columns-repeated="7"/>
          <table:table-cell table:style-name="ce28" office:value-type="float" office:value="187.15983" calcext:value-type="float">
            <text:p>187.15983</text:p>
          </table:table-cell>
          <table:table-cell table:style-name="ce18" table:formula="of:=[.$C$4] + ([.$C$5] - [.$C$4]) * (([.O24] - [.$C$1]) / ([.$C$2] - [.$C$1]))" office:value-type="float" office:value="0.174839054213602" calcext:value-type="float">
            <text:p>0.174839054213602</text:p>
          </table:table-cell>
          <table:table-cell table:style-name="ce30" office:value-type="float" office:value="-0.0234530082498659" calcext:value-type="float">
            <text:p>-0.023453008249866</text:p>
          </table:table-cell>
          <table:table-cell/>
          <table:table-cell table:style-name="ce30" office:value-type="float" office:value="-0.120941198647086" calcext:value-type="float">
            <text:p>-0.120941198647086</text:p>
          </table:table-cell>
          <table:table-cell table:number-columns-repeated="2"/>
        </table:table-row>
        <table:table-row table:style-name="ro1">
          <table:table-cell office:value-type="float" office:value="200.70166" calcext:value-type="float">
            <text:p>200.70166</text:p>
          </table:table-cell>
          <table:table-cell table:number-columns-repeated="3"/>
          <table:table-cell office:value-type="float" office:value="0.291142659043655" calcext:value-type="float">
            <text:p>0.291142659043655</text:p>
          </table:table-cell>
          <table:table-cell/>
          <table:table-cell table:style-name="ce18" office:value-type="float" office:value="0.184606979145562" calcext:value-type="float">
            <text:p>0.184606979145562</text:p>
          </table:table-cell>
          <table:table-cell table:number-columns-repeated="7"/>
          <table:table-cell table:style-name="ce28" office:value-type="float" office:value="192.75666" calcext:value-type="float">
            <text:p>192.75666</text:p>
          </table:table-cell>
          <table:table-cell table:style-name="ce18" table:formula="of:=[.$C$4] + ([.$C$5] - [.$C$4]) * (([.O25] - [.$C$1]) / ([.$C$2] - [.$C$1]))" office:value-type="float" office:value="0.222907262470609" calcext:value-type="float">
            <text:p>0.222907262470609</text:p>
          </table:table-cell>
          <table:table-cell table:style-name="ce30" office:value-type="float" office:value="-0.0320665951530099" calcext:value-type="float">
            <text:p>-0.03206659515301</text:p>
          </table:table-cell>
          <table:table-cell/>
          <table:table-cell table:style-name="ce30" office:value-type="float" office:value="0.0340822201718173" calcext:value-type="float">
            <text:p>0.034082220171817</text:p>
          </table:table-cell>
          <table:table-cell table:number-columns-repeated="2"/>
        </table:table-row>
        <table:table-row table:style-name="ro1">
          <table:table-cell office:value-type="float" office:value="180.355" calcext:value-type="float">
            <text:p>180.355</text:p>
          </table:table-cell>
          <table:table-cell table:number-columns-repeated="3"/>
          <table:table-cell office:value-type="float" office:value="0.116395973828183" calcext:value-type="float">
            <text:p>0.116395973828183</text:p>
          </table:table-cell>
          <table:table-cell/>
          <table:table-cell table:style-name="ce18" office:value-type="float" office:value="0.291142659043655" calcext:value-type="float">
            <text:p>0.291142659043655</text:p>
          </table:table-cell>
          <table:table-cell table:number-columns-repeated="7"/>
          <table:table-cell table:style-name="ce28" office:value-type="float" office:value="197.4" calcext:value-type="float">
            <text:p>197.4</text:p>
          </table:table-cell>
          <table:table-cell table:style-name="ce18" table:formula="of:=[.$C$4] + ([.$C$5] - [.$C$4]) * (([.O26] - [.$C$1]) / ([.$C$2] - [.$C$1]))" office:value-type="float" office:value="0.262786450176523" calcext:value-type="float">
            <text:p>0.262786450176523</text:p>
          </table:table-cell>
          <table:table-cell table:style-name="ce30" office:value-type="float" office:value="0.00453578135981461" calcext:value-type="float">
            <text:p>0.004535781359815</text:p>
          </table:table-cell>
          <table:table-cell/>
          <table:table-cell table:style-name="ce30" office:value-type="float" office:value="-0.686804187586102" calcext:value-type="float">
            <text:p>-0.686804187586102</text:p>
          </table:table-cell>
          <table:table-cell table:number-columns-repeated="2"/>
        </table:table-row>
        <table:table-row table:style-name="ro1">
          <table:table-cell office:value-type="float" office:value="175.03166" calcext:value-type="float">
            <text:p>175.03166</text:p>
          </table:table-cell>
          <table:table-cell table:number-columns-repeated="3"/>
          <table:table-cell office:value-type="float" office:value="0.0706766263148839" calcext:value-type="float">
            <text:p>0.070676626314884</text:p>
          </table:table-cell>
          <table:table-cell/>
          <table:table-cell table:style-name="ce18" office:value-type="float" office:value="0.116395973828183" calcext:value-type="float">
            <text:p>0.116395973828183</text:p>
          </table:table-cell>
          <table:table-cell table:number-columns-repeated="7"/>
          <table:table-cell table:style-name="ce28" office:value-type="float" office:value="196.02499" calcext:value-type="float">
            <text:p>196.02499</text:p>
          </table:table-cell>
          <table:table-cell table:style-name="ce18" table:formula="of:=[.$C$4] + ([.$C$5] - [.$C$4]) * (([.O27] - [.$C$1]) / ([.$C$2] - [.$C$1]))" office:value-type="float" office:value="0.250977217622476" calcext:value-type="float">
            <text:p>0.250977217622476</text:p>
          </table:table-cell>
          <table:table-cell table:style-name="ce30" office:value-type="float" office:value="-0.00674548263400202" calcext:value-type="float">
            <text:p>-0.006745482634002</text:p>
          </table:table-cell>
          <table:table-cell/>
          <table:table-cell table:style-name="ce30" office:value-type="float" office:value="-0.00797352739056107" calcext:value-type="float">
            <text:p>-0.007973527390561</text:p>
          </table:table-cell>
          <table:table-cell table:number-columns-repeated="2"/>
        </table:table-row>
        <table:table-row table:style-name="ro1">
          <table:table-cell office:value-type="float" office:value="177.6965" calcext:value-type="float">
            <text:p>177.6965</text:p>
          </table:table-cell>
          <table:table-cell table:number-columns-repeated="3"/>
          <table:table-cell office:value-type="float" office:value="0.0935635255224" calcext:value-type="float">
            <text:p>0.0935635255224</text:p>
          </table:table-cell>
          <table:table-cell/>
          <table:table-cell table:style-name="ce18" office:value-type="float" office:value="0.0706766263148839" calcext:value-type="float">
            <text:p>0.070676626314884</text:p>
          </table:table-cell>
          <table:table-cell table:number-columns-repeated="7"/>
          <table:table-cell table:style-name="ce28" office:value-type="float" office:value="198.04883" calcext:value-type="float">
            <text:p>198.04883</text:p>
          </table:table-cell>
          <table:table-cell table:style-name="ce18" table:formula="of:=[.$C$4] + ([.$C$5] - [.$C$4]) * (([.O28] - [.$C$1]) / ([.$C$2] - [.$C$1]))" office:value-type="float" office:value="0.268358907364502" calcext:value-type="float">
            <text:p>0.268358907364502</text:p>
          </table:table-cell>
          <table:table-cell table:style-name="ce30" office:value-type="float" office:value="0.00238998653109968" calcext:value-type="float">
            <text:p>0.0023899865311</text:p>
          </table:table-cell>
          <table:table-cell/>
          <table:table-cell table:style-name="ce30" office:value-type="float" office:value="-0.000812463157006913" calcext:value-type="float">
            <text:p>-0.000812463157007</text:p>
          </table:table-cell>
          <table:table-cell table:number-columns-repeated="2"/>
        </table:table-row>
        <table:table-row table:style-name="ro1">
          <table:table-cell office:value-type="float" office:value="187.15983" calcext:value-type="float">
            <text:p>187.15983</text:p>
          </table:table-cell>
          <table:table-cell table:number-columns-repeated="3"/>
          <table:table-cell office:value-type="float" office:value="0.174839054213602" calcext:value-type="float">
            <text:p>0.174839054213602</text:p>
          </table:table-cell>
          <table:table-cell/>
          <table:table-cell table:style-name="ce18" office:value-type="float" office:value="0.0935635255224" calcext:value-type="float">
            <text:p>0.0935635255224</text:p>
          </table:table-cell>
          <table:table-cell table:number-columns-repeated="7"/>
          <table:table-cell table:style-name="ce28" office:value-type="float" office:value="198.93233" calcext:value-type="float">
            <text:p>198.93233</text:p>
          </table:table-cell>
          <table:table-cell table:style-name="ce18" table:formula="of:=[.$C$4] + ([.$C$5] - [.$C$4]) * (([.O29] - [.$C$1]) / ([.$C$2] - [.$C$1]))" office:value-type="float" office:value="0.275946820878949" calcext:value-type="float">
            <text:p>0.275946820878949</text:p>
          </table:table-cell>
          <table:table-cell table:style-name="ce30" office:value-type="float" office:value="0.00134935262248572" calcext:value-type="float">
            <text:p>0.001349352622486</text:p>
          </table:table-cell>
          <table:table-cell/>
          <table:table-cell table:style-name="ce30" office:value-type="float" office:value="0.619159509171096" calcext:value-type="float">
            <text:p>0.619159509171096</text:p>
          </table:table-cell>
          <table:table-cell table:number-columns-repeated="2"/>
        </table:table-row>
        <table:table-row table:style-name="ro1">
          <table:table-cell office:value-type="float" office:value="192.75666" calcext:value-type="float">
            <text:p>192.75666</text:p>
          </table:table-cell>
          <table:table-cell table:number-columns-repeated="3"/>
          <table:table-cell office:value-type="float" office:value="0.222907262470609" calcext:value-type="float">
            <text:p>0.222907262470609</text:p>
          </table:table-cell>
          <table:table-cell/>
          <table:table-cell table:style-name="ce18" office:value-type="float" office:value="0.174839054213602" calcext:value-type="float">
            <text:p>0.174839054213602</text:p>
          </table:table-cell>
          <table:table-cell table:number-columns-repeated="7"/>
          <table:table-cell table:style-name="ce28" office:value-type="float" office:value="200.543" calcext:value-type="float">
            <text:p>200.543</text:p>
          </table:table-cell>
          <table:table-cell table:style-name="ce18" table:formula="of:=[.$C$4] + ([.$C$5] - [.$C$4]) * (([.O30] - [.$C$1]) / ([.$C$2] - [.$C$1]))" office:value-type="float" office:value="0.289780012345067" calcext:value-type="float">
            <text:p>0.289780012345067</text:p>
          </table:table-cell>
          <table:table-cell table:style-name="ce30" office:value-type="float" office:value="0.0187194717471086" calcext:value-type="float">
            <text:p>0.018719471747109</text:p>
          </table:table-cell>
          <table:table-cell/>
          <table:table-cell table:style-name="ce30" office:value-type="float" office:value="0.0000625478135169426" calcext:value-type="float">
            <text:p>6.25478135169426E-05</text:p>
          </table:table-cell>
          <table:table-cell table:number-columns-repeated="2"/>
        </table:table-row>
        <table:table-row table:style-name="ro1">
          <table:table-cell office:value-type="float" office:value="197.4" calcext:value-type="float">
            <text:p>197.4</text:p>
          </table:table-cell>
          <table:table-cell table:number-columns-repeated="3"/>
          <table:table-cell office:value-type="float" office:value="0.262786450176523" calcext:value-type="float">
            <text:p>0.262786450176523</text:p>
          </table:table-cell>
          <table:table-cell/>
          <table:table-cell table:style-name="ce18" office:value-type="float" office:value="0.222907262470609" calcext:value-type="float">
            <text:p>0.222907262470609</text:p>
          </table:table-cell>
          <table:table-cell table:number-columns-repeated="7"/>
          <table:table-cell table:style-name="ce28" office:value-type="float" office:value="210.3075" calcext:value-type="float">
            <text:p>210.3075</text:p>
          </table:table-cell>
          <table:table-cell table:style-name="ce18" table:formula="of:=[.$C$4] + ([.$C$5] - [.$C$4]) * (([.O31] - [.$C$1]) / ([.$C$2] - [.$C$1]))" office:value-type="float" office:value="0.373642130638019" calcext:value-type="float">
            <text:p>0.373642130638019</text:p>
          </table:table-cell>
          <table:table-cell table:style-name="ce30" office:value-type="float" office:value="-0.000327965673641014" calcext:value-type="float">
            <text:p>-0.000327965673641</text:p>
          </table:table-cell>
          <table:table-cell/>
          <table:table-cell table:style-name="ce30" office:value-type="float" office:value="-0.000013809612999476" calcext:value-type="float">
            <text:p>-1.3809612999476E-05</text:p>
          </table:table-cell>
          <table:table-cell table:number-columns-repeated="2"/>
        </table:table-row>
        <table:table-row table:style-name="ro1">
          <table:table-cell office:value-type="float" office:value="196.02499" calcext:value-type="float">
            <text:p>196.02499</text:p>
          </table:table-cell>
          <table:table-cell table:number-columns-repeated="3"/>
          <table:table-cell office:value-type="float" office:value="0.250977217622476" calcext:value-type="float">
            <text:p>0.250977217622476</text:p>
          </table:table-cell>
          <table:table-cell table:number-columns-repeated="11"/>
          <table:table-cell table:style-name="ce30" office:value-type="float" office:value="-0.00000093290289543048" calcext:value-type="float">
            <text:p>-9.32902895430482E-07</text:p>
          </table:table-cell>
          <table:table-cell/>
          <table:table-cell table:style-name="ce30" office:value-type="float" office:value="-0.0006685169287727" calcext:value-type="float">
            <text:p>-0.000668516928773</text:p>
          </table:table-cell>
          <table:table-cell table:number-columns-repeated="2"/>
        </table:table-row>
        <table:table-row table:style-name="ro1">
          <table:table-cell office:value-type="float" office:value="198.04883" calcext:value-type="float">
            <text:p>198.04883</text:p>
          </table:table-cell>
          <table:table-cell table:number-columns-repeated="3"/>
          <table:table-cell office:value-type="float" office:value="0.268358907364502" calcext:value-type="float">
            <text:p>0.268358907364502</text:p>
          </table:table-cell>
          <table:table-cell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6"/>
          <table:table-cell table:style-name="ce30" office:value-type="float" office:value="0.000641595905872174" calcext:value-type="float">
            <text:p>0.000641595905872</text:p>
          </table:table-cell>
          <table:table-cell/>
          <table:table-cell table:style-name="ce30" office:value-type="float" office:value="-0.0000608543159081767" calcext:value-type="float">
            <text:p>-6.08543159081767E-05</text:p>
          </table:table-cell>
          <table:table-cell table:number-columns-repeated="2"/>
        </table:table-row>
        <table:table-row table:style-name="ro1">
          <table:table-cell office:value-type="float" office:value="198.93233" calcext:value-type="float">
            <text:p>198.93233</text:p>
          </table:table-cell>
          <table:table-cell table:number-columns-repeated="3"/>
          <table:table-cell office:value-type="float" office:value="0.275946820878949" calcext:value-type="float">
            <text:p>0.275946820878949</text:p>
          </table:table-cell>
          <table:table-cell/>
          <table:table-cell table:style-name="ce18" office:value-type="float" office:value="-0.370570378348741" calcext:value-type="float">
            <text:p>-0.370570378348741</text:p>
          </table:table-cell>
          <table:table-cell table:style-name="ce22" table:formula="of:=TANH( [.G33]*[.Q1] + [.G34]*[.Q2] + [.G35]*[.Q3] + [.G36]*[.Q4] + [.G37]*[.Q5] + [.G38]*[.Q6] + [.G39]*[.Q7] + [.G40]*[.Q8] + [.G41]*[.Q9] + [.G42]*[.Q10] + [.G43]*[.Q11] + [.G44]*[.Q12] + [.G45]*[.Q13] + [.G46]*[.Q14] + [.G47]*[.Q15] + [.G48]*[.Q16] + [.G49]*[.Q17] + [.G50]*[.Q18] + [.G51]*[.Q19] + [.G52]*[.Q20] + [.G53]*[.Q21] + [.G54]*[.Q22] + [.G55]*[.Q23] + [.G56]*[.Q24] + [.G57]*[.Q25] + [.G58]*[.Q26] + [.G59]*[.Q27] + [.G60]*[.Q28] + [.G61]*[.Q29] + [.G62]*[.Q30] + [.G63]*[.Q31] )" office:value-type="float" office:value="-0.0767841938114502" calcext:value-type="float">
            <text:p>-0.07678419381145</text:p>
          </table:table-cell>
          <table:table-cell table:style-name="ce23" table:formula="of:=TANH( [.H33]*[.S1] + [.H34]*[.S2] + [.H35]*[.S3] + [.H36]*[.S4] + [.H37]*[.S5] + [.H38]*[.S6] + [.H39]*[.S7] + [.H40]*[.S8] + [.H41]*[.S9] + [.H42]*[.S10] + [.H43]*[.S11] + [.H44]*[.S12] + [.H45]*[.S13] + [.H46]*[.S14] + [.H47]*[.S15] + [.H48]*[.S16] )" office:value-type="float" office:value="0.256980679729981" calcext:value-type="float">
            <text:p>0.256980679729981</text:p>
          </table:table-cell>
          <table:table-cell table:style-name="ce24" office:value-type="float" office:value="0.250977217622476" calcext:value-type="float">
            <text:p>0.250977217622476</text:p>
          </table:table-cell>
          <table:table-cell table:style-name="ce25" table:formula="of:= ([.J34]-[.I34]) * ([.J34]-[.I34])" office:value-type="float" office:value="0.0000360415572762493" calcext:value-type="float">
            <text:p>3.60415572762493E-05</text:p>
          </table:table-cell>
          <table:table-cell table:number-columns-repeated="5"/>
          <table:table-cell table:style-name="ce30" office:value-type="float" office:value="0.0000282420269457819" calcext:value-type="float">
            <text:p>2.82420269457819E-05</text:p>
          </table:table-cell>
          <table:table-cell/>
          <table:table-cell table:style-name="ce30" office:value-type="float" office:value="-0.0467006085452706" calcext:value-type="float">
            <text:p>-0.046700608545271</text:p>
          </table:table-cell>
          <table:table-cell table:number-columns-repeated="2"/>
        </table:table-row>
        <table:table-row table:style-name="ro1">
          <table:table-cell office:value-type="float" office:value="200.543" calcext:value-type="float">
            <text:p>200.543</text:p>
          </table:table-cell>
          <table:table-cell table:number-columns-repeated="3"/>
          <table:table-cell office:value-type="float" office:value="0.289780012345067" calcext:value-type="float">
            <text:p>0.289780012345067</text:p>
          </table:table-cell>
          <table:table-cell/>
          <table:table-cell table:style-name="ce18" office:value-type="float" office:value="-0.355111045915079" calcext:value-type="float">
            <text:p>-0.355111045915079</text:p>
          </table:table-cell>
          <table:table-cell table:style-name="ce22" table:formula="of:=TANH( [.G33]*[.Q32] + [.G34]*[.Q33] + [.G35]*[.Q34] + [.G36]*[.Q35] + [.G37]*[.Q36] + [.G38]*[.Q37] + [.G39]*[.Q38] + [.G40]*[.Q39] + [.G41]*[.Q40] + [.G42]*[.Q41] + [.G43]*[.Q42] + [.G44]*[.Q43] + [.G45]*[.Q44] + [.G46]*[.Q45] + [.G47]*[.Q46] + [.G48]*[.Q47] + [.G49]*[.Q48] + [.G50]*[.Q49] + [.G51]*[.Q50] + [.G52]*[.Q51] + [.G53]*[.Q52] + [.G54]*[.Q53] + [.G55]*[.Q54] + [.G56]*[.Q55] + [.G57]*[.Q56] + [.G58]*[.Q57] + [.G59]*[.Q58] + [.G60]*[.Q59] + [.G61]*[.Q60] + [.G62]*[.Q61] + [.G63]*[.Q62] )" office:value-type="float" office:value="0.0878711426820303" calcext:value-type="float">
            <text:p>0.08787114268203</text:p>
          </table:table-cell>
          <table:table-cell table:style-name="ce23" table:formula="of:=TANH( [.H33]*[.S17] + [.H34]*[.S18] + [.H35]*[.S19] + [.H36]*[.S20] + [.H37]*[.S21] + [.H38]*[.S22] + [.H39]*[.S23] + [.H40]*[.S24] + [.H41]*[.S25] + [.H42]*[.S26] + [.H43]*[.S27] + [.H44]*[.S28] + [.H45]*[.S29] + [.H46]*[.S30] + [.H47]*[.S31] + [.H48]*[.S32] )" office:value-type="float" office:value="0.271797682717051" calcext:value-type="float">
            <text:p>0.271797682717051</text:p>
          </table:table-cell>
          <table:table-cell table:style-name="ce24" office:value-type="float" office:value="0.268358907364502" calcext:value-type="float">
            <text:p>0.268358907364502</text:p>
          </table:table-cell>
          <table:table-cell table:style-name="ce25" table:formula="of:= ([.J35]-[.I35]) * ([.J35]-[.I35])" office:value-type="float" office:value="0.0000118251759253046" calcext:value-type="float">
            <text:p>1.18251759253046E-05</text:p>
          </table:table-cell>
          <table:table-cell table:number-columns-repeated="5"/>
          <table:table-cell table:style-name="ce30" office:value-type="float" office:value="0.000421230843064018" calcext:value-type="float">
            <text:p>0.000421230843064</text:p>
          </table:table-cell>
          <table:table-cell/>
          <table:table-cell table:style-name="ce30" office:value-type="float" office:value="-0.0000622351559989105" calcext:value-type="float">
            <text:p>-6.22351559989105E-05</text:p>
          </table:table-cell>
          <table:table-cell table:number-columns-repeated="2"/>
        </table:table-row>
        <table:table-row table:style-name="ro1">
          <table:table-cell office:value-type="float" office:value="210.3075" calcext:value-type="float">
            <text:p>210.3075</text:p>
          </table:table-cell>
          <table:table-cell table:number-columns-repeated="3"/>
          <table:table-cell office:value-type="float" office:value="0.373642130638019" calcext:value-type="float">
            <text:p>0.373642130638019</text:p>
          </table:table-cell>
          <table:table-cell/>
          <table:table-cell table:style-name="ce18" office:value-type="float" office:value="-0.5" calcext:value-type="float">
            <text:p>-0.5</text:p>
          </table:table-cell>
          <table:table-cell table:style-name="ce22" table:formula="of:=TANH( [.G33]*[.Q63] + [.G34]*[.Q64] + [.G35]*[.Q65] + [.G36]*[.Q66] + [.G37]*[.Q67] + [.G38]*[.Q68] + [.G39]*[.Q69] + [.G40]*[.Q70] + [.G41]*[.Q71] + [.G42]*[.Q72] + [.G43]*[.Q73] + [.G44]*[.Q74] + [.G45]*[.Q75] + [.G46]*[.Q76] + [.G47]*[.Q77] + [.G48]*[.Q78] + [.G49]*[.Q79] + [.G50]*[.Q80] + [.G51]*[.Q81] + [.G52]*[.Q82] + [.G53]*[.Q83] + [.G54]*[.Q84] + [.G55]*[.Q85] + [.G56]*[.Q86] + [.G57]*[.Q87] + [.G58]*[.Q88] + [.G59]*[.Q89] + [.G60]*[.Q90] + [.G61]*[.Q91] + [.G62]*[.Q92] + [.G63]*[.Q93] )" office:value-type="float" office:value="-0.03249852199584" calcext:value-type="float">
            <text:p>-0.03249852199584</text:p>
          </table:table-cell>
          <table:table-cell table:style-name="ce23" table:formula="of:=TANH( [.H33]*[.S33] + [.H34]*[.S34] + [.H35]*[.S35] + [.H36]*[.S36] + [.H37]*[.S37] + [.H38]*[.S38] + [.H39]*[.S39] + [.H40]*[.S40] + [.H41]*[.S41] + [.H42]*[.S42] + [.H43]*[.S43] + [.H44]*[.S44] + [.H45]*[.S45] + [.H46]*[.S46] + [.H47]*[.S47] + [.H48]*[.S48] )" office:value-type="float" office:value="0.282670828951152" calcext:value-type="float">
            <text:p>0.282670828951152</text:p>
          </table:table-cell>
          <table:table-cell table:style-name="ce24" office:value-type="float" office:value="0.275946820878949" calcext:value-type="float">
            <text:p>0.275946820878949</text:p>
          </table:table-cell>
          <table:table-cell table:style-name="ce25" table:formula="of:= ([.J36]-[.I36]) * ([.J36]-[.I36])" office:value-type="float" office:value="0.0000452122845550514" calcext:value-type="float">
            <text:p>4.52122845550514E-05</text:p>
          </table:table-cell>
          <table:table-cell table:number-columns-repeated="5"/>
          <table:table-cell table:style-name="ce30" office:value-type="float" office:value="-0.211690496821185" calcext:value-type="float">
            <text:p>-0.211690496821185</text:p>
          </table:table-cell>
          <table:table-cell/>
          <table:table-cell table:style-name="ce30" office:value-type="float" office:value="0.138891150838166" calcext:value-type="float">
            <text:p>0.138891150838166</text:p>
          </table:table-cell>
          <table:table-cell table:number-columns-repeated="2"/>
        </table:table-row>
        <table:table-row table:style-name="ro1">
          <table:table-cell office:value-type="float" office:value="225.02" calcext:value-type="float">
            <text:p>225.02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table:style-name="ce18" office:value-type="float" office:value="-0.413343794662729" calcext:value-type="float">
            <text:p>-0.413343794662729</text:p>
          </table:table-cell>
          <table:table-cell table:style-name="ce22" table:formula="of:=TANH( [.G33]*[.Q94] + [.G34]*[.Q95] + [.G35]*[.Q96] + [.G36]*[.Q97] + [.G37]*[.Q98] + [.G38]*[.Q99] + [.G39]*[.Q100] + [.G40]*[.Q101] + [.G41]*[.Q102] + [.G42]*[.Q103] + [.G43]*[.Q104] + [.G44]*[.Q105] + [.G45]*[.Q106] + [.G46]*[.Q107] + [.G47]*[.Q108] + [.G48]*[.Q109] + [.G49]*[.Q110] + [.G50]*[.Q111] + [.G51]*[.Q112] + [.G52]*[.Q113] + [.G53]*[.Q114] + [.G54]*[.Q115] + [.G55]*[.Q116] + [.G56]*[.Q117] + [.G57]*[.Q118] + [.G58]*[.Q119] + [.G59]*[.Q120] + [.G60]*[.Q121] + [.G61]*[.Q122] + [.G62]*[.Q123] + [.G63]*[.Q124] )" office:value-type="float" office:value="0.0270222125997035" calcext:value-type="float">
            <text:p>0.027022212599704</text:p>
          </table:table-cell>
          <table:table-cell table:number-columns-repeated="8"/>
          <table:table-cell table:style-name="ce30" office:value-type="float" office:value="0.000226774466005173" calcext:value-type="float">
            <text:p>0.000226774466005</text:p>
          </table:table-cell>
          <table:table-cell/>
          <table:table-cell table:style-name="ce30" office:value-type="float" office:value="-0.0115018892379383" calcext:value-type="float">
            <text:p>-0.0115018892379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.25333" calcext:value-type="float">
            <text:p>248.25333</text:p>
          </table:table-cell>
          <table:table-cell table:number-columns-repeated="4"/>
          <table:table-cell table:style-name="ce18" office:value-type="float" office:value="-0.390464109770269" calcext:value-type="float">
            <text:p>-0.390464109770269</text:p>
          </table:table-cell>
          <table:table-cell table:style-name="ce22" table:formula="of:=TANH( [.G33]*[.Q125] + [.G34]*[.Q126] + [.G35]*[.Q127] + [.G36]*[.Q128] + [.G37]*[.Q129] + [.G38]*[.Q130] + [.G39]*[.Q131] + [.G40]*[.Q132] + [.G41]*[.Q133] + [.G42]*[.Q134] + [.G43]*[.Q135] + [.G44]*[.Q136] + [.G45]*[.Q137] + [.G46]*[.Q138] + [.G47]*[.Q139] + [.G48]*[.Q140] + [.G49]*[.Q141] + [.G50]*[.Q142] + [.G51]*[.Q143] + [.G52]*[.Q144] + [.G53]*[.Q145] + [.G54]*[.Q146] + [.G55]*[.Q147] + [.G56]*[.Q148] + [.G57]*[.Q149] + [.G58]*[.Q150] + [.G59]*[.Q151] + [.G60]*[.Q152] + [.G61]*[.Q153] + [.G62]*[.Q154] + [.G63]*[.Q155] )" office:value-type="float" office:value="-0.102297562556031" calcext:value-type="float">
            <text:p>-0.102297562556031</text:p>
          </table:table-cell>
          <table:table-cell table:number-columns-repeated="8"/>
          <table:table-cell table:style-name="ce30" office:value-type="float" office:value="0.0181030556540673" calcext:value-type="float">
            <text:p>0.018103055654067</text:p>
          </table:table-cell>
          <table:table-cell/>
          <table:table-cell table:style-name="ce30" office:value-type="float" office:value="-0.00000020045986743649" calcext:value-type="float">
            <text:p>-2.00459867436488E-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2.32666" calcext:value-type="float">
            <text:p>262.32666</text:p>
          </table:table-cell>
          <table:table-cell table:number-columns-repeated="4"/>
          <table:table-cell table:style-name="ce18" office:value-type="float" office:value="-0.39633286918377" calcext:value-type="float">
            <text:p>-0.39633286918377</text:p>
          </table:table-cell>
          <table:table-cell table:style-name="ce22" table:formula="of:=TANH( [.G33]*[.Q156] + [.G34]*[.Q157] + [.G35]*[.Q158] + [.G36]*[.Q159] + [.G37]*[.Q160] + [.G38]*[.Q161] + [.G39]*[.Q162] + [.G40]*[.Q163] + [.G41]*[.Q164] + [.G42]*[.Q165] + [.G43]*[.Q166] + [.G44]*[.Q167] + [.G45]*[.Q168] + [.G46]*[.Q169] + [.G47]*[.Q170] + [.G48]*[.Q171] + [.G49]*[.Q172] + [.G50]*[.Q173] + [.G51]*[.Q174] + [.G52]*[.Q175] + [.G53]*[.Q176] + [.G54]*[.Q177] + [.G55]*[.Q178] + [.G56]*[.Q179] + [.G57]*[.Q180] + [.G58]*[.Q181] + [.G59]*[.Q182] + [.G60]*[.Q183] + [.G61]*[.Q184] + [.G62]*[.Q185] + [.G63]*[.Q186] )" office:value-type="float" office:value="0.0421264471489248" calcext:value-type="float">
            <text:p>0.042126447148925</text:p>
          </table:table-cell>
          <table:table-cell table:number-columns-repeated="8"/>
          <table:table-cell table:style-name="ce30" office:value-type="float" office:value="0.0172987283717459" calcext:value-type="float">
            <text:p>0.017298728371746</text:p>
          </table:table-cell>
          <table:table-cell/>
          <table:table-cell table:style-name="ce30" office:value-type="float" office:value="-0.000469801097722609" calcext:value-type="float">
            <text:p>-0.0004698010977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4.48699" calcext:value-type="float">
            <text:p>294.48699</text:p>
          </table:table-cell>
          <table:table-cell table:number-columns-repeated="4"/>
          <table:table-cell table:style-name="ce18" office:value-type="float" office:value="-0.386544847231296" calcext:value-type="float">
            <text:p>-0.386544847231296</text:p>
          </table:table-cell>
          <table:table-cell table:style-name="ce22" table:formula="of:=TANH( [.G33]*[.Q187] + [.G34]*[.Q188] + [.G35]*[.Q189] + [.G36]*[.Q190] + [.G37]*[.Q191] + [.G38]*[.Q192] + [.G39]*[.Q193] + [.G40]*[.Q194] + [.G41]*[.Q195] + [.G42]*[.Q196] + [.G43]*[.Q197] + [.G44]*[.Q198] + [.G45]*[.Q199] + [.G46]*[.Q200] + [.G47]*[.Q201] + [.G48]*[.Q202] + [.G49]*[.Q203] + [.G50]*[.Q204] + [.G51]*[.Q205] + [.G52]*[.Q206] + [.G53]*[.Q207] + [.G54]*[.Q208] + [.G55]*[.Q209] + [.G56]*[.Q210] + [.G57]*[.Q211] + [.G58]*[.Q212] + [.G59]*[.Q213] + [.G60]*[.Q214] + [.G61]*[.Q215] + [.G62]*[.Q216] + [.G63]*[.Q217] )" office:value-type="float" office:value="0.138845391372909" calcext:value-type="float">
            <text:p>0.138845391372909</text:p>
          </table:table-cell>
          <table:table-cell table:number-columns-repeated="8"/>
          <table:table-cell table:style-name="ce30" office:value-type="float" office:value="0.0026767127183903" calcext:value-type="float">
            <text:p>0.00267671271839</text:p>
          </table:table-cell>
          <table:table-cell/>
          <table:table-cell table:style-name="ce30" office:value-type="float" office:value="-0.000375208753376358" calcext:value-type="float">
            <text:p>-0.0003752087533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1.10325" calcext:value-type="float">
            <text:p>331.10325</text:p>
          </table:table-cell>
          <table:table-cell table:number-columns-repeated="4"/>
          <table:table-cell table:style-name="ce18" office:value-type="float" office:value="-0.375912320993734" calcext:value-type="float">
            <text:p>-0.375912320993734</text:p>
          </table:table-cell>
          <table:table-cell table:style-name="ce22" table:formula="of:=TANH( [.G33]*[.Q218] + [.G34]*[.Q219] + [.G35]*[.Q220] + [.G36]*[.Q221] + [.G37]*[.Q222] + [.G38]*[.Q223] + [.G39]*[.Q224] + [.G40]*[.Q225] + [.G41]*[.Q226] + [.G42]*[.Q227] + [.G43]*[.Q228] + [.G44]*[.Q229] + [.G45]*[.Q230] + [.G46]*[.Q231] + [.G47]*[.Q232] + [.G48]*[.Q233] + [.G49]*[.Q234] + [.G50]*[.Q235] + [.G51]*[.Q236] + [.G52]*[.Q237] + [.G53]*[.Q238] + [.G54]*[.Q239] + [.G55]*[.Q240] + [.G56]*[.Q241] + [.G57]*[.Q242] + [.G58]*[.Q243] + [.G59]*[.Q244] + [.G60]*[.Q245] + [.G61]*[.Q246] + [.G62]*[.Q247] + [.G63]*[.Q248] )" office:value-type="float" office:value="0.999999868258327" calcext:value-type="float">
            <text:p>0.999999868258327</text:p>
          </table:table-cell>
          <table:table-cell table:number-columns-repeated="8"/>
          <table:table-cell table:style-name="ce30" office:value-type="float" office:value="-0.000479329170274687" calcext:value-type="float">
            <text:p>-0.000479329170275</text:p>
          </table:table-cell>
          <table:table-cell/>
          <table:table-cell table:style-name="ce30" office:value-type="float" office:value="0.00000153192416619042" calcext:value-type="float">
            <text:p>1.53192416619042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5.8875" calcext:value-type="float">
            <text:p>285.8875</text:p>
          </table:table-cell>
          <table:table-cell table:number-columns-repeated="4"/>
          <table:table-cell table:style-name="ce18" office:value-type="float" office:value="-0.367186435163877" calcext:value-type="float">
            <text:p>-0.367186435163877</text:p>
          </table:table-cell>
          <table:table-cell table:style-name="ce22" table:formula="of:=TANH( [.G33]*[.Q249] + [.G34]*[.Q250] + [.G35]*[.Q251] + [.G36]*[.Q252] + [.G37]*[.Q253] + [.G38]*[.Q254] + [.G39]*[.Q255] + [.G40]*[.Q256] + [.G41]*[.Q257] + [.G42]*[.Q258] + [.G43]*[.Q259] + [.G44]*[.Q260] + [.G45]*[.Q261] + [.G46]*[.Q262] + [.G47]*[.Q263] + [.G48]*[.Q264] + [.G49]*[.Q265] + [.G50]*[.Q266] + [.G51]*[.Q267] + [.G52]*[.Q268] + [.G53]*[.Q269] + [.G54]*[.Q270] + [.G55]*[.Q271] + [.G56]*[.Q272] + [.G57]*[.Q273] + [.G58]*[.Q274] + [.G59]*[.Q275] + [.G60]*[.Q276] + [.G61]*[.Q277] + [.G62]*[.Q278] + [.G63]*[.Q279] )" office:value-type="float" office:value="0.0737412569295243" calcext:value-type="float">
            <text:p>0.073741256929524</text:p>
          </table:table-cell>
          <table:table-cell table:number-columns-repeated="8"/>
          <table:table-cell table:style-name="ce30" office:value-type="float" office:value="-0.00148085875958565" calcext:value-type="float">
            <text:p>-0.001480858759586</text:p>
          </table:table-cell>
          <table:table-cell/>
          <table:table-cell table:style-name="ce30" office:value-type="float" office:value="-0.02088514293459" calcext:value-type="float">
            <text:p>-0.020885142934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4.97974" calcext:value-type="float">
            <text:p>304.97974</text:p>
          </table:table-cell>
          <table:table-cell table:number-columns-repeated="4"/>
          <table:table-cell table:style-name="ce18" office:value-type="float" office:value="-0.350763905785511" calcext:value-type="float">
            <text:p>-0.350763905785511</text:p>
          </table:table-cell>
          <table:table-cell table:style-name="ce22" table:formula="of:=TANH( [.G33]*[.Q280] + [.G34]*[.Q281] + [.G35]*[.Q282] + [.G36]*[.Q283] + [.G37]*[.Q284] + [.G38]*[.Q285] + [.G39]*[.Q286] + [.G40]*[.Q287] + [.G41]*[.Q288] + [.G42]*[.Q289] + [.G43]*[.Q290] + [.G44]*[.Q291] + [.G45]*[.Q292] + [.G46]*[.Q293] + [.G47]*[.Q294] + [.G48]*[.Q295] + [.G49]*[.Q296] + [.G50]*[.Q297] + [.G51]*[.Q298] + [.G52]*[.Q299] + [.G53]*[.Q300] + [.G54]*[.Q301] + [.G55]*[.Q302] + [.G56]*[.Q303] + [.G57]*[.Q304] + [.G58]*[.Q305] + [.G59]*[.Q306] + [.G60]*[.Q307] + [.G61]*[.Q308] + [.G62]*[.Q309] + [.G63]*[.Q310] )" office:value-type="float" office:value="0.819544092877456" calcext:value-type="float">
            <text:p>0.819544092877456</text:p>
          </table:table-cell>
          <table:table-cell table:number-columns-repeated="8"/>
          <table:table-cell table:style-name="ce30" office:value-type="float" office:value="-0.0000116215906523751" calcext:value-type="float">
            <text:p>-1.16215906523751E-05</text:p>
          </table:table-cell>
          <table:table-cell/>
          <table:table-cell table:style-name="ce30" office:value-type="float" office:value="-0.100777180455682" calcext:value-type="float">
            <text:p>-0.1007771804556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8.137" calcext:value-type="float">
            <text:p>338.137</text:p>
          </table:table-cell>
          <table:table-cell table:number-columns-repeated="4"/>
          <table:table-cell table:style-name="ce18" office:value-type="float" office:value="-0.356616948298353" calcext:value-type="float">
            <text:p>-0.356616948298353</text:p>
          </table:table-cell>
          <table:table-cell table:style-name="ce22" table:formula="of:=TANH( [.G33]*[.Q311] + [.G34]*[.Q312] + [.G35]*[.Q313] + [.G36]*[.Q314] + [.G37]*[.Q315] + [.G38]*[.Q316] + [.G39]*[.Q317] + [.G40]*[.Q318] + [.G41]*[.Q319] + [.G42]*[.Q320] + [.G43]*[.Q321] + [.G44]*[.Q322] + [.G45]*[.Q323] + [.G46]*[.Q324] + [.G47]*[.Q325] + [.G48]*[.Q326] + [.G49]*[.Q327] + [.G50]*[.Q328] + [.G51]*[.Q329] + [.G52]*[.Q330] + [.G53]*[.Q331] + [.G54]*[.Q332] + [.G55]*[.Q333] + [.G56]*[.Q334] + [.G57]*[.Q335] + [.G58]*[.Q336] + [.G59]*[.Q337] + [.G60]*[.Q338] + [.G61]*[.Q339] + [.G62]*[.Q340] + [.G63]*[.Q341] )" office:value-type="float" office:value="-0.196221354985718" calcext:value-type="float">
            <text:p>-0.196221354985718</text:p>
          </table:table-cell>
          <table:table-cell table:number-columns-repeated="8"/>
          <table:table-cell table:style-name="ce30" office:value-type="float" office:value="0.0000839890753149035" calcext:value-type="float">
            <text:p>8.39890753149035E-05</text:p>
          </table:table-cell>
          <table:table-cell/>
          <table:table-cell table:style-name="ce30" office:value-type="float" office:value="0.00256450203581736" calcext:value-type="float">
            <text:p>0.0025645020358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7.48" calcext:value-type="float">
            <text:p>357.48</text:p>
          </table:table-cell>
          <table:table-cell table:number-columns-repeated="4"/>
          <table:table-cell table:style-name="ce18" office:value-type="float" office:value="-0.351052993695977" calcext:value-type="float">
            <text:p>-0.351052993695977</text:p>
          </table:table-cell>
          <table:table-cell table:style-name="ce22" table:formula="of:=TANH( [.G33]*[.Q342] + [.G34]*[.Q343] + [.G35]*[.Q344] + [.G36]*[.Q345] + [.G37]*[.Q346] + [.G38]*[.Q347] + [.G39]*[.Q348] + [.G40]*[.Q349] + [.G41]*[.Q350] + [.G42]*[.Q351] + [.G43]*[.Q352] + [.G44]*[.Q353] + [.G45]*[.Q354] + [.G46]*[.Q355] + [.G47]*[.Q356] + [.G48]*[.Q357] + [.G49]*[.Q358] + [.G50]*[.Q359] + [.G51]*[.Q360] + [.G52]*[.Q361] + [.G53]*[.Q362] + [.G54]*[.Q363] + [.G55]*[.Q364] + [.G56]*[.Q365] + [.G57]*[.Q366] + [.G58]*[.Q367] + [.G59]*[.Q368] + [.G60]*[.Q369] + [.G61]*[.Q370] + [.G62]*[.Q371] + [.G63]*[.Q372] )" office:value-type="float" office:value="0.453648534836581" calcext:value-type="float">
            <text:p>0.453648534836581</text:p>
          </table:table-cell>
          <table:table-cell table:number-columns-repeated="8"/>
          <table:table-cell table:style-name="ce30" office:value-type="float" office:value="0.0000131500610878595" calcext:value-type="float">
            <text:p>1.31500610878595E-05</text:p>
          </table:table-cell>
          <table:table-cell/>
          <table:table-cell table:style-name="ce30" office:value-type="float" office:value="0.966236787040656" calcext:value-type="float">
            <text:p>0.9662367870406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2.954" calcext:value-type="float">
            <text:p>402.954</text:p>
          </table:table-cell>
          <table:table-cell table:number-columns-repeated="4"/>
          <table:table-cell table:style-name="ce18" office:value-type="float" office:value="-0.347138111276859" calcext:value-type="float">
            <text:p>-0.347138111276859</text:p>
          </table:table-cell>
          <table:table-cell table:style-name="ce22" table:formula="of:=TANH( [.G33]*[.Q373] + [.G34]*[.Q374] + [.G35]*[.Q375] + [.G36]*[.Q376] + [.G37]*[.Q377] + [.G38]*[.Q378] + [.G39]*[.Q379] + [.G40]*[.Q380] + [.G41]*[.Q381] + [.G42]*[.Q382] + [.G43]*[.Q383] + [.G44]*[.Q384] + [.G45]*[.Q385] + [.G46]*[.Q386] + [.G47]*[.Q387] + [.G48]*[.Q388] + [.G49]*[.Q389] + [.G50]*[.Q390] + [.G51]*[.Q391] + [.G52]*[.Q392] + [.G53]*[.Q393] + [.G54]*[.Q394] + [.G55]*[.Q395] + [.G56]*[.Q396] + [.G57]*[.Q397] + [.G58]*[.Q398] + [.G59]*[.Q399] + [.G60]*[.Q400] + [.G61]*[.Q401] + [.G62]*[.Q402] + [.G63]*[.Q403] )" office:value-type="float" office:value="-0.0976765374739846" calcext:value-type="float">
            <text:p>-0.097676537473985</text:p>
          </table:table-cell>
          <table:table-cell table:number-columns-repeated="8"/>
          <table:table-cell table:style-name="ce30" office:value-type="float" office:value="0.0000146696650184634" calcext:value-type="float">
            <text:p>1.46696650184634E-05</text:p>
          </table:table-cell>
          <table:table-cell/>
          <table:table-cell table:style-name="ce30" office:value-type="float" office:value="0.628490317390732" calcext:value-type="float">
            <text:p>0.6284903173907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9.10375" calcext:value-type="float">
            <text:p>409.10375</text:p>
          </table:table-cell>
          <table:table-cell table:number-columns-repeated="4"/>
          <table:table-cell table:style-name="ce18" office:value-type="float" office:value="-0.271055772924968" calcext:value-type="float">
            <text:p>-0.271055772924968</text:p>
          </table:table-cell>
          <table:table-cell table:style-name="ce22" table:formula="of:=TANH( [.G33]*[.Q404] + [.G34]*[.Q405] + [.G35]*[.Q406] + [.G36]*[.Q407] + [.G37]*[.Q408] + [.G38]*[.Q409] + [.G39]*[.Q410] + [.G40]*[.Q411] + [.G41]*[.Q412] + [.G42]*[.Q413] + [.G43]*[.Q414] + [.G44]*[.Q415] + [.G45]*[.Q416] + [.G46]*[.Q417] + [.G47]*[.Q418] + [.G48]*[.Q419] + [.G49]*[.Q420] + [.G50]*[.Q421] + [.G51]*[.Q422] + [.G52]*[.Q423] + [.G53]*[.Q424] + [.G54]*[.Q425] + [.G55]*[.Q426] + [.G56]*[.Q427] + [.G57]*[.Q428] + [.G58]*[.Q429] + [.G59]*[.Q430] + [.G60]*[.Q431] + [.G61]*[.Q432] + [.G62]*[.Q433] + [.G63]*[.Q434] )" office:value-type="float" office:value="0.006902856435291" calcext:value-type="float">
            <text:p>0.006902856435291</text:p>
          </table:table-cell>
          <table:table-cell table:number-columns-repeated="8"/>
          <table:table-cell table:style-name="ce30" office:value-type="float" office:value="-0.000124335374497649" calcext:value-type="float">
            <text:p>-0.000124335374498</text:p>
          </table:table-cell>
          <table:table-cell/>
          <table:table-cell table:style-name="ce30" office:value-type="float" office:value="-0.0019717803798823" calcext:value-type="float">
            <text:p>-0.0019717803798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0.21649" calcext:value-type="float">
            <text:p>420.21649</text:p>
          </table:table-cell>
          <table:table-cell table:number-columns-repeated="4"/>
          <table:table-cell table:style-name="ce18" office:value-type="float" office:value="-0.288564743796913" calcext:value-type="float">
            <text:p>-0.288564743796913</text:p>
          </table:table-cell>
          <table:table-cell table:style-name="ce22" table:formula="of:=TANH( [.G33]*[.Q435] + [.G34]*[.Q436] + [.G35]*[.Q437] + [.G36]*[.Q438] + [.G37]*[.Q439] + [.G38]*[.Q440] + [.G39]*[.Q441] + [.G40]*[.Q442] + [.G41]*[.Q443] + [.G42]*[.Q444] + [.G43]*[.Q445] + [.G44]*[.Q446] + [.G45]*[.Q447] + [.G46]*[.Q448] + [.G47]*[.Q449] + [.G48]*[.Q450] + [.G49]*[.Q451] + [.G50]*[.Q452] + [.G51]*[.Q453] + [.G52]*[.Q454] + [.G53]*[.Q455] + [.G54]*[.Q456] + [.G55]*[.Q457] + [.G56]*[.Q458] + [.G57]*[.Q459] + [.G58]*[.Q460] + [.G59]*[.Q461] + [.G60]*[.Q462] + [.G61]*[.Q463] + [.G62]*[.Q464] + [.G63]*[.Q465] )" office:value-type="float" office:value="-0.0181084875284808" calcext:value-type="float">
            <text:p>-0.018108487528481</text:p>
          </table:table-cell>
          <table:table-cell table:number-columns-repeated="8"/>
          <table:table-cell table:style-name="ce30" office:value-type="float" office:value="0.00231212471447814" calcext:value-type="float">
            <text:p>0.002312124714478</text:p>
          </table:table-cell>
          <table:table-cell/>
          <table:table-cell table:style-name="ce30" office:value-type="float" office:value="0.0186135064403096" calcext:value-type="float">
            <text:p>0.018613506440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7.29725" calcext:value-type="float">
            <text:p>437.29725</text:p>
          </table:table-cell>
          <table:table-cell table:number-columns-repeated="4"/>
          <table:table-cell table:style-name="ce18" office:value-type="float" office:value="-0.206458967681329" calcext:value-type="float">
            <text:p>-0.206458967681329</text:p>
          </table:table-cell>
          <table:table-cell table:number-columns-repeated="9"/>
          <table:table-cell table:style-name="ce30" office:value-type="float" office:value="-0.000170694840419974" calcext:value-type="float">
            <text:p>-0.00017069484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.6025" calcext:value-type="float">
            <text:p>510.6025</text:p>
          </table:table-cell>
          <table:table-cell table:number-columns-repeated="4"/>
          <table:table-cell table:style-name="ce18" office:value-type="float" office:value="-0.248027163957419" calcext:value-type="float">
            <text:p>-0.248027163957419</text:p>
          </table:table-cell>
          <table:table-cell table:number-columns-repeated="9"/>
          <table:table-cell table:style-name="ce30" office:value-type="float" office:value="0.00000224693523604818" calcext:value-type="float">
            <text:p>2.2469352360481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3.65" calcext:value-type="float">
            <text:p>693.65</text:p>
          </table:table-cell>
          <table:table-cell table:number-columns-repeated="4"/>
          <table:table-cell table:style-name="ce18" office:value-type="float" office:value="-0.204841501068792" calcext:value-type="float">
            <text:p>-0.204841501068792</text:p>
          </table:table-cell>
          <table:table-cell table:number-columns-repeated="9"/>
          <table:table-cell table:style-name="ce30" office:value-type="float" office:value="0.0384886626490501" calcext:value-type="float">
            <text:p>0.038488662649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.54249" calcext:value-type="float">
            <text:p>531.54249</text:p>
          </table:table-cell>
          <table:table-cell table:number-columns-repeated="4"/>
          <table:table-cell table:style-name="ce18" office:value-type="float" office:value="-0.122390726101057" calcext:value-type="float">
            <text:p>-0.122390726101057</text:p>
          </table:table-cell>
          <table:table-cell table:number-columns-repeated="9"/>
          <table:table-cell table:style-name="ce30" office:value-type="float" office:value="-0.000782439867095041" calcext:value-type="float">
            <text:p>-0.000782439867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4.71599" calcext:value-type="float">
            <text:p>574.71599</text:p>
          </table:table-cell>
          <table:table-cell table:number-columns-repeated="4"/>
          <table:table-cell table:style-name="ce18" office:value-type="float" office:value="-0.0555123078361976" calcext:value-type="float">
            <text:p>-0.055512307836198</text:p>
          </table:table-cell>
          <table:table-cell table:number-columns-repeated="9"/>
          <table:table-cell table:style-name="ce30" office:value-type="float" office:value="0.000237648778834594" calcext:value-type="float">
            <text:p>0.0002376487788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1.33" calcext:value-type="float">
            <text:p>681.33</text:p>
          </table:table-cell>
          <table:table-cell table:number-columns-repeated="4"/>
          <table:table-cell table:style-name="ce18" office:value-type="float" office:value="-0.0213631757483586" calcext:value-type="float">
            <text:p>-0.021363175748359</text:p>
          </table:table-cell>
          <table:table-cell table:number-columns-repeated="9"/>
          <table:table-cell table:style-name="ce30" office:value-type="float" office:value="-0.00176087311459352" calcext:value-type="float">
            <text:p>-0.0017608731145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4.18" calcext:value-type="float">
            <text:p>774.18</text:p>
          </table:table-cell>
          <table:table-cell table:number-columns-repeated="4"/>
          <table:table-cell table:style-name="ce18" office:value-type="float" office:value="0.0930209918532347" calcext:value-type="float">
            <text:p>0.093020991853235</text:p>
          </table:table-cell>
          <table:table-cell table:number-columns-repeated="9"/>
          <table:table-cell table:style-name="ce30" office:value-type="float" office:value="0.173202763235145" calcext:value-type="float">
            <text:p>0.173202763235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6.19374" calcext:value-type="float">
            <text:p>746.19374</text:p>
          </table:table-cell>
          <table:table-cell table:number-columns-repeated="4"/>
          <table:table-cell table:style-name="ce18" office:value-type="float" office:value="0.184606979145562" calcext:value-type="float">
            <text:p>0.184606979145562</text:p>
          </table:table-cell>
          <table:table-cell table:number-columns-repeated="9"/>
          <table:table-cell table:style-name="ce30" office:value-type="float" office:value="-0.00000717839213686387" calcext:value-type="float">
            <text:p>-7.17839213686387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8.8475" calcext:value-type="float">
            <text:p>768.8475</text:p>
          </table:table-cell>
          <table:table-cell table:number-columns-repeated="4"/>
          <table:table-cell table:style-name="ce18" office:value-type="float" office:value="0.291142659043655" calcext:value-type="float">
            <text:p>0.291142659043655</text:p>
          </table:table-cell>
          <table:table-cell table:number-columns-repeated="9"/>
          <table:table-cell table:style-name="ce30" office:value-type="float" office:value="0.0000013083674248735" calcext:value-type="float">
            <text:p>1.3083674248735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9.36475" calcext:value-type="float">
            <text:p>789.36475</text:p>
          </table:table-cell>
          <table:table-cell table:number-columns-repeated="4"/>
          <table:table-cell table:style-name="ce18" office:value-type="float" office:value="0.116395973828183" calcext:value-type="float">
            <text:p>0.116395973828183</text:p>
          </table:table-cell>
          <table:table-cell table:number-columns-repeated="9"/>
          <table:table-cell table:style-name="ce30" office:value-type="float" office:value="0.00017706169252898" calcext:value-type="float">
            <text:p>0.0001770616925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3.1815" calcext:value-type="float">
            <text:p>893.1815</text:p>
          </table:table-cell>
          <table:table-cell table:number-columns-repeated="4"/>
          <table:table-cell table:style-name="ce18" office:value-type="float" office:value="0.0706766263148839" calcext:value-type="float">
            <text:p>0.070676626314884</text:p>
          </table:table-cell>
          <table:table-cell table:number-columns-repeated="9"/>
          <table:table-cell table:style-name="ce30" office:value-type="float" office:value="0.0228598509435242" calcext:value-type="float">
            <text:p>0.022859850943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4.355" calcext:value-type="float">
            <text:p>934.355</text:p>
          </table:table-cell>
          <table:table-cell table:number-columns-repeated="4"/>
          <table:table-cell table:style-name="ce18" office:value-type="float" office:value="0.0935635255224" calcext:value-type="float">
            <text:p>0.0935635255224</text:p>
          </table:table-cell>
          <table:table-cell table:number-columns-repeated="9"/>
          <table:table-cell table:style-name="ce30" office:value-type="float" office:value="-0.0000136868958265855" calcext:value-type="float">
            <text:p>-1.3686895826585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8.363" calcext:value-type="float">
            <text:p>1068.363</text:p>
          </table:table-cell>
          <table:table-cell table:number-columns-repeated="4"/>
          <table:table-cell table:style-name="ce18" office:value-type="float" office:value="0.174839054213602" calcext:value-type="float">
            <text:p>0.174839054213602</text:p>
          </table:table-cell>
          <table:table-cell table:number-columns-repeated="9"/>
          <table:table-cell table:style-name="ce30" office:value-type="float" office:value="-0.0607615097192055" calcext:value-type="float">
            <text:p>-0.060761509719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4.92593" calcext:value-type="float">
            <text:p>1154.92593</text:p>
          </table:table-cell>
          <table:table-cell table:number-columns-repeated="4"/>
          <table:table-cell table:style-name="ce18" office:value-type="float" office:value="0.222907262470609" calcext:value-type="float">
            <text:p>0.222907262470609</text:p>
          </table:table-cell>
          <table:table-cell table:number-columns-repeated="9"/>
          <table:table-cell table:style-name="ce30" office:value-type="float" office:value="0.0000377530305067421" calcext:value-type="float">
            <text:p>3.7753030506742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9.51926" calcext:value-type="float">
            <text:p>1099.51926</text:p>
          </table:table-cell>
          <table:table-cell table:number-columns-repeated="4"/>
          <table:table-cell table:style-name="ce18" office:value-type="float" office:value="0.262786450176523" calcext:value-type="float">
            <text:p>0.262786450176523</text:p>
          </table:table-cell>
          <table:table-cell table:number-columns-repeated="9"/>
          <table:table-cell table:style-name="ce30" office:value-type="float" office:value="0.0259998597293594" calcext:value-type="float">
            <text:p>0.025999859729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9.78966" calcext:value-type="float">
            <text:p>1019.78966</text:p>
          </table:table-cell>
          <table:table-cell table:number-columns-repeated="14"/>
          <table:table-cell table:style-name="ce30" office:value-type="float" office:value="0.00014633108738856" calcext:value-type="float">
            <text:p>0.0001463310873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8.845" calcext:value-type="float">
            <text:p>1028.845</text:p>
          </table:table-cell>
          <table:table-cell table:number-columns-repeated="4"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6"/>
          <table:table-cell table:style-name="ce30" office:value-type="float" office:value="-0.0000721843396833644" calcext:value-type="float">
            <text:p>-7.2184339683364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1.2848" calcext:value-type="float">
            <text:p>1071.2848</text:p>
          </table:table-cell>
          <table:table-cell table:number-columns-repeated="4"/>
          <table:table-cell table:style-name="ce18" office:value-type="float" office:value="-0.355111045915079" calcext:value-type="float">
            <text:p>-0.355111045915079</text:p>
          </table:table-cell>
          <table:table-cell table:style-name="ce22" table:formula="of:=TANH( [.G65]*[.Q1] + [.G66]*[.Q2] + [.G67]*[.Q3] + [.G68]*[.Q4] + [.G69]*[.Q5] + [.G70]*[.Q6] + [.G71]*[.Q7] + [.G72]*[.Q8] + [.G73]*[.Q9] + [.G74]*[.Q10] + [.G75]*[.Q11] + [.G76]*[.Q12] + [.G77]*[.Q13] + [.G78]*[.Q14] + [.G79]*[.Q15] + [.G80]*[.Q16] + [.G81]*[.Q17] + [.G82]*[.Q18] + [.G83]*[.Q19] + [.G84]*[.Q20] + [.G85]*[.Q21] + [.G86]*[.Q22] + [.G87]*[.Q23] + [.G88]*[.Q24] + [.G89]*[.Q25] + [.G90]*[.Q26] + [.G91]*[.Q27] + [.G92]*[.Q28] + [.G93]*[.Q29] + [.G94]*[.Q30] + [.G95]*[.Q31] )" office:value-type="float" office:value="-0.0805828613525013" calcext:value-type="float">
            <text:p>-0.080582861352501</text:p>
          </table:table-cell>
          <table:table-cell table:style-name="ce23" table:formula="of:=TANH( [.H65]*[.S1] + [.H66]*[.S2] + [.H67]*[.S3] + [.H68]*[.S4] + [.H69]*[.S5] + [.H70]*[.S6] + [.H71]*[.S7] + [.H72]*[.S8] + [.H73]*[.S9] + [.H74]*[.S10] + [.H75]*[.S11] + [.H76]*[.S12] + [.H77]*[.S13] + [.H78]*[.S14] + [.H79]*[.S15] + [.H80]*[.S16] )" office:value-type="float" office:value="0.251100382353503" calcext:value-type="float">
            <text:p>0.251100382353503</text:p>
          </table:table-cell>
          <table:table-cell table:style-name="ce24" office:value-type="float" office:value="0.268358907364502" calcext:value-type="float">
            <text:p>0.268358907364502</text:p>
          </table:table-cell>
          <table:table-cell table:style-name="ce25" table:formula="of:= ([.J66]-[.I66]) * ([.J66]-[.I66])" office:value-type="float" office:value="0.000297856685555253" calcext:value-type="float">
            <text:p>0.000297856685555</text:p>
          </table:table-cell>
          <table:table-cell table:number-columns-repeated="5"/>
          <table:table-cell table:style-name="ce30" office:value-type="float" office:value="-0.0508241864115895" calcext:value-type="float">
            <text:p>-0.050824186411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9.33083" calcext:value-type="float">
            <text:p>1139.33083</text:p>
          </table:table-cell>
          <table:table-cell table:number-columns-repeated="4"/>
          <table:table-cell table:style-name="ce18" office:value-type="float" office:value="-0.5" calcext:value-type="float">
            <text:p>-0.5</text:p>
          </table:table-cell>
          <table:table-cell table:style-name="ce22" table:formula="of:=TANH( [.G65]*[.Q32] + [.G66]*[.Q33] + [.G67]*[.Q34] + [.G68]*[.Q35] + [.G69]*[.Q36] + [.G70]*[.Q37] + [.G71]*[.Q38] + [.G72]*[.Q39] + [.G73]*[.Q40] + [.G74]*[.Q41] + [.G75]*[.Q42] + [.G76]*[.Q43] + [.G77]*[.Q44] + [.G78]*[.Q45] + [.G79]*[.Q46] + [.G80]*[.Q47] + [.G81]*[.Q48] + [.G82]*[.Q49] + [.G83]*[.Q50] + [.G84]*[.Q51] + [.G85]*[.Q52] + [.G86]*[.Q53] + [.G87]*[.Q54] + [.G88]*[.Q55] + [.G89]*[.Q56] + [.G90]*[.Q57] + [.G91]*[.Q58] + [.G92]*[.Q59] + [.G93]*[.Q60] + [.G94]*[.Q61] + [.G95]*[.Q62] )" office:value-type="float" office:value="0.103501237723349" calcext:value-type="float">
            <text:p>0.103501237723349</text:p>
          </table:table-cell>
          <table:table-cell table:style-name="ce23" table:formula="of:=TANH( [.H65]*[.S17] + [.H66]*[.S18] + [.H67]*[.S19] + [.H68]*[.S20] + [.H69]*[.S21] + [.H70]*[.S22] + [.H71]*[.S23] + [.H72]*[.S24] + [.H73]*[.S25] + [.H74]*[.S26] + [.H75]*[.S27] + [.H76]*[.S28] + [.H77]*[.S29] + [.H78]*[.S30] + [.H79]*[.S31] + [.H80]*[.S32] )" office:value-type="float" office:value="0.30198561039054" calcext:value-type="float">
            <text:p>0.30198561039054</text:p>
          </table:table-cell>
          <table:table-cell table:style-name="ce24" office:value-type="float" office:value="0.275946820878949" calcext:value-type="float">
            <text:p>0.275946820878949</text:p>
          </table:table-cell>
          <table:table-cell table:style-name="ce25" table:formula="of:= ([.J67]-[.I67]) * ([.J67]-[.I67])" office:value-type="float" office:value="0.000678018559228941" calcext:value-type="float">
            <text:p>0.000678018559229</text:p>
          </table:table-cell>
          <table:table-cell table:number-columns-repeated="5"/>
          <table:table-cell table:style-name="ce30" office:value-type="float" office:value="0.0000336396139483305" calcext:value-type="float">
            <text:p>3.3639613948330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4.61633" calcext:value-type="float">
            <text:p>1004.61633</text:p>
          </table:table-cell>
          <table:table-cell table:number-columns-repeated="4"/>
          <table:table-cell table:style-name="ce18" office:value-type="float" office:value="-0.413343794662729" calcext:value-type="float">
            <text:p>-0.413343794662729</text:p>
          </table:table-cell>
          <table:table-cell table:style-name="ce22" table:formula="of:=TANH( [.G65]*[.Q63] + [.G66]*[.Q64] + [.G67]*[.Q65] + [.G68]*[.Q66] + [.G69]*[.Q67] + [.G70]*[.Q68] + [.G71]*[.Q69] + [.G72]*[.Q70] + [.G73]*[.Q71] + [.G74]*[.Q72] + [.G75]*[.Q73] + [.G76]*[.Q74] + [.G77]*[.Q75] + [.G78]*[.Q76] + [.G79]*[.Q77] + [.G80]*[.Q78] + [.G81]*[.Q79] + [.G82]*[.Q80] + [.G83]*[.Q81] + [.G84]*[.Q82] + [.G85]*[.Q83] + [.G86]*[.Q84] + [.G87]*[.Q85] + [.G88]*[.Q86] + [.G89]*[.Q87] + [.G90]*[.Q88] + [.G91]*[.Q89] + [.G92]*[.Q90] + [.G93]*[.Q91] + [.G94]*[.Q92] + [.G95]*[.Q93] )" office:value-type="float" office:value="0.00489072115746046" calcext:value-type="float">
            <text:p>0.00489072115746</text:p>
          </table:table-cell>
          <table:table-cell table:style-name="ce23" table:formula="of:=TANH( [.H65]*[.S33] + [.H66]*[.S34] + [.H67]*[.S35] + [.H68]*[.S36] + [.H69]*[.S37] + [.H70]*[.S38] + [.H71]*[.S39] + [.H72]*[.S40] + [.H73]*[.S41] + [.H74]*[.S42] + [.H75]*[.S43] + [.H76]*[.S44] + [.H77]*[.S45] + [.H78]*[.S46] + [.H79]*[.S47] + [.H80]*[.S48] )" office:value-type="float" office:value="0.310160311073734" calcext:value-type="float">
            <text:p>0.310160311073734</text:p>
          </table:table-cell>
          <table:table-cell table:style-name="ce24" office:value-type="float" office:value="0.289780012345067" calcext:value-type="float">
            <text:p>0.289780012345067</text:p>
          </table:table-cell>
          <table:table-cell table:style-name="ce25" table:formula="of:= ([.J68]-[.I68]) * ([.J68]-[.I68])" office:value-type="float" office:value="0.000415356576269696" calcext:value-type="float">
            <text:p>0.00041535657627</text:p>
          </table:table-cell>
          <table:table-cell table:number-columns-repeated="5"/>
          <table:table-cell table:style-name="ce30" office:value-type="float" office:value="0.00000058093135387383" calcext:value-type="float">
            <text:p>5.80931353873832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9.43041" calcext:value-type="float">
            <text:p>759.43041</text:p>
          </table:table-cell>
          <table:table-cell table:number-columns-repeated="4"/>
          <table:table-cell table:style-name="ce18" office:value-type="float" office:value="-0.390464109770269" calcext:value-type="float">
            <text:p>-0.390464109770269</text:p>
          </table:table-cell>
          <table:table-cell table:style-name="ce22" table:formula="of:=TANH( [.G65]*[.Q94] + [.G66]*[.Q95] + [.G67]*[.Q96] + [.G68]*[.Q97] + [.G69]*[.Q98] + [.G70]*[.Q99] + [.G71]*[.Q100] + [.G72]*[.Q101] + [.G73]*[.Q102] + [.G74]*[.Q103] + [.G75]*[.Q104] + [.G76]*[.Q105] + [.G77]*[.Q106] + [.G78]*[.Q107] + [.G79]*[.Q108] + [.G80]*[.Q109] + [.G81]*[.Q110] + [.G82]*[.Q111] + [.G83]*[.Q112] + [.G84]*[.Q113] + [.G85]*[.Q114] + [.G86]*[.Q115] + [.G87]*[.Q116] + [.G88]*[.Q117] + [.G89]*[.Q118] + [.G90]*[.Q119] + [.G91]*[.Q120] + [.G92]*[.Q121] + [.G93]*[.Q122] + [.G94]*[.Q123] + [.G95]*[.Q124] )" office:value-type="float" office:value="0.0218534836377371" calcext:value-type="float">
            <text:p>0.021853483637737</text:p>
          </table:table-cell>
          <table:table-cell table:number-columns-repeated="8"/>
          <table:table-cell table:style-name="ce30" office:value-type="float" office:value="-0.0000156070316336949" calcext:value-type="float">
            <text:p>-1.5607031633694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9.81" calcext:value-type="float">
            <text:p>689.81</text:p>
          </table:table-cell>
          <table:table-cell table:number-columns-repeated="4"/>
          <table:table-cell table:style-name="ce18" office:value-type="float" office:value="-0.39633286918377" calcext:value-type="float">
            <text:p>-0.39633286918377</text:p>
          </table:table-cell>
          <table:table-cell table:style-name="ce22" table:formula="of:=TANH( [.G65]*[.Q125] + [.G66]*[.Q126] + [.G67]*[.Q127] + [.G68]*[.Q128] + [.G69]*[.Q129] + [.G70]*[.Q130] + [.G71]*[.Q131] + [.G72]*[.Q132] + [.G73]*[.Q133] + [.G74]*[.Q134] + [.G75]*[.Q135] + [.G76]*[.Q136] + [.G77]*[.Q137] + [.G78]*[.Q138] + [.G79]*[.Q139] + [.G80]*[.Q140] + [.G81]*[.Q141] + [.G82]*[.Q142] + [.G83]*[.Q143] + [.G84]*[.Q144] + [.G85]*[.Q145] + [.G86]*[.Q146] + [.G87]*[.Q147] + [.G88]*[.Q148] + [.G89]*[.Q149] + [.G90]*[.Q150] + [.G91]*[.Q151] + [.G92]*[.Q152] + [.G93]*[.Q153] + [.G94]*[.Q154] + [.G95]*[.Q155] )" office:value-type="float" office:value="-0.0370251016267159" calcext:value-type="float">
            <text:p>-0.037025101626716</text:p>
          </table:table-cell>
          <table:table-cell table:number-columns-repeated="8"/>
          <table:table-cell table:style-name="ce30" office:value-type="float" office:value="0.000138935864079775" calcext:value-type="float">
            <text:p>0.00013893586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1.83966" calcext:value-type="float">
            <text:p>841.83966</text:p>
          </table:table-cell>
          <table:table-cell table:number-columns-repeated="4"/>
          <table:table-cell table:style-name="ce18" office:value-type="float" office:value="-0.386544847231296" calcext:value-type="float">
            <text:p>-0.386544847231296</text:p>
          </table:table-cell>
          <table:table-cell table:style-name="ce22" table:formula="of:=TANH( [.G65]*[.Q156] + [.G66]*[.Q157] + [.G67]*[.Q158] + [.G68]*[.Q159] + [.G69]*[.Q160] + [.G70]*[.Q161] + [.G71]*[.Q162] + [.G72]*[.Q163] + [.G73]*[.Q164] + [.G74]*[.Q165] + [.G75]*[.Q166] + [.G76]*[.Q167] + [.G77]*[.Q168] + [.G78]*[.Q169] + [.G79]*[.Q170] + [.G80]*[.Q171] + [.G81]*[.Q172] + [.G82]*[.Q173] + [.G83]*[.Q174] + [.G84]*[.Q175] + [.G85]*[.Q176] + [.G86]*[.Q177] + [.G87]*[.Q178] + [.G88]*[.Q179] + [.G89]*[.Q180] + [.G90]*[.Q181] + [.G91]*[.Q182] + [.G92]*[.Q183] + [.G93]*[.Q184] + [.G94]*[.Q185] + [.G95]*[.Q186] )" office:value-type="float" office:value="0.0317126252985782" calcext:value-type="float">
            <text:p>0.031712625298578</text:p>
          </table:table-cell>
          <table:table-cell table:number-columns-repeated="8"/>
          <table:table-cell table:style-name="ce30" office:value-type="float" office:value="0.0276182075024975" calcext:value-type="float">
            <text:p>0.0276182075024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6.77599" calcext:value-type="float">
            <text:p>916.77599</text:p>
          </table:table-cell>
          <table:table-cell table:number-columns-repeated="4"/>
          <table:table-cell table:style-name="ce18" office:value-type="float" office:value="-0.375912320993734" calcext:value-type="float">
            <text:p>-0.375912320993734</text:p>
          </table:table-cell>
          <table:table-cell table:style-name="ce22" table:formula="of:=TANH( [.G65]*[.Q187] + [.G66]*[.Q188] + [.G67]*[.Q189] + [.G68]*[.Q190] + [.G69]*[.Q191] + [.G70]*[.Q192] + [.G71]*[.Q193] + [.G72]*[.Q194] + [.G73]*[.Q195] + [.G74]*[.Q196] + [.G75]*[.Q197] + [.G76]*[.Q198] + [.G77]*[.Q199] + [.G78]*[.Q200] + [.G79]*[.Q201] + [.G80]*[.Q202] + [.G81]*[.Q203] + [.G82]*[.Q204] + [.G83]*[.Q205] + [.G84]*[.Q206] + [.G85]*[.Q207] + [.G86]*[.Q208] + [.G87]*[.Q209] + [.G88]*[.Q210] + [.G89]*[.Q211] + [.G90]*[.Q212] + [.G91]*[.Q213] + [.G92]*[.Q214] + [.G93]*[.Q215] + [.G94]*[.Q216] + [.G95]*[.Q217] )" office:value-type="float" office:value="0.136535618626017" calcext:value-type="float">
            <text:p>0.136535618626017</text:p>
          </table:table-cell>
          <table:table-cell table:number-columns-repeated="8"/>
          <table:table-cell table:style-name="ce30" office:value-type="float" office:value="0.00000847633537281449" calcext:value-type="float">
            <text:p>8.47633537281449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7.42866" calcext:value-type="float">
            <text:p>967.42866</text:p>
          </table:table-cell>
          <table:table-cell table:number-columns-repeated="4"/>
          <table:table-cell table:style-name="ce18" office:value-type="float" office:value="-0.367186435163877" calcext:value-type="float">
            <text:p>-0.367186435163877</text:p>
          </table:table-cell>
          <table:table-cell table:style-name="ce22" table:formula="of:=TANH( [.G65]*[.Q218] + [.G66]*[.Q219] + [.G67]*[.Q220] + [.G68]*[.Q221] + [.G69]*[.Q222] + [.G70]*[.Q223] + [.G71]*[.Q224] + [.G72]*[.Q225] + [.G73]*[.Q226] + [.G74]*[.Q227] + [.G75]*[.Q228] + [.G76]*[.Q229] + [.G77]*[.Q230] + [.G78]*[.Q231] + [.G79]*[.Q232] + [.G80]*[.Q233] + [.G81]*[.Q234] + [.G82]*[.Q235] + [.G83]*[.Q236] + [.G84]*[.Q237] + [.G85]*[.Q238] + [.G86]*[.Q239] + [.G87]*[.Q240] + [.G88]*[.Q241] + [.G89]*[.Q242] + [.G90]*[.Q243] + [.G91]*[.Q244] + [.G92]*[.Q245] + [.G93]*[.Q246] + [.G94]*[.Q247] + [.G95]*[.Q248] )" office:value-type="float" office:value="0.999999868107138" calcext:value-type="float">
            <text:p>0.999999868107138</text:p>
          </table:table-cell>
          <table:table-cell table:number-columns-repeated="8"/>
          <table:table-cell table:style-name="ce30" office:value-type="float" office:value="-0.000191405737970406" calcext:value-type="float">
            <text:p>-0.000191405737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6.29003" calcext:value-type="float">
            <text:p>866.29003</text:p>
          </table:table-cell>
          <table:table-cell table:number-columns-repeated="4"/>
          <table:table-cell table:style-name="ce18" office:value-type="float" office:value="-0.350763905785511" calcext:value-type="float">
            <text:p>-0.350763905785511</text:p>
          </table:table-cell>
          <table:table-cell table:style-name="ce22" table:formula="of:=TANH( [.G65]*[.Q249] + [.G66]*[.Q250] + [.G67]*[.Q251] + [.G68]*[.Q252] + [.G69]*[.Q253] + [.G70]*[.Q254] + [.G71]*[.Q255] + [.G72]*[.Q256] + [.G73]*[.Q257] + [.G74]*[.Q258] + [.G75]*[.Q259] + [.G76]*[.Q260] + [.G77]*[.Q261] + [.G78]*[.Q262] + [.G79]*[.Q263] + [.G80]*[.Q264] + [.G81]*[.Q265] + [.G82]*[.Q266] + [.G83]*[.Q267] + [.G84]*[.Q268] + [.G85]*[.Q269] + [.G86]*[.Q270] + [.G87]*[.Q271] + [.G88]*[.Q272] + [.G89]*[.Q273] + [.G90]*[.Q274] + [.G91]*[.Q275] + [.G92]*[.Q276] + [.G93]*[.Q277] + [.G94]*[.Q278] + [.G95]*[.Q279] )" office:value-type="float" office:value="0.078132584824778" calcext:value-type="float">
            <text:p>0.078132584824778</text:p>
          </table:table-cell>
          <table:table-cell table:number-columns-repeated="8"/>
          <table:table-cell table:style-name="ce30" office:value-type="float" office:value="-0.000501947169950145" calcext:value-type="float">
            <text:p>-0.000501947169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1.23204" calcext:value-type="float">
            <text:p>911.23204</text:p>
          </table:table-cell>
          <table:table-cell table:number-columns-repeated="4"/>
          <table:table-cell table:style-name="ce18" office:value-type="float" office:value="-0.356616948298353" calcext:value-type="float">
            <text:p>-0.356616948298353</text:p>
          </table:table-cell>
          <table:table-cell table:style-name="ce22" table:formula="of:=TANH( [.G65]*[.Q280] + [.G66]*[.Q281] + [.G67]*[.Q282] + [.G68]*[.Q283] + [.G69]*[.Q284] + [.G70]*[.Q285] + [.G71]*[.Q286] + [.G72]*[.Q287] + [.G73]*[.Q288] + [.G74]*[.Q289] + [.G75]*[.Q290] + [.G76]*[.Q291] + [.G77]*[.Q292] + [.G78]*[.Q293] + [.G79]*[.Q294] + [.G80]*[.Q295] + [.G81]*[.Q296] + [.G82]*[.Q297] + [.G83]*[.Q298] + [.G84]*[.Q299] + [.G85]*[.Q300] + [.G86]*[.Q301] + [.G87]*[.Q302] + [.G88]*[.Q303] + [.G89]*[.Q304] + [.G90]*[.Q305] + [.G91]*[.Q306] + [.G92]*[.Q307] + [.G93]*[.Q308] + [.G94]*[.Q309] + [.G95]*[.Q310] )" office:value-type="float" office:value="0.843511811297384" calcext:value-type="float">
            <text:p>0.843511811297384</text:p>
          </table:table-cell>
          <table:table-cell table:number-columns-repeated="8"/>
          <table:table-cell table:style-name="ce30" office:value-type="float" office:value="0.000109507219645933" calcext:value-type="float">
            <text:p>0.0001095072196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9.81946" calcext:value-type="float">
            <text:p>889.81946</text:p>
          </table:table-cell>
          <table:table-cell table:number-columns-repeated="4"/>
          <table:table-cell table:style-name="ce18" office:value-type="float" office:value="-0.351052993695977" calcext:value-type="float">
            <text:p>-0.351052993695977</text:p>
          </table:table-cell>
          <table:table-cell table:style-name="ce22" table:formula="of:=TANH( [.G65]*[.Q311] + [.G66]*[.Q312] + [.G67]*[.Q313] + [.G68]*[.Q314] + [.G69]*[.Q315] + [.G70]*[.Q316] + [.G71]*[.Q317] + [.G72]*[.Q318] + [.G73]*[.Q319] + [.G74]*[.Q320] + [.G75]*[.Q321] + [.G76]*[.Q322] + [.G77]*[.Q323] + [.G78]*[.Q324] + [.G79]*[.Q325] + [.G80]*[.Q326] + [.G81]*[.Q327] + [.G82]*[.Q328] + [.G83]*[.Q329] + [.G84]*[.Q330] + [.G85]*[.Q331] + [.G86]*[.Q332] + [.G87]*[.Q333] + [.G88]*[.Q334] + [.G89]*[.Q335] + [.G90]*[.Q336] + [.G91]*[.Q337] + [.G92]*[.Q338] + [.G93]*[.Q339] + [.G94]*[.Q340] + [.G95]*[.Q341] )" office:value-type="float" office:value="-0.368573508371097" calcext:value-type="float">
            <text:p>-0.368573508371097</text:p>
          </table:table-cell>
          <table:table-cell table:number-columns-repeated="8"/>
          <table:table-cell table:style-name="ce30" office:value-type="float" office:value="0.172793914709084" calcext:value-type="float">
            <text:p>0.172793914709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8.9975" calcext:value-type="float">
            <text:p>848.9975</text:p>
          </table:table-cell>
          <table:table-cell table:number-columns-repeated="4"/>
          <table:table-cell table:style-name="ce18" office:value-type="float" office:value="-0.347138111276859" calcext:value-type="float">
            <text:p>-0.347138111276859</text:p>
          </table:table-cell>
          <table:table-cell table:style-name="ce22" table:formula="of:=TANH( [.G65]*[.Q342] + [.G66]*[.Q343] + [.G67]*[.Q344] + [.G68]*[.Q345] + [.G69]*[.Q346] + [.G70]*[.Q347] + [.G71]*[.Q348] + [.G72]*[.Q349] + [.G73]*[.Q350] + [.G74]*[.Q351] + [.G75]*[.Q352] + [.G76]*[.Q353] + [.G77]*[.Q354] + [.G78]*[.Q355] + [.G79]*[.Q356] + [.G80]*[.Q357] + [.G81]*[.Q358] + [.G82]*[.Q359] + [.G83]*[.Q360] + [.G84]*[.Q361] + [.G85]*[.Q362] + [.G86]*[.Q363] + [.G87]*[.Q364] + [.G88]*[.Q365] + [.G89]*[.Q366] + [.G90]*[.Q367] + [.G91]*[.Q368] + [.G92]*[.Q369] + [.G93]*[.Q370] + [.G94]*[.Q371] + [.G95]*[.Q372] )" office:value-type="float" office:value="0.520225434729021" calcext:value-type="float">
            <text:p>0.520225434729021</text:p>
          </table:table-cell>
          <table:table-cell table:number-columns-repeated="8"/>
          <table:table-cell table:style-name="ce30" office:value-type="float" office:value="0.00744338347110171" calcext:value-type="float">
            <text:p>0.007443383471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8.95316" calcext:value-type="float">
            <text:p>868.95316</text:p>
          </table:table-cell>
          <table:table-cell table:number-columns-repeated="4"/>
          <table:table-cell table:style-name="ce18" office:value-type="float" office:value="-0.271055772924968" calcext:value-type="float">
            <text:p>-0.271055772924968</text:p>
          </table:table-cell>
          <table:table-cell table:style-name="ce22" table:formula="of:=TANH( [.G65]*[.Q373] + [.G66]*[.Q374] + [.G67]*[.Q375] + [.G68]*[.Q376] + [.G69]*[.Q377] + [.G70]*[.Q378] + [.G71]*[.Q379] + [.G72]*[.Q380] + [.G73]*[.Q381] + [.G74]*[.Q382] + [.G75]*[.Q383] + [.G76]*[.Q384] + [.G77]*[.Q385] + [.G78]*[.Q386] + [.G79]*[.Q387] + [.G80]*[.Q388] + [.G81]*[.Q389] + [.G82]*[.Q390] + [.G83]*[.Q391] + [.G84]*[.Q392] + [.G85]*[.Q393] + [.G86]*[.Q394] + [.G87]*[.Q395] + [.G88]*[.Q396] + [.G89]*[.Q397] + [.G90]*[.Q398] + [.G91]*[.Q399] + [.G92]*[.Q400] + [.G93]*[.Q401] + [.G94]*[.Q402] + [.G95]*[.Q403] )" office:value-type="float" office:value="-0.156090905171376" calcext:value-type="float">
            <text:p>-0.156090905171376</text:p>
          </table:table-cell>
          <table:table-cell table:number-columns-repeated="8"/>
          <table:table-cell table:style-name="ce30" office:value-type="float" office:value="0.0000180603064754835" calcext:value-type="float">
            <text:p>1.8060306475483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3.80483" calcext:value-type="float">
            <text:p>653.80483</text:p>
          </table:table-cell>
          <table:table-cell table:number-columns-repeated="4"/>
          <table:table-cell table:style-name="ce18" office:value-type="float" office:value="-0.288564743796913" calcext:value-type="float">
            <text:p>-0.288564743796913</text:p>
          </table:table-cell>
          <table:table-cell table:style-name="ce22" table:formula="of:=TANH( [.G65]*[.Q404] + [.G66]*[.Q405] + [.G67]*[.Q406] + [.G68]*[.Q407] + [.G69]*[.Q408] + [.G70]*[.Q409] + [.G71]*[.Q410] + [.G72]*[.Q411] + [.G73]*[.Q412] + [.G74]*[.Q413] + [.G75]*[.Q414] + [.G76]*[.Q415] + [.G77]*[.Q416] + [.G78]*[.Q417] + [.G79]*[.Q418] + [.G80]*[.Q419] + [.G81]*[.Q420] + [.G82]*[.Q421] + [.G83]*[.Q422] + [.G84]*[.Q423] + [.G85]*[.Q424] + [.G86]*[.Q425] + [.G87]*[.Q426] + [.G88]*[.Q427] + [.G89]*[.Q428] + [.G90]*[.Q429] + [.G91]*[.Q430] + [.G92]*[.Q431] + [.G93]*[.Q432] + [.G94]*[.Q433] + [.G95]*[.Q434] )" office:value-type="float" office:value="-0.000786539485985548" calcext:value-type="float">
            <text:p>-0.000786539485986</text:p>
          </table:table-cell>
          <table:table-cell table:number-columns-repeated="8"/>
          <table:table-cell table:style-name="ce30" office:value-type="float" office:value="-0.0332685907334585" calcext:value-type="float">
            <text:p>-0.0332685907334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4.06266" calcext:value-type="float">
            <text:p>654.06266</text:p>
          </table:table-cell>
          <table:table-cell table:number-columns-repeated="4"/>
          <table:table-cell table:style-name="ce18" office:value-type="float" office:value="-0.206458967681329" calcext:value-type="float">
            <text:p>-0.206458967681329</text:p>
          </table:table-cell>
          <table:table-cell table:style-name="ce22" table:formula="of:=TANH( [.G65]*[.Q435] + [.G66]*[.Q436] + [.G67]*[.Q437] + [.G68]*[.Q438] + [.G69]*[.Q439] + [.G70]*[.Q440] + [.G71]*[.Q441] + [.G72]*[.Q442] + [.G73]*[.Q443] + [.G74]*[.Q444] + [.G75]*[.Q445] + [.G76]*[.Q446] + [.G77]*[.Q447] + [.G78]*[.Q448] + [.G79]*[.Q449] + [.G80]*[.Q450] + [.G81]*[.Q451] + [.G82]*[.Q452] + [.G83]*[.Q453] + [.G84]*[.Q454] + [.G85]*[.Q455] + [.G86]*[.Q456] + [.G87]*[.Q457] + [.G88]*[.Q458] + [.G89]*[.Q459] + [.G90]*[.Q460] + [.G91]*[.Q461] + [.G92]*[.Q462] + [.G93]*[.Q463] + [.G94]*[.Q464] + [.G95]*[.Q465] )" office:value-type="float" office:value="-0.0168508337692851" calcext:value-type="float">
            <text:p>-0.016850833769285</text:p>
          </table:table-cell>
          <table:table-cell table:number-columns-repeated="8"/>
          <table:table-cell table:style-name="ce30" office:value-type="float" office:value="0.00625484097414041" calcext:value-type="float">
            <text:p>0.00625484097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.69166" calcext:value-type="float">
            <text:p>553.69166</text:p>
          </table:table-cell>
          <table:table-cell table:number-columns-repeated="4"/>
          <table:table-cell table:style-name="ce18" office:value-type="float" office:value="-0.248027163957419" calcext:value-type="float">
            <text:p>-0.248027163957419</text:p>
          </table:table-cell>
          <table:table-cell table:number-columns-repeated="9"/>
          <table:table-cell table:style-name="ce30" office:value-type="float" office:value="0.00000000000358823404" calcext:value-type="float">
            <text:p>3.5882340388087E-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3.05883" calcext:value-type="float">
            <text:p>693.05883</text:p>
          </table:table-cell>
          <table:table-cell table:number-columns-repeated="4"/>
          <table:table-cell table:style-name="ce18" office:value-type="float" office:value="-0.204841501068792" calcext:value-type="float">
            <text:p>-0.204841501068792</text:p>
          </table:table-cell>
          <table:table-cell table:number-columns-repeated="9"/>
          <table:table-cell table:style-name="ce30" office:value-type="float" office:value="0.259635681002241" calcext:value-type="float">
            <text:p>0.2596356810022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9.38965" calcext:value-type="float">
            <text:p>649.38965</text:p>
          </table:table-cell>
          <table:table-cell table:number-columns-repeated="4"/>
          <table:table-cell table:style-name="ce18" office:value-type="float" office:value="-0.122390726101057" calcext:value-type="float">
            <text:p>-0.122390726101057</text:p>
          </table:table-cell>
          <table:table-cell table:number-columns-repeated="9"/>
          <table:table-cell table:style-name="ce30" office:value-type="float" office:value="0.00031303656252135" calcext:value-type="float">
            <text:p>0.0003130365625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5.95883" calcext:value-type="float">
            <text:p>595.95883</text:p>
          </table:table-cell>
          <table:table-cell table:number-columns-repeated="4"/>
          <table:table-cell table:style-name="ce18" office:value-type="float" office:value="-0.0555123078361976" calcext:value-type="float">
            <text:p>-0.055512307836198</text:p>
          </table:table-cell>
          <table:table-cell table:number-columns-repeated="9"/>
          <table:table-cell table:style-name="ce30" office:value-type="float" office:value="-0.0000556901286254137" calcext:value-type="float">
            <text:p>-5.5690128625413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7.68316" calcext:value-type="float">
            <text:p>647.68316</text:p>
          </table:table-cell>
          <table:table-cell table:number-columns-repeated="4"/>
          <table:table-cell table:style-name="ce18" office:value-type="float" office:value="-0.0213631757483586" calcext:value-type="float">
            <text:p>-0.021363175748359</text:p>
          </table:table-cell>
          <table:table-cell table:number-columns-repeated="9"/>
          <table:table-cell table:style-name="ce30" office:value-type="float" office:value="0.00201303651716002" calcext:value-type="float">
            <text:p>0.002013036517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1.58116" calcext:value-type="float">
            <text:p>671.58116</text:p>
          </table:table-cell>
          <table:table-cell table:number-columns-repeated="4"/>
          <table:table-cell table:style-name="ce18" office:value-type="float" office:value="0.0930209918532347" calcext:value-type="float">
            <text:p>0.093020991853235</text:p>
          </table:table-cell>
          <table:table-cell table:number-columns-repeated="9"/>
          <table:table-cell table:style-name="ce30" office:value-type="float" office:value="0.0269036044115165" calcext:value-type="float">
            <text:p>0.026903604411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9.84333" calcext:value-type="float">
            <text:p>659.84333</text:p>
          </table:table-cell>
          <table:table-cell table:number-columns-repeated="4"/>
          <table:table-cell table:style-name="ce18" office:value-type="float" office:value="0.184606979145562" calcext:value-type="float">
            <text:p>0.184606979145562</text:p>
          </table:table-cell>
          <table:table-cell table:number-columns-repeated="9"/>
          <table:table-cell table:style-name="ce30" office:value-type="float" office:value="-0.0373265116999025" calcext:value-type="float">
            <text:p>-0.0373265116999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2.00083" calcext:value-type="float">
            <text:p>702.00083</text:p>
          </table:table-cell>
          <table:table-cell table:number-columns-repeated="4"/>
          <table:table-cell table:style-name="ce18" office:value-type="float" office:value="0.291142659043655" calcext:value-type="float">
            <text:p>0.291142659043655</text:p>
          </table:table-cell>
          <table:table-cell table:number-columns-repeated="9"/>
          <table:table-cell table:style-name="ce30" office:value-type="float" office:value="0.00000471286055290566" calcext:value-type="float">
            <text:p>4.71286055290566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8.01016" calcext:value-type="float">
            <text:p>758.01016</text:p>
          </table:table-cell>
          <table:table-cell table:number-columns-repeated="4"/>
          <table:table-cell table:style-name="ce18" office:value-type="float" office:value="0.116395973828183" calcext:value-type="float">
            <text:p>0.116395973828183</text:p>
          </table:table-cell>
          <table:table-cell table:number-columns-repeated="9"/>
          <table:table-cell table:style-name="ce30" office:value-type="float" office:value="-0.00954292304238778" calcext:value-type="float">
            <text:p>-0.009542923042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4.01166" calcext:value-type="float">
            <text:p>734.01166</text:p>
          </table:table-cell>
          <table:table-cell table:number-columns-repeated="4"/>
          <table:table-cell table:style-name="ce18" office:value-type="float" office:value="0.0706766263148839" calcext:value-type="float">
            <text:p>0.070676626314884</text:p>
          </table:table-cell>
          <table:table-cell table:number-columns-repeated="9"/>
          <table:table-cell table:style-name="ce30" office:value-type="float" office:value="0.0000278015274105501" calcext:value-type="float">
            <text:p>2.7801527410550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7.92623" calcext:value-type="float">
            <text:p>717.92623</text:p>
          </table:table-cell>
          <table:table-cell table:number-columns-repeated="4"/>
          <table:table-cell table:style-name="ce18" office:value-type="float" office:value="0.0935635255224" calcext:value-type="float">
            <text:p>0.0935635255224</text:p>
          </table:table-cell>
          <table:table-cell table:number-columns-repeated="9"/>
          <table:table-cell table:style-name="ce30" office:value-type="float" office:value="0.00640354644926166" calcext:value-type="float">
            <text:p>0.006403546449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2.82022" calcext:value-type="float">
            <text:p>752.82022</text:p>
          </table:table-cell>
          <table:table-cell table:number-columns-repeated="4"/>
          <table:table-cell table:style-name="ce18" office:value-type="float" office:value="0.174839054213602" calcext:value-type="float">
            <text:p>0.174839054213602</text:p>
          </table:table-cell>
          <table:table-cell table:number-columns-repeated="9"/>
          <table:table-cell table:style-name="ce30" office:value-type="float" office:value="0.0150196799626737" calcext:value-type="float">
            <text:p>0.015019679962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4.17249" calcext:value-type="float">
            <text:p>744.17249</text:p>
          </table:table-cell>
          <table:table-cell table:number-columns-repeated="4"/>
          <table:table-cell table:style-name="ce18" office:value-type="float" office:value="0.222907262470609" calcext:value-type="float">
            <text:p>0.222907262470609</text:p>
          </table:table-cell>
          <table:table-cell table:number-columns-repeated="9"/>
          <table:table-cell table:style-name="ce30" office:value-type="float" office:value="0.0637212171753034" calcext:value-type="float">
            <text:p>0.063721217175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8.40783" calcext:value-type="float">
            <text:p>768.40783</text:p>
          </table:table-cell>
          <table:table-cell table:number-columns-repeated="4"/>
          <table:table-cell table:style-name="ce18" office:value-type="float" office:value="0.262786450176523" calcext:value-type="float">
            <text:p>0.262786450176523</text:p>
          </table:table-cell>
          <table:table-cell table:number-columns-repeated="9"/>
          <table:table-cell table:style-name="ce30" office:value-type="float" office:value="0.000482265543187236" calcext:value-type="float">
            <text:p>0.0004822655431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9.09849" calcext:value-type="float">
            <text:p>769.09849</text:p>
          </table:table-cell>
          <table:table-cell table:number-columns-repeated="4"/>
          <table:table-cell table:style-name="ce18" office:value-type="float" office:value="0.250977217622476" calcext:value-type="float">
            <text:p>0.250977217622476</text:p>
          </table:table-cell>
          <table:table-cell table:number-columns-repeated="9"/>
          <table:table-cell table:style-name="ce30" office:value-type="float" office:value="-0.000220373711699613" calcext:value-type="float">
            <text:p>-0.0002203737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4.02719" calcext:value-type="float">
            <text:p>804.02719</text:p>
          </table:table-cell>
          <table:table-cell table:number-columns-repeated="14"/>
          <table:table-cell table:style-name="ce30" office:value-type="float" office:value="0.0262503052231289" calcext:value-type="float">
            <text:p>0.0262503052231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3.31748" calcext:value-type="float">
            <text:p>813.31748</text:p>
          </table:table-cell>
          <table:table-cell table:number-columns-repeated="4"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6"/>
          <table:table-cell table:style-name="ce30" office:value-type="float" office:value="-0.000188109193236252" calcext:value-type="float">
            <text:p>-0.0001881091932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1.11583" calcext:value-type="float">
            <text:p>871.11583</text:p>
          </table:table-cell>
          <table:table-cell table:number-columns-repeated="4"/>
          <table:table-cell table:style-name="ce18" office:value-type="float" office:value="-0.5" calcext:value-type="float">
            <text:p>-0.5</text:p>
          </table:table-cell>
          <table:table-cell table:style-name="ce22" table:formula="of:=TANH( [.G97]*[.Q1] + [.G98]*[.Q2] + [.G99]*[.Q3] + [.G100]*[.Q4] + [.G101]*[.Q5] + [.G102]*[.Q6] + [.G103]*[.Q7] + [.G104]*[.Q8] + [.G105]*[.Q9] + [.G106]*[.Q10] + [.G107]*[.Q11] + [.G108]*[.Q12] + [.G109]*[.Q13] + [.G110]*[.Q14] + [.G111]*[.Q15] + [.G112]*[.Q16] + [.G113]*[.Q17] + [.G114]*[.Q18] + [.G115]*[.Q19] + [.G116]*[.Q20] + [.G117]*[.Q21] + [.G118]*[.Q22] + [.G119]*[.Q23] + [.G120]*[.Q24] + [.G121]*[.Q25] + [.G122]*[.Q26] + [.G123]*[.Q27] + [.G124]*[.Q28] + [.G125]*[.Q29] + [.G126]*[.Q30] + [.G127]*[.Q31] )" office:value-type="float" office:value="-0.063019677184873" calcext:value-type="float">
            <text:p>-0.063019677184873</text:p>
          </table:table-cell>
          <table:table-cell table:style-name="ce23" table:formula="of:=TANH( [.H97]*[.S1] + [.H98]*[.S2] + [.H99]*[.S3] + [.H100]*[.S4] + [.H101]*[.S5] + [.H102]*[.S6] + [.H103]*[.S7] + [.H104]*[.S8] + [.H105]*[.S9] + [.H106]*[.S10] + [.H107]*[.S11] + [.H108]*[.S12] + [.H109]*[.S13] + [.H110]*[.S14] + [.H111]*[.S15] + [.H112]*[.S16] )" office:value-type="float" office:value="0.247509928155791" calcext:value-type="float">
            <text:p>0.247509928155791</text:p>
          </table:table-cell>
          <table:table-cell table:style-name="ce24" office:value-type="float" office:value="0.275946820878949" calcext:value-type="float">
            <text:p>0.275946820878949</text:p>
          </table:table-cell>
          <table:table-cell table:style-name="ce25" table:formula="of:= ([.J98]-[.I98]) * ([.J98]-[.I98])" office:value-type="float" office:value="0.000808656867748391" calcext:value-type="float">
            <text:p>0.000808656867748</text:p>
          </table:table-cell>
          <table:table-cell table:number-columns-repeated="5"/>
          <table:table-cell table:style-name="ce30" office:value-type="float" office:value="-0.00327767813058566" calcext:value-type="float">
            <text:p>-0.0032776781305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0.65083" calcext:value-type="float">
            <text:p>970.65083</text:p>
          </table:table-cell>
          <table:table-cell table:number-columns-repeated="4"/>
          <table:table-cell table:style-name="ce18" office:value-type="float" office:value="-0.413343794662729" calcext:value-type="float">
            <text:p>-0.413343794662729</text:p>
          </table:table-cell>
          <table:table-cell table:style-name="ce22" table:formula="of:=TANH( [.G97]*[.Q32] + [.G98]*[.Q33] + [.G99]*[.Q34] + [.G100]*[.Q35] + [.G101]*[.Q36] + [.G102]*[.Q37] + [.G103]*[.Q38] + [.G104]*[.Q39] + [.G105]*[.Q40] + [.G106]*[.Q41] + [.G107]*[.Q42] + [.G108]*[.Q43] + [.G109]*[.Q44] + [.G110]*[.Q45] + [.G111]*[.Q46] + [.G112]*[.Q47] + [.G113]*[.Q48] + [.G114]*[.Q49] + [.G115]*[.Q50] + [.G116]*[.Q51] + [.G117]*[.Q52] + [.G118]*[.Q53] + [.G119]*[.Q54] + [.G120]*[.Q55] + [.G121]*[.Q56] + [.G122]*[.Q57] + [.G123]*[.Q58] + [.G124]*[.Q59] + [.G125]*[.Q60] + [.G126]*[.Q61] + [.G127]*[.Q62] )" office:value-type="float" office:value="0.0779822882193641" calcext:value-type="float">
            <text:p>0.077982288219364</text:p>
          </table:table-cell>
          <table:table-cell table:style-name="ce23" table:formula="of:=TANH( [.H97]*[.S17] + [.H98]*[.S18] + [.H99]*[.S19] + [.H100]*[.S20] + [.H101]*[.S21] + [.H102]*[.S22] + [.H103]*[.S23] + [.H104]*[.S24] + [.H105]*[.S25] + [.H106]*[.S26] + [.H107]*[.S27] + [.H108]*[.S28] + [.H109]*[.S29] + [.H110]*[.S30] + [.H111]*[.S31] + [.H112]*[.S32] )" office:value-type="float" office:value="0.347152446009113" calcext:value-type="float">
            <text:p>0.347152446009113</text:p>
          </table:table-cell>
          <table:table-cell table:style-name="ce24" office:value-type="float" office:value="0.289780012345067" calcext:value-type="float">
            <text:p>0.289780012345067</text:p>
          </table:table-cell>
          <table:table-cell table:style-name="ce25" table:formula="of:= ([.J99]-[.I99]) * ([.J99]-[.I99])" office:value-type="float" office:value="0.00329159614453538" calcext:value-type="float">
            <text:p>0.003291596144535</text:p>
          </table:table-cell>
          <table:table-cell table:number-columns-repeated="5"/>
          <table:table-cell table:style-name="ce30" office:value-type="float" office:value="-0.00000846186536643462" calcext:value-type="float">
            <text:p>-8.46186536643462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2.46447" calcext:value-type="float">
            <text:p>962.46447</text:p>
          </table:table-cell>
          <table:table-cell table:number-columns-repeated="4"/>
          <table:table-cell table:style-name="ce18" office:value-type="float" office:value="-0.390464109770269" calcext:value-type="float">
            <text:p>-0.390464109770269</text:p>
          </table:table-cell>
          <table:table-cell table:style-name="ce22" table:formula="of:=TANH( [.G97]*[.Q63] + [.G98]*[.Q64] + [.G99]*[.Q65] + [.G100]*[.Q66] + [.G101]*[.Q67] + [.G102]*[.Q68] + [.G103]*[.Q69] + [.G104]*[.Q70] + [.G105]*[.Q71] + [.G106]*[.Q72] + [.G107]*[.Q73] + [.G108]*[.Q74] + [.G109]*[.Q75] + [.G110]*[.Q76] + [.G111]*[.Q77] + [.G112]*[.Q78] + [.G113]*[.Q79] + [.G114]*[.Q80] + [.G115]*[.Q81] + [.G116]*[.Q82] + [.G117]*[.Q83] + [.G118]*[.Q84] + [.G119]*[.Q85] + [.G120]*[.Q86] + [.G121]*[.Q87] + [.G122]*[.Q88] + [.G123]*[.Q89] + [.G124]*[.Q90] + [.G125]*[.Q91] + [.G126]*[.Q92] + [.G127]*[.Q93] )" office:value-type="float" office:value="0.00735208281537797" calcext:value-type="float">
            <text:p>0.007352082815378</text:p>
          </table:table-cell>
          <table:table-cell table:style-name="ce23" table:formula="of:=TANH( [.H97]*[.S33] + [.H98]*[.S34] + [.H99]*[.S35] + [.H100]*[.S36] + [.H101]*[.S37] + [.H102]*[.S38] + [.H103]*[.S39] + [.H104]*[.S40] + [.H105]*[.S41] + [.H106]*[.S42] + [.H107]*[.S43] + [.H108]*[.S44] + [.H109]*[.S45] + [.H110]*[.S46] + [.H111]*[.S47] + [.H112]*[.S48] )" office:value-type="float" office:value="0.405506685701344" calcext:value-type="float">
            <text:p>0.405506685701344</text:p>
          </table:table-cell>
          <table:table-cell table:style-name="ce24" office:value-type="float" office:value="0.373642130638019" calcext:value-type="float">
            <text:p>0.373642130638019</text:p>
          </table:table-cell>
          <table:table-cell table:style-name="ce25" table:formula="of:= ([.J100]-[.I100]) * ([.J100]-[.I100])" office:value-type="float" office:value="0.00101534986938366" calcext:value-type="float">
            <text:p>0.001015349869384</text:p>
          </table:table-cell>
          <table:table-cell table:number-columns-repeated="5"/>
          <table:table-cell table:style-name="ce30" office:value-type="float" office:value="-0.00000918800067491453" calcext:value-type="float">
            <text:p>-9.18800067491453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5.75933" calcext:value-type="float">
            <text:p>855.75933</text:p>
          </table:table-cell>
          <table:table-cell table:number-columns-repeated="4"/>
          <table:table-cell table:style-name="ce18" office:value-type="float" office:value="-0.39633286918377" calcext:value-type="float">
            <text:p>-0.39633286918377</text:p>
          </table:table-cell>
          <table:table-cell table:style-name="ce22" table:formula="of:=TANH( [.G97]*[.Q94] + [.G98]*[.Q95] + [.G99]*[.Q96] + [.G100]*[.Q97] + [.G101]*[.Q98] + [.G102]*[.Q99] + [.G103]*[.Q100] + [.G104]*[.Q101] + [.G105]*[.Q102] + [.G106]*[.Q103] + [.G107]*[.Q104] + [.G108]*[.Q105] + [.G109]*[.Q106] + [.G110]*[.Q107] + [.G111]*[.Q108] + [.G112]*[.Q109] + [.G113]*[.Q110] + [.G114]*[.Q111] + [.G115]*[.Q112] + [.G116]*[.Q113] + [.G117]*[.Q114] + [.G118]*[.Q115] + [.G119]*[.Q116] + [.G120]*[.Q117] + [.G121]*[.Q118] + [.G122]*[.Q119] + [.G123]*[.Q120] + [.G124]*[.Q121] + [.G125]*[.Q122] + [.G126]*[.Q123] + [.G127]*[.Q124] )" office:value-type="float" office:value="0.0273426592276381" calcext:value-type="float">
            <text:p>0.027342659227638</text:p>
          </table:table-cell>
          <table:table-cell table:number-columns-repeated="8"/>
          <table:table-cell table:style-name="ce30" office:value-type="float" office:value="-0.000557505158263765" calcext:value-type="float">
            <text:p>-0.000557505158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0.84166" calcext:value-type="float">
            <text:p>860.84166</text:p>
          </table:table-cell>
          <table:table-cell table:number-columns-repeated="4"/>
          <table:table-cell table:style-name="ce18" office:value-type="float" office:value="-0.386544847231296" calcext:value-type="float">
            <text:p>-0.386544847231296</text:p>
          </table:table-cell>
          <table:table-cell table:style-name="ce22" table:formula="of:=TANH( [.G97]*[.Q125] + [.G98]*[.Q126] + [.G99]*[.Q127] + [.G100]*[.Q128] + [.G101]*[.Q129] + [.G102]*[.Q130] + [.G103]*[.Q131] + [.G104]*[.Q132] + [.G105]*[.Q133] + [.G106]*[.Q134] + [.G107]*[.Q135] + [.G108]*[.Q136] + [.G109]*[.Q137] + [.G110]*[.Q138] + [.G111]*[.Q139] + [.G112]*[.Q140] + [.G113]*[.Q141] + [.G114]*[.Q142] + [.G115]*[.Q143] + [.G116]*[.Q144] + [.G117]*[.Q145] + [.G118]*[.Q146] + [.G119]*[.Q147] + [.G120]*[.Q148] + [.G121]*[.Q149] + [.G122]*[.Q150] + [.G123]*[.Q151] + [.G124]*[.Q152] + [.G125]*[.Q153] + [.G126]*[.Q154] + [.G127]*[.Q155] )" office:value-type="float" office:value="-0.0201580623294053" calcext:value-type="float">
            <text:p>-0.020158062329405</text:p>
          </table:table-cell>
          <table:table-cell table:number-columns-repeated="8"/>
          <table:table-cell table:style-name="ce30" office:value-type="float" office:value="0.0173202261337349" calcext:value-type="float">
            <text:p>0.017320226133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7.5325" calcext:value-type="float">
            <text:p>847.5325</text:p>
          </table:table-cell>
          <table:table-cell table:number-columns-repeated="4"/>
          <table:table-cell table:style-name="ce18" office:value-type="float" office:value="-0.375912320993734" calcext:value-type="float">
            <text:p>-0.375912320993734</text:p>
          </table:table-cell>
          <table:table-cell table:style-name="ce22" table:formula="of:=TANH( [.G97]*[.Q156] + [.G98]*[.Q157] + [.G99]*[.Q158] + [.G100]*[.Q159] + [.G101]*[.Q160] + [.G102]*[.Q161] + [.G103]*[.Q162] + [.G104]*[.Q163] + [.G105]*[.Q164] + [.G106]*[.Q165] + [.G107]*[.Q166] + [.G108]*[.Q167] + [.G109]*[.Q168] + [.G110]*[.Q169] + [.G111]*[.Q170] + [.G112]*[.Q171] + [.G113]*[.Q172] + [.G114]*[.Q173] + [.G115]*[.Q174] + [.G116]*[.Q175] + [.G117]*[.Q176] + [.G118]*[.Q177] + [.G119]*[.Q178] + [.G120]*[.Q179] + [.G121]*[.Q180] + [.G122]*[.Q181] + [.G123]*[.Q182] + [.G124]*[.Q183] + [.G125]*[.Q184] + [.G126]*[.Q185] + [.G127]*[.Q186] )" office:value-type="float" office:value="0.0318030790189804" calcext:value-type="float">
            <text:p>0.031803079018981</text:p>
          </table:table-cell>
          <table:table-cell table:number-columns-repeated="8"/>
          <table:table-cell table:style-name="ce30" office:value-type="float" office:value="0.00000162809236773731" calcext:value-type="float">
            <text:p>1.62809236773731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2.26115" calcext:value-type="float">
            <text:p>892.26115</text:p>
          </table:table-cell>
          <table:table-cell table:number-columns-repeated="4"/>
          <table:table-cell table:style-name="ce18" office:value-type="float" office:value="-0.367186435163877" calcext:value-type="float">
            <text:p>-0.367186435163877</text:p>
          </table:table-cell>
          <table:table-cell table:style-name="ce22" table:formula="of:=TANH( [.G97]*[.Q187] + [.G98]*[.Q188] + [.G99]*[.Q189] + [.G100]*[.Q190] + [.G101]*[.Q191] + [.G102]*[.Q192] + [.G103]*[.Q193] + [.G104]*[.Q194] + [.G105]*[.Q195] + [.G106]*[.Q196] + [.G107]*[.Q197] + [.G108]*[.Q198] + [.G109]*[.Q199] + [.G110]*[.Q200] + [.G111]*[.Q201] + [.G112]*[.Q202] + [.G113]*[.Q203] + [.G114]*[.Q204] + [.G115]*[.Q205] + [.G116]*[.Q206] + [.G117]*[.Q207] + [.G118]*[.Q208] + [.G119]*[.Q209] + [.G120]*[.Q210] + [.G121]*[.Q211] + [.G122]*[.Q212] + [.G123]*[.Q213] + [.G124]*[.Q214] + [.G125]*[.Q215] + [.G126]*[.Q216] + [.G127]*[.Q217] )" office:value-type="float" office:value="0.134076456981726" calcext:value-type="float">
            <text:p>0.134076456981726</text:p>
          </table:table-cell>
          <table:table-cell table:number-columns-repeated="8"/>
          <table:table-cell table:style-name="ce30" office:value-type="float" office:value="-0.00000016111700716738" calcext:value-type="float">
            <text:p>-1.61117007167383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6.69666" calcext:value-type="float">
            <text:p>916.69666</text:p>
          </table:table-cell>
          <table:table-cell table:number-columns-repeated="4"/>
          <table:table-cell table:style-name="ce18" office:value-type="float" office:value="-0.350763905785511" calcext:value-type="float">
            <text:p>-0.350763905785511</text:p>
          </table:table-cell>
          <table:table-cell table:style-name="ce22" table:formula="of:=TANH( [.G97]*[.Q218] + [.G98]*[.Q219] + [.G99]*[.Q220] + [.G100]*[.Q221] + [.G101]*[.Q222] + [.G102]*[.Q223] + [.G103]*[.Q224] + [.G104]*[.Q225] + [.G105]*[.Q226] + [.G106]*[.Q227] + [.G107]*[.Q228] + [.G108]*[.Q229] + [.G109]*[.Q230] + [.G110]*[.Q231] + [.G111]*[.Q232] + [.G112]*[.Q233] + [.G113]*[.Q234] + [.G114]*[.Q235] + [.G115]*[.Q236] + [.G116]*[.Q237] + [.G117]*[.Q238] + [.G118]*[.Q239] + [.G119]*[.Q240] + [.G120]*[.Q241] + [.G121]*[.Q242] + [.G122]*[.Q243] + [.G123]*[.Q244] + [.G124]*[.Q245] + [.G125]*[.Q246] + [.G126]*[.Q247] + [.G127]*[.Q248] )" office:value-type="float" office:value="0.999999859075352" calcext:value-type="float">
            <text:p>0.999999859075352</text:p>
          </table:table-cell>
          <table:table-cell table:number-columns-repeated="8"/>
          <table:table-cell table:style-name="ce30" office:value-type="float" office:value="0.0000101876150578801" calcext:value-type="float">
            <text:p>1.0187615057880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3.27168" calcext:value-type="float">
            <text:p>873.27168</text:p>
          </table:table-cell>
          <table:table-cell table:number-columns-repeated="4"/>
          <table:table-cell table:style-name="ce18" office:value-type="float" office:value="-0.356616948298353" calcext:value-type="float">
            <text:p>-0.356616948298353</text:p>
          </table:table-cell>
          <table:table-cell table:style-name="ce22" table:formula="of:=TANH( [.G97]*[.Q249] + [.G98]*[.Q250] + [.G99]*[.Q251] + [.G100]*[.Q252] + [.G101]*[.Q253] + [.G102]*[.Q254] + [.G103]*[.Q255] + [.G104]*[.Q256] + [.G105]*[.Q257] + [.G106]*[.Q258] + [.G107]*[.Q259] + [.G108]*[.Q260] + [.G109]*[.Q261] + [.G110]*[.Q262] + [.G111]*[.Q263] + [.G112]*[.Q264] + [.G113]*[.Q265] + [.G114]*[.Q266] + [.G115]*[.Q267] + [.G116]*[.Q268] + [.G117]*[.Q269] + [.G118]*[.Q270] + [.G119]*[.Q271] + [.G120]*[.Q272] + [.G121]*[.Q273] + [.G122]*[.Q274] + [.G123]*[.Q275] + [.G124]*[.Q276] + [.G125]*[.Q277] + [.G126]*[.Q278] + [.G127]*[.Q279] )" office:value-type="float" office:value="0.074786421731929" calcext:value-type="float">
            <text:p>0.074786421731929</text:p>
          </table:table-cell>
          <table:table-cell table:number-columns-repeated="8"/>
          <table:table-cell table:style-name="ce30" office:value-type="float" office:value="-0.0701449891675615" calcext:value-type="float">
            <text:p>-0.0701449891675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3.69888" calcext:value-type="float">
            <text:p>863.69888</text:p>
          </table:table-cell>
          <table:table-cell table:number-columns-repeated="4"/>
          <table:table-cell table:style-name="ce18" office:value-type="float" office:value="-0.351052993695977" calcext:value-type="float">
            <text:p>-0.351052993695977</text:p>
          </table:table-cell>
          <table:table-cell table:style-name="ce22" table:formula="of:=TANH( [.G97]*[.Q280] + [.G98]*[.Q281] + [.G99]*[.Q282] + [.G100]*[.Q283] + [.G101]*[.Q284] + [.G102]*[.Q285] + [.G103]*[.Q286] + [.G104]*[.Q287] + [.G105]*[.Q288] + [.G106]*[.Q289] + [.G107]*[.Q290] + [.G108]*[.Q291] + [.G109]*[.Q292] + [.G110]*[.Q293] + [.G111]*[.Q294] + [.G112]*[.Q295] + [.G113]*[.Q296] + [.G114]*[.Q297] + [.G115]*[.Q298] + [.G116]*[.Q299] + [.G117]*[.Q300] + [.G118]*[.Q301] + [.G119]*[.Q302] + [.G120]*[.Q303] + [.G121]*[.Q304] + [.G122]*[.Q305] + [.G123]*[.Q306] + [.G124]*[.Q307] + [.G125]*[.Q308] + [.G126]*[.Q309] + [.G127]*[.Q310] )" office:value-type="float" office:value="0.819970597132774" calcext:value-type="float">
            <text:p>0.819970597132774</text:p>
          </table:table-cell>
          <table:table-cell table:number-columns-repeated="8"/>
          <table:table-cell table:style-name="ce30" office:value-type="float" office:value="-0.00101845100460818" calcext:value-type="float">
            <text:p>-0.001018451004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3.25666" calcext:value-type="float">
            <text:p>853.25666</text:p>
          </table:table-cell>
          <table:table-cell table:number-columns-repeated="4"/>
          <table:table-cell table:style-name="ce18" office:value-type="float" office:value="-0.347138111276859" calcext:value-type="float">
            <text:p>-0.347138111276859</text:p>
          </table:table-cell>
          <table:table-cell table:style-name="ce22" table:formula="of:=TANH( [.G97]*[.Q311] + [.G98]*[.Q312] + [.G99]*[.Q313] + [.G100]*[.Q314] + [.G101]*[.Q315] + [.G102]*[.Q316] + [.G103]*[.Q317] + [.G104]*[.Q318] + [.G105]*[.Q319] + [.G106]*[.Q320] + [.G107]*[.Q321] + [.G108]*[.Q322] + [.G109]*[.Q323] + [.G110]*[.Q324] + [.G111]*[.Q325] + [.G112]*[.Q326] + [.G113]*[.Q327] + [.G114]*[.Q328] + [.G115]*[.Q329] + [.G116]*[.Q330] + [.G117]*[.Q331] + [.G118]*[.Q332] + [.G119]*[.Q333] + [.G120]*[.Q334] + [.G121]*[.Q335] + [.G122]*[.Q336] + [.G123]*[.Q337] + [.G124]*[.Q338] + [.G125]*[.Q339] + [.G126]*[.Q340] + [.G127]*[.Q341] )" office:value-type="float" office:value="-0.541146318412987" calcext:value-type="float">
            <text:p>-0.541146318412987</text:p>
          </table:table-cell>
          <table:table-cell table:number-columns-repeated="8"/>
          <table:table-cell table:style-name="ce30" office:value-type="float" office:value="-0.000452132497577882" calcext:value-type="float">
            <text:p>-0.0004521324975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4.07416" calcext:value-type="float">
            <text:p>874.07416</text:p>
          </table:table-cell>
          <table:table-cell table:number-columns-repeated="4"/>
          <table:table-cell table:style-name="ce18" office:value-type="float" office:value="-0.271055772924968" calcext:value-type="float">
            <text:p>-0.271055772924968</text:p>
          </table:table-cell>
          <table:table-cell table:style-name="ce22" table:formula="of:=TANH( [.G97]*[.Q342] + [.G98]*[.Q343] + [.G99]*[.Q344] + [.G100]*[.Q345] + [.G101]*[.Q346] + [.G102]*[.Q347] + [.G103]*[.Q348] + [.G104]*[.Q349] + [.G105]*[.Q350] + [.G106]*[.Q351] + [.G107]*[.Q352] + [.G108]*[.Q353] + [.G109]*[.Q354] + [.G110]*[.Q355] + [.G111]*[.Q356] + [.G112]*[.Q357] + [.G113]*[.Q358] + [.G114]*[.Q359] + [.G115]*[.Q360] + [.G116]*[.Q361] + [.G117]*[.Q362] + [.G118]*[.Q363] + [.G119]*[.Q364] + [.G120]*[.Q365] + [.G121]*[.Q366] + [.G122]*[.Q367] + [.G123]*[.Q368] + [.G124]*[.Q369] + [.G125]*[.Q370] + [.G126]*[.Q371] + [.G127]*[.Q372] )" office:value-type="float" office:value="0.594840356913157" calcext:value-type="float">
            <text:p>0.594840356913157</text:p>
          </table:table-cell>
          <table:table-cell table:number-columns-repeated="8"/>
          <table:table-cell table:style-name="ce30" office:value-type="float" office:value="-0.0305021915293565" calcext:value-type="float">
            <text:p>-0.0305021915293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2.19173" calcext:value-type="float">
            <text:p>842.19173</text:p>
          </table:table-cell>
          <table:table-cell table:number-columns-repeated="4"/>
          <table:table-cell table:style-name="ce18" office:value-type="float" office:value="-0.288564743796913" calcext:value-type="float">
            <text:p>-0.288564743796913</text:p>
          </table:table-cell>
          <table:table-cell table:style-name="ce22" table:formula="of:=TANH( [.G97]*[.Q373] + [.G98]*[.Q374] + [.G99]*[.Q375] + [.G100]*[.Q376] + [.G101]*[.Q377] + [.G102]*[.Q378] + [.G103]*[.Q379] + [.G104]*[.Q380] + [.G105]*[.Q381] + [.G106]*[.Q382] + [.G107]*[.Q383] + [.G108]*[.Q384] + [.G109]*[.Q385] + [.G110]*[.Q386] + [.G111]*[.Q387] + [.G112]*[.Q388] + [.G113]*[.Q389] + [.G114]*[.Q390] + [.G115]*[.Q391] + [.G116]*[.Q392] + [.G117]*[.Q393] + [.G118]*[.Q394] + [.G119]*[.Q395] + [.G120]*[.Q396] + [.G121]*[.Q397] + [.G122]*[.Q398] + [.G123]*[.Q399] + [.G124]*[.Q400] + [.G125]*[.Q401] + [.G126]*[.Q402] + [.G127]*[.Q403] )" office:value-type="float" office:value="-0.0989363390528784" calcext:value-type="float">
            <text:p>-0.098936339052878</text:p>
          </table:table-cell>
          <table:table-cell table:number-columns-repeated="8"/>
          <table:table-cell table:style-name="ce30" office:value-type="float" office:value="0.00178693130542003" calcext:value-type="float">
            <text:p>0.001786931305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4.86666" calcext:value-type="float">
            <text:p>834.86666</text:p>
          </table:table-cell>
          <table:table-cell table:number-columns-repeated="4"/>
          <table:table-cell table:style-name="ce18" office:value-type="float" office:value="-0.206458967681329" calcext:value-type="float">
            <text:p>-0.206458967681329</text:p>
          </table:table-cell>
          <table:table-cell table:style-name="ce22" table:formula="of:=TANH( [.G97]*[.Q404] + [.G98]*[.Q405] + [.G99]*[.Q406] + [.G100]*[.Q407] + [.G101]*[.Q408] + [.G102]*[.Q409] + [.G103]*[.Q410] + [.G104]*[.Q411] + [.G105]*[.Q412] + [.G106]*[.Q413] + [.G107]*[.Q414] + [.G108]*[.Q415] + [.G109]*[.Q416] + [.G110]*[.Q417] + [.G111]*[.Q418] + [.G112]*[.Q419] + [.G113]*[.Q420] + [.G114]*[.Q421] + [.G115]*[.Q422] + [.G116]*[.Q423] + [.G117]*[.Q424] + [.G118]*[.Q425] + [.G119]*[.Q426] + [.G120]*[.Q427] + [.G121]*[.Q428] + [.G122]*[.Q429] + [.G123]*[.Q430] + [.G124]*[.Q431] + [.G125]*[.Q432] + [.G126]*[.Q433] + [.G127]*[.Q434] )" office:value-type="float" office:value="-0.0168672146962675" calcext:value-type="float">
            <text:p>-0.016867214696268</text:p>
          </table:table-cell>
          <table:table-cell table:number-columns-repeated="8"/>
          <table:table-cell table:style-name="ce30" office:value-type="float" office:value="0.00521311098473676" calcext:value-type="float">
            <text:p>0.0052131109847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8.42916" calcext:value-type="float">
            <text:p>838.42916</text:p>
          </table:table-cell>
          <table:table-cell table:number-columns-repeated="4"/>
          <table:table-cell table:style-name="ce18" office:value-type="float" office:value="-0.248027163957419" calcext:value-type="float">
            <text:p>-0.248027163957419</text:p>
          </table:table-cell>
          <table:table-cell table:style-name="ce22" table:formula="of:=TANH( [.G97]*[.Q435] + [.G98]*[.Q436] + [.G99]*[.Q437] + [.G100]*[.Q438] + [.G101]*[.Q439] + [.G102]*[.Q440] + [.G103]*[.Q441] + [.G104]*[.Q442] + [.G105]*[.Q443] + [.G106]*[.Q444] + [.G107]*[.Q445] + [.G108]*[.Q446] + [.G109]*[.Q447] + [.G110]*[.Q448] + [.G111]*[.Q449] + [.G112]*[.Q450] + [.G113]*[.Q451] + [.G114]*[.Q452] + [.G115]*[.Q453] + [.G116]*[.Q454] + [.G117]*[.Q455] + [.G118]*[.Q456] + [.G119]*[.Q457] + [.G120]*[.Q458] + [.G121]*[.Q459] + [.G122]*[.Q460] + [.G123]*[.Q461] + [.G124]*[.Q462] + [.G125]*[.Q463] + [.G126]*[.Q464] + [.G127]*[.Q465] )" office:value-type="float" office:value="-0.0173953362423943" calcext:value-type="float">
            <text:p>-0.017395336242394</text:p>
          </table:table-cell>
          <table:table-cell table:number-columns-repeated="8"/>
          <table:table-cell table:style-name="ce30" office:value-type="float" office:value="-0.00000206987247937276" calcext:value-type="float">
            <text:p>-2.06987247937276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1.87583" calcext:value-type="float">
            <text:p>881.87583</text:p>
          </table:table-cell>
          <table:table-cell table:number-columns-repeated="4"/>
          <table:table-cell table:style-name="ce18" office:value-type="float" office:value="-0.204841501068792" calcext:value-type="float">
            <text:p>-0.204841501068792</text:p>
          </table:table-cell>
          <table:table-cell table:number-columns-repeated="9"/>
          <table:table-cell table:style-name="ce30" office:value-type="float" office:value="-0.0000250946803455675" calcext:value-type="float">
            <text:p>-2.5094680345567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3.28916" calcext:value-type="float">
            <text:p>873.28916</text:p>
          </table:table-cell>
          <table:table-cell table:number-columns-repeated="4"/>
          <table:table-cell table:style-name="ce18" office:value-type="float" office:value="-0.122390726101057" calcext:value-type="float">
            <text:p>-0.122390726101057</text:p>
          </table:table-cell>
          <table:table-cell table:number-columns-repeated="9"/>
          <table:table-cell table:style-name="ce30" office:value-type="float" office:value="0.0522002717598106" calcext:value-type="float">
            <text:p>0.0522002717598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4.13266" calcext:value-type="float">
            <text:p>874.13266</text:p>
          </table:table-cell>
          <table:table-cell table:number-columns-repeated="4"/>
          <table:table-cell table:style-name="ce18" office:value-type="float" office:value="-0.0555123078361976" calcext:value-type="float">
            <text:p>-0.055512307836198</text:p>
          </table:table-cell>
          <table:table-cell table:number-columns-repeated="9"/>
          <table:table-cell table:style-name="ce30" office:value-type="float" office:value="0.000280067455164157" calcext:value-type="float">
            <text:p>0.0002800674551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4.56116" calcext:value-type="float">
            <text:p>864.56116</text:p>
          </table:table-cell>
          <table:table-cell table:number-columns-repeated="4"/>
          <table:table-cell table:style-name="ce18" office:value-type="float" office:value="-0.0213631757483586" calcext:value-type="float">
            <text:p>-0.021363175748359</text:p>
          </table:table-cell>
          <table:table-cell table:number-columns-repeated="9"/>
          <table:table-cell table:style-name="ce30" office:value-type="float" office:value="0.000784319995852476" calcext:value-type="float">
            <text:p>0.0007843199958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8.14997" calcext:value-type="float">
            <text:p>838.14997</text:p>
          </table:table-cell>
          <table:table-cell table:number-columns-repeated="4"/>
          <table:table-cell table:style-name="ce18" office:value-type="float" office:value="0.0930209918532347" calcext:value-type="float">
            <text:p>0.093020991853235</text:p>
          </table:table-cell>
          <table:table-cell table:number-columns-repeated="9"/>
          <table:table-cell table:style-name="ce30" office:value-type="float" office:value="0.0000710874939420524" calcext:value-type="float">
            <text:p>7.1087493942052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4.57416" calcext:value-type="float">
            <text:p>834.57416</text:p>
          </table:table-cell>
          <table:table-cell table:number-columns-repeated="4"/>
          <table:table-cell table:style-name="ce18" office:value-type="float" office:value="0.184606979145562" calcext:value-type="float">
            <text:p>0.184606979145562</text:p>
          </table:table-cell>
          <table:table-cell table:number-columns-repeated="9"/>
          <table:table-cell table:style-name="ce30" office:value-type="float" office:value="-0.000564814072671536" calcext:value-type="float">
            <text:p>-0.0005648140726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8.12641" calcext:value-type="float">
            <text:p>858.12641</text:p>
          </table:table-cell>
          <table:table-cell table:number-columns-repeated="4"/>
          <table:table-cell table:style-name="ce18" office:value-type="float" office:value="0.291142659043655" calcext:value-type="float">
            <text:p>0.291142659043655</text:p>
          </table:table-cell>
          <table:table-cell table:number-columns-repeated="9"/>
          <table:table-cell table:style-name="ce30" office:value-type="float" office:value="-0.0160312493901167" calcext:value-type="float">
            <text:p>-0.016031249390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7.08337" calcext:value-type="float">
            <text:p>887.08337</text:p>
          </table:table-cell>
          <table:table-cell table:number-columns-repeated="4"/>
          <table:table-cell table:style-name="ce18" office:value-type="float" office:value="0.116395973828183" calcext:value-type="float">
            <text:p>0.116395973828183</text:p>
          </table:table-cell>
          <table:table-cell table:number-columns-repeated="9"/>
          <table:table-cell table:style-name="ce30" office:value-type="float" office:value="-0.00123065317404192" calcext:value-type="float">
            <text:p>-0.001230653174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0.53133" calcext:value-type="float">
            <text:p>830.53133</text:p>
          </table:table-cell>
          <table:table-cell table:number-columns-repeated="4"/>
          <table:table-cell table:style-name="ce18" office:value-type="float" office:value="0.0706766263148839" calcext:value-type="float">
            <text:p>0.070676626314884</text:p>
          </table:table-cell>
          <table:table-cell table:number-columns-repeated="9"/>
          <table:table-cell table:style-name="ce30" office:value-type="float" office:value="0.00400955784975252" calcext:value-type="float">
            <text:p>0.004009557849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2.89496" calcext:value-type="float">
            <text:p>832.89496</text:p>
          </table:table-cell>
          <table:table-cell table:number-columns-repeated="4"/>
          <table:table-cell table:style-name="ce18" office:value-type="float" office:value="0.0935635255224" calcext:value-type="float">
            <text:p>0.0935635255224</text:p>
          </table:table-cell>
          <table:table-cell table:number-columns-repeated="9"/>
          <table:table-cell table:style-name="ce30" office:value-type="float" office:value="-0.0141163875955107" calcext:value-type="float">
            <text:p>-0.0141163875955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2.87399" calcext:value-type="float">
            <text:p>832.87399</text:p>
          </table:table-cell>
          <table:table-cell table:number-columns-repeated="4"/>
          <table:table-cell table:style-name="ce18" office:value-type="float" office:value="0.174839054213602" calcext:value-type="float">
            <text:p>0.174839054213602</text:p>
          </table:table-cell>
          <table:table-cell table:number-columns-repeated="9"/>
          <table:table-cell table:style-name="ce30" office:value-type="float" office:value="-0.00744667700011953" calcext:value-type="float">
            <text:p>-0.00744667700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1.48914" calcext:value-type="float">
            <text:p>841.48914</text:p>
          </table:table-cell>
          <table:table-cell table:number-columns-repeated="4"/>
          <table:table-cell table:style-name="ce18" office:value-type="float" office:value="0.222907262470609" calcext:value-type="float">
            <text:p>0.222907262470609</text:p>
          </table:table-cell>
          <table:table-cell table:number-columns-repeated="9"/>
          <table:table-cell table:style-name="ce30" office:value-type="float" office:value="0.0649735566410836" calcext:value-type="float">
            <text:p>0.064973556641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7.36383" calcext:value-type="float">
            <text:p>847.36383</text:p>
          </table:table-cell>
          <table:table-cell table:number-columns-repeated="4"/>
          <table:table-cell table:style-name="ce18" office:value-type="float" office:value="0.262786450176523" calcext:value-type="float">
            <text:p>0.262786450176523</text:p>
          </table:table-cell>
          <table:table-cell table:number-columns-repeated="9"/>
          <table:table-cell table:style-name="ce30" office:value-type="float" office:value="-0.000545867218663769" calcext:value-type="float">
            <text:p>-0.000545867218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4.7225" calcext:value-type="float">
            <text:p>854.7225</text:p>
          </table:table-cell>
          <table:table-cell table:number-columns-repeated="4"/>
          <table:table-cell table:style-name="ce18" office:value-type="float" office:value="0.250977217622476" calcext:value-type="float">
            <text:p>0.250977217622476</text:p>
          </table:table-cell>
          <table:table-cell table:number-columns-repeated="9"/>
          <table:table-cell table:style-name="ce30" office:value-type="float" office:value="-0.0000128713654717387" calcext:value-type="float">
            <text:p>-1.2871365471738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6.03366" calcext:value-type="float">
            <text:p>856.03366</text:p>
          </table:table-cell>
          <table:table-cell table:number-columns-repeated="4"/>
          <table:table-cell table:style-name="ce18" office:value-type="float" office:value="0.268358907364502" calcext:value-type="float">
            <text:p>0.268358907364502</text:p>
          </table:table-cell>
          <table:table-cell table:number-columns-repeated="9"/>
          <table:table-cell table:style-name="ce30" office:value-type="float" office:value="-0.0161819823789881" calcext:value-type="float">
            <text:p>-0.0161819823789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7.70697" calcext:value-type="float">
            <text:p>847.70697</text:p>
          </table:table-cell>
          <table:table-cell table:number-columns-repeated="14"/>
          <table:table-cell table:style-name="ce30" office:value-type="float" office:value="0.0000528498031965129" calcext:value-type="float">
            <text:p>5.2849803196512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4.28836" calcext:value-type="float">
            <text:p>844.28836</text:p>
          </table:table-cell>
          <table:table-cell table:number-columns-repeated="4"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6"/>
          <table:table-cell table:style-name="ce30" office:value-type="float" office:value="0.000124929071082872" calcext:value-type="float">
            <text:p>0.000124929071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2.75333" calcext:value-type="float">
            <text:p>802.75333</text:p>
          </table:table-cell>
          <table:table-cell table:number-columns-repeated="4"/>
          <table:table-cell table:style-name="ce18" office:value-type="float" office:value="-0.413343794662729" calcext:value-type="float">
            <text:p>-0.413343794662729</text:p>
          </table:table-cell>
          <table:table-cell table:style-name="ce22" table:formula="of:=TANH( [.G129]*[.Q1] + [.G130]*[.Q2] + [.G131]*[.Q3] + [.G132]*[.Q4] + [.G133]*[.Q5] + [.G134]*[.Q6] + [.G135]*[.Q7] + [.G136]*[.Q8] + [.G137]*[.Q9] + [.G138]*[.Q10] + [.G139]*[.Q11] + [.G140]*[.Q12] + [.G141]*[.Q13] + [.G142]*[.Q14] + [.G143]*[.Q15] + [.G144]*[.Q16] + [.G145]*[.Q17] + [.G146]*[.Q18] + [.G147]*[.Q19] + [.G148]*[.Q20] + [.G149]*[.Q21] + [.G150]*[.Q22] + [.G151]*[.Q23] + [.G152]*[.Q24] + [.G153]*[.Q25] + [.G154]*[.Q26] + [.G155]*[.Q27] + [.G156]*[.Q28] + [.G157]*[.Q29] + [.G158]*[.Q30] + [.G159]*[.Q31] )" office:value-type="float" office:value="-0.0794254026815012" calcext:value-type="float">
            <text:p>-0.079425402681501</text:p>
          </table:table-cell>
          <table:table-cell table:style-name="ce23" table:formula="of:=TANH( [.H129]*[.S1] + [.H130]*[.S2] + [.H131]*[.S3] + [.H132]*[.S4] + [.H133]*[.S5] + [.H134]*[.S6] + [.H135]*[.S7] + [.H136]*[.S8] + [.H137]*[.S9] + [.H138]*[.S10] + [.H139]*[.S11] + [.H140]*[.S12] + [.H141]*[.S13] + [.H142]*[.S14] + [.H143]*[.S15] + [.H144]*[.S16] )" office:value-type="float" office:value="0.287856544338002" calcext:value-type="float">
            <text:p>0.287856544338002</text:p>
          </table:table-cell>
          <table:table-cell table:style-name="ce24" office:value-type="float" office:value="0.289780012345067" calcext:value-type="float">
            <text:p>0.289780012345067</text:p>
          </table:table-cell>
          <table:table-cell table:style-name="ce25" table:formula="of:= ([.J130]-[.I130]) * ([.J130]-[.I130])" office:value-type="float" office:value="0.00000369972917420495" calcext:value-type="float">
            <text:p>3.69972917420495E-06</text:p>
          </table:table-cell>
          <table:table-cell table:number-columns-repeated="5"/>
          <table:table-cell table:style-name="ce30" office:value-type="float" office:value="0.000294998072352124" calcext:value-type="float">
            <text:p>0.0002949980723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8.43559" calcext:value-type="float">
            <text:p>748.43559</text:p>
          </table:table-cell>
          <table:table-cell table:number-columns-repeated="4"/>
          <table:table-cell table:style-name="ce18" office:value-type="float" office:value="-0.390464109770269" calcext:value-type="float">
            <text:p>-0.390464109770269</text:p>
          </table:table-cell>
          <table:table-cell table:style-name="ce22" table:formula="of:=TANH( [.G129]*[.Q32] + [.G130]*[.Q33] + [.G131]*[.Q34] + [.G132]*[.Q35] + [.G133]*[.Q36] + [.G134]*[.Q37] + [.G135]*[.Q38] + [.G136]*[.Q39] + [.G137]*[.Q40] + [.G138]*[.Q41] + [.G139]*[.Q42] + [.G140]*[.Q43] + [.G141]*[.Q44] + [.G142]*[.Q45] + [.G143]*[.Q46] + [.G144]*[.Q47] + [.G145]*[.Q48] + [.G146]*[.Q49] + [.G147]*[.Q50] + [.G148]*[.Q51] + [.G149]*[.Q52] + [.G150]*[.Q53] + [.G151]*[.Q54] + [.G152]*[.Q55] + [.G153]*[.Q56] + [.G154]*[.Q57] + [.G155]*[.Q58] + [.G156]*[.Q59] + [.G157]*[.Q60] + [.G158]*[.Q61] + [.G159]*[.Q62] )" office:value-type="float" office:value="0.0731934704573594" calcext:value-type="float">
            <text:p>0.073193470457359</text:p>
          </table:table-cell>
          <table:table-cell table:style-name="ce23" table:formula="of:=TANH( [.H129]*[.S17] + [.H130]*[.S18] + [.H131]*[.S19] + [.H132]*[.S20] + [.H133]*[.S21] + [.H134]*[.S22] + [.H135]*[.S23] + [.H136]*[.S24] + [.H137]*[.S25] + [.H138]*[.S26] + [.H139]*[.S27] + [.H140]*[.S28] + [.H141]*[.S29] + [.H142]*[.S30] + [.H143]*[.S31] + [.H144]*[.S32] )" office:value-type="float" office:value="0.350093527456571" calcext:value-type="float">
            <text:p>0.350093527456571</text:p>
          </table:table-cell>
          <table:table-cell table:style-name="ce24" office:value-type="float" office:value="0.373642130638019" calcext:value-type="float">
            <text:p>0.373642130638019</text:p>
          </table:table-cell>
          <table:table-cell table:style-name="ce25" table:formula="of:= ([.J131]-[.I131]) * ([.J131]-[.I131])" office:value-type="float" office:value="0.000554536711797312" calcext:value-type="float">
            <text:p>0.000554536711797</text:p>
          </table:table-cell>
          <table:table-cell table:number-columns-repeated="5"/>
          <table:table-cell table:style-name="ce30" office:value-type="float" office:value="0.00247787960805459" calcext:value-type="float">
            <text:p>0.002477879608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2.66914" calcext:value-type="float">
            <text:p>692.66914</text:p>
          </table:table-cell>
          <table:table-cell table:number-columns-repeated="4"/>
          <table:table-cell table:style-name="ce18" office:value-type="float" office:value="-0.39633286918377" calcext:value-type="float">
            <text:p>-0.39633286918377</text:p>
          </table:table-cell>
          <table:table-cell table:style-name="ce22" table:formula="of:=TANH( [.G129]*[.Q63] + [.G130]*[.Q64] + [.G131]*[.Q65] + [.G132]*[.Q66] + [.G133]*[.Q67] + [.G134]*[.Q68] + [.G135]*[.Q69] + [.G136]*[.Q70] + [.G137]*[.Q71] + [.G138]*[.Q72] + [.G139]*[.Q73] + [.G140]*[.Q74] + [.G141]*[.Q75] + [.G142]*[.Q76] + [.G143]*[.Q77] + [.G144]*[.Q78] + [.G145]*[.Q79] + [.G146]*[.Q80] + [.G147]*[.Q81] + [.G148]*[.Q82] + [.G149]*[.Q83] + [.G150]*[.Q84] + [.G151]*[.Q85] + [.G152]*[.Q86] + [.G153]*[.Q87] + [.G154]*[.Q88] + [.G155]*[.Q89] + [.G156]*[.Q90] + [.G157]*[.Q91] + [.G158]*[.Q92] + [.G159]*[.Q93] )" office:value-type="float" office:value="0.0464786829123415" calcext:value-type="float">
            <text:p>0.046478682912342</text:p>
          </table:table-cell>
          <table:table-cell table:style-name="ce23" table:formula="of:=TANH( [.H129]*[.S33] + [.H130]*[.S34] + [.H131]*[.S35] + [.H132]*[.S36] + [.H133]*[.S37] + [.H134]*[.S38] + [.H135]*[.S39] + [.H136]*[.S40] + [.H137]*[.S41] + [.H138]*[.S42] + [.H139]*[.S43] + [.H140]*[.S44] + [.H141]*[.S45] + [.H142]*[.S46] + [.H143]*[.S47] + [.H144]*[.S48] )" office:value-type="float" office:value="0.457673690064867" calcext:value-type="float">
            <text:p>0.457673690064867</text:p>
          </table:table-cell>
          <table:table-cell table:style-name="ce24" office:value-type="float" office:value="0.5" calcext:value-type="float">
            <text:p>0.5</text:p>
          </table:table-cell>
          <table:table-cell table:style-name="ce25" table:formula="of:= ([.J132]-[.I132]) * ([.J132]-[.I132])" office:value-type="float" office:value="0.00179151651272493" calcext:value-type="float">
            <text:p>0.001791516512725</text:p>
          </table:table-cell>
          <table:table-cell table:number-columns-repeated="5"/>
          <table:table-cell table:style-name="ce30" office:value-type="float" office:value="-0.00117664466469116" calcext:value-type="float">
            <text:p>-0.0011766446646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8.86463" calcext:value-type="float">
            <text:p>668.86463</text:p>
          </table:table-cell>
          <table:table-cell table:number-columns-repeated="4"/>
          <table:table-cell table:style-name="ce18" office:value-type="float" office:value="-0.386544847231296" calcext:value-type="float">
            <text:p>-0.386544847231296</text:p>
          </table:table-cell>
          <table:table-cell table:style-name="ce22" table:formula="of:=TANH( [.G129]*[.Q94] + [.G130]*[.Q95] + [.G131]*[.Q96] + [.G132]*[.Q97] + [.G133]*[.Q98] + [.G134]*[.Q99] + [.G135]*[.Q100] + [.G136]*[.Q101] + [.G137]*[.Q102] + [.G138]*[.Q103] + [.G139]*[.Q104] + [.G140]*[.Q105] + [.G141]*[.Q106] + [.G142]*[.Q107] + [.G143]*[.Q108] + [.G144]*[.Q109] + [.G145]*[.Q110] + [.G146]*[.Q111] + [.G147]*[.Q112] + [.G148]*[.Q113] + [.G149]*[.Q114] + [.G150]*[.Q115] + [.G151]*[.Q116] + [.G152]*[.Q117] + [.G153]*[.Q118] + [.G154]*[.Q119] + [.G155]*[.Q120] + [.G156]*[.Q121] + [.G157]*[.Q122] + [.G158]*[.Q123] + [.G159]*[.Q124] )" office:value-type="float" office:value="0.0321036584664822" calcext:value-type="float">
            <text:p>0.032103658466482</text:p>
          </table:table-cell>
          <table:table-cell table:number-columns-repeated="8"/>
          <table:table-cell table:style-name="ce30" office:value-type="float" office:value="-0.0000349797252369865" calcext:value-type="float">
            <text:p>-3.4979725236986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0.44843" calcext:value-type="float">
            <text:p>700.44843</text:p>
          </table:table-cell>
          <table:table-cell table:number-columns-repeated="4"/>
          <table:table-cell table:style-name="ce18" office:value-type="float" office:value="-0.375912320993734" calcext:value-type="float">
            <text:p>-0.375912320993734</text:p>
          </table:table-cell>
          <table:table-cell table:style-name="ce22" table:formula="of:=TANH( [.G129]*[.Q125] + [.G130]*[.Q126] + [.G131]*[.Q127] + [.G132]*[.Q128] + [.G133]*[.Q129] + [.G134]*[.Q130] + [.G135]*[.Q131] + [.G136]*[.Q132] + [.G137]*[.Q133] + [.G138]*[.Q134] + [.G139]*[.Q135] + [.G140]*[.Q136] + [.G141]*[.Q137] + [.G142]*[.Q138] + [.G143]*[.Q139] + [.G144]*[.Q140] + [.G145]*[.Q141] + [.G146]*[.Q142] + [.G147]*[.Q143] + [.G148]*[.Q144] + [.G149]*[.Q145] + [.G150]*[.Q146] + [.G151]*[.Q147] + [.G152]*[.Q148] + [.G153]*[.Q149] + [.G154]*[.Q150] + [.G155]*[.Q151] + [.G156]*[.Q152] + [.G157]*[.Q153] + [.G158]*[.Q154] + [.G159]*[.Q155] )" office:value-type="float" office:value="-0.0301561166292076" calcext:value-type="float">
            <text:p>-0.030156116629208</text:p>
          </table:table-cell>
          <table:table-cell table:number-columns-repeated="8"/>
          <table:table-cell table:style-name="ce30" office:value-type="float" office:value="0.00238422362875587" calcext:value-type="float">
            <text:p>0.0023842236287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4.3125" calcext:value-type="float">
            <text:p>694.3125</text:p>
          </table:table-cell>
          <table:table-cell table:number-columns-repeated="4"/>
          <table:table-cell table:style-name="ce18" office:value-type="float" office:value="-0.367186435163877" calcext:value-type="float">
            <text:p>-0.367186435163877</text:p>
          </table:table-cell>
          <table:table-cell table:style-name="ce22" table:formula="of:=TANH( [.G129]*[.Q156] + [.G130]*[.Q157] + [.G131]*[.Q158] + [.G132]*[.Q159] + [.G133]*[.Q160] + [.G134]*[.Q161] + [.G135]*[.Q162] + [.G136]*[.Q163] + [.G137]*[.Q164] + [.G138]*[.Q165] + [.G139]*[.Q166] + [.G140]*[.Q167] + [.G141]*[.Q168] + [.G142]*[.Q169] + [.G143]*[.Q170] + [.G144]*[.Q171] + [.G145]*[.Q172] + [.G146]*[.Q173] + [.G147]*[.Q174] + [.G148]*[.Q175] + [.G149]*[.Q176] + [.G150]*[.Q177] + [.G151]*[.Q178] + [.G152]*[.Q179] + [.G153]*[.Q180] + [.G154]*[.Q181] + [.G155]*[.Q182] + [.G156]*[.Q183] + [.G157]*[.Q184] + [.G158]*[.Q185] + [.G159]*[.Q186] )" office:value-type="float" office:value="0.0255402675369344" calcext:value-type="float">
            <text:p>0.025540267536935</text:p>
          </table:table-cell>
          <table:table-cell table:number-columns-repeated="8"/>
          <table:table-cell table:style-name="ce30" office:value-type="float" office:value="-0.00000012582692288283" calcext:value-type="float">
            <text:p>-1.25826922882831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5.7975" calcext:value-type="float">
            <text:p>665.7975</text:p>
          </table:table-cell>
          <table:table-cell table:number-columns-repeated="4"/>
          <table:table-cell table:style-name="ce18" office:value-type="float" office:value="-0.350763905785511" calcext:value-type="float">
            <text:p>-0.350763905785511</text:p>
          </table:table-cell>
          <table:table-cell table:style-name="ce22" table:formula="of:=TANH( [.G129]*[.Q187] + [.G130]*[.Q188] + [.G131]*[.Q189] + [.G132]*[.Q190] + [.G133]*[.Q191] + [.G134]*[.Q192] + [.G135]*[.Q193] + [.G136]*[.Q194] + [.G137]*[.Q195] + [.G138]*[.Q196] + [.G139]*[.Q197] + [.G140]*[.Q198] + [.G141]*[.Q199] + [.G142]*[.Q200] + [.G143]*[.Q201] + [.G144]*[.Q202] + [.G145]*[.Q203] + [.G146]*[.Q204] + [.G147]*[.Q205] + [.G148]*[.Q206] + [.G149]*[.Q207] + [.G150]*[.Q208] + [.G151]*[.Q209] + [.G152]*[.Q210] + [.G153]*[.Q211] + [.G154]*[.Q212] + [.G155]*[.Q213] + [.G156]*[.Q214] + [.G157]*[.Q215] + [.G158]*[.Q216] + [.G159]*[.Q217] )" office:value-type="float" office:value="0.138024983000096" calcext:value-type="float">
            <text:p>0.138024983000096</text:p>
          </table:table-cell>
          <table:table-cell table:number-columns-repeated="8"/>
          <table:table-cell table:style-name="ce30" office:value-type="float" office:value="-0.00592722776139162" calcext:value-type="float">
            <text:p>-0.005927227761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5.615" calcext:value-type="float">
            <text:p>645.615</text:p>
          </table:table-cell>
          <table:table-cell table:number-columns-repeated="4"/>
          <table:table-cell table:style-name="ce18" office:value-type="float" office:value="-0.356616948298353" calcext:value-type="float">
            <text:p>-0.356616948298353</text:p>
          </table:table-cell>
          <table:table-cell table:style-name="ce22" table:formula="of:=TANH( [.G129]*[.Q218] + [.G130]*[.Q219] + [.G131]*[.Q220] + [.G132]*[.Q221] + [.G133]*[.Q222] + [.G134]*[.Q223] + [.G135]*[.Q224] + [.G136]*[.Q225] + [.G137]*[.Q226] + [.G138]*[.Q227] + [.G139]*[.Q228] + [.G140]*[.Q229] + [.G141]*[.Q230] + [.G142]*[.Q231] + [.G143]*[.Q232] + [.G144]*[.Q233] + [.G145]*[.Q234] + [.G146]*[.Q235] + [.G147]*[.Q236] + [.G148]*[.Q237] + [.G149]*[.Q238] + [.G150]*[.Q239] + [.G151]*[.Q240] + [.G152]*[.Q241] + [.G153]*[.Q242] + [.G154]*[.Q243] + [.G155]*[.Q244] + [.G156]*[.Q245] + [.G157]*[.Q246] + [.G158]*[.Q247] + [.G159]*[.Q248] )" office:value-type="float" office:value="0.999999865632902" calcext:value-type="float">
            <text:p>0.999999865632902</text:p>
          </table:table-cell>
          <table:table-cell table:number-columns-repeated="8"/>
          <table:table-cell table:style-name="ce30" office:value-type="float" office:value="0.0228439874744884" calcext:value-type="float">
            <text:p>0.0228439874744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8.4125" calcext:value-type="float">
            <text:p>578.4125</text:p>
          </table:table-cell>
          <table:table-cell table:number-columns-repeated="4"/>
          <table:table-cell table:style-name="ce18" office:value-type="float" office:value="-0.351052993695977" calcext:value-type="float">
            <text:p>-0.351052993695977</text:p>
          </table:table-cell>
          <table:table-cell table:style-name="ce22" table:formula="of:=TANH( [.G129]*[.Q249] + [.G130]*[.Q250] + [.G131]*[.Q251] + [.G132]*[.Q252] + [.G133]*[.Q253] + [.G134]*[.Q254] + [.G135]*[.Q255] + [.G136]*[.Q256] + [.G137]*[.Q257] + [.G138]*[.Q258] + [.G139]*[.Q259] + [.G140]*[.Q260] + [.G141]*[.Q261] + [.G142]*[.Q262] + [.G143]*[.Q263] + [.G144]*[.Q264] + [.G145]*[.Q265] + [.G146]*[.Q266] + [.G147]*[.Q267] + [.G148]*[.Q268] + [.G149]*[.Q269] + [.G150]*[.Q270] + [.G151]*[.Q271] + [.G152]*[.Q272] + [.G153]*[.Q273] + [.G154]*[.Q274] + [.G155]*[.Q275] + [.G156]*[.Q276] + [.G157]*[.Q277] + [.G158]*[.Q278] + [.G159]*[.Q279] )" office:value-type="float" office:value="0.095762924636013" calcext:value-type="float">
            <text:p>0.095762924636013</text:p>
          </table:table-cell>
          <table:table-cell table:number-columns-repeated="8"/>
          <table:table-cell table:style-name="ce30" office:value-type="float" office:value="-0.00686755601947347" calcext:value-type="float">
            <text:p>-0.0068675560194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1.91" calcext:value-type="float">
            <text:p>641.91</text:p>
          </table:table-cell>
          <table:table-cell table:number-columns-repeated="4"/>
          <table:table-cell table:style-name="ce18" office:value-type="float" office:value="-0.347138111276859" calcext:value-type="float">
            <text:p>-0.347138111276859</text:p>
          </table:table-cell>
          <table:table-cell table:style-name="ce22" table:formula="of:=TANH( [.G129]*[.Q280] + [.G130]*[.Q281] + [.G131]*[.Q282] + [.G132]*[.Q283] + [.G133]*[.Q284] + [.G134]*[.Q285] + [.G135]*[.Q286] + [.G136]*[.Q287] + [.G137]*[.Q288] + [.G138]*[.Q289] + [.G139]*[.Q290] + [.G140]*[.Q291] + [.G141]*[.Q292] + [.G142]*[.Q293] + [.G143]*[.Q294] + [.G144]*[.Q295] + [.G145]*[.Q296] + [.G146]*[.Q297] + [.G147]*[.Q298] + [.G148]*[.Q299] + [.G149]*[.Q300] + [.G150]*[.Q301] + [.G151]*[.Q302] + [.G152]*[.Q303] + [.G153]*[.Q304] + [.G154]*[.Q305] + [.G155]*[.Q306] + [.G156]*[.Q307] + [.G157]*[.Q308] + [.G158]*[.Q309] + [.G159]*[.Q310] )" office:value-type="float" office:value="0.83804579590617" calcext:value-type="float">
            <text:p>0.83804579590617</text:p>
          </table:table-cell>
          <table:table-cell table:number-columns-repeated="8"/>
          <table:table-cell table:style-name="ce30" office:value-type="float" office:value="-0.0144972192729724" calcext:value-type="float">
            <text:p>-0.0144972192729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6.2725" calcext:value-type="float">
            <text:p>656.2725</text:p>
          </table:table-cell>
          <table:table-cell table:number-columns-repeated="4"/>
          <table:table-cell table:style-name="ce18" office:value-type="float" office:value="-0.271055772924968" calcext:value-type="float">
            <text:p>-0.271055772924968</text:p>
          </table:table-cell>
          <table:table-cell table:style-name="ce22" table:formula="of:=TANH( [.G129]*[.Q311] + [.G130]*[.Q312] + [.G131]*[.Q313] + [.G132]*[.Q314] + [.G133]*[.Q315] + [.G134]*[.Q316] + [.G135]*[.Q317] + [.G136]*[.Q318] + [.G137]*[.Q319] + [.G138]*[.Q320] + [.G139]*[.Q321] + [.G140]*[.Q322] + [.G141]*[.Q323] + [.G142]*[.Q324] + [.G143]*[.Q325] + [.G144]*[.Q326] + [.G145]*[.Q327] + [.G146]*[.Q328] + [.G147]*[.Q329] + [.G148]*[.Q330] + [.G149]*[.Q331] + [.G150]*[.Q332] + [.G151]*[.Q333] + [.G152]*[.Q334] + [.G153]*[.Q335] + [.G154]*[.Q336] + [.G155]*[.Q337] + [.G156]*[.Q338] + [.G157]*[.Q339] + [.G158]*[.Q340] + [.G159]*[.Q341] )" office:value-type="float" office:value="-0.227340178424994" calcext:value-type="float">
            <text:p>-0.227340178424994</text:p>
          </table:table-cell>
          <table:table-cell table:number-columns-repeated="8"/>
          <table:table-cell table:style-name="ce30" office:value-type="float" office:value="0.000366392861581153" calcext:value-type="float">
            <text:p>0.0003663928615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1.04499" calcext:value-type="float">
            <text:p>611.04499</text:p>
          </table:table-cell>
          <table:table-cell table:number-columns-repeated="4"/>
          <table:table-cell table:style-name="ce18" office:value-type="float" office:value="-0.288564743796913" calcext:value-type="float">
            <text:p>-0.288564743796913</text:p>
          </table:table-cell>
          <table:table-cell table:style-name="ce22" table:formula="of:=TANH( [.G129]*[.Q342] + [.G130]*[.Q343] + [.G131]*[.Q344] + [.G132]*[.Q345] + [.G133]*[.Q346] + [.G134]*[.Q347] + [.G135]*[.Q348] + [.G136]*[.Q349] + [.G137]*[.Q350] + [.G138]*[.Q351] + [.G139]*[.Q352] + [.G140]*[.Q353] + [.G141]*[.Q354] + [.G142]*[.Q355] + [.G143]*[.Q356] + [.G144]*[.Q357] + [.G145]*[.Q358] + [.G146]*[.Q359] + [.G147]*[.Q360] + [.G148]*[.Q361] + [.G149]*[.Q362] + [.G150]*[.Q363] + [.G151]*[.Q364] + [.G152]*[.Q365] + [.G153]*[.Q366] + [.G154]*[.Q367] + [.G155]*[.Q368] + [.G156]*[.Q369] + [.G157]*[.Q370] + [.G158]*[.Q371] + [.G159]*[.Q372] )" office:value-type="float" office:value="0.628844219554122" calcext:value-type="float">
            <text:p>0.628844219554122</text:p>
          </table:table-cell>
          <table:table-cell table:number-columns-repeated="8"/>
          <table:table-cell table:style-name="ce30" office:value-type="float" office:value="-0.00160401327429051" calcext:value-type="float">
            <text:p>-0.0016040132742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4.99" calcext:value-type="float">
            <text:p>634.99</text:p>
          </table:table-cell>
          <table:table-cell table:number-columns-repeated="4"/>
          <table:table-cell table:style-name="ce18" office:value-type="float" office:value="-0.206458967681329" calcext:value-type="float">
            <text:p>-0.206458967681329</text:p>
          </table:table-cell>
          <table:table-cell table:style-name="ce22" table:formula="of:=TANH( [.G129]*[.Q373] + [.G130]*[.Q374] + [.G131]*[.Q375] + [.G132]*[.Q376] + [.G133]*[.Q377] + [.G134]*[.Q378] + [.G135]*[.Q379] + [.G136]*[.Q380] + [.G137]*[.Q381] + [.G138]*[.Q382] + [.G139]*[.Q383] + [.G140]*[.Q384] + [.G141]*[.Q385] + [.G142]*[.Q386] + [.G143]*[.Q387] + [.G144]*[.Q388] + [.G145]*[.Q389] + [.G146]*[.Q390] + [.G147]*[.Q391] + [.G148]*[.Q392] + [.G149]*[.Q393] + [.G150]*[.Q394] + [.G151]*[.Q395] + [.G152]*[.Q396] + [.G153]*[.Q397] + [.G154]*[.Q398] + [.G155]*[.Q399] + [.G156]*[.Q400] + [.G157]*[.Q401] + [.G158]*[.Q402] + [.G159]*[.Q403] )" office:value-type="float" office:value="-0.0565826916902034" calcext:value-type="float">
            <text:p>-0.056582691690203</text:p>
          </table:table-cell>
          <table:table-cell table:number-columns-repeated="8"/>
          <table:table-cell table:style-name="ce30" office:value-type="float" office:value="-0.000207223533650735" calcext:value-type="float">
            <text:p>-0.000207223533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8.79" calcext:value-type="float">
            <text:p>618.79</text:p>
          </table:table-cell>
          <table:table-cell table:number-columns-repeated="4"/>
          <table:table-cell table:style-name="ce18" office:value-type="float" office:value="-0.248027163957419" calcext:value-type="float">
            <text:p>-0.248027163957419</text:p>
          </table:table-cell>
          <table:table-cell table:style-name="ce22" table:formula="of:=TANH( [.G129]*[.Q404] + [.G130]*[.Q405] + [.G131]*[.Q406] + [.G132]*[.Q407] + [.G133]*[.Q408] + [.G134]*[.Q409] + [.G135]*[.Q410] + [.G136]*[.Q411] + [.G137]*[.Q412] + [.G138]*[.Q413] + [.G139]*[.Q414] + [.G140]*[.Q415] + [.G141]*[.Q416] + [.G142]*[.Q417] + [.G143]*[.Q418] + [.G144]*[.Q419] + [.G145]*[.Q420] + [.G146]*[.Q421] + [.G147]*[.Q422] + [.G148]*[.Q423] + [.G149]*[.Q424] + [.G150]*[.Q425] + [.G151]*[.Q426] + [.G152]*[.Q427] + [.G153]*[.Q428] + [.G154]*[.Q429] + [.G155]*[.Q430] + [.G156]*[.Q431] + [.G157]*[.Q432] + [.G158]*[.Q433] + [.G159]*[.Q434] )" office:value-type="float" office:value="-0.00156782065264928" calcext:value-type="float">
            <text:p>-0.001567820652649</text:p>
          </table:table-cell>
          <table:table-cell table:number-columns-repeated="8"/>
          <table:table-cell table:style-name="ce30" office:value-type="float" office:value="0.00000002390122916993" calcext:value-type="float">
            <text:p>2.39012291699295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9.8425" calcext:value-type="float">
            <text:p>619.8425</text:p>
          </table:table-cell>
          <table:table-cell table:number-columns-repeated="4"/>
          <table:table-cell table:style-name="ce18" office:value-type="float" office:value="-0.204841501068792" calcext:value-type="float">
            <text:p>-0.204841501068792</text:p>
          </table:table-cell>
          <table:table-cell table:style-name="ce22" table:formula="of:=TANH( [.G129]*[.Q435] + [.G130]*[.Q436] + [.G131]*[.Q437] + [.G132]*[.Q438] + [.G133]*[.Q439] + [.G134]*[.Q440] + [.G135]*[.Q441] + [.G136]*[.Q442] + [.G137]*[.Q443] + [.G138]*[.Q444] + [.G139]*[.Q445] + [.G140]*[.Q446] + [.G141]*[.Q447] + [.G142]*[.Q448] + [.G143]*[.Q449] + [.G144]*[.Q450] + [.G145]*[.Q451] + [.G146]*[.Q452] + [.G147]*[.Q453] + [.G148]*[.Q454] + [.G149]*[.Q455] + [.G150]*[.Q456] + [.G151]*[.Q457] + [.G152]*[.Q458] + [.G153]*[.Q459] + [.G154]*[.Q460] + [.G155]*[.Q461] + [.G156]*[.Q462] + [.G157]*[.Q463] + [.G158]*[.Q464] + [.G159]*[.Q465] )" office:value-type="float" office:value="-0.0170887380383478" calcext:value-type="float">
            <text:p>-0.017088738038348</text:p>
          </table:table-cell>
          <table:table-cell table:number-columns-repeated="8"/>
          <table:table-cell table:style-name="ce30" office:value-type="float" office:value="-0.000082649342905804" calcext:value-type="float">
            <text:p>-8.264934290580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5.7625" calcext:value-type="float">
            <text:p>545.7625</text:p>
          </table:table-cell>
          <table:table-cell table:number-columns-repeated="4"/>
          <table:table-cell table:style-name="ce18" office:value-type="float" office:value="-0.122390726101057" calcext:value-type="float">
            <text:p>-0.122390726101057</text:p>
          </table:table-cell>
          <table:table-cell table:number-columns-repeated="9"/>
          <table:table-cell table:style-name="ce30" office:value-type="float" office:value="-0.00000148926690576318" calcext:value-type="float">
            <text:p>-1.4892669057631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.535" calcext:value-type="float">
            <text:p>561.535</text:p>
          </table:table-cell>
          <table:table-cell table:number-columns-repeated="4"/>
          <table:table-cell table:style-name="ce18" office:value-type="float" office:value="-0.0555123078361976" calcext:value-type="float">
            <text:p>-0.055512307836198</text:p>
          </table:table-cell>
          <table:table-cell table:number-columns-repeated="9"/>
          <table:table-cell table:style-name="ce30" office:value-type="float" office:value="-0.0023481405571014" calcext:value-type="float">
            <text:p>-0.002348140557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2.22" calcext:value-type="float">
            <text:p>622.22</text:p>
          </table:table-cell>
          <table:table-cell table:number-columns-repeated="4"/>
          <table:table-cell table:style-name="ce18" office:value-type="float" office:value="-0.0213631757483586" calcext:value-type="float">
            <text:p>-0.021363175748359</text:p>
          </table:table-cell>
          <table:table-cell table:number-columns-repeated="9"/>
          <table:table-cell table:style-name="ce30" office:value-type="float" office:value="0.00322350391515402" calcext:value-type="float">
            <text:p>0.003223503915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.7675" calcext:value-type="float">
            <text:p>572.7675</text:p>
          </table:table-cell>
          <table:table-cell table:number-columns-repeated="4"/>
          <table:table-cell table:style-name="ce18" office:value-type="float" office:value="0.0930209918532347" calcext:value-type="float">
            <text:p>0.093020991853235</text:p>
          </table:table-cell>
          <table:table-cell table:number-columns-repeated="9"/>
          <table:table-cell table:style-name="ce30" office:value-type="float" office:value="0.000262820165546311" calcext:value-type="float">
            <text:p>0.0002628201655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1.155" calcext:value-type="float">
            <text:p>501.155</text:p>
          </table:table-cell>
          <table:table-cell table:number-columns-repeated="4"/>
          <table:table-cell table:style-name="ce18" office:value-type="float" office:value="0.184606979145562" calcext:value-type="float">
            <text:p>0.184606979145562</text:p>
          </table:table-cell>
          <table:table-cell table:number-columns-repeated="9"/>
          <table:table-cell table:style-name="ce30" office:value-type="float" office:value="-0.362443732548983" calcext:value-type="float">
            <text:p>-0.3624437325489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.6025" calcext:value-type="float">
            <text:p>550.6025</text:p>
          </table:table-cell>
          <table:table-cell table:number-columns-repeated="4"/>
          <table:table-cell table:style-name="ce18" office:value-type="float" office:value="0.291142659043655" calcext:value-type="float">
            <text:p>0.291142659043655</text:p>
          </table:table-cell>
          <table:table-cell table:number-columns-repeated="9"/>
          <table:table-cell table:style-name="ce30" office:value-type="float" office:value="0.0000732758499916203" calcext:value-type="float">
            <text:p>7.3275849991620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3.1025" calcext:value-type="float">
            <text:p>573.1025</text:p>
          </table:table-cell>
          <table:table-cell table:number-columns-repeated="4"/>
          <table:table-cell table:style-name="ce18" office:value-type="float" office:value="0.116395973828183" calcext:value-type="float">
            <text:p>0.116395973828183</text:p>
          </table:table-cell>
          <table:table-cell table:number-columns-repeated="9"/>
          <table:table-cell table:style-name="ce30" office:value-type="float" office:value="0.0119938585673062" calcext:value-type="float">
            <text:p>0.0119938585673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7.2925" calcext:value-type="float">
            <text:p>567.2925</text:p>
          </table:table-cell>
          <table:table-cell table:number-columns-repeated="4"/>
          <table:table-cell table:style-name="ce18" office:value-type="float" office:value="0.0706766263148839" calcext:value-type="float">
            <text:p>0.070676626314884</text:p>
          </table:table-cell>
          <table:table-cell table:number-columns-repeated="9"/>
          <table:table-cell table:style-name="ce30" office:value-type="float" office:value="0.000610172156056408" calcext:value-type="float">
            <text:p>0.000610172156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.73" calcext:value-type="float">
            <text:p>551.73</text:p>
          </table:table-cell>
          <table:table-cell table:number-columns-repeated="4"/>
          <table:table-cell table:style-name="ce18" office:value-type="float" office:value="0.0935635255224" calcext:value-type="float">
            <text:p>0.0935635255224</text:p>
          </table:table-cell>
          <table:table-cell table:number-columns-repeated="9"/>
          <table:table-cell table:style-name="ce30" office:value-type="float" office:value="-0.0000201825608287183" calcext:value-type="float">
            <text:p>-2.0182560828718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.195" calcext:value-type="float">
            <text:p>560.195</text:p>
          </table:table-cell>
          <table:table-cell table:number-columns-repeated="4"/>
          <table:table-cell table:style-name="ce18" office:value-type="float" office:value="0.174839054213602" calcext:value-type="float">
            <text:p>0.174839054213602</text:p>
          </table:table-cell>
          <table:table-cell table:number-columns-repeated="9"/>
          <table:table-cell table:style-name="ce30" office:value-type="float" office:value="-0.00982729784493679" calcext:value-type="float">
            <text:p>-0.009827297844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7.7" calcext:value-type="float">
            <text:p>567.7</text:p>
          </table:table-cell>
          <table:table-cell table:number-columns-repeated="4"/>
          <table:table-cell table:style-name="ce18" office:value-type="float" office:value="0.222907262470609" calcext:value-type="float">
            <text:p>0.222907262470609</text:p>
          </table:table-cell>
          <table:table-cell table:number-columns-repeated="9"/>
          <table:table-cell table:style-name="ce30" office:value-type="float" office:value="-0.0021652089860279" calcext:value-type="float">
            <text:p>-0.002165208986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6.1475" calcext:value-type="float">
            <text:p>666.1475</text:p>
          </table:table-cell>
          <table:table-cell table:number-columns-repeated="4"/>
          <table:table-cell table:style-name="ce18" office:value-type="float" office:value="0.262786450176523" calcext:value-type="float">
            <text:p>0.262786450176523</text:p>
          </table:table-cell>
          <table:table-cell table:number-columns-repeated="9"/>
          <table:table-cell table:style-name="ce30" office:value-type="float" office:value="-0.00538926723103028" calcext:value-type="float">
            <text:p>-0.00538926723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0.84" calcext:value-type="float">
            <text:p>660.84</text:p>
          </table:table-cell>
          <table:table-cell table:number-columns-repeated="4"/>
          <table:table-cell table:style-name="ce18" office:value-type="float" office:value="0.250977217622476" calcext:value-type="float">
            <text:p>0.250977217622476</text:p>
          </table:table-cell>
          <table:table-cell table:number-columns-repeated="9"/>
          <table:table-cell table:style-name="ce30" office:value-type="float" office:value="-0.00000281688024701352" calcext:value-type="float">
            <text:p>-2.81688024701352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2.0225" calcext:value-type="float">
            <text:p>662.0225</text:p>
          </table:table-cell>
          <table:table-cell table:number-columns-repeated="4"/>
          <table:table-cell table:style-name="ce18" office:value-type="float" office:value="0.268358907364502" calcext:value-type="float">
            <text:p>0.268358907364502</text:p>
          </table:table-cell>
          <table:table-cell table:number-columns-repeated="9"/>
          <table:table-cell table:style-name="ce30" office:value-type="float" office:value="0.0177482637896652" calcext:value-type="float">
            <text:p>0.017748263789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1.285" calcext:value-type="float">
            <text:p>651.285</text:p>
          </table:table-cell>
          <table:table-cell table:number-columns-repeated="4"/>
          <table:table-cell table:style-name="ce18" office:value-type="float" office:value="0.275946820878949" calcext:value-type="float">
            <text:p>0.275946820878949</text:p>
          </table:table-cell>
          <table:table-cell table:number-columns-repeated="9"/>
          <table:table-cell table:style-name="ce30" office:value-type="float" office:value="-0.0000048503439269172" calcext:value-type="float">
            <text:p>-4.8503439269172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2.33" calcext:value-type="float">
            <text:p>612.33</text:p>
          </table:table-cell>
          <table:table-cell table:number-columns-repeated="14"/>
          <table:table-cell table:style-name="ce30" office:value-type="float" office:value="-0.00479515587210334" calcext:value-type="float">
            <text:p>-0.004795155872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1.1625" calcext:value-type="float">
            <text:p>611.1625</text:p>
          </table:table-cell>
          <table:table-cell table:number-columns-repeated="14"/>
          <table:table-cell table:style-name="ce30" office:value-type="float" office:value="0.0012010002911169" calcext:value-type="float">
            <text:p>0.001201000291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7.615" calcext:value-type="float">
            <text:p>637.615</text:p>
          </table:table-cell>
          <table:table-cell table:number-columns-repeated="14"/>
          <table:table-cell table:style-name="ce30" office:value-type="float" office:value="-0.0190478102703252" calcext:value-type="float">
            <text:p>-0.0190478102703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number-columns-repeated="14"/>
          <table:table-cell table:style-name="ce30" office:value-type="float" office:value="0.00136616145587457" calcext:value-type="float">
            <text:p>0.001366161455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3.74749" calcext:value-type="float">
            <text:p>633.74749</text:p>
          </table:table-cell>
          <table:table-cell table:number-columns-repeated="14"/>
          <table:table-cell table:style-name="ce30" office:value-type="float" office:value="0.00975382867057249" calcext:value-type="float">
            <text:p>0.0097538286705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1.755" calcext:value-type="float">
            <text:p>631.755</text:p>
          </table:table-cell>
          <table:table-cell table:number-columns-repeated="14"/>
          <table:table-cell table:style-name="ce30" office:value-type="float" office:value="-0.0339534284704002" calcext:value-type="float">
            <text:p>-0.03395342847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6.41414" calcext:value-type="float">
            <text:p>636.41414</text:p>
          </table:table-cell>
          <table:table-cell table:number-columns-repeated="14"/>
          <table:table-cell table:style-name="ce30" office:value-type="float" office:value="0.0217957192263758" calcext:value-type="float">
            <text:p>0.021795719226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8.18751" calcext:value-type="float">
            <text:p>628.18751</text:p>
          </table:table-cell>
          <table:table-cell table:number-columns-repeated="14"/>
          <table:table-cell table:style-name="ce30" office:value-type="float" office:value="-0.12464304984013" calcext:value-type="float">
            <text:p>-0.12464304984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2.95333" calcext:value-type="float">
            <text:p>632.95333</text:p>
          </table:table-cell>
          <table:table-cell table:number-columns-repeated="14"/>
          <table:table-cell table:style-name="ce30" office:value-type="float" office:value="-0.000052377544517656" calcext:value-type="float">
            <text:p>-5.237754451765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0.34833" calcext:value-type="float">
            <text:p>630.34833</text:p>
          </table:table-cell>
          <table:table-cell table:number-columns-repeated="14"/>
          <table:table-cell table:style-name="ce30" office:value-type="float" office:value="-0.0000371338817656272" calcext:value-type="float">
            <text:p>-3.7133881765627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7.24333" calcext:value-type="float">
            <text:p>617.24333</text:p>
          </table:table-cell>
          <table:table-cell table:number-columns-repeated="14"/>
          <table:table-cell table:style-name="ce30" office:value-type="float" office:value="-0.000948899220621157" calcext:value-type="float">
            <text:p>-0.000948899220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6.86665" calcext:value-type="float">
            <text:p>616.86665</text:p>
          </table:table-cell>
          <table:table-cell table:number-columns-repeated="14"/>
          <table:table-cell table:style-name="ce30" office:value-type="float" office:value="0.0139106771216894" calcext:value-type="float">
            <text:p>0.0139106771216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1.015" calcext:value-type="float">
            <text:p>601.015</text:p>
          </table:table-cell>
          <table:table-cell table:number-columns-repeated="14"/>
          <table:table-cell table:style-name="ce30" office:value-type="float" office:value="-0.00136303780166379" calcext:value-type="float">
            <text:p>-0.001363037801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.33333" calcext:value-type="float">
            <text:p>581.33333</text:p>
          </table:table-cell>
          <table:table-cell table:number-columns-repeated="14"/>
          <table:table-cell table:style-name="ce30" office:value-type="float" office:value="0.00000077208016701595" calcext:value-type="float">
            <text:p>7.72080167015945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.36168" calcext:value-type="float">
            <text:p>570.36168</text:p>
          </table:table-cell>
          <table:table-cell table:number-columns-repeated="14"/>
          <table:table-cell table:style-name="ce30" office:value-type="float" office:value="-0.0395739611674522" calcext:value-type="float">
            <text:p>-0.0395739611674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.95333" calcext:value-type="float">
            <text:p>562.95333</text:p>
          </table:table-cell>
          <table:table-cell table:number-columns-repeated="14"/>
          <table:table-cell table:style-name="ce30" office:value-type="float" office:value="0.00000549624448748357" calcext:value-type="float">
            <text:p>5.49624448748357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7.16833" calcext:value-type="float">
            <text:p>557.16833</text:p>
          </table:table-cell>
          <table:table-cell table:number-columns-repeated="14"/>
          <table:table-cell table:style-name="ce30" office:value-type="float" office:value="-0.0000172560569452649" calcext:value-type="float">
            <text:p>-1.7256056945264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3.34998" calcext:value-type="float">
            <text:p>573.34998</text:p>
          </table:table-cell>
          <table:table-cell table:number-columns-repeated="14"/>
          <table:table-cell table:style-name="ce30" office:value-type="float" office:value="-0.00252611186042963" calcext:value-type="float">
            <text:p>-0.00252611186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.49161" calcext:value-type="float">
            <text:p>572.49161</text:p>
          </table:table-cell>
          <table:table-cell table:number-columns-repeated="14"/>
          <table:table-cell table:style-name="ce30" office:value-type="float" office:value="-0.0169935711406743" calcext:value-type="float">
            <text:p>-0.016993571140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.54833" calcext:value-type="float">
            <text:p>570.54833</text:p>
          </table:table-cell>
          <table:table-cell table:number-columns-repeated="14"/>
          <table:table-cell table:style-name="ce30" office:value-type="float" office:value="-0.0214628106072089" calcext:value-type="float">
            <text:p>-0.021462810607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9.70665" calcext:value-type="float">
            <text:p>509.70665</text:p>
          </table:table-cell>
          <table:table-cell table:number-columns-repeated="14"/>
          <table:table-cell table:style-name="ce30" office:value-type="float" office:value="0.00106709011733404" calcext:value-type="float">
            <text:p>0.0010670901173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.24998" calcext:value-type="float">
            <text:p>499.24998</text:p>
          </table:table-cell>
          <table:table-cell table:number-columns-repeated="14"/>
          <table:table-cell table:style-name="ce30" office:value-type="float" office:value="-0.000187802953356755" calcext:value-type="float">
            <text:p>-0.0001878029533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.80845" calcext:value-type="float">
            <text:p>486.80845</text:p>
          </table:table-cell>
          <table:table-cell table:number-columns-repeated="14"/>
          <table:table-cell table:style-name="ce30" office:value-type="float" office:value="0.00566018222267219" calcext:value-type="float">
            <text:p>0.0056601822226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.4783" calcext:value-type="float">
            <text:p>472.4783</text:p>
          </table:table-cell>
          <table:table-cell table:number-columns-repeated="14"/>
          <table:table-cell table:style-name="ce30" office:value-type="float" office:value="0.00000114435368032156" calcext:value-type="float">
            <text:p>1.14435368032156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.88" calcext:value-type="float">
            <text:p>464.88</text:p>
          </table:table-cell>
          <table:table-cell table:number-columns-repeated="14"/>
          <table:table-cell table:style-name="ce30" office:value-type="float" office:value="-0.000936760124216163" calcext:value-type="float">
            <text:p>-0.000936760124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.16581" calcext:value-type="float">
            <text:p>480.16581</text:p>
          </table:table-cell>
          <table:table-cell table:number-columns-repeated="14"/>
          <table:table-cell table:style-name="ce30" office:value-type="float" office:value="0.000040801297935917" calcext:value-type="float">
            <text:p>4.080129793591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.87498" calcext:value-type="float">
            <text:p>427.87498</text:p>
          </table:table-cell>
          <table:table-cell table:number-columns-repeated="14"/>
          <table:table-cell table:style-name="ce30" office:value-type="float" office:value="-0.000028038363078227" calcext:value-type="float">
            <text:p>-2.803836307822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.99716" calcext:value-type="float">
            <text:p>432.99716</text:p>
          </table:table-cell>
          <table:table-cell table:number-columns-repeated="14"/>
          <table:table-cell table:style-name="ce30" office:value-type="float" office:value="0.0963291240709176" calcext:value-type="float">
            <text:p>0.0963291240709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.87148" calcext:value-type="float">
            <text:p>453.87148</text:p>
          </table:table-cell>
          <table:table-cell table:number-columns-repeated="14"/>
          <table:table-cell table:style-name="ce30" office:value-type="float" office:value="-0.0304365117021649" calcext:value-type="float">
            <text:p>-0.030436511702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.445" calcext:value-type="float">
            <text:p>462.445</text:p>
          </table:table-cell>
          <table:table-cell table:number-columns-repeated="14"/>
          <table:table-cell table:style-name="ce30" office:value-type="float" office:value="0.002170828256661" calcext:value-type="float">
            <text:p>0.0021708282566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.46948" calcext:value-type="float">
            <text:p>456.46948</text:p>
          </table:table-cell>
          <table:table-cell table:number-columns-repeated="14"/>
          <table:table-cell table:style-name="ce30" office:value-type="float" office:value="0.00000135194093796754" calcext:value-type="float">
            <text:p>1.35194093796754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.81" calcext:value-type="float">
            <text:p>452.81</text:p>
          </table:table-cell>
          <table:table-cell table:number-columns-repeated="14"/>
          <table:table-cell table:style-name="ce30" office:value-type="float" office:value="0.00000278900863461871" calcext:value-type="float">
            <text:p>2.78900863461871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.48083" calcext:value-type="float">
            <text:p>450.48083</text:p>
          </table:table-cell>
          <table:table-cell table:number-columns-repeated="14"/>
          <table:table-cell table:style-name="ce30" office:value-type="float" office:value="-0.0026648800035272" calcext:value-type="float">
            <text:p>-0.0026648800035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.98333" calcext:value-type="float">
            <text:p>426.98333</text:p>
          </table:table-cell>
          <table:table-cell table:number-columns-repeated="14"/>
          <table:table-cell table:style-name="ce30" office:value-type="float" office:value="0.001484102983746" calcext:value-type="float">
            <text:p>0.0014841029837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.59166" calcext:value-type="float">
            <text:p>374.59166</text:p>
          </table:table-cell>
          <table:table-cell table:number-columns-repeated="14"/>
          <table:table-cell table:style-name="ce30" office:value-type="float" office:value="-0.0233087454586928" calcext:value-type="float">
            <text:p>-0.0233087454586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.24666" calcext:value-type="float">
            <text:p>438.24666</text:p>
          </table:table-cell>
          <table:table-cell table:number-columns-repeated="14"/>
          <table:table-cell table:style-name="ce30" office:value-type="float" office:value="0.000675260310840582" calcext:value-type="float">
            <text:p>0.000675260310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.51566" calcext:value-type="float">
            <text:p>423.51566</text:p>
          </table:table-cell>
          <table:table-cell table:number-columns-repeated="14"/>
          <table:table-cell table:style-name="ce30" office:value-type="float" office:value="0.00521615801442595" calcext:value-type="float">
            <text:p>0.0052161580144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.03166" calcext:value-type="float">
            <text:p>409.03166</text:p>
          </table:table-cell>
          <table:table-cell table:number-columns-repeated="14"/>
          <table:table-cell table:style-name="ce30" office:value-type="float" office:value="0.000118894799067194" calcext:value-type="float">
            <text:p>0.000118894799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.28316" calcext:value-type="float">
            <text:p>455.28316</text:p>
          </table:table-cell>
          <table:table-cell table:number-columns-repeated="14"/>
          <table:table-cell table:style-name="ce30" office:value-type="float" office:value="0.0169402683828072" calcext:value-type="float">
            <text:p>0.0169402683828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7.09666" calcext:value-type="float">
            <text:p>517.09666</text:p>
          </table:table-cell>
          <table:table-cell table:number-columns-repeated="14"/>
          <table:table-cell table:style-name="ce30" office:value-type="float" office:value="-0.107118400499348" calcext:value-type="float">
            <text:p>-0.1071184004993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2.455" calcext:value-type="float">
            <text:p>522.455</text:p>
          </table:table-cell>
          <table:table-cell table:number-columns-repeated="14"/>
          <table:table-cell table:style-name="ce30" office:value-type="float" office:value="0.000147111296709093" calcext:value-type="float">
            <text:p>0.0001471112967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.8785" calcext:value-type="float">
            <text:p>490.8785</text:p>
          </table:table-cell>
          <table:table-cell table:number-columns-repeated="14"/>
          <table:table-cell table:style-name="ce30" office:value-type="float" office:value="0.00038498502764066" calcext:value-type="float">
            <text:p>0.000384985027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.38332" calcext:value-type="float">
            <text:p>469.38332</text:p>
          </table:table-cell>
          <table:table-cell table:number-columns-repeated="14"/>
          <table:table-cell table:style-name="ce30" office:value-type="float" office:value="0.000226915678905663" calcext:value-type="float">
            <text:p>0.0002269156789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.80663" calcext:value-type="float">
            <text:p>507.80663</text:p>
          </table:table-cell>
          <table:table-cell table:number-columns-repeated="14"/>
          <table:table-cell table:style-name="ce30" office:value-type="float" office:value="0.000576692588025294" calcext:value-type="float">
            <text:p>0.000576692588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5.09665" calcext:value-type="float">
            <text:p>505.09665</text:p>
          </table:table-cell>
          <table:table-cell table:number-columns-repeated="14"/>
          <table:table-cell table:style-name="ce30" office:value-type="float" office:value="-0.000197600216056869" calcext:value-type="float">
            <text:p>-0.00019760021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.65001" calcext:value-type="float">
            <text:p>497.65001</text:p>
          </table:table-cell>
          <table:table-cell table:number-columns-repeated="14"/>
          <table:table-cell table:style-name="ce30" office:value-type="float" office:value="0.00276699873089768" calcext:value-type="float">
            <text:p>0.002766998730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.84" calcext:value-type="float">
            <text:p>487.84</text:p>
          </table:table-cell>
          <table:table-cell table:number-columns-repeated="14"/>
          <table:table-cell table:style-name="ce30" office:value-type="float" office:value="-0.00155071387756086" calcext:value-type="float">
            <text:p>-0.0015507138775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.11333" calcext:value-type="float">
            <text:p>487.11333</text:p>
          </table:table-cell>
          <table:table-cell table:number-columns-repeated="14"/>
          <table:table-cell table:style-name="ce30" office:value-type="float" office:value="0.031822863483136" calcext:value-type="float">
            <text:p>0.0318228634831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.08816" calcext:value-type="float">
            <text:p>469.08816</text:p>
          </table:table-cell>
          <table:table-cell table:number-columns-repeated="14"/>
          <table:table-cell table:style-name="ce30" office:value-type="float" office:value="-0.00351935007710464" calcext:value-type="float">
            <text:p>-0.003519350077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.77834" calcext:value-type="float">
            <text:p>448.77834</text:p>
          </table:table-cell>
          <table:table-cell table:number-columns-repeated="14"/>
          <table:table-cell table:style-name="ce30" office:value-type="float" office:value="-0.0102400706548929" calcext:value-type="float">
            <text:p>-0.0102400706548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.14829" calcext:value-type="float">
            <text:p>452.14829</text:p>
          </table:table-cell>
          <table:table-cell table:number-columns-repeated="14"/>
          <table:table-cell table:style-name="ce30" office:value-type="float" office:value="0.00180829850441249" calcext:value-type="float">
            <text:p>0.0018082985044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.78166" calcext:value-type="float">
            <text:p>426.78166</text:p>
          </table:table-cell>
          <table:table-cell table:number-columns-repeated="14"/>
          <table:table-cell table:style-name="ce30" office:value-type="float" office:value="-0.00000016480122135738" calcext:value-type="float">
            <text:p>-1.64801221357376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.60498" calcext:value-type="float">
            <text:p>432.60498</text:p>
          </table:table-cell>
          <table:table-cell table:number-columns-repeated="14"/>
          <table:table-cell table:style-name="ce30" office:value-type="float" office:value="-0.00113503232759505" calcext:value-type="float">
            <text:p>-0.0011350323275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.85668" calcext:value-type="float">
            <text:p>444.85668</text:p>
          </table:table-cell>
          <table:table-cell table:number-columns-repeated="14"/>
          <table:table-cell table:style-name="ce30" office:value-type="float" office:value="0.00000236332492524962" calcext:value-type="float">
            <text:p>2.36332492524962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.55666" calcext:value-type="float">
            <text:p>454.55666</text:p>
          </table:table-cell>
          <table:table-cell table:number-columns-repeated="14"/>
          <table:table-cell table:style-name="ce30" office:value-type="float" office:value="-0.00965267788350836" calcext:value-type="float">
            <text:p>-0.0096526778835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.59833" calcext:value-type="float">
            <text:p>453.59833</text:p>
          </table:table-cell>
          <table:table-cell table:number-columns-repeated="14"/>
          <table:table-cell table:style-name="ce30" office:value-type="float" office:value="-0.00899381140850289" calcext:value-type="float">
            <text:p>-0.0089938114085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.97833" calcext:value-type="float">
            <text:p>441.97833</text:p>
          </table:table-cell>
          <table:table-cell table:number-columns-repeated="14"/>
          <table:table-cell table:style-name="ce30" office:value-type="float" office:value="-0.00041957162945693" calcext:value-type="float">
            <text:p>-0.0004195716294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.29035" calcext:value-type="float">
            <text:p>438.29035</text:p>
          </table:table-cell>
          <table:table-cell table:number-columns-repeated="14"/>
          <table:table-cell table:style-name="ce30" office:value-type="float" office:value="-0.000846482154584169" calcext:value-type="float">
            <text:p>-0.000846482154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.78748" calcext:value-type="float">
            <text:p>432.78748</text:p>
          </table:table-cell>
          <table:table-cell table:number-columns-repeated="14"/>
          <table:table-cell table:style-name="ce30" office:value-type="float" office:value="7.7867448758511" calcext:value-type="float">
            <text:p>7.78674487585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.61831" calcext:value-type="float">
            <text:p>418.61831</text:p>
          </table:table-cell>
          <table:table-cell table:number-columns-repeated="14"/>
          <table:table-cell table:style-name="ce30" office:value-type="float" office:value="0.0377548568496677" calcext:value-type="float">
            <text:p>0.037754856849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.42593" calcext:value-type="float">
            <text:p>428.42593</text:p>
          </table:table-cell>
          <table:table-cell table:number-columns-repeated="14"/>
          <table:table-cell table:style-name="ce30" office:value-type="float" office:value="0.00393151703519622" calcext:value-type="float">
            <text:p>0.003931517035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.57666" calcext:value-type="float">
            <text:p>442.57666</text:p>
          </table:table-cell>
          <table:table-cell table:number-columns-repeated="14"/>
          <table:table-cell table:style-name="ce30" office:value-type="float" office:value="-0.486575437565609" calcext:value-type="float">
            <text:p>-0.4865754375656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.04" calcext:value-type="float">
            <text:p>439.04</text:p>
          </table:table-cell>
          <table:table-cell table:number-columns-repeated="14"/>
          <table:table-cell table:style-name="ce30" office:value-type="float" office:value="-0.00251841592584528" calcext:value-type="float">
            <text:p>-0.002518415925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.04333" calcext:value-type="float">
            <text:p>449.04333</text:p>
          </table:table-cell>
          <table:table-cell table:number-columns-repeated="14"/>
          <table:table-cell table:style-name="ce30" office:value-type="float" office:value="-0.00283562678846996" calcext:value-type="float">
            <text:p>-0.00283562678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.74166" calcext:value-type="float">
            <text:p>449.74166</text:p>
          </table:table-cell>
          <table:table-cell table:number-columns-repeated="14"/>
          <table:table-cell table:style-name="ce30" office:value-type="float" office:value="0.000305188251487678" calcext:value-type="float">
            <text:p>0.000305188251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.27" calcext:value-type="float">
            <text:p>434.27</text:p>
          </table:table-cell>
          <table:table-cell table:number-columns-repeated="14"/>
          <table:table-cell table:style-name="ce30" office:value-type="float" office:value="-0.00230328418677786" calcext:value-type="float">
            <text:p>-0.002303284186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number-columns-repeated="14"/>
          <table:table-cell table:style-name="ce30" office:value-type="float" office:value="-0.00182182404797904" calcext:value-type="float">
            <text:p>-0.001821824047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.88" calcext:value-type="float">
            <text:p>438.88</text:p>
          </table:table-cell>
          <table:table-cell table:number-columns-repeated="14"/>
          <table:table-cell table:style-name="ce30" office:value-type="float" office:value="-0.0000491335452680925" calcext:value-type="float">
            <text:p>-4.9133545268092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.045" calcext:value-type="float">
            <text:p>445.045</text:p>
          </table:table-cell>
          <table:table-cell table:number-columns-repeated="14"/>
          <table:table-cell table:style-name="ce30" office:value-type="float" office:value="-0.000361874958278431" calcext:value-type="float">
            <text:p>-0.0003618749582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.18" calcext:value-type="float">
            <text:p>443.18</text:p>
          </table:table-cell>
          <table:table-cell table:number-columns-repeated="14"/>
          <table:table-cell table:style-name="ce30" office:value-type="float" office:value="0.0235777765172639" calcext:value-type="float">
            <text:p>0.023577776517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.60666" calcext:value-type="float">
            <text:p>445.60666</text:p>
          </table:table-cell>
          <table:table-cell table:number-columns-repeated="14"/>
          <table:table-cell table:style-name="ce30" office:value-type="float" office:value="0.0000222709368762137" calcext:value-type="float">
            <text:p>2.2270936876213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.15666" calcext:value-type="float">
            <text:p>445.15666</text:p>
          </table:table-cell>
          <table:table-cell table:number-columns-repeated="14"/>
          <table:table-cell table:style-name="ce30" office:value-type="float" office:value="0.0000914600362103521" calcext:value-type="float">
            <text:p>9.1460036210352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.73833" calcext:value-type="float">
            <text:p>444.73833</text:p>
          </table:table-cell>
          <table:table-cell table:number-columns-repeated="14"/>
          <table:table-cell table:style-name="ce30" office:value-type="float" office:value="0.00213221621561793" calcext:value-type="float">
            <text:p>0.0021322162156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.65333" calcext:value-type="float">
            <text:p>455.65333</text:p>
          </table:table-cell>
          <table:table-cell table:number-columns-repeated="14"/>
          <table:table-cell table:style-name="ce30" office:value-type="float" office:value="0.00493294662350434" calcext:value-type="float">
            <text:p>0.004932946623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.86999" calcext:value-type="float">
            <text:p>489.86999</text:p>
          </table:table-cell>
          <table:table-cell table:number-columns-repeated="14"/>
          <table:table-cell table:style-name="ce30" office:value-type="float" office:value="-0.00000379325393376934" calcext:value-type="float">
            <text:p>-3.79325393376934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.18666" calcext:value-type="float">
            <text:p>490.18666</text:p>
          </table:table-cell>
          <table:table-cell table:number-columns-repeated="14"/>
          <table:table-cell table:style-name="ce30" office:value-type="float" office:value="-0.0000125416779127686" calcext:value-type="float">
            <text:p>-1.2541677912768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2.31" calcext:value-type="float">
            <text:p>522.31</text:p>
          </table:table-cell>
          <table:table-cell table:number-columns-repeated="14"/>
          <table:table-cell table:style-name="ce30" office:value-type="float" office:value="0.000404526081900968" calcext:value-type="float">
            <text:p>0.0004045260819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.30833" calcext:value-type="float">
            <text:p>512.30833</text:p>
          </table:table-cell>
          <table:table-cell table:number-columns-repeated="14"/>
          <table:table-cell table:style-name="ce30" office:value-type="float" office:value="0.00000128184453820566" calcext:value-type="float">
            <text:p>1.28184453820566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3.92999" calcext:value-type="float">
            <text:p>533.92999</text:p>
          </table:table-cell>
          <table:table-cell table:number-columns-repeated="14"/>
          <table:table-cell table:style-name="ce30" office:value-type="float" office:value="0.00280182344982973" calcext:value-type="float">
            <text:p>0.002801823449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9.59333" calcext:value-type="float">
            <text:p>579.59333</text:p>
          </table:table-cell>
          <table:table-cell table:number-columns-repeated="14"/>
          <table:table-cell table:style-name="ce30" office:value-type="float" office:value="-0.000137465364281191" calcext:value-type="float">
            <text:p>-0.000137465364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.51" calcext:value-type="float">
            <text:p>581.51</text:p>
          </table:table-cell>
          <table:table-cell table:number-columns-repeated="14"/>
          <table:table-cell table:style-name="ce30" office:value-type="float" office:value="0.0109444154967036" calcext:value-type="float">
            <text:p>0.0109444154967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.44833" calcext:value-type="float">
            <text:p>572.44833</text:p>
          </table:table-cell>
          <table:table-cell table:number-columns-repeated="14"/>
          <table:table-cell table:style-name="ce30" office:value-type="float" office:value="0.00000129073881614877" calcext:value-type="float">
            <text:p>1.29073881614877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.4" calcext:value-type="float">
            <text:p>562.4</text:p>
          </table:table-cell>
          <table:table-cell table:number-columns-repeated="14"/>
          <table:table-cell table:style-name="ce30" office:value-type="float" office:value="0.00355643901682756" calcext:value-type="float">
            <text:p>0.003556439016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1.845" calcext:value-type="float">
            <text:p>571.845</text:p>
          </table:table-cell>
          <table:table-cell table:number-columns-repeated="14"/>
          <table:table-cell table:style-name="ce30" office:value-type="float" office:value="-0.00000068978053400264" calcext:value-type="float">
            <text:p>-6.89780534002638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2.12666" calcext:value-type="float">
            <text:p>612.12666</text:p>
          </table:table-cell>
          <table:table-cell table:number-columns-repeated="14"/>
          <table:table-cell table:style-name="ce30" office:value-type="float" office:value="-0.00000776306065833293" calcext:value-type="float">
            <text:p>-7.76306065833293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8.16333" calcext:value-type="float">
            <text:p>638.16333</text:p>
          </table:table-cell>
          <table:table-cell table:number-columns-repeated="14"/>
          <table:table-cell table:style-name="ce30" office:value-type="float" office:value="-0.0853065508692644" calcext:value-type="float">
            <text:p>-0.085306550869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4.98333" calcext:value-type="float">
            <text:p>634.98333</text:p>
          </table:table-cell>
          <table:table-cell table:number-columns-repeated="14"/>
          <table:table-cell table:style-name="ce30" office:value-type="float" office:value="-0.00000720505704905668" calcext:value-type="float">
            <text:p>-7.2050570490566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0.24666" calcext:value-type="float">
            <text:p>660.24666</text:p>
          </table:table-cell>
          <table:table-cell table:number-columns-repeated="14"/>
          <table:table-cell table:style-name="ce30" office:value-type="float" office:value="1.19331426005501" calcext:value-type="float">
            <text:p>1.193314260055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7.79833" calcext:value-type="float">
            <text:p>627.79833</text:p>
          </table:table-cell>
          <table:table-cell table:number-columns-repeated="14"/>
          <table:table-cell table:style-name="ce30" office:value-type="float" office:value="0.0000162001084069356" calcext:value-type="float">
            <text:p>1.6200108406935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2.89166" calcext:value-type="float">
            <text:p>642.89166</text:p>
          </table:table-cell>
          <table:table-cell table:number-columns-repeated="14"/>
          <table:table-cell table:style-name="ce30" office:value-type="float" office:value="-0.0000439751204986888" calcext:value-type="float">
            <text:p>-4.3975120498688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2.52666" calcext:value-type="float">
            <text:p>652.52666</text:p>
          </table:table-cell>
          <table:table-cell table:number-columns-repeated="14"/>
          <table:table-cell table:style-name="ce30" office:value-type="float" office:value="0.000147761650217772" calcext:value-type="float">
            <text:p>0.0001477616502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8.60166" calcext:value-type="float">
            <text:p>648.60166</text:p>
          </table:table-cell>
          <table:table-cell table:number-columns-repeated="14"/>
          <table:table-cell table:style-name="ce30" office:value-type="float" office:value="-0.0721391503046938" calcext:value-type="float">
            <text:p>-0.0721391503046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2.59166" calcext:value-type="float">
            <text:p>652.59166</text:p>
          </table:table-cell>
          <table:table-cell table:number-columns-repeated="14"/>
          <table:table-cell table:style-name="ce30" office:value-type="float" office:value="-0.000146204273163616" calcext:value-type="float">
            <text:p>-0.0001462042731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2.11" calcext:value-type="float">
            <text:p>652.11</text:p>
          </table:table-cell>
          <table:table-cell table:number-columns-repeated="14"/>
          <table:table-cell table:style-name="ce30" office:value-type="float" office:value="0.00215126171400547" calcext:value-type="float">
            <text:p>0.002151261714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4.085" calcext:value-type="float">
            <text:p>644.085</text:p>
          </table:table-cell>
          <table:table-cell table:number-columns-repeated="14"/>
          <table:table-cell table:style-name="ce30" office:value-type="float" office:value="-0.0052282437917912" calcext:value-type="float">
            <text:p>-0.0052282437917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2.00666" calcext:value-type="float">
            <text:p>642.00666</text:p>
          </table:table-cell>
          <table:table-cell table:number-columns-repeated="14"/>
          <table:table-cell table:style-name="ce30" office:value-type="float" office:value="0.0388541719992234" calcext:value-type="float">
            <text:p>0.0388541719992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2.55" calcext:value-type="float">
            <text:p>632.55</text:p>
          </table:table-cell>
          <table:table-cell table:number-columns-repeated="14"/>
          <table:table-cell table:style-name="ce30" office:value-type="float" office:value="-0.0000101778380995598" calcext:value-type="float">
            <text:p>-1.0177838099559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.48333" calcext:value-type="float">
            <text:p>585.48333</text:p>
          </table:table-cell>
          <table:table-cell table:number-columns-repeated="14"/>
          <table:table-cell table:style-name="ce30" office:value-type="float" office:value="-0.0028124474545281" calcext:value-type="float">
            <text:p>-0.002812447454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8.52333" calcext:value-type="float">
            <text:p>588.52333</text:p>
          </table:table-cell>
          <table:table-cell table:number-columns-repeated="14"/>
          <table:table-cell table:style-name="ce30" office:value-type="float" office:value="-0.0010494863693903" calcext:value-type="float">
            <text:p>-0.00104948636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.28833" calcext:value-type="float">
            <text:p>570.28833</text:p>
          </table:table-cell>
          <table:table-cell table:number-columns-repeated="14"/>
          <table:table-cell table:style-name="ce30" office:value-type="float" office:value="-0.0989364566358395" calcext:value-type="float">
            <text:p>-0.09893645663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9.06666" calcext:value-type="float">
            <text:p>589.06666</text:p>
          </table:table-cell>
          <table:table-cell table:number-columns-repeated="14"/>
          <table:table-cell table:style-name="ce30" office:value-type="float" office:value="0.000698063270008303" calcext:value-type="float">
            <text:p>0.000698063270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.25666" calcext:value-type="float">
            <text:p>592.25666</text:p>
          </table:table-cell>
          <table:table-cell table:number-columns-repeated="14"/>
          <table:table-cell table:style-name="ce30" office:value-type="float" office:value="-0.130973115516457" calcext:value-type="float">
            <text:p>-0.1309731155164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0.41333" calcext:value-type="float">
            <text:p>610.41333</text:p>
          </table:table-cell>
          <table:table-cell table:number-columns-repeated="14"/>
          <table:table-cell table:style-name="ce30" office:value-type="float" office:value="-0.00010769336511618" calcext:value-type="float">
            <text:p>-0.000107693365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1.88666" calcext:value-type="float">
            <text:p>601.88666</text:p>
          </table:table-cell>
          <table:table-cell table:number-columns-repeated="14"/>
          <table:table-cell table:style-name="ce30" office:value-type="float" office:value="-0.00103303767598468" calcext:value-type="float">
            <text:p>-0.0010330376759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4.09333" calcext:value-type="float">
            <text:p>594.09333</text:p>
          </table:table-cell>
          <table:table-cell table:number-columns-repeated="14"/>
          <table:table-cell table:style-name="ce30" office:value-type="float" office:value="0.00183858841859642" calcext:value-type="float">
            <text:p>0.001838588418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.04499" calcext:value-type="float">
            <text:p>582.04499</text:p>
          </table:table-cell>
          <table:table-cell table:number-columns-repeated="14"/>
          <table:table-cell table:style-name="ce30" office:value-type="float" office:value="0.18272021066905" calcext:value-type="float">
            <text:p>0.182720210669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9.57" calcext:value-type="float">
            <text:p>599.57</text:p>
          </table:table-cell>
          <table:table-cell table:number-columns-repeated="14"/>
          <table:table-cell table:style-name="ce30" office:value-type="float" office:value="-0.000743168853318824" calcext:value-type="float">
            <text:p>-0.0007431688533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.405" calcext:value-type="float">
            <text:p>592.405</text:p>
          </table:table-cell>
          <table:table-cell table:number-columns-repeated="14"/>
          <table:table-cell table:style-name="ce30" office:value-type="float" office:value="0.000987850759856392" calcext:value-type="float">
            <text:p>0.000987850759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4.64166" calcext:value-type="float">
            <text:p>584.64166</text:p>
          </table:table-cell>
          <table:table-cell table:number-columns-repeated="14"/>
          <table:table-cell table:style-name="ce30" office:value-type="float" office:value="-0.00348107008395682" calcext:value-type="float">
            <text:p>-0.0034810700839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5.905" calcext:value-type="float">
            <text:p>575.905</text:p>
          </table:table-cell>
          <table:table-cell table:number-columns-repeated="14"/>
          <table:table-cell table:style-name="ce30" office:value-type="float" office:value="0.00400533822087789" calcext:value-type="float">
            <text:p>0.0040053382208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1.76666" calcext:value-type="float">
            <text:p>571.76666</text:p>
          </table:table-cell>
          <table:table-cell table:number-columns-repeated="14"/>
          <table:table-cell table:style-name="ce30" office:value-type="float" office:value="0.0000256806750299987" calcext:value-type="float">
            <text:p>2.5680675029998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.43166" calcext:value-type="float">
            <text:p>582.43166</text:p>
          </table:table-cell>
          <table:table-cell table:number-columns-repeated="14"/>
          <table:table-cell table:style-name="ce30" office:value-type="float" office:value="0.0118099335183969" calcext:value-type="float">
            <text:p>0.0118099335183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.66833" calcext:value-type="float">
            <text:p>597.66833</text:p>
          </table:table-cell>
          <table:table-cell table:number-columns-repeated="14"/>
          <table:table-cell table:style-name="ce30" office:value-type="float" office:value="0.000826346238532608" calcext:value-type="float">
            <text:p>0.0008263462385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8.73333" calcext:value-type="float">
            <text:p>598.73333</text:p>
          </table:table-cell>
          <table:table-cell table:number-columns-repeated="14"/>
          <table:table-cell table:style-name="ce30" office:value-type="float" office:value="0.000553437166271796" calcext:value-type="float">
            <text:p>0.0005534371662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.51333" calcext:value-type="float">
            <text:p>597.51333</text:p>
          </table:table-cell>
          <table:table-cell table:number-columns-repeated="14"/>
          <table:table-cell table:style-name="ce30" office:value-type="float" office:value="0.0737476115052288" calcext:value-type="float">
            <text:p>0.0737476115052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7.12249" calcext:value-type="float">
            <text:p>647.12249</text:p>
          </table:table-cell>
          <table:table-cell table:number-columns-repeated="14"/>
          <table:table-cell table:style-name="ce30" office:value-type="float" office:value="-0.0000240024069538074" calcext:value-type="float">
            <text:p>-2.4002406953807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7.85625" calcext:value-type="float">
            <text:p>637.85625</text:p>
          </table:table-cell>
          <table:table-cell table:number-columns-repeated="14"/>
          <table:table-cell table:style-name="ce30" office:value-type="float" office:value="0.0360041670181651" calcext:value-type="float">
            <text:p>0.036004167018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2.65125" calcext:value-type="float">
            <text:p>642.65125</text:p>
          </table:table-cell>
          <table:table-cell table:number-columns-repeated="14"/>
          <table:table-cell table:style-name="ce30" office:value-type="float" office:value="0.00856513636560085" calcext:value-type="float">
            <text:p>0.008565136365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3.95124" calcext:value-type="float">
            <text:p>643.95124</text:p>
          </table:table-cell>
          <table:table-cell table:number-columns-repeated="14"/>
          <table:table-cell table:style-name="ce30" office:value-type="float" office:value="0.00170839099664802" calcext:value-type="float">
            <text:p>0.001708390996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8.41625" calcext:value-type="float">
            <text:p>628.41625</text:p>
          </table:table-cell>
          <table:table-cell table:number-columns-repeated="14"/>
          <table:table-cell table:style-name="ce30" office:value-type="float" office:value="0.0120320893836179" calcext:value-type="float">
            <text:p>0.0120320893836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1.03" calcext:value-type="float">
            <text:p>631.03</text:p>
          </table:table-cell>
          <table:table-cell table:number-columns-repeated="14"/>
          <table:table-cell table:style-name="ce30" office:value-type="float" office:value="0.877562182620178" calcext:value-type="float">
            <text:p>0.877562182620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1.29875" calcext:value-type="float">
            <text:p>631.29875</text:p>
          </table:table-cell>
          <table:table-cell table:number-columns-repeated="14"/>
          <table:table-cell table:style-name="ce30" office:value-type="float" office:value="0.337611048979374" calcext:value-type="float">
            <text:p>0.3376110489793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1.24249" calcext:value-type="float">
            <text:p>621.24249</text:p>
          </table:table-cell>
          <table:table-cell table:number-columns-repeated="14"/>
          <table:table-cell table:style-name="ce30" office:value-type="float" office:value="-0.0558227336436443" calcext:value-type="float">
            <text:p>-0.0558227336436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0.72" calcext:value-type="float">
            <text:p>620.72</text:p>
          </table:table-cell>
          <table:table-cell table:number-columns-repeated="14"/>
          <table:table-cell table:style-name="ce30" office:value-type="float" office:value="-0.0846601317021477" calcext:value-type="float">
            <text:p>-0.084660131702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1.3075" calcext:value-type="float">
            <text:p>621.3075</text:p>
          </table:table-cell>
          <table:table-cell table:number-columns-repeated="14"/>
          <table:table-cell table:style-name="ce30" office:value-type="float" office:value="-0.00442514468450751" calcext:value-type="float">
            <text:p>-0.0044251446845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6.83124" calcext:value-type="float">
            <text:p>616.83124</text:p>
          </table:table-cell>
          <table:table-cell table:number-columns-repeated="14"/>
          <table:table-cell table:style-name="ce30" office:value-type="float" office:value="0.134168023159869" calcext:value-type="float">
            <text:p>0.134168023159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4.35749" calcext:value-type="float">
            <text:p>634.35749</text:p>
          </table:table-cell>
          <table:table-cell table:number-columns-repeated="14"/>
          <table:table-cell table:style-name="ce30" office:value-type="float" office:value="-0.0820263259837282" calcext:value-type="float">
            <text:p>-0.082026325983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7.69" calcext:value-type="float">
            <text:p>627.69</text:p>
          </table:table-cell>
          <table:table-cell table:number-columns-repeated="14"/>
          <table:table-cell table:style-name="ce30" office:value-type="float" office:value="0.000500999815153612" calcext:value-type="float">
            <text:p>0.000500999815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1.42499" calcext:value-type="float">
            <text:p>621.42499</text:p>
          </table:table-cell>
          <table:table-cell table:number-columns-repeated="14"/>
          <table:table-cell table:style-name="ce30" office:value-type="float" office:value="0.0155149538786518" calcext:value-type="float">
            <text:p>0.0155149538786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8.73875" calcext:value-type="float">
            <text:p>618.73875</text:p>
          </table:table-cell>
          <table:table-cell table:number-columns-repeated="14"/>
          <table:table-cell table:style-name="ce30" office:value-type="float" office:value="0.155866413288845" calcext:value-type="float">
            <text:p>0.155866413288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9.8075" calcext:value-type="float">
            <text:p>619.8075</text:p>
          </table:table-cell>
          <table:table-cell table:number-columns-repeated="14"/>
          <table:table-cell table:style-name="ce30" office:value-type="float" office:value="0.113764156029038" calcext:value-type="float">
            <text:p>0.113764156029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4.68875" calcext:value-type="float">
            <text:p>614.68875</text:p>
          </table:table-cell>
          <table:table-cell table:number-columns-repeated="14"/>
          <table:table-cell table:style-name="ce30" office:value-type="float" office:value="0.00000539495759735778" calcext:value-type="float">
            <text:p>5.3949575973577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3.49749" calcext:value-type="float">
            <text:p>623.49749</text:p>
          </table:table-cell>
          <table:table-cell table:number-columns-repeated="14"/>
          <table:table-cell table:style-name="ce30" office:value-type="float" office:value="-0.00000911535355722888" calcext:value-type="float">
            <text:p>-9.1153535572288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3.99625" calcext:value-type="float">
            <text:p>623.99625</text:p>
          </table:table-cell>
          <table:table-cell table:number-columns-repeated="14"/>
          <table:table-cell table:style-name="ce30" office:value-type="float" office:value="-0.0751141733685909" calcext:value-type="float">
            <text:p>-0.075114173368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3.00625" calcext:value-type="float">
            <text:p>623.00625</text:p>
          </table:table-cell>
          <table:table-cell table:number-columns-repeated="14"/>
          <table:table-cell table:style-name="ce30" office:value-type="float" office:value="0.020351252034609" calcext:value-type="float">
            <text:p>0.0203512520346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7.96124" calcext:value-type="float">
            <text:p>617.96124</text:p>
          </table:table-cell>
          <table:table-cell table:number-columns-repeated="14"/>
          <table:table-cell table:style-name="ce30" office:value-type="float" office:value="-0.00000959700186064839" calcext:value-type="float">
            <text:p>-9.59700186064839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2.10749" calcext:value-type="float">
            <text:p>622.10749</text:p>
          </table:table-cell>
          <table:table-cell table:number-columns-repeated="14"/>
          <table:table-cell table:style-name="ce30" office:value-type="float" office:value="0.00846981997788195" calcext:value-type="float">
            <text:p>0.008469819977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8.4475" calcext:value-type="float">
            <text:p>618.4475</text:p>
          </table:table-cell>
          <table:table-cell table:number-columns-repeated="14"/>
          <table:table-cell table:style-name="ce30" office:value-type="float" office:value="-0.0149783619679919" calcext:value-type="float">
            <text:p>-0.014978361967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7.6875" calcext:value-type="float">
            <text:p>617.6875</text:p>
          </table:table-cell>
          <table:table-cell table:number-columns-repeated="14"/>
          <table:table-cell table:style-name="ce30" office:value-type="float" office:value="0.000169912246397187" calcext:value-type="float">
            <text:p>0.0001699122463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2.93125" calcext:value-type="float">
            <text:p>602.93125</text:p>
          </table:table-cell>
          <table:table-cell table:number-columns-repeated="14"/>
          <table:table-cell table:style-name="ce30" office:value-type="float" office:value="-0.000265478651978293" calcext:value-type="float">
            <text:p>-0.0002654786519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.585" calcext:value-type="float">
            <text:p>597.585</text:p>
          </table:table-cell>
          <table:table-cell table:number-columns-repeated="14"/>
          <table:table-cell table:style-name="ce30" office:value-type="float" office:value="0.0000727662431955613" calcext:value-type="float">
            <text:p>7.2766243195561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.96375" calcext:value-type="float">
            <text:p>592.96375</text:p>
          </table:table-cell>
          <table:table-cell table:number-columns-repeated="14"/>
          <table:table-cell table:style-name="ce30" office:value-type="float" office:value="0.000215621443119765" calcext:value-type="float">
            <text:p>0.000215621443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.11" calcext:value-type="float">
            <text:p>580.11</text:p>
          </table:table-cell>
          <table:table-cell table:number-columns-repeated="14"/>
          <table:table-cell table:style-name="ce30" office:value-type="float" office:value="-0.00316631752817447" calcext:value-type="float">
            <text:p>-0.0031663175281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.44875" calcext:value-type="float">
            <text:p>585.44875</text:p>
          </table:table-cell>
          <table:table-cell table:number-columns-repeated="14"/>
          <table:table-cell table:style-name="ce30" office:value-type="float" office:value="-0.00135552802837158" calcext:value-type="float">
            <text:p>-0.001355528028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.5175" calcext:value-type="float">
            <text:p>580.5175</text:p>
          </table:table-cell>
          <table:table-cell table:number-columns-repeated="14"/>
          <table:table-cell table:style-name="ce30" office:value-type="float" office:value="-0.000778327260953649" calcext:value-type="float">
            <text:p>-0.0007783272609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4.57" calcext:value-type="float">
            <text:p>564.57</text:p>
          </table:table-cell>
          <table:table-cell table:number-columns-repeated="14"/>
          <table:table-cell table:style-name="ce30" office:value-type="float" office:value="-0.00178854842031824" calcext:value-type="float">
            <text:p>-0.0017885484203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3.39" calcext:value-type="float">
            <text:p>583.39</text:p>
          </table:table-cell>
          <table:table-cell table:number-columns-repeated="14"/>
          <table:table-cell table:style-name="ce30" office:value-type="float" office:value="0.0000145541161977618" calcext:value-type="float">
            <text:p>1.4554116197761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.80625" calcext:value-type="float">
            <text:p>593.80625</text:p>
          </table:table-cell>
          <table:table-cell table:number-columns-repeated="14"/>
          <table:table-cell table:style-name="ce30" office:value-type="float" office:value="-0.00000410465873952037" calcext:value-type="float">
            <text:p>-4.10465873952037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.52" calcext:value-type="float">
            <text:p>581.52</text:p>
          </table:table-cell>
          <table:table-cell table:number-columns-repeated="14"/>
          <table:table-cell table:style-name="ce30" office:value-type="float" office:value="0.000174315501228048" calcext:value-type="float">
            <text:p>0.0001743155012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.80125" calcext:value-type="float">
            <text:p>585.80125</text:p>
          </table:table-cell>
          <table:table-cell table:number-columns-repeated="14"/>
          <table:table-cell table:style-name="ce30" office:value-type="float" office:value="1.97472644486349" calcext:value-type="float">
            <text:p>1.97472644486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.33375" calcext:value-type="float">
            <text:p>582.33375</text:p>
          </table:table-cell>
          <table:table-cell table:number-columns-repeated="14"/>
          <table:table-cell table:style-name="ce30" office:value-type="float" office:value="0.00107026045596508" calcext:value-type="float">
            <text:p>0.0010702604559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.52125" calcext:value-type="float">
            <text:p>582.52125</text:p>
          </table:table-cell>
          <table:table-cell table:number-columns-repeated="14"/>
          <table:table-cell table:style-name="ce30" office:value-type="float" office:value="0.000359456719270093" calcext:value-type="float">
            <text:p>0.000359456719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3.62375" calcext:value-type="float">
            <text:p>583.62375</text:p>
          </table:table-cell>
          <table:table-cell table:number-columns-repeated="14"/>
          <table:table-cell table:style-name="ce30" office:value-type="float" office:value="0.000528071673265644" calcext:value-type="float">
            <text:p>0.0005280716732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5.80875" calcext:value-type="float">
            <text:p>595.80875</text:p>
          </table:table-cell>
          <table:table-cell table:number-columns-repeated="14"/>
          <table:table-cell table:style-name="ce30" office:value-type="float" office:value="0.0564152773199359" calcext:value-type="float">
            <text:p>0.056415277319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.39625" calcext:value-type="float">
            <text:p>585.39625</text:p>
          </table:table-cell>
          <table:table-cell table:number-columns-repeated="14"/>
          <table:table-cell table:style-name="ce30" office:value-type="float" office:value="0.000675088693626867" calcext:value-type="float">
            <text:p>0.0006750886936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6.05875" calcext:value-type="float">
            <text:p>586.05875</text:p>
          </table:table-cell>
          <table:table-cell table:number-columns-repeated="14"/>
          <table:table-cell table:style-name="ce30" office:value-type="float" office:value="-0.000122309763419263" calcext:value-type="float">
            <text:p>-0.0001223097634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8.7525" calcext:value-type="float">
            <text:p>588.7525</text:p>
          </table:table-cell>
          <table:table-cell table:number-columns-repeated="14"/>
          <table:table-cell table:style-name="ce30" office:value-type="float" office:value="-0.00000208767686804034" calcext:value-type="float">
            <text:p>-2.08767686804034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6.31625" calcext:value-type="float">
            <text:p>566.31625</text:p>
          </table:table-cell>
          <table:table-cell table:number-columns-repeated="14"/>
          <table:table-cell table:style-name="ce30" office:value-type="float" office:value="-0.00327131036678779" calcext:value-type="float">
            <text:p>-0.0032713103667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5.55125" calcext:value-type="float">
            <text:p>565.55125</text:p>
          </table:table-cell>
          <table:table-cell table:number-columns-repeated="14"/>
          <table:table-cell table:style-name="ce30" office:value-type="float" office:value="0.000188565744890862" calcext:value-type="float">
            <text:p>0.0001885657448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4.54" calcext:value-type="float">
            <text:p>534.54</text:p>
          </table:table-cell>
          <table:table-cell table:number-columns-repeated="14"/>
          <table:table-cell table:style-name="ce30" office:value-type="float" office:value="-0.0000362393188565708" calcext:value-type="float">
            <text:p>-3.6239318856570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1.4725" calcext:value-type="float">
            <text:p>511.4725</text:p>
          </table:table-cell>
          <table:table-cell table:number-columns-repeated="14"/>
          <table:table-cell table:style-name="ce30" office:value-type="float" office:value="0.0000280632782360643" calcext:value-type="float">
            <text:p>2.8063278236064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.56625" calcext:value-type="float">
            <text:p>487.56625</text:p>
          </table:table-cell>
          <table:table-cell table:number-columns-repeated="14"/>
          <table:table-cell table:style-name="ce30" office:value-type="float" office:value="-0.000232955134165484" calcext:value-type="float">
            <text:p>-0.000232955134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6.62625" calcext:value-type="float">
            <text:p>516.62625</text:p>
          </table:table-cell>
          <table:table-cell table:number-columns-repeated="14"/>
          <table:table-cell table:style-name="ce30" office:value-type="float" office:value="-0.00265729336051296" calcext:value-type="float">
            <text:p>-0.002657293360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.4675" calcext:value-type="float">
            <text:p>489.4675</text:p>
          </table:table-cell>
          <table:table-cell table:number-columns-repeated="14"/>
          <table:table-cell table:style-name="ce30" office:value-type="float" office:value="-0.0564582409784905" calcext:value-type="float">
            <text:p>-0.056458240978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.91625" calcext:value-type="float">
            <text:p>455.91625</text:p>
          </table:table-cell>
          <table:table-cell table:number-columns-repeated="14"/>
          <table:table-cell table:style-name="ce30" office:value-type="float" office:value="-0.0000740773002495197" calcext:value-type="float">
            <text:p>-7.4077300249519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.91" calcext:value-type="float">
            <text:p>472.91</text:p>
          </table:table-cell>
          <table:table-cell table:number-columns-repeated="14"/>
          <table:table-cell table:style-name="ce30" office:value-type="float" office:value="-0.000780946680072013" calcext:value-type="float">
            <text:p>-0.000780946680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9.015" calcext:value-type="float">
            <text:p>519.015</text:p>
          </table:table-cell>
          <table:table-cell table:number-columns-repeated="14"/>
          <table:table-cell table:style-name="ce30" office:value-type="float" office:value="0.00030712162671295" calcext:value-type="float">
            <text:p>0.0003071216267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8.12875" calcext:value-type="float">
            <text:p>508.12875</text:p>
          </table:table-cell>
          <table:table-cell table:number-columns-repeated="14"/>
          <table:table-cell table:style-name="ce30" office:value-type="float" office:value="-0.00639670869900416" calcext:value-type="float">
            <text:p>-0.006396708699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.51" calcext:value-type="float">
            <text:p>507.51</text:p>
          </table:table-cell>
          <table:table-cell table:number-columns-repeated="14"/>
          <table:table-cell table:style-name="ce30" office:value-type="float" office:value="0.000456569607845861" calcext:value-type="float">
            <text:p>0.0004565696078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1.63125" calcext:value-type="float">
            <text:p>501.63125</text:p>
          </table:table-cell>
          <table:table-cell table:number-columns-repeated="14"/>
          <table:table-cell table:style-name="ce30" office:value-type="float" office:value="0.0195967680032293" calcext:value-type="float">
            <text:p>0.0195967680032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3.32125" calcext:value-type="float">
            <text:p>503.32125</text:p>
          </table:table-cell>
          <table:table-cell table:number-columns-repeated="14"/>
          <table:table-cell table:style-name="ce30" office:value-type="float" office:value="0.00139341085441379" calcext:value-type="float">
            <text:p>0.001393410854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.62625" calcext:value-type="float">
            <text:p>504.62625</text:p>
          </table:table-cell>
          <table:table-cell table:number-columns-repeated="14"/>
          <table:table-cell table:style-name="ce30" office:value-type="float" office:value="-0.00722220381621818" calcext:value-type="float">
            <text:p>-0.0072222038162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3.39125" calcext:value-type="float">
            <text:p>513.39125</text:p>
          </table:table-cell>
          <table:table-cell table:number-columns-repeated="14"/>
          <table:table-cell table:style-name="ce30" office:value-type="float" office:value="0.0331516196293328" calcext:value-type="float">
            <text:p>0.033151619629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4.62375" calcext:value-type="float">
            <text:p>514.62375</text:p>
          </table:table-cell>
          <table:table-cell table:number-columns-repeated="14"/>
          <table:table-cell table:style-name="ce30" office:value-type="float" office:value="-2.11139582356781" calcext:value-type="float">
            <text:p>-2.111395823567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6.025" calcext:value-type="float">
            <text:p>506.025</text:p>
          </table:table-cell>
          <table:table-cell table:number-columns-repeated="14"/>
          <table:table-cell table:style-name="ce30" office:value-type="float" office:value="-0.0000449432406466944" calcext:value-type="float">
            <text:p>-4.4943240646694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.70625" calcext:value-type="float">
            <text:p>504.70625</text:p>
          </table:table-cell>
          <table:table-cell table:number-columns-repeated="14"/>
          <table:table-cell table:style-name="ce30" office:value-type="float" office:value="0.000808155310760949" calcext:value-type="float">
            <text:p>0.000808155310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2.055" calcext:value-type="float">
            <text:p>502.055</text:p>
          </table:table-cell>
          <table:table-cell table:number-columns-repeated="14"/>
          <table:table-cell table:style-name="ce30" office:value-type="float" office:value="-0.0467513945541565" calcext:value-type="float">
            <text:p>-0.046751394554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.5425" calcext:value-type="float">
            <text:p>474.5425</text:p>
          </table:table-cell>
          <table:table-cell table:number-columns-repeated="14"/>
          <table:table-cell table:style-name="ce30" office:value-type="float" office:value="-0.00160025844709004" calcext:value-type="float">
            <text:p>-0.001600258447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.98375" calcext:value-type="float">
            <text:p>477.98375</text:p>
          </table:table-cell>
          <table:table-cell table:number-columns-repeated="14"/>
          <table:table-cell table:style-name="ce30" office:value-type="float" office:value="0.0919080536856387" calcext:value-type="float">
            <text:p>0.091908053685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.88375" calcext:value-type="float">
            <text:p>476.88375</text:p>
          </table:table-cell>
          <table:table-cell table:number-columns-repeated="14"/>
          <table:table-cell table:style-name="ce30" office:value-type="float" office:value="-0.0250843891640408" calcext:value-type="float">
            <text:p>-0.025084389164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.65" calcext:value-type="float">
            <text:p>475.65</text:p>
          </table:table-cell>
          <table:table-cell table:number-columns-repeated="14"/>
          <table:table-cell table:style-name="ce30" office:value-type="float" office:value="-0.000365239253070627" calcext:value-type="float">
            <text:p>-0.000365239253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.65125" calcext:value-type="float">
            <text:p>485.65125</text:p>
          </table:table-cell>
          <table:table-cell table:number-columns-repeated="14"/>
          <table:table-cell table:style-name="ce30" office:value-type="float" office:value="0.0000613421776814294" calcext:value-type="float">
            <text:p>6.1342177681429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.9075" calcext:value-type="float">
            <text:p>480.9075</text:p>
          </table:table-cell>
          <table:table-cell table:number-columns-repeated="14"/>
          <table:table-cell table:style-name="ce30" office:value-type="float" office:value="-0.00187133463723306" calcext:value-type="float">
            <text:p>-0.001871334637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.88375" calcext:value-type="float">
            <text:p>481.88375</text:p>
          </table:table-cell>
          <table:table-cell table:number-columns-repeated="14"/>
          <table:table-cell table:style-name="ce30" office:value-type="float" office:value="-0.0739094199389424" calcext:value-type="float">
            <text:p>-0.0739094199389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.58625" calcext:value-type="float">
            <text:p>473.58625</text:p>
          </table:table-cell>
          <table:table-cell table:number-columns-repeated="14"/>
          <table:table-cell table:style-name="ce30" office:value-type="float" office:value="0.000134478951160864" calcext:value-type="float">
            <text:p>0.0001344789511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.5775" calcext:value-type="float">
            <text:p>468.5775</text:p>
          </table:table-cell>
          <table:table-cell table:number-columns-repeated="14"/>
          <table:table-cell table:style-name="ce30" office:value-type="float" office:value="-0.0324268215304804" calcext:value-type="float">
            <text:p>-0.03242682153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.29125" calcext:value-type="float">
            <text:p>474.29125</text:p>
          </table:table-cell>
          <table:table-cell table:number-columns-repeated="14"/>
          <table:table-cell table:style-name="ce30" office:value-type="float" office:value="0.000870810210644443" calcext:value-type="float">
            <text:p>0.0008708102106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.4175" calcext:value-type="float">
            <text:p>479.4175</text:p>
          </table:table-cell>
          <table:table-cell table:number-columns-repeated="14"/>
          <table:table-cell table:style-name="ce30" office:value-type="float" office:value="0.830294586554024" calcext:value-type="float">
            <text:p>0.830294586554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.6725" calcext:value-type="float">
            <text:p>473.6725</text:p>
          </table:table-cell>
          <table:table-cell table:number-columns-repeated="14"/>
          <table:table-cell table:style-name="ce30" office:value-type="float" office:value="0.000113600812036778" calcext:value-type="float">
            <text:p>0.000113600812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.5325" calcext:value-type="float">
            <text:p>471.5325</text:p>
          </table:table-cell>
          <table:table-cell table:number-columns-repeated="14"/>
          <table:table-cell table:style-name="ce30" office:value-type="float" office:value="0.0390274702852487" calcext:value-type="float">
            <text:p>0.0390274702852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.37875" calcext:value-type="float">
            <text:p>475.37875</text:p>
          </table:table-cell>
          <table:table-cell table:number-columns-repeated="14"/>
          <table:table-cell table:style-name="ce30" office:value-type="float" office:value="-0.0000429888760940757" calcext:value-type="float">
            <text:p>-4.2988876094075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.02125" calcext:value-type="float">
            <text:p>475.02125</text:p>
          </table:table-cell>
          <table:table-cell table:number-columns-repeated="14"/>
          <table:table-cell table:style-name="ce30" office:value-type="float" office:value="-1.81416435196776" calcext:value-type="float">
            <text:p>-1.81416435196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.08375" calcext:value-type="float">
            <text:p>471.08375</text:p>
          </table:table-cell>
          <table:table-cell table:number-columns-repeated="14"/>
          <table:table-cell table:style-name="ce30" office:value-type="float" office:value="-0.0000118378212308881" calcext:value-type="float">
            <text:p>-1.1837821230888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.55375" calcext:value-type="float">
            <text:p>464.55375</text:p>
          </table:table-cell>
          <table:table-cell table:number-columns-repeated="14"/>
          <table:table-cell table:style-name="ce30" office:value-type="float" office:value="0.00000003215886876112" calcext:value-type="float">
            <text:p>3.21588687611186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.95875" calcext:value-type="float">
            <text:p>449.95875</text:p>
          </table:table-cell>
          <table:table-cell table:number-columns-repeated="14"/>
          <table:table-cell table:style-name="ce30" office:value-type="float" office:value="-0.00127042961333738" calcext:value-type="float">
            <text:p>-0.0012704296133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.4475" calcext:value-type="float">
            <text:p>425.4475</text:p>
          </table:table-cell>
          <table:table-cell table:number-columns-repeated="14"/>
          <table:table-cell table:style-name="ce30" office:value-type="float" office:value="0.00000966573842845762" calcext:value-type="float">
            <text:p>9.66573842845762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.08" calcext:value-type="float">
            <text:p>410.08</text:p>
          </table:table-cell>
          <table:table-cell table:number-columns-repeated="14"/>
          <table:table-cell table:style-name="ce30" office:value-type="float" office:value="0.00105330067189223" calcext:value-type="float">
            <text:p>0.0010533006718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.79625" calcext:value-type="float">
            <text:p>405.79625</text:p>
          </table:table-cell>
          <table:table-cell table:number-columns-repeated="14"/>
          <table:table-cell table:style-name="ce30" office:value-type="float" office:value="0.000152828636569538" calcext:value-type="float">
            <text:p>0.00015282863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.0975" calcext:value-type="float">
            <text:p>399.0975</text:p>
          </table:table-cell>
          <table:table-cell table:number-columns-repeated="14"/>
          <table:table-cell table:style-name="ce30" office:value-type="float" office:value="-0.00305908828606592" calcext:value-type="float">
            <text:p>-0.003059088286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.5025" calcext:value-type="float">
            <text:p>399.5025</text:p>
          </table:table-cell>
          <table:table-cell table:number-columns-repeated="14"/>
          <table:table-cell table:style-name="ce30" office:value-type="float" office:value="0.000181990709591104" calcext:value-type="float">
            <text:p>0.000181990709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.8125" calcext:value-type="float">
            <text:p>427.8125</text:p>
          </table:table-cell>
          <table:table-cell table:number-columns-repeated="14"/>
          <table:table-cell table:style-name="ce30" office:value-type="float" office:value="-0.00388023157015015" calcext:value-type="float">
            <text:p>-0.00388023157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.12" calcext:value-type="float">
            <text:p>416.12</text:p>
          </table:table-cell>
          <table:table-cell table:number-columns-repeated="14"/>
          <table:table-cell table:style-name="ce30" office:value-type="float" office:value="0.000149954164003316" calcext:value-type="float">
            <text:p>0.000149954164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.15" calcext:value-type="float">
            <text:p>410.15</text:p>
          </table:table-cell>
          <table:table-cell table:number-columns-repeated="14"/>
          <table:table-cell table:style-name="ce30" office:value-type="float" office:value="0.000416004192967247" calcext:value-type="float">
            <text:p>0.000416004192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.4975" calcext:value-type="float">
            <text:p>403.4975</text:p>
          </table:table-cell>
          <table:table-cell table:number-columns-repeated="14"/>
          <table:table-cell table:style-name="ce30" office:value-type="float" office:value="0.0000108730035380922" calcext:value-type="float">
            <text:p>1.0873003538092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.84" calcext:value-type="float">
            <text:p>398.84</text:p>
          </table:table-cell>
          <table:table-cell table:number-columns-repeated="14"/>
          <table:table-cell table:style-name="ce30" office:value-type="float" office:value="0.000852813870171436" calcext:value-type="float">
            <text:p>0.0008528138701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.97875" calcext:value-type="float">
            <text:p>377.97875</text:p>
          </table:table-cell>
          <table:table-cell table:number-columns-repeated="14"/>
          <table:table-cell table:style-name="ce30" office:value-type="float" office:value="-0.000179162145686547" calcext:value-type="float">
            <text:p>-0.0001791621456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.08375" calcext:value-type="float">
            <text:p>376.08375</text:p>
          </table:table-cell>
          <table:table-cell table:number-columns-repeated="14"/>
          <table:table-cell table:style-name="ce30" office:value-type="float" office:value="-0.00000098039308258765" calcext:value-type="float">
            <text:p>-9.80393082587645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.94" calcext:value-type="float">
            <text:p>387.94</text:p>
          </table:table-cell>
          <table:table-cell table:number-columns-repeated="14"/>
          <table:table-cell table:style-name="ce30" office:value-type="float" office:value="-0.00559000833501794" calcext:value-type="float">
            <text:p>-0.005590008335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.7475" calcext:value-type="float">
            <text:p>381.7475</text:p>
          </table:table-cell>
          <table:table-cell table:number-columns-repeated="14"/>
          <table:table-cell table:style-name="ce30" office:value-type="float" office:value="0.0073035386638447" calcext:value-type="float">
            <text:p>0.007303538663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.0575" calcext:value-type="float">
            <text:p>372.0575</text:p>
          </table:table-cell>
          <table:table-cell table:number-columns-repeated="14"/>
          <table:table-cell table:style-name="ce30" office:value-type="float" office:value="1.61077135766745" calcext:value-type="float">
            <text:p>1.610771357667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.7525" calcext:value-type="float">
            <text:p>360.7525</text:p>
          </table:table-cell>
          <table:table-cell table:number-columns-repeated="14"/>
          <table:table-cell table:style-name="ce30" office:value-type="float" office:value="0.000577548586616932" calcext:value-type="float">
            <text:p>0.0005775485866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.98125" calcext:value-type="float">
            <text:p>335.98125</text:p>
          </table:table-cell>
          <table:table-cell table:number-columns-repeated="14"/>
          <table:table-cell table:style-name="ce30" office:value-type="float" office:value="-0.141991010855196" calcext:value-type="float">
            <text:p>-0.141991010855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.07875" calcext:value-type="float">
            <text:p>308.07875</text:p>
          </table:table-cell>
          <table:table-cell table:number-columns-repeated="14"/>
          <table:table-cell table:style-name="ce30" office:value-type="float" office:value="0.00232987235618114" calcext:value-type="float">
            <text:p>0.0023298723561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.23375" calcext:value-type="float">
            <text:p>337.23375</text:p>
          </table:table-cell>
          <table:table-cell table:number-columns-repeated="14"/>
          <table:table-cell table:style-name="ce30" office:value-type="float" office:value="-0.00000020854119296492" calcext:value-type="float">
            <text:p>-2.08541192964923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.2325" calcext:value-type="float">
            <text:p>326.2325</text:p>
          </table:table-cell>
          <table:table-cell table:number-columns-repeated="14"/>
          <table:table-cell table:style-name="ce30" office:value-type="float" office:value="-0.00164939249009802" calcext:value-type="float">
            <text:p>-0.001649392490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.34625" calcext:value-type="float">
            <text:p>351.34625</text:p>
          </table:table-cell>
          <table:table-cell table:number-columns-repeated="14"/>
          <table:table-cell table:style-name="ce30" office:value-type="float" office:value="-0.00183079524237563" calcext:value-type="float">
            <text:p>-0.001830795242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.59625" calcext:value-type="float">
            <text:p>368.59625</text:p>
          </table:table-cell>
          <table:table-cell table:number-columns-repeated="14"/>
          <table:table-cell table:style-name="ce30" office:value-type="float" office:value="0.0262037797154492" calcext:value-type="float">
            <text:p>0.0262037797154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.2025" calcext:value-type="float">
            <text:p>359.2025</text:p>
          </table:table-cell>
          <table:table-cell table:number-columns-repeated="14"/>
          <table:table-cell table:style-name="ce30" office:value-type="float" office:value="0.0222948607598007" calcext:value-type="float">
            <text:p>0.0222948607598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.99875" calcext:value-type="float">
            <text:p>356.99875</text:p>
          </table:table-cell>
          <table:table-cell table:number-columns-repeated="14"/>
          <table:table-cell table:style-name="ce30" office:value-type="float" office:value="-0.000178518619237553" calcext:value-type="float">
            <text:p>-0.0001785186192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.15625" calcext:value-type="float">
            <text:p>371.15625</text:p>
          </table:table-cell>
          <table:table-cell table:number-columns-repeated="14"/>
          <table:table-cell table:style-name="ce30" office:value-type="float" office:value="-0.00010502869420063" calcext:value-type="float">
            <text:p>-0.0001050286942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.7825" calcext:value-type="float">
            <text:p>392.7825</text:p>
          </table:table-cell>
          <table:table-cell table:number-columns-repeated="14"/>
          <table:table-cell table:style-name="ce30" office:value-type="float" office:value="0.0011042894500164" calcext:value-type="float">
            <text:p>0.001104289450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.34625" calcext:value-type="float">
            <text:p>396.34625</text:p>
          </table:table-cell>
          <table:table-cell table:number-columns-repeated="14"/>
          <table:table-cell table:style-name="ce30" office:value-type="float" office:value="-0.00000800773964756163" calcext:value-type="float">
            <text:p>-8.00773964756163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.56625" calcext:value-type="float">
            <text:p>392.56625</text:p>
          </table:table-cell>
          <table:table-cell table:number-columns-repeated="14"/>
          <table:table-cell table:style-name="ce30" office:value-type="float" office:value="0.0000194920653937966" calcext:value-type="float">
            <text:p>1.9492065393796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.26875" calcext:value-type="float">
            <text:p>376.26875</text:p>
          </table:table-cell>
          <table:table-cell table:number-columns-repeated="14"/>
          <table:table-cell table:style-name="ce30" office:value-type="float" office:value="0.00295948342795355" calcext:value-type="float">
            <text:p>0.0029594834279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.675" calcext:value-type="float">
            <text:p>378.675</text:p>
          </table:table-cell>
          <table:table-cell table:number-columns-repeated="14"/>
          <table:table-cell table:style-name="ce30" office:value-type="float" office:value="-0.0000225225102673013" calcext:value-type="float">
            <text:p>-2.2522510267301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.95875" calcext:value-type="float">
            <text:p>390.95875</text:p>
          </table:table-cell>
          <table:table-cell table:number-columns-repeated="14"/>
          <table:table-cell table:style-name="ce30" office:value-type="float" office:value="0.0000303458185633874" calcext:value-type="float">
            <text:p>3.0345818563387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.72375" calcext:value-type="float">
            <text:p>381.72375</text:p>
          </table:table-cell>
          <table:table-cell table:number-columns-repeated="14"/>
          <table:table-cell table:style-name="ce30" office:value-type="float" office:value="-0.000480886989811712" calcext:value-type="float">
            <text:p>-0.000480886989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.0575" calcext:value-type="float">
            <text:p>380.0575</text:p>
          </table:table-cell>
          <table:table-cell table:number-columns-repeated="14"/>
          <table:table-cell table:style-name="ce30" office:value-type="float" office:value="-0.000535180160347534" calcext:value-type="float">
            <text:p>-0.0005351801603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.93875" calcext:value-type="float">
            <text:p>382.93875</text:p>
          </table:table-cell>
          <table:table-cell table:number-columns-repeated="14"/>
          <table:table-cell table:style-name="ce30" office:value-type="float" office:value="-0.0210137045270101" calcext:value-type="float">
            <text:p>-0.021013704527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.59" calcext:value-type="float">
            <text:p>376.59</text:p>
          </table:table-cell>
          <table:table-cell table:number-columns-repeated="14"/>
          <table:table-cell table:style-name="ce30" office:value-type="float" office:value="-0.0339534191007237" calcext:value-type="float">
            <text:p>-0.0339534191007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.7825" calcext:value-type="float">
            <text:p>351.7825</text:p>
          </table:table-cell>
          <table:table-cell table:number-columns-repeated="14"/>
          <table:table-cell table:style-name="ce30" office:value-type="float" office:value="-0.000446055598835693" calcext:value-type="float">
            <text:p>-0.0004460555988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.6325" calcext:value-type="float">
            <text:p>353.6325</text:p>
          </table:table-cell>
          <table:table-cell table:number-columns-repeated="14"/>
          <table:table-cell table:style-name="ce30" office:value-type="float" office:value="-0.00178225069053315" calcext:value-type="float">
            <text:p>-0.0017822506905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.1925" calcext:value-type="float">
            <text:p>345.1925</text:p>
          </table:table-cell>
          <table:table-cell table:number-columns-repeated="14"/>
          <table:table-cell table:style-name="ce30" office:value-type="float" office:value="-0.00053713745539349" calcext:value-type="float">
            <text:p>-0.0005371374553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.9775" calcext:value-type="float">
            <text:p>350.9775</text:p>
          </table:table-cell>
          <table:table-cell table:number-columns-repeated="14"/>
          <table:table-cell table:style-name="ce30" office:value-type="float" office:value="0.000033943598641835" calcext:value-type="float">
            <text:p>3.394359864183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.79625" calcext:value-type="float">
            <text:p>349.79625</text:p>
          </table:table-cell>
          <table:table-cell table:number-columns-repeated="14"/>
          <table:table-cell table:style-name="ce30" office:value-type="float" office:value="0.000564710831796893" calcext:value-type="float">
            <text:p>0.0005647108317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.9025" calcext:value-type="float">
            <text:p>348.9025</text:p>
          </table:table-cell>
          <table:table-cell table:number-columns-repeated="14"/>
          <table:table-cell table:style-name="ce30" office:value-type="float" office:value="-0.151817752653112" calcext:value-type="float">
            <text:p>-0.151817752653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.53625" calcext:value-type="float">
            <text:p>335.53625</text:p>
          </table:table-cell>
          <table:table-cell table:number-columns-repeated="14"/>
          <table:table-cell table:style-name="ce30" office:value-type="float" office:value="-0.429420794348326" calcext:value-type="float">
            <text:p>-0.4294207943483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.55875" calcext:value-type="float">
            <text:p>343.55875</text:p>
          </table:table-cell>
          <table:table-cell table:number-columns-repeated="14"/>
          <table:table-cell table:style-name="ce30" office:value-type="float" office:value="0.0127004560661477" calcext:value-type="float">
            <text:p>0.012700456066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.0105" calcext:value-type="float">
            <text:p>338.0105</text:p>
          </table:table-cell>
          <table:table-cell table:number-columns-repeated="14"/>
          <table:table-cell table:style-name="ce30" office:value-type="float" office:value="0.000897826524195408" calcext:value-type="float">
            <text:p>0.0008978265241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.22633" calcext:value-type="float">
            <text:p>325.22633</text:p>
          </table:table-cell>
          <table:table-cell table:number-columns-repeated="14"/>
          <table:table-cell table:style-name="ce30" office:value-type="float" office:value="-0.000184791666915283" calcext:value-type="float">
            <text:p>-0.0001847916669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.60083" calcext:value-type="float">
            <text:p>331.60083</text:p>
          </table:table-cell>
          <table:table-cell table:number-columns-repeated="14"/>
          <table:table-cell table:style-name="ce30" office:value-type="float" office:value="0.0000128290489871834" calcext:value-type="float">
            <text:p>1.2829048987183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.71833" calcext:value-type="float">
            <text:p>324.71833</text:p>
          </table:table-cell>
          <table:table-cell table:number-columns-repeated="14"/>
          <table:table-cell table:style-name="ce30" office:value-type="float" office:value="-0.000212288082826941" calcext:value-type="float">
            <text:p>-0.0002122880828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.45666" calcext:value-type="float">
            <text:p>332.45666</text:p>
          </table:table-cell>
          <table:table-cell table:number-columns-repeated="14"/>
          <table:table-cell table:style-name="ce30" office:value-type="float" office:value="0.00015428874305094" calcext:value-type="float">
            <text:p>0.000154288743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.585" calcext:value-type="float">
            <text:p>336.585</text:p>
          </table:table-cell>
          <table:table-cell table:number-columns-repeated="14"/>
          <table:table-cell table:style-name="ce30" office:value-type="float" office:value="0.000468234396538214" calcext:value-type="float">
            <text:p>0.000468234396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.775" calcext:value-type="float">
            <text:p>346.775</text:p>
          </table:table-cell>
          <table:table-cell table:number-columns-repeated="14"/>
          <table:table-cell table:style-name="ce30" office:value-type="float" office:value="-0.00541165108102003" calcext:value-type="float">
            <text:p>-0.00541165108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.81166" calcext:value-type="float">
            <text:p>344.81166</text:p>
          </table:table-cell>
          <table:table-cell table:number-columns-repeated="14"/>
          <table:table-cell table:style-name="ce30" office:value-type="float" office:value="0.0128032915567097" calcext:value-type="float">
            <text:p>0.012803291556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.065" calcext:value-type="float">
            <text:p>343.065</text:p>
          </table:table-cell>
          <table:table-cell table:number-columns-repeated="14"/>
          <table:table-cell table:style-name="ce30" office:value-type="float" office:value="0.0000922867244134092" calcext:value-type="float">
            <text:p>9.2286724413409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.50166" calcext:value-type="float">
            <text:p>358.50166</text:p>
          </table:table-cell>
          <table:table-cell table:number-columns-repeated="14"/>
          <table:table-cell table:style-name="ce30" office:value-type="float" office:value="-0.000140912474643677" calcext:value-type="float">
            <text:p>-0.0001409124746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.07666" calcext:value-type="float">
            <text:p>368.07666</text:p>
          </table:table-cell>
          <table:table-cell table:number-columns-repeated="14"/>
          <table:table-cell table:style-name="ce30" office:value-type="float" office:value="0.000733462376181127" calcext:value-type="float">
            <text:p>0.0007334623761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.99666" calcext:value-type="float">
            <text:p>376.99666</text:p>
          </table:table-cell>
          <table:table-cell table:number-columns-repeated="14"/>
          <table:table-cell table:style-name="ce30" office:value-type="float" office:value="0.00205573732437215" calcext:value-type="float">
            <text:p>0.002055737324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.10666" calcext:value-type="float">
            <text:p>442.10666</text:p>
          </table:table-cell>
          <table:table-cell table:number-columns-repeated="14"/>
          <table:table-cell table:style-name="ce30" office:value-type="float" office:value="-0.000104430297692552" calcext:value-type="float">
            <text:p>-0.0001044302976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.00333" calcext:value-type="float">
            <text:p>389.00333</text:p>
          </table:table-cell>
          <table:table-cell table:number-columns-repeated="14"/>
          <table:table-cell table:style-name="ce30" office:value-type="float" office:value="-0.00119580647282127" calcext:value-type="float">
            <text:p>-0.001195806472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.92666" calcext:value-type="float">
            <text:p>394.92666</text:p>
          </table:table-cell>
          <table:table-cell table:number-columns-repeated="14"/>
          <table:table-cell table:style-name="ce30" office:value-type="float" office:value="-0.0000902711872662946" calcext:value-type="float">
            <text:p>-9.0271187266294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.08" calcext:value-type="float">
            <text:p>377.08</text:p>
          </table:table-cell>
          <table:table-cell table:number-columns-repeated="14"/>
          <table:table-cell table:style-name="ce30" office:value-type="float" office:value="0.0299611129498008" calcext:value-type="float">
            <text:p>0.0299611129498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.47166" calcext:value-type="float">
            <text:p>400.47166</text:p>
          </table:table-cell>
          <table:table-cell table:number-columns-repeated="14"/>
          <table:table-cell table:style-name="ce30" office:value-type="float" office:value="0.000236182604457154" calcext:value-type="float">
            <text:p>0.0002361826044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.93" calcext:value-type="float">
            <text:p>384.93</text:p>
          </table:table-cell>
          <table:table-cell table:number-columns-repeated="14"/>
          <table:table-cell table:style-name="ce30" office:value-type="float" office:value="-0.0000395532604414945" calcext:value-type="float">
            <text:p>-3.9553260441494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.83333" calcext:value-type="float">
            <text:p>375.83333</text:p>
          </table:table-cell>
          <table:table-cell table:number-columns-repeated="14"/>
          <table:table-cell table:style-name="ce30" office:value-type="float" office:value="0.000274198091163381" calcext:value-type="float">
            <text:p>0.0002741980911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.16" calcext:value-type="float">
            <text:p>376.16</text:p>
          </table:table-cell>
          <table:table-cell table:number-columns-repeated="14"/>
          <table:table-cell table:style-name="ce30" office:value-type="float" office:value="-0.108138674793607" calcext:value-type="float">
            <text:p>-0.108138674793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.565" calcext:value-type="float">
            <text:p>348.565</text:p>
          </table:table-cell>
          <table:table-cell table:number-columns-repeated="14"/>
          <table:table-cell table:style-name="ce30" office:value-type="float" office:value="0.00959667012065515" calcext:value-type="float">
            <text:p>0.0095966701206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.42" calcext:value-type="float">
            <text:p>352.42</text:p>
          </table:table-cell>
          <table:table-cell table:number-columns-repeated="14"/>
          <table:table-cell table:style-name="ce30" office:value-type="float" office:value="0.0111211750418891" calcext:value-type="float">
            <text:p>0.011121175041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.8" calcext:value-type="float">
            <text:p>356.8</text:p>
          </table:table-cell>
          <table:table-cell table:number-columns-repeated="14"/>
          <table:table-cell table:style-name="ce30" office:value-type="float" office:value="-0.00105712188428585" calcext:value-type="float">
            <text:p>-0.001057121884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.83" calcext:value-type="float">
            <text:p>367.83</text:p>
          </table:table-cell>
          <table:table-cell table:number-columns-repeated="14"/>
          <table:table-cell table:style-name="ce30" office:value-type="float" office:value="-0.000495042942482701" calcext:value-type="float">
            <text:p>-0.0004950429424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.20666" calcext:value-type="float">
            <text:p>381.20666</text:p>
          </table:table-cell>
          <table:table-cell table:number-columns-repeated="14"/>
          <table:table-cell table:style-name="ce30" office:value-type="float" office:value="-0.00780434515836097" calcext:value-type="float">
            <text:p>-0.007804345158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.498" calcext:value-type="float">
            <text:p>375.498</text:p>
          </table:table-cell>
          <table:table-cell table:number-columns-repeated="14"/>
          <table:table-cell table:style-name="ce30" office:value-type="float" office:value="0.0520053909249974" calcext:value-type="float">
            <text:p>0.052005390924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.819" calcext:value-type="float">
            <text:p>372.819</text:p>
          </table:table-cell>
          <table:table-cell table:number-columns-repeated="14"/>
          <table:table-cell table:style-name="ce30" office:value-type="float" office:value="0.00478891515209902" calcext:value-type="float">
            <text:p>0.004788915152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.983" calcext:value-type="float">
            <text:p>368.983</text:p>
          </table:table-cell>
          <table:table-cell table:number-columns-repeated="14"/>
          <table:table-cell table:style-name="ce30" office:value-type="float" office:value="0.00206541328625777" calcext:value-type="float">
            <text:p>0.0020654132862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.44" calcext:value-type="float">
            <text:p>375.44</text:p>
          </table:table-cell>
          <table:table-cell table:number-columns-repeated="14"/>
          <table:table-cell table:style-name="ce30" office:value-type="float" office:value="-0.103154552525136" calcext:value-type="float">
            <text:p>-0.1031545525251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.851" calcext:value-type="float">
            <text:p>376.851</text:p>
          </table:table-cell>
          <table:table-cell table:number-columns-repeated="14"/>
          <table:table-cell table:style-name="ce30" office:value-type="float" office:value="0.0407251635592049" calcext:value-type="float">
            <text:p>0.0407251635592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.13218" calcext:value-type="float">
            <text:p>376.13218</text:p>
          </table:table-cell>
          <table:table-cell table:number-columns-repeated="14"/>
          <table:table-cell table:style-name="ce30" office:value-type="float" office:value="-0.000165562640904904" calcext:value-type="float">
            <text:p>-0.0001655626409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.862" calcext:value-type="float">
            <text:p>377.862</text:p>
          </table:table-cell>
          <table:table-cell table:number-columns-repeated="14"/>
          <table:table-cell table:style-name="ce30" office:value-type="float" office:value="0.000223079101286342" calcext:value-type="float">
            <text:p>0.000223079101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.452" calcext:value-type="float">
            <text:p>382.452</text:p>
          </table:table-cell>
          <table:table-cell table:number-columns-repeated="14"/>
          <table:table-cell table:style-name="ce30" office:value-type="float" office:value="0.0000781369363307909" calcext:value-type="float">
            <text:p>7.8136936330790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.382" calcext:value-type="float">
            <text:p>376.382</text:p>
          </table:table-cell>
          <table:table-cell table:number-columns-repeated="14"/>
          <table:table-cell table:style-name="ce30" office:value-type="float" office:value="0.00274153487470371" calcext:value-type="float">
            <text:p>0.0027415348747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.3618" calcext:value-type="float">
            <text:p>368.3618</text:p>
          </table:table-cell>
          <table:table-cell table:number-columns-repeated="14"/>
          <table:table-cell table:style-name="ce30" office:value-type="float" office:value="-0.0000661857191806591" calcext:value-type="float">
            <text:p>-6.6185719180659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.414" calcext:value-type="float">
            <text:p>373.414</text:p>
          </table:table-cell>
          <table:table-cell table:number-columns-repeated="14"/>
          <table:table-cell table:style-name="ce30" office:value-type="float" office:value="0.0182953180030377" calcext:value-type="float">
            <text:p>0.018295318003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.744" calcext:value-type="float">
            <text:p>373.744</text:p>
          </table:table-cell>
          <table:table-cell table:number-columns-repeated="14"/>
          <table:table-cell table:style-name="ce30" office:value-type="float" office:value="-0.00177447240553895" calcext:value-type="float">
            <text:p>-0.0017744724055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.155" calcext:value-type="float">
            <text:p>373.155</text:p>
          </table:table-cell>
          <table:table-cell table:number-columns-repeated="14"/>
          <table:table-cell table:style-name="ce30" office:value-type="float" office:value="-0.0000600658044846439" calcext:value-type="float">
            <text:p>-6.0065804484643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.884" calcext:value-type="float">
            <text:p>357.884</text:p>
          </table:table-cell>
          <table:table-cell table:number-columns-repeated="14"/>
          <table:table-cell table:style-name="ce30" office:value-type="float" office:value="-0.00000705055434057063" calcext:value-type="float">
            <text:p>-7.05055434057063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.898" calcext:value-type="float">
            <text:p>348.898</text:p>
          </table:table-cell>
          <table:table-cell table:number-columns-repeated="14"/>
          <table:table-cell table:style-name="ce30" office:value-type="float" office:value="0.000167149694128202" calcext:value-type="float">
            <text:p>0.0001671496941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.041" calcext:value-type="float">
            <text:p>341.041</text:p>
          </table:table-cell>
          <table:table-cell table:number-columns-repeated="14"/>
          <table:table-cell table:style-name="ce30" office:value-type="float" office:value="0.00019794645153261" calcext:value-type="float">
            <text:p>0.0001979464515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.272" calcext:value-type="float">
            <text:p>348.272</text:p>
          </table:table-cell>
          <table:table-cell table:number-columns-repeated="14"/>
          <table:table-cell table:style-name="ce30" office:value-type="float" office:value="0.0000129426251350852" calcext:value-type="float">
            <text:p>1.2942625135085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.742" calcext:value-type="float">
            <text:p>346.742</text:p>
          </table:table-cell>
          <table:table-cell table:number-columns-repeated="14"/>
          <table:table-cell table:style-name="ce30" office:value-type="float" office:value="0.00381969326763917" calcext:value-type="float">
            <text:p>0.003819693267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.348" calcext:value-type="float">
            <text:p>347.348</text:p>
          </table:table-cell>
          <table:table-cell table:number-columns-repeated="14"/>
          <table:table-cell table:style-name="ce30" office:value-type="float" office:value="0.0245444509254908" calcext:value-type="float">
            <text:p>0.024544450925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.674" calcext:value-type="float">
            <text:p>348.674</text:p>
          </table:table-cell>
          <table:table-cell table:number-columns-repeated="14"/>
          <table:table-cell table:style-name="ce30" office:value-type="float" office:value="0.00113354877564847" calcext:value-type="float">
            <text:p>0.001133548775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.547" calcext:value-type="float">
            <text:p>338.547</text:p>
          </table:table-cell>
          <table:table-cell table:number-columns-repeated="14"/>
          <table:table-cell table:style-name="ce30" office:value-type="float" office:value="-0.0396185183146961" calcext:value-type="float">
            <text:p>-0.039618518314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.536" calcext:value-type="float">
            <text:p>330.536</text:p>
          </table:table-cell>
          <table:table-cell table:number-columns-repeated="14"/>
          <table:table-cell table:style-name="ce30" office:value-type="float" office:value="0.133183562263972" calcext:value-type="float">
            <text:p>0.1331835622639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.405" calcext:value-type="float">
            <text:p>317.405</text:p>
          </table:table-cell>
          <table:table-cell table:number-columns-repeated="14"/>
          <table:table-cell table:style-name="ce30" office:value-type="float" office:value="-0.0135655986687199" calcext:value-type="float">
            <text:p>-0.01356559866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.45999" calcext:value-type="float">
            <text:p>306.45999</text:p>
          </table:table-cell>
          <table:table-cell table:number-columns-repeated="14"/>
          <table:table-cell table:style-name="ce30" office:value-type="float" office:value="-0.0190781250612863" calcext:value-type="float">
            <text:p>-0.019078125061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.196" calcext:value-type="float">
            <text:p>319.196</text:p>
          </table:table-cell>
          <table:table-cell table:number-columns-repeated="14"/>
          <table:table-cell table:style-name="ce30" office:value-type="float" office:value="0.00000236415680914527" calcext:value-type="float">
            <text:p>2.36415680914527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.89299" calcext:value-type="float">
            <text:p>321.89299</text:p>
          </table:table-cell>
          <table:table-cell table:number-columns-repeated="14"/>
          <table:table-cell table:style-name="ce30" office:value-type="float" office:value="-0.000525285208127205" calcext:value-type="float">
            <text:p>-0.000525285208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.03499" calcext:value-type="float">
            <text:p>320.03499</text:p>
          </table:table-cell>
          <table:table-cell table:number-columns-repeated="14"/>
          <table:table-cell table:style-name="ce30" office:value-type="float" office:value="0.0000202934427949079" calcext:value-type="float">
            <text:p>2.0293442794907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.701" calcext:value-type="float">
            <text:p>328.701</text:p>
          </table:table-cell>
          <table:table-cell table:number-columns-repeated="14"/>
          <table:table-cell table:style-name="ce30" office:value-type="float" office:value="0.0000176544266617754" calcext:value-type="float">
            <text:p>1.7654426661775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.053" calcext:value-type="float">
            <text:p>332.053</text:p>
          </table:table-cell>
          <table:table-cell table:number-columns-repeated="14"/>
          <table:table-cell table:style-name="ce30" office:value-type="float" office:value="0.00000031031271767577" calcext:value-type="float">
            <text:p>3.10312717675767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.386" calcext:value-type="float">
            <text:p>321.386</text:p>
          </table:table-cell>
          <table:table-cell table:number-columns-repeated="14"/>
          <table:table-cell table:style-name="ce30" office:value-type="float" office:value="-0.00697085261517882" calcext:value-type="float">
            <text:p>-0.0069708526151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.563" calcext:value-type="float">
            <text:p>318.563</text:p>
          </table:table-cell>
          <table:table-cell table:number-columns-repeated="14"/>
          <table:table-cell table:style-name="ce30" office:value-type="float" office:value="-0.000412126950890067" calcext:value-type="float">
            <text:p>-0.00041212695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.868" calcext:value-type="float">
            <text:p>320.868</text:p>
          </table:table-cell>
          <table:table-cell table:number-columns-repeated="14"/>
          <table:table-cell table:style-name="ce30" office:value-type="float" office:value="-0.000448045674351785" calcext:value-type="float">
            <text:p>-0.0004480456743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.009" calcext:value-type="float">
            <text:p>316.009</text:p>
          </table:table-cell>
          <table:table-cell table:number-columns-repeated="14"/>
          <table:table-cell table:style-name="ce30" office:value-type="float" office:value="0.00000008309451012418" calcext:value-type="float">
            <text:p>8.3094510124177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.64" calcext:value-type="float">
            <text:p>315.64</text:p>
          </table:table-cell>
          <table:table-cell table:number-columns-repeated="14"/>
          <table:table-cell table:style-name="ce30" office:value-type="float" office:value="0.00545671310989515" calcext:value-type="float">
            <text:p>0.0054567131098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.994" calcext:value-type="float">
            <text:p>313.994</text:p>
          </table:table-cell>
          <table:table-cell table:number-columns-repeated="14"/>
          <table:table-cell table:style-name="ce30" office:value-type="float" office:value="-0.00207891610220894" calcext:value-type="float">
            <text:p>-0.002078916102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.903" calcext:value-type="float">
            <text:p>309.903</text:p>
          </table:table-cell>
          <table:table-cell table:number-columns-repeated="14"/>
          <table:table-cell table:style-name="ce30" office:value-type="float" office:value="-0.000128020556476024" calcext:value-type="float">
            <text:p>-0.0001280205564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.204" calcext:value-type="float">
            <text:p>317.204</text:p>
          </table:table-cell>
          <table:table-cell table:number-columns-repeated="14"/>
          <table:table-cell table:style-name="ce30" office:value-type="float" office:value="0.0107754793266757" calcext:value-type="float">
            <text:p>0.010775479326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.49899" calcext:value-type="float">
            <text:p>314.49899</text:p>
          </table:table-cell>
          <table:table-cell table:number-columns-repeated="14"/>
          <table:table-cell table:style-name="ce30" office:value-type="float" office:value="-0.0000359058105707957" calcext:value-type="float">
            <text:p>-3.5905810570795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.14099" calcext:value-type="float">
            <text:p>311.14099</text:p>
          </table:table-cell>
          <table:table-cell table:number-columns-repeated="14"/>
          <table:table-cell table:style-name="ce30" office:value-type="float" office:value="-0.000673534675367778" calcext:value-type="float">
            <text:p>-0.000673534675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.853" calcext:value-type="float">
            <text:p>277.853</text:p>
          </table:table-cell>
          <table:table-cell table:number-columns-repeated="14"/>
          <table:table-cell table:style-name="ce30" office:value-type="float" office:value="0.00204155657861592" calcext:value-type="float">
            <text:p>0.002041556578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.813" calcext:value-type="float">
            <text:p>270.813</text:p>
          </table:table-cell>
          <table:table-cell table:number-columns-repeated="14"/>
          <table:table-cell table:style-name="ce30" office:value-type="float" office:value="0.0256085798755445" calcext:value-type="float">
            <text:p>0.0256085798755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.0175" calcext:value-type="float">
            <text:p>272.0175</text:p>
          </table:table-cell>
          <table:table-cell table:number-columns-repeated="14"/>
          <table:table-cell table:style-name="ce30" office:value-type="float" office:value="0.000150950981828279" calcext:value-type="float">
            <text:p>0.000150950981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.84125" calcext:value-type="float">
            <text:p>283.84125</text:p>
          </table:table-cell>
          <table:table-cell table:number-columns-repeated="14"/>
          <table:table-cell table:style-name="ce30" office:value-type="float" office:value="0.0255847192282088" calcext:value-type="float">
            <text:p>0.025584719228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.485" calcext:value-type="float">
            <text:p>290.4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1.03625" calcext:value-type="float">
            <text:p>281.0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6.688" calcext:value-type="float">
            <text:p>286.6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7.64999" calcext:value-type="float">
            <text:p>277.64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8.10199" calcext:value-type="float">
            <text:p>268.101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3.081" calcext:value-type="float">
            <text:p>243.0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9.128" calcext:value-type="float">
            <text:p>219.1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3.3511" calcext:value-type="float">
            <text:p>193.35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0.5745" calcext:value-type="float">
            <text:p>220.57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9.1655" calcext:value-type="float">
            <text:p>209.16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5.59467" calcext:value-type="float">
            <text:p>195.594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2.2711" calcext:value-type="float">
            <text:p>212.27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1.5401" calcext:value-type="float">
            <text:p>211.54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2.28249" calcext:value-type="float">
            <text:p>212.28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6754" calcext:value-type="float">
            <text:p>230.67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6.30419" calcext:value-type="float">
            <text:p>226.304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1.4242" calcext:value-type="float">
            <text:p>231.42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1.606" calcext:value-type="float">
            <text:p>251.6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3.59769" calcext:value-type="float">
            <text:p>283.597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8.5374" calcext:value-type="float">
            <text:p>258.5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7.447" calcext:value-type="float">
            <text:p>257.4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948" calcext:value-type="float">
            <text:p>235.9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.141" calcext:value-type="float">
            <text:p>233.1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6.94116" calcext:value-type="float">
            <text:p>226.941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6.66066" calcext:value-type="float">
            <text:p>216.660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9.80441" calcext:value-type="float">
            <text:p>229.804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65175" calcext:value-type="float">
            <text:p>237.65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5.83858" calcext:value-type="float">
            <text:p>225.83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6.554" calcext:value-type="float">
            <text:p>226.5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9.75625" calcext:value-type="float">
            <text:p>219.75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5.46666" calcext:value-type="float">
            <text:p>225.466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5.73291" calcext:value-type="float">
            <text:p>225.732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2.78408" calcext:value-type="float">
            <text:p>222.784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0.16725" calcext:value-type="float">
            <text:p>220.16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.00366" calcext:value-type="float">
            <text:p>223.003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8.72833" calcext:value-type="float">
            <text:p>218.728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.96716" calcext:value-type="float">
            <text:p>223.967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65716" calcext:value-type="float">
            <text:p>237.657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6.21758" calcext:value-type="float">
            <text:p>256.217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1355" calcext:value-type="float">
            <text:p>230.13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71275" calcext:value-type="float">
            <text:p>235.71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2.93183" calcext:value-type="float">
            <text:p>242.931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1035" calcext:value-type="float">
            <text:p>237.10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1.07183" calcext:value-type="float">
            <text:p>241.071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5.70566" calcext:value-type="float">
            <text:p>245.705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5.145" calcext:value-type="float">
            <text:p>245.1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14141" calcext:value-type="float">
            <text:p>235.141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8.93183" calcext:value-type="float">
            <text:p>238.931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8.15225" calcext:value-type="float">
            <text:p>238.152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67716" calcext:value-type="float">
            <text:p>235.677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1.28908" calcext:value-type="float">
            <text:p>251.289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1.03416" calcext:value-type="float">
            <text:p>251.034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1.9314" calcext:value-type="float">
            <text:p>251.93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8.8485" calcext:value-type="float">
            <text:p>258.84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0.7625" calcext:value-type="float">
            <text:p>270.7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8.1172" calcext:value-type="float">
            <text:p>278.11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9.2606" calcext:value-type="float">
            <text:p>269.26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4.8977" calcext:value-type="float">
            <text:p>274.89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0.86109" calcext:value-type="float">
            <text:p>270.861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6.72789" calcext:value-type="float">
            <text:p>276.727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7.98519" calcext:value-type="float">
            <text:p>277.985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4.1886" calcext:value-type="float">
            <text:p>294.18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9.7149" calcext:value-type="float">
            <text:p>289.71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2.8678" calcext:value-type="float">
            <text:p>292.86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3.224" calcext:value-type="float">
            <text:p>293.2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2.644" calcext:value-type="float">
            <text:p>282.6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3.0809" calcext:value-type="float">
            <text:p>283.08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0.61579" calcext:value-type="float">
            <text:p>290.615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0.542" calcext:value-type="float">
            <text:p>290.5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3.7507" calcext:value-type="float">
            <text:p>283.75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2.44789" calcext:value-type="float">
            <text:p>252.447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3.4741" calcext:value-type="float">
            <text:p>263.47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9.913" calcext:value-type="float">
            <text:p>259.9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9.3943" calcext:value-type="float">
            <text:p>259.39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7.5549" calcext:value-type="float">
            <text:p>267.55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5.273" calcext:value-type="float">
            <text:p>265.2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6.6733" calcext:value-type="float">
            <text:p>246.67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5.6489" calcext:value-type="float">
            <text:p>245.64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6.5497" calcext:value-type="float">
            <text:p>246.54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8.4467" calcext:value-type="float">
            <text:p>248.44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6.728" calcext:value-type="float">
            <text:p>246.7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5.1133" calcext:value-type="float">
            <text:p>245.11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7.2639" calcext:value-type="float">
            <text:p>247.26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3.3028" calcext:value-type="float">
            <text:p>243.30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6.96" calcext:value-type="float">
            <text:p>246.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2.0578" calcext:value-type="float">
            <text:p>252.05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3.4334" calcext:value-type="float">
            <text:p>253.43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2.0256" calcext:value-type="float">
            <text:p>252.02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0.3589" calcext:value-type="float">
            <text:p>260.35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2.0909" calcext:value-type="float">
            <text:p>252.09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2.8629" calcext:value-type="float">
            <text:p>252.86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4.0449" calcext:value-type="float">
            <text:p>244.04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9478" calcext:value-type="float">
            <text:p>240.94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6.4388" calcext:value-type="float">
            <text:p>236.43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6.5542" calcext:value-type="float">
            <text:p>236.55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522" calcext:value-type="float">
            <text:p>235.5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2.6009" calcext:value-type="float">
            <text:p>222.60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0.9126" calcext:value-type="float">
            <text:p>220.91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6.0171" calcext:value-type="float">
            <text:p>226.01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7.9255" calcext:value-type="float">
            <text:p>227.92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.317" calcext:value-type="float">
            <text:p>223.3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.4062" calcext:value-type="float">
            <text:p>223.40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.9214" calcext:value-type="float">
            <text:p>223.92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4.9815" calcext:value-type="float">
            <text:p>224.98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50369" calcext:value-type="float">
            <text:p>235.503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4.15749" calcext:value-type="float">
            <text:p>234.15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.40079" calcext:value-type="float">
            <text:p>233.400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8.92379" calcext:value-type="float">
            <text:p>228.923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9.94549" calcext:value-type="float">
            <text:p>219.945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9.19029" calcext:value-type="float">
            <text:p>219.190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7.3867" calcext:value-type="float">
            <text:p>227.3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5.3545" calcext:value-type="float">
            <text:p>225.35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5.9976" calcext:value-type="float">
            <text:p>225.99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6.6827" calcext:value-type="float">
            <text:p>236.68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.8511" calcext:value-type="float">
            <text:p>233.85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6.2378" calcext:value-type="float">
            <text:p>236.23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3646" calcext:value-type="float">
            <text:p>240.36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6033" calcext:value-type="float">
            <text:p>235.60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6017" calcext:value-type="float">
            <text:p>235.60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4207" calcext:value-type="float">
            <text:p>230.42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059" calcext:value-type="float">
            <text:p>237.0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4.6989" calcext:value-type="float">
            <text:p>244.69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1.516" calcext:value-type="float">
            <text:p>241.5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9.4036" calcext:value-type="float">
            <text:p>239.40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00079" calcext:value-type="float">
            <text:p>240.000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1.3529" calcext:value-type="float">
            <text:p>241.35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5478" calcext:value-type="float">
            <text:p>235.54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5737" calcext:value-type="float">
            <text:p>237.57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6.657" calcext:value-type="float">
            <text:p>236.6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6.339" calcext:value-type="float">
            <text:p>236.3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6.2319" calcext:value-type="float">
            <text:p>236.23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.3119" calcext:value-type="float">
            <text:p>233.31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2.7193" calcext:value-type="float">
            <text:p>232.71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4.204" calcext:value-type="float">
            <text:p>234.2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86329" calcext:value-type="float">
            <text:p>235.863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1588" calcext:value-type="float">
            <text:p>240.15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9.7985" calcext:value-type="float">
            <text:p>239.79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9415" calcext:value-type="float">
            <text:p>240.94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6588" calcext:value-type="float">
            <text:p>237.65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1844" calcext:value-type="float">
            <text:p>237.1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6708" calcext:value-type="float">
            <text:p>237.67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2277" calcext:value-type="float">
            <text:p>237.22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6.1404" calcext:value-type="float">
            <text:p>236.14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.3328" calcext:value-type="float">
            <text:p>233.33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8331" calcext:value-type="float">
            <text:p>230.83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.415" calcext:value-type="float">
            <text:p>223.4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6.6168" calcext:value-type="float">
            <text:p>226.61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5.444" calcext:value-type="float">
            <text:p>225.4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.9665" calcext:value-type="float">
            <text:p>223.96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4.2525" calcext:value-type="float">
            <text:p>224.2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5.8403" calcext:value-type="float">
            <text:p>225.84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.69459" calcext:value-type="float">
            <text:p>223.694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8.1884" calcext:value-type="float">
            <text:p>228.18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9.2025" calcext:value-type="float">
            <text:p>229.2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9.9599" calcext:value-type="float">
            <text:p>229.95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9.9082" calcext:value-type="float">
            <text:p>229.90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6695" calcext:value-type="float">
            <text:p>230.66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.1445" calcext:value-type="float">
            <text:p>233.14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4.7473" calcext:value-type="float">
            <text:p>234.74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39899" calcext:value-type="float">
            <text:p>237.398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8.7435" calcext:value-type="float">
            <text:p>248.74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7.2359" calcext:value-type="float">
            <text:p>247.23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9.0733" calcext:value-type="float">
            <text:p>249.07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7897" calcext:value-type="float">
            <text:p>240.78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4.15625" calcext:value-type="float">
            <text:p>244.15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4.9588" calcext:value-type="float">
            <text:p>244.95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7.1273" calcext:value-type="float">
            <text:p>247.12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3.371" calcext:value-type="float">
            <text:p>243.3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9204" calcext:value-type="float">
            <text:p>240.92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2.31912" calcext:value-type="float">
            <text:p>242.319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2.28812" calcext:value-type="float">
            <text:p>242.288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0.382" calcext:value-type="float">
            <text:p>250.3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9.42725" calcext:value-type="float">
            <text:p>249.42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8.38549" calcext:value-type="float">
            <text:p>258.385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1.71749" calcext:value-type="float">
            <text:p>261.71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9.62937" calcext:value-type="float">
            <text:p>259.629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5.52675" calcext:value-type="float">
            <text:p>255.52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3.87887" calcext:value-type="float">
            <text:p>253.878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1.42899" calcext:value-type="float">
            <text:p>261.428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7.60762" calcext:value-type="float">
            <text:p>267.607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0.07587" calcext:value-type="float">
            <text:p>270.075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4.356" calcext:value-type="float">
            <text:p>264.3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7.943" calcext:value-type="float">
            <text:p>267.9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9.24925" calcext:value-type="float">
            <text:p>269.24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6.53662" calcext:value-type="float">
            <text:p>286.536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1.03837" calcext:value-type="float">
            <text:p>301.038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4.9905" calcext:value-type="float">
            <text:p>304.99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0.93137" calcext:value-type="float">
            <text:p>290.931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8.48787" calcext:value-type="float">
            <text:p>288.487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7.55762" calcext:value-type="float">
            <text:p>287.557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6.97924" calcext:value-type="float">
            <text:p>276.979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8.33337" calcext:value-type="float">
            <text:p>278.333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5.30687" calcext:value-type="float">
            <text:p>275.306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4.28387" calcext:value-type="float">
            <text:p>274.283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9.45925" calcext:value-type="float">
            <text:p>279.45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4.87242" calcext:value-type="float">
            <text:p>274.872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6.2095" calcext:value-type="float">
            <text:p>276.20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6.24491" calcext:value-type="float">
            <text:p>276.244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7.55583" calcext:value-type="float">
            <text:p>287.555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7.83983" calcext:value-type="float">
            <text:p>287.839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1.20091" calcext:value-type="float">
            <text:p>291.200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3.15058" calcext:value-type="float">
            <text:p>293.150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2.99425" calcext:value-type="float">
            <text:p>292.99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8.61658" calcext:value-type="float">
            <text:p>288.616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6.74491" calcext:value-type="float">
            <text:p>286.744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2.33741" calcext:value-type="float">
            <text:p>282.337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8.68258" calcext:value-type="float">
            <text:p>278.682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9.48591" calcext:value-type="float">
            <text:p>279.485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3.49091" calcext:value-type="float">
            <text:p>283.490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4.24366" calcext:value-type="float">
            <text:p>284.243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0.9375" calcext:value-type="float">
            <text:p>280.9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5.92866" calcext:value-type="float">
            <text:p>275.92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8.2765" calcext:value-type="float">
            <text:p>278.27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1.75225" calcext:value-type="float">
            <text:p>261.752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5.0825" calcext:value-type="float">
            <text:p>265.0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4.87516" calcext:value-type="float">
            <text:p>264.875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0.22325" calcext:value-type="float">
            <text:p>270.22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4.14299" calcext:value-type="float">
            <text:p>264.14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2.01758" calcext:value-type="float">
            <text:p>262.017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5.3955" calcext:value-type="float">
            <text:p>265.39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1.20058" calcext:value-type="float">
            <text:p>261.200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8.0065" calcext:value-type="float">
            <text:p>258.00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6.44841" calcext:value-type="float">
            <text:p>256.44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38424" calcext:value-type="float">
            <text:p>230.384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2.06483" calcext:value-type="float">
            <text:p>232.064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4.56375" calcext:value-type="float">
            <text:p>234.56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.03691" calcext:value-type="float">
            <text:p>233.036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1.21275" calcext:value-type="float">
            <text:p>231.21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7.23233" calcext:value-type="float">
            <text:p>227.232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3.18133" calcext:value-type="float">
            <text:p>203.181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9.81583" calcext:value-type="float">
            <text:p>219.815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4.53608" calcext:value-type="float">
            <text:p>224.536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4.18875" calcext:value-type="float">
            <text:p>224.18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93575" calcext:value-type="float">
            <text:p>230.935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58541" calcext:value-type="float">
            <text:p>230.585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7.18083" calcext:value-type="float">
            <text:p>227.180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9.02966" calcext:value-type="float">
            <text:p>229.029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6.28841" calcext:value-type="float">
            <text:p>226.28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8.35299" calcext:value-type="float">
            <text:p>228.35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7.14741" calcext:value-type="float">
            <text:p>227.147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9.66691" calcext:value-type="float">
            <text:p>229.666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70116" calcext:value-type="float">
            <text:p>240.701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9.88" calcext:value-type="float">
            <text:p>239.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2.01891" calcext:value-type="float">
            <text:p>242.018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4.31383" calcext:value-type="float">
            <text:p>244.313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99466" calcext:value-type="float">
            <text:p>237.994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56366" calcext:value-type="float">
            <text:p>240.563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9.81675" calcext:value-type="float">
            <text:p>239.81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053" calcext:value-type="float">
            <text:p>235.0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9.15808" calcext:value-type="float">
            <text:p>229.158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51091" calcext:value-type="float">
            <text:p>230.510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98066" calcext:value-type="float">
            <text:p>230.980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9.58975" calcext:value-type="float">
            <text:p>229.58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.2385" calcext:value-type="float">
            <text:p>233.23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2.50008" calcext:value-type="float">
            <text:p>232.500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1.33733" calcext:value-type="float">
            <text:p>231.337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75433" calcext:value-type="float">
            <text:p>230.754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7.79358" calcext:value-type="float">
            <text:p>227.793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1.30983" calcext:value-type="float">
            <text:p>231.309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1.09508" calcext:value-type="float">
            <text:p>231.095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.74475" calcext:value-type="float">
            <text:p>233.744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4.92466" calcext:value-type="float">
            <text:p>234.924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4.32908" calcext:value-type="float">
            <text:p>234.329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21116" calcext:value-type="float">
            <text:p>237.211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8.56625" calcext:value-type="float">
            <text:p>238.56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8.06125" calcext:value-type="float">
            <text:p>238.06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15191" calcext:value-type="float">
            <text:p>237.151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8.06358" calcext:value-type="float">
            <text:p>238.063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63516" calcext:value-type="float">
            <text:p>237.635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8.99883" calcext:value-type="float">
            <text:p>238.998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8.82433" calcext:value-type="float">
            <text:p>238.824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63075" calcext:value-type="float">
            <text:p>240.630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6.49633" calcext:value-type="float">
            <text:p>246.496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4.49816" calcext:value-type="float">
            <text:p>244.498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3.25675" calcext:value-type="float">
            <text:p>243.25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4.96533" calcext:value-type="float">
            <text:p>244.965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5.07" calcext:value-type="float">
            <text:p>245.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7.65041" calcext:value-type="float">
            <text:p>247.650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4.57641" calcext:value-type="float">
            <text:p>244.576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9.45908" calcext:value-type="float">
            <text:p>249.459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4.64216" calcext:value-type="float">
            <text:p>254.642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5.72741" calcext:value-type="float">
            <text:p>255.727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7.53983" calcext:value-type="float">
            <text:p>267.539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0.04041" calcext:value-type="float">
            <text:p>270.040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4.98625" calcext:value-type="float">
            <text:p>264.98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4.92575" calcext:value-type="float">
            <text:p>264.925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0.49541" calcext:value-type="float">
            <text:p>270.495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7.46908" calcext:value-type="float">
            <text:p>267.469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4.25325" calcext:value-type="float">
            <text:p>274.25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9.97908" calcext:value-type="float">
            <text:p>279.979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6.86941" calcext:value-type="float">
            <text:p>286.869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4.286" calcext:value-type="float">
            <text:p>284.2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7.83091" calcext:value-type="float">
            <text:p>287.830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0.53566" calcext:value-type="float">
            <text:p>300.535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4.32691" calcext:value-type="float">
            <text:p>304.326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6.55691" calcext:value-type="float">
            <text:p>326.556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7.58425" calcext:value-type="float">
            <text:p>327.58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1.70274" calcext:value-type="float">
            <text:p>311.702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5.64666" calcext:value-type="float">
            <text:p>325.646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9.51133" calcext:value-type="float">
            <text:p>369.511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2.46133" calcext:value-type="float">
            <text:p>432.461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4.31683" calcext:value-type="float">
            <text:p>434.316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9.586" calcext:value-type="float">
            <text:p>359.5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7.64099" calcext:value-type="float">
            <text:p>377.640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7.775" calcext:value-type="float">
            <text:p>387.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0.652" calcext:value-type="float">
            <text:p>370.6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6.948" calcext:value-type="float">
            <text:p>376.9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1.702" calcext:value-type="float">
            <text:p>311.7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0.036" calcext:value-type="float">
            <text:p>320.0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7.893" calcext:value-type="float">
            <text:p>337.8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4.125" calcext:value-type="float">
            <text:p>334.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3.951" calcext:value-type="float">
            <text:p>333.9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0.06" calcext:value-type="float">
            <text:p>320.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7.759" calcext:value-type="float">
            <text:p>337.7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3.33299" calcext:value-type="float">
            <text:p>333.33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4.02499" calcext:value-type="float">
            <text:p>334.02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5.63099" calcext:value-type="float">
            <text:p>315.630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1.482" calcext:value-type="float">
            <text:p>321.4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6.365" calcext:value-type="float">
            <text:p>326.3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2.606" calcext:value-type="float">
            <text:p>322.6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0.993" calcext:value-type="float">
            <text:p>320.9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8.337" calcext:value-type="float">
            <text:p>318.3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2.471" calcext:value-type="float">
            <text:p>332.4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9.138" calcext:value-type="float">
            <text:p>349.1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4.954" calcext:value-type="float">
            <text:p>354.9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6.806" calcext:value-type="float">
            <text:p>356.8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5.204" calcext:value-type="float">
            <text:p>375.2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7.798" calcext:value-type="float">
            <text:p>377.7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2.128" calcext:value-type="float">
            <text:p>352.1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6.788" calcext:value-type="float">
            <text:p>366.7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8.443" calcext:value-type="float">
            <text:p>358.4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9.956" calcext:value-type="float">
            <text:p>369.9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4.861" calcext:value-type="float">
            <text:p>394.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1.618" calcext:value-type="float">
            <text:p>391.6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5.59299" calcext:value-type="float">
            <text:p>395.59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1.424" calcext:value-type="float">
            <text:p>421.4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5.076" calcext:value-type="float">
            <text:p>415.0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1.813" calcext:value-type="float">
            <text:p>421.8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7.831" calcext:value-type="float">
            <text:p>467.8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5.091" calcext:value-type="float">
            <text:p>435.0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7.021" calcext:value-type="float">
            <text:p>437.0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3.676" calcext:value-type="float">
            <text:p>453.6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5.805" calcext:value-type="float">
            <text:p>445.8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1.102" calcext:value-type="float">
            <text:p>451.1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6.425" calcext:value-type="float">
            <text:p>456.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4.218" calcext:value-type="float">
            <text:p>464.2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0.238" calcext:value-type="float">
            <text:p>460.2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5.64099" calcext:value-type="float">
            <text:p>435.640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8.276" calcext:value-type="float">
            <text:p>438.2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7.994" calcext:value-type="float">
            <text:p>437.9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6.572" calcext:value-type="float">
            <text:p>456.5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5.743" calcext:value-type="float">
            <text:p>455.7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7.606" calcext:value-type="float">
            <text:p>447.6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9.338" calcext:value-type="float">
            <text:p>419.3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7.817" calcext:value-type="float">
            <text:p>427.8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2.741" calcext:value-type="float">
            <text:p>422.7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1.029" calcext:value-type="float">
            <text:p>431.0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4.962" calcext:value-type="float">
            <text:p>424.9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2.358" calcext:value-type="float">
            <text:p>432.3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3.773" calcext:value-type="float">
            <text:p>433.7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1.985" calcext:value-type="float">
            <text:p>431.9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1.691" calcext:value-type="float">
            <text:p>431.6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3.732" calcext:value-type="float">
            <text:p>433.7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7.164" calcext:value-type="float">
            <text:p>427.1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1.021" calcext:value-type="float">
            <text:p>441.0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7.168" calcext:value-type="float">
            <text:p>457.1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2.368" calcext:value-type="float">
            <text:p>452.3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5.327" calcext:value-type="float">
            <text:p>445.3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0.312" calcext:value-type="float">
            <text:p>450.3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6.614" calcext:value-type="float">
            <text:p>446.6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1.156" calcext:value-type="float">
            <text:p>431.1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1.41" calcext:value-type="float">
            <text:p>431.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6.29" calcext:value-type="float">
            <text:p>416.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2.737" calcext:value-type="float">
            <text:p>372.7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3.138" calcext:value-type="float">
            <text:p>383.1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0.817" calcext:value-type="float">
            <text:p>380.8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2.738" calcext:value-type="float">
            <text:p>382.7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8.775" calcext:value-type="float">
            <text:p>378.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7.439" calcext:value-type="float">
            <text:p>417.4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3.271" calcext:value-type="float">
            <text:p>403.2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8.219" calcext:value-type="float">
            <text:p>388.2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8.538" calcext:value-type="float">
            <text:p>388.5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.885" calcext:value-type="float">
            <text:p>397.8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0.715" calcext:value-type="float">
            <text:p>390.7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2.389" calcext:value-type="float">
            <text:p>392.3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1.356" calcext:value-type="float">
            <text:p>381.3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9.133" calcext:value-type="float">
            <text:p>369.1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6.952" calcext:value-type="float">
            <text:p>376.9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8.174" calcext:value-type="float">
            <text:p>378.1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2.157" calcext:value-type="float">
            <text:p>372.1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2.453" calcext:value-type="float">
            <text:p>372.4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2.762" calcext:value-type="float">
            <text:p>372.7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0.433" calcext:value-type="float">
            <text:p>370.4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6.954" calcext:value-type="float">
            <text:p>386.9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7.889" calcext:value-type="float">
            <text:p>377.8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6.44" calcext:value-type="float">
            <text:p>376.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6.924" calcext:value-type="float">
            <text:p>376.9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2.434" calcext:value-type="float">
            <text:p>372.4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4.764" calcext:value-type="float">
            <text:p>374.7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9.186" calcext:value-type="float">
            <text:p>379.1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8.576" calcext:value-type="float">
            <text:p>378.5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8.87" calcext:value-type="float">
            <text:p>388.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.23" calcext:value-type="float">
            <text:p>397.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5.621" calcext:value-type="float">
            <text:p>405.6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1.663" calcext:value-type="float">
            <text:p>401.6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7.017" calcext:value-type="float">
            <text:p>407.0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7.492" calcext:value-type="float">
            <text:p>417.4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1.956" calcext:value-type="float">
            <text:p>421.9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2.054" calcext:value-type="float">
            <text:p>422.0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9.61" calcext:value-type="float">
            <text:p>439.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6.14" calcext:value-type="float">
            <text:p>436.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8.745" calcext:value-type="float">
            <text:p>438.7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9.896" calcext:value-type="float">
            <text:p>419.8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2.617" calcext:value-type="float">
            <text:p>422.6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1.244" calcext:value-type="float">
            <text:p>421.2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3.401" calcext:value-type="float">
            <text:p>433.4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5.502" calcext:value-type="float">
            <text:p>425.5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8.28" calcext:value-type="float">
            <text:p>438.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6.426" calcext:value-type="float">
            <text:p>436.4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4.001" calcext:value-type="float">
            <text:p>434.0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9.254" calcext:value-type="float">
            <text:p>419.2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1.597" calcext:value-type="float">
            <text:p>421.5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7.722" calcext:value-type="float">
            <text:p>407.7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.883" calcext:value-type="float">
            <text:p>397.8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7.276" calcext:value-type="float">
            <text:p>407.2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4.213" calcext:value-type="float">
            <text:p>414.2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0.739" calcext:value-type="float">
            <text:p>410.7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1.672" calcext:value-type="float">
            <text:p>411.6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6.708" calcext:value-type="float">
            <text:p>416.7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5.04" calcext:value-type="float">
            <text:p>415.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1.637" calcext:value-type="float">
            <text:p>411.6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4.208" calcext:value-type="float">
            <text:p>414.2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6.034" calcext:value-type="float">
            <text:p>416.0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4.167" calcext:value-type="float">
            <text:p>414.1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7.138" calcext:value-type="float">
            <text:p>417.1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7.154" calcext:value-type="float">
            <text:p>417.1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7.473" calcext:value-type="float">
            <text:p>407.4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9.24" calcext:value-type="float">
            <text:p>409.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7.496" calcext:value-type="float">
            <text:p>407.4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5.125" calcext:value-type="float">
            <text:p>415.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7.318" calcext:value-type="float">
            <text:p>417.3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5.837" calcext:value-type="float">
            <text:p>415.8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4.75699" calcext:value-type="float">
            <text:p>414.756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6.851" calcext:value-type="float">
            <text:p>416.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6.233" calcext:value-type="float">
            <text:p>416.2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4.297" calcext:value-type="float">
            <text:p>424.2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3.597" calcext:value-type="float">
            <text:p>423.5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4.613" calcext:value-type="float">
            <text:p>414.6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4.458" calcext:value-type="float">
            <text:p>414.4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6.012" calcext:value-type="float">
            <text:p>416.0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8.785" calcext:value-type="float">
            <text:p>418.7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8.93999" calcext:value-type="float">
            <text:p>418.93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8.593" calcext:value-type="float">
            <text:p>418.5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2.044" calcext:value-type="float">
            <text:p>422.0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2.29499" calcext:value-type="float">
            <text:p>422.29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0.553" calcext:value-type="float">
            <text:p>420.5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1.616" calcext:value-type="float">
            <text:p>421.6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5.751" calcext:value-type="float">
            <text:p>415.7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8.078" calcext:value-type="float">
            <text:p>418.0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1.192" calcext:value-type="float">
            <text:p>421.1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6.383" calcext:value-type="float">
            <text:p>426.3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6.84399" calcext:value-type="float">
            <text:p>426.843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5.494" calcext:value-type="float">
            <text:p>425.4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6.279" calcext:value-type="float">
            <text:p>426.2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9.775" calcext:value-type="float">
            <text:p>429.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0.453" calcext:value-type="float">
            <text:p>430.4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9.318" calcext:value-type="float">
            <text:p>429.3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8.522" calcext:value-type="float">
            <text:p>428.5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5.926" calcext:value-type="float">
            <text:p>435.9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3.758" calcext:value-type="float">
            <text:p>443.7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6.776" calcext:value-type="float">
            <text:p>446.7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7.233" calcext:value-type="float">
            <text:p>447.2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5.152" calcext:value-type="float">
            <text:p>455.1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8.626" calcext:value-type="float">
            <text:p>458.6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4.429" calcext:value-type="float">
            <text:p>464.4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6.064" calcext:value-type="float">
            <text:p>466.0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1.304" calcext:value-type="float">
            <text:p>441.3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6.236" calcext:value-type="float">
            <text:p>446.2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4.375" calcext:value-type="float">
            <text:p>454.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9.108" calcext:value-type="float">
            <text:p>449.1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3.067" calcext:value-type="float">
            <text:p>453.0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3.681" calcext:value-type="float">
            <text:p>443.6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9.157" calcext:value-type="float">
            <text:p>449.1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7.73999" calcext:value-type="float">
            <text:p>447.73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7.58599" calcext:value-type="float">
            <text:p>447.585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8.864" calcext:value-type="float">
            <text:p>458.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9.937" calcext:value-type="float">
            <text:p>459.9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8.708" calcext:value-type="float">
            <text:p>458.7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0.954" calcext:value-type="float">
            <text:p>460.9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4.39399" calcext:value-type="float">
            <text:p>454.393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1.155" calcext:value-type="float">
            <text:p>451.1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3.701" calcext:value-type="float">
            <text:p>453.7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6.039" calcext:value-type="float">
            <text:p>456.0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6.093" calcext:value-type="float">
            <text:p>456.0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7.64099" calcext:value-type="float">
            <text:p>457.640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4.278" calcext:value-type="float">
            <text:p>454.2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4.064" calcext:value-type="float">
            <text:p>454.0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3.494" calcext:value-type="float">
            <text:p>453.4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0.231" calcext:value-type="float">
            <text:p>440.2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2.953" calcext:value-type="float">
            <text:p>442.9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2.892" calcext:value-type="float">
            <text:p>442.8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0.551" calcext:value-type="float">
            <text:p>440.5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4.489" calcext:value-type="float">
            <text:p>444.4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7.035" calcext:value-type="float">
            <text:p>447.0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8.278" calcext:value-type="float">
            <text:p>448.2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7.262" calcext:value-type="float">
            <text:p>467.2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9.847" calcext:value-type="float">
            <text:p>489.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6.051" calcext:value-type="float">
            <text:p>516.0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9.917" calcext:value-type="float">
            <text:p>529.9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7.23299" calcext:value-type="float">
            <text:p>537.23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8.04999" calcext:value-type="float">
            <text:p>528.04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8.568" calcext:value-type="float">
            <text:p>538.5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7.185" calcext:value-type="float">
            <text:p>537.1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1.139" calcext:value-type="float">
            <text:p>571.1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9.343" calcext:value-type="float">
            <text:p>579.3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8.84899" calcext:value-type="float">
            <text:p>578.848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5.399" calcext:value-type="float">
            <text:p>585.3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6.226" calcext:value-type="float">
            <text:p>576.2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0.43599" calcext:value-type="float">
            <text:p>580.435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4.953" calcext:value-type="float">
            <text:p>574.9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3.87" calcext:value-type="float">
            <text:p>583.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3.205" calcext:value-type="float">
            <text:p>633.2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2.226" calcext:value-type="float">
            <text:p>682.2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5.155" calcext:value-type="float">
            <text:p>695.1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5.442" calcext:value-type="float">
            <text:p>685.4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2.357" calcext:value-type="float">
            <text:p>732.3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3.25" calcext:value-type="float">
            <text:p>773.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6.386" calcext:value-type="float">
            <text:p>736.3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7.831" calcext:value-type="float">
            <text:p>747.8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8.903" calcext:value-type="float">
            <text:p>758.9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2.696" calcext:value-type="float">
            <text:p>702.6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7.013" calcext:value-type="float">
            <text:p>657.0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1.249" calcext:value-type="float">
            <text:p>581.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7.08999" calcext:value-type="float">
            <text:p>657.08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7.168" calcext:value-type="float">
            <text:p>687.1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7.22399" calcext:value-type="float">
            <text:p>657.223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4.091" calcext:value-type="float">
            <text:p>644.0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5.94399" calcext:value-type="float">
            <text:p>655.943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4.357" calcext:value-type="float">
            <text:p>634.3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5.093" calcext:value-type="float">
            <text:p>635.0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3.293" calcext:value-type="float">
            <text:p>683.2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8.567" calcext:value-type="float">
            <text:p>678.5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0.179" calcext:value-type="float">
            <text:p>690.1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0.741" calcext:value-type="float">
            <text:p>670.7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9.351" calcext:value-type="float">
            <text:p>679.3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6.872" calcext:value-type="float">
            <text:p>676.8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1.814" calcext:value-type="float">
            <text:p>671.8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.476" calcext:value-type="float">
            <text:p>640.4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4.85299" calcext:value-type="float">
            <text:p>654.85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9.356" calcext:value-type="float">
            <text:p>649.3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6.747" calcext:value-type="float">
            <text:p>656.7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8.136" calcext:value-type="float">
            <text:p>648.1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3.443" calcext:value-type="float">
            <text:p>663.4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4.018" calcext:value-type="float">
            <text:p>654.0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3.638" calcext:value-type="float">
            <text:p>663.6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6.56499" calcext:value-type="float">
            <text:p>666.56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5.113" calcext:value-type="float">
            <text:p>665.1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1.239" calcext:value-type="float">
            <text:p>681.2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3.832" calcext:value-type="float">
            <text:p>673.8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3.008" calcext:value-type="float">
            <text:p>673.0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2.034" calcext:value-type="float">
            <text:p>662.0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6.747" calcext:value-type="float">
            <text:p>666.7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4.725" calcext:value-type="float">
            <text:p>654.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4.895" calcext:value-type="float">
            <text:p>654.8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0.284" calcext:value-type="float">
            <text:p>660.2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5.418" calcext:value-type="float">
            <text:p>655.4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0.82899" calcext:value-type="float">
            <text:p>650.828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6.91599" calcext:value-type="float">
            <text:p>656.915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5.427" calcext:value-type="float">
            <text:p>655.4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6.681" calcext:value-type="float">
            <text:p>656.6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5.588" calcext:value-type="float">
            <text:p>635.5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1.37299" calcext:value-type="float">
            <text:p>621.37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1.227" calcext:value-type="float">
            <text:p>601.2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5.926" calcext:value-type="float">
            <text:p>555.9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8.52374" calcext:value-type="float">
            <text:p>578.52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0.33875" calcext:value-type="float">
            <text:p>570.3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4.87375" calcext:value-type="float">
            <text:p>574.87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8.51625" calcext:value-type="float">
            <text:p>588.51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9.66125" calcext:value-type="float">
            <text:p>589.66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6.715" calcext:value-type="float">
            <text:p>586.7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5.23875" calcext:value-type="float">
            <text:p>585.2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4.81625" calcext:value-type="float">
            <text:p>594.81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1.9625" calcext:value-type="float">
            <text:p>581.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4.87375" calcext:value-type="float">
            <text:p>584.87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1.65" calcext:value-type="float">
            <text:p>581.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1.9625" calcext:value-type="float">
            <text:p>571.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7.60749" calcext:value-type="float">
            <text:p>567.60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5.54125" calcext:value-type="float">
            <text:p>575.54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2.37249" calcext:value-type="float">
            <text:p>572.37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3.01625" calcext:value-type="float">
            <text:p>573.01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3.08" calcext:value-type="float">
            <text:p>573.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1.35375" calcext:value-type="float">
            <text:p>581.3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9.6675" calcext:value-type="float">
            <text:p>579.6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5.5075" calcext:value-type="float">
            <text:p>585.50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7.98749" calcext:value-type="float">
            <text:p>577.98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4.5825" calcext:value-type="float">
            <text:p>574.5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5.0625" calcext:value-type="float">
            <text:p>575.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5.3425" calcext:value-type="float">
            <text:p>575.3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8.78875" calcext:value-type="float">
            <text:p>568.78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4.49749" calcext:value-type="float">
            <text:p>574.49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1.94125" calcext:value-type="float">
            <text:p>571.94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3.78125" calcext:value-type="float">
            <text:p>573.78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2.96" calcext:value-type="float">
            <text:p>572.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0.1" calcext:value-type="float">
            <text:p>570.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2.52125" calcext:value-type="float">
            <text:p>572.5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6.45375" calcext:value-type="float">
            <text:p>596.4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6.0525" calcext:value-type="float">
            <text:p>606.0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4.465" calcext:value-type="float">
            <text:p>604.4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9.4325" calcext:value-type="float">
            <text:p>609.4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3.67499" calcext:value-type="float">
            <text:p>613.67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3.6" calcext:value-type="float">
            <text:p>623.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0.59875" calcext:value-type="float">
            <text:p>620.59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2.03375" calcext:value-type="float">
            <text:p>622.03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4.8275" calcext:value-type="float">
            <text:p>604.8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7.03625" calcext:value-type="float">
            <text:p>607.0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6.885" calcext:value-type="float">
            <text:p>606.8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6.8975" calcext:value-type="float">
            <text:p>606.8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5.52125" calcext:value-type="float">
            <text:p>605.5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6.04625" calcext:value-type="float">
            <text:p>606.04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5.08" calcext:value-type="float">
            <text:p>605.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9.37249" calcext:value-type="float">
            <text:p>609.37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6.7175" calcext:value-type="float">
            <text:p>606.7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5.93375" calcext:value-type="float">
            <text:p>595.93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6.225" calcext:value-type="float">
            <text:p>596.2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5.0175" calcext:value-type="float">
            <text:p>595.0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2.4075" calcext:value-type="float">
            <text:p>602.40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1.36875" calcext:value-type="float">
            <text:p>601.36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8.9075" calcext:value-type="float">
            <text:p>598.90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5.0175" calcext:value-type="float">
            <text:p>605.0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2.885" calcext:value-type="float">
            <text:p>602.8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3.58124" calcext:value-type="float">
            <text:p>603.581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4.52125" calcext:value-type="float">
            <text:p>604.5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0.58375" calcext:value-type="float">
            <text:p>610.58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3.23749" calcext:value-type="float">
            <text:p>613.23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1.88874" calcext:value-type="float">
            <text:p>611.888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9.495" calcext:value-type="float">
            <text:p>609.4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8.125" calcext:value-type="float">
            <text:p>608.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0.57" calcext:value-type="float">
            <text:p>610.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0.23375" calcext:value-type="float">
            <text:p>610.23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7.445" calcext:value-type="float">
            <text:p>617.4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4.59625" calcext:value-type="float">
            <text:p>614.5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5.91625" calcext:value-type="float">
            <text:p>615.91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8.3275" calcext:value-type="float">
            <text:p>618.3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7.21624" calcext:value-type="float">
            <text:p>637.216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7.73625" calcext:value-type="float">
            <text:p>637.7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5.88375" calcext:value-type="float">
            <text:p>635.88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8.975" calcext:value-type="float">
            <text:p>638.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8.605" calcext:value-type="float">
            <text:p>638.6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6.635" calcext:value-type="float">
            <text:p>636.6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7.01625" calcext:value-type="float">
            <text:p>637.01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4.605" calcext:value-type="float">
            <text:p>634.6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6.36875" calcext:value-type="float">
            <text:p>626.36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9.61249" calcext:value-type="float">
            <text:p>629.61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0.61875" calcext:value-type="float">
            <text:p>630.61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0.895" calcext:value-type="float">
            <text:p>650.8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7.69375" calcext:value-type="float">
            <text:p>647.69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2.235" calcext:value-type="float">
            <text:p>652.2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7.05625" calcext:value-type="float">
            <text:p>657.05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4.3775" calcext:value-type="float">
            <text:p>684.3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4.2975" calcext:value-type="float">
            <text:p>684.2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0.135" calcext:value-type="float">
            <text:p>700.1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4.91" calcext:value-type="float">
            <text:p>704.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3.89625" calcext:value-type="float">
            <text:p>693.8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8.955" calcext:value-type="float">
            <text:p>708.9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5.6925" calcext:value-type="float">
            <text:p>725.6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1.84875" calcext:value-type="float">
            <text:p>741.84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1.21875" calcext:value-type="float">
            <text:p>701.21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2.175" calcext:value-type="float">
            <text:p>702.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5.47875" calcext:value-type="float">
            <text:p>705.4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5.47125" calcext:value-type="float">
            <text:p>705.47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6.13375" calcext:value-type="float">
            <text:p>706.13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8.36125" calcext:value-type="float">
            <text:p>728.36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9.2525" calcext:value-type="float">
            <text:p>719.2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4.57125" calcext:value-type="float">
            <text:p>714.57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5.7725" calcext:value-type="float">
            <text:p>715.7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4.72125" calcext:value-type="float">
            <text:p>694.7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4.62125" calcext:value-type="float">
            <text:p>704.6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1.39625" calcext:value-type="float">
            <text:p>711.3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0.9275" calcext:value-type="float">
            <text:p>710.9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5.92625" calcext:value-type="float">
            <text:p>745.92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8.665" calcext:value-type="float">
            <text:p>738.6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8.8075" calcext:value-type="float">
            <text:p>748.80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2.5525" calcext:value-type="float">
            <text:p>752.5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0.365" calcext:value-type="float">
            <text:p>730.3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4.84" calcext:value-type="float">
            <text:p>734.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5.97875" calcext:value-type="float">
            <text:p>745.9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9.81875" calcext:value-type="float">
            <text:p>739.81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0.3125" calcext:value-type="float">
            <text:p>730.3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7.4025" calcext:value-type="float">
            <text:p>737.4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7.445" calcext:value-type="float">
            <text:p>727.4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1.9" calcext:value-type="float">
            <text:p>731.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1.12625" calcext:value-type="float">
            <text:p>731.12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1.64" calcext:value-type="float">
            <text:p>731.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4.1025" calcext:value-type="float">
            <text:p>744.1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6.5925" calcext:value-type="float">
            <text:p>766.5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9.915" calcext:value-type="float">
            <text:p>769.9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4.3575" calcext:value-type="float">
            <text:p>764.35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0.1" calcext:value-type="float">
            <text:p>760.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4.82625" calcext:value-type="float">
            <text:p>754.82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8.35375" calcext:value-type="float">
            <text:p>758.3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3.23625" calcext:value-type="float">
            <text:p>763.2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6.8725" calcext:value-type="float">
            <text:p>766.8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3.2825" calcext:value-type="float">
            <text:p>773.2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5.9525" calcext:value-type="float">
            <text:p>765.9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9.8275" calcext:value-type="float">
            <text:p>769.8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4.38625" calcext:value-type="float">
            <text:p>774.38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8.35625" calcext:value-type="float">
            <text:p>778.35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6.9825" calcext:value-type="float">
            <text:p>776.9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6.415" calcext:value-type="float">
            <text:p>776.4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6.9725" calcext:value-type="float">
            <text:p>786.9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9.24625" calcext:value-type="float">
            <text:p>789.24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9.2325" calcext:value-type="float">
            <text:p>789.2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5.79625" calcext:value-type="float">
            <text:p>805.7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2.63875" calcext:value-type="float">
            <text:p>842.6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0.9325" calcext:value-type="float">
            <text:p>910.9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0.2475" calcext:value-type="float">
            <text:p>910.24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0.13125" calcext:value-type="float">
            <text:p>870.13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5.45625" calcext:value-type="float">
            <text:p>905.45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0.36625" calcext:value-type="float">
            <text:p>900.36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8.89875" calcext:value-type="float">
            <text:p>948.89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1.645" calcext:value-type="float">
            <text:p>971.6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4.84375" calcext:value-type="float">
            <text:p>954.84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2.455" calcext:value-type="float">
            <text:p>952.4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4.325" calcext:value-type="float">
            <text:p>964.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9.97375" calcext:value-type="float">
            <text:p>1009.97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8.33375" calcext:value-type="float">
            <text:p>1028.33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7.09999" calcext:value-type="float">
            <text:p>1047.09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0.385" calcext:value-type="float">
            <text:p>1140.3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5.93875" calcext:value-type="float">
            <text:p>985.9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7.83625" calcext:value-type="float">
            <text:p>837.8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3.52375" calcext:value-type="float">
            <text:p>923.52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9.33875" calcext:value-type="float">
            <text:p>889.3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5.22625" calcext:value-type="float">
            <text:p>905.22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0.60625" calcext:value-type="float">
            <text:p>910.6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2.66125" calcext:value-type="float">
            <text:p>772.66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4.89375" calcext:value-type="float">
            <text:p>784.89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0.68875" calcext:value-type="float">
            <text:p>820.68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1.19625" calcext:value-type="float">
            <text:p>821.1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0.74" calcext:value-type="float">
            <text:p>830.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8.58125" calcext:value-type="float">
            <text:p>848.58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0.29375" calcext:value-type="float">
            <text:p>890.29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8.0625" calcext:value-type="float">
            <text:p>888.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6.16375" calcext:value-type="float">
            <text:p>896.16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0.58875" calcext:value-type="float">
            <text:p>920.58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4.7775" calcext:value-type="float">
            <text:p>934.7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0.365" calcext:value-type="float">
            <text:p>920.3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2.2125" calcext:value-type="float">
            <text:p>912.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8.55" calcext:value-type="float">
            <text:p>898.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1.05" calcext:value-type="float">
            <text:p>901.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2.84375" calcext:value-type="float">
            <text:p>912.84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9.795" calcext:value-type="float">
            <text:p>919.7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0.82875" calcext:value-type="float">
            <text:p>920.82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6.91125" calcext:value-type="float">
            <text:p>916.91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1.35125" calcext:value-type="float">
            <text:p>921.35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3.065" calcext:value-type="float">
            <text:p>973.0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2.8275" calcext:value-type="float">
            <text:p>982.8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0.09" calcext:value-type="float">
            <text:p>1020.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1.215" calcext:value-type="float">
            <text:p>1011.2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9.40124" calcext:value-type="float">
            <text:p>1029.401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9.3125" calcext:value-type="float">
            <text:p>1019.3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9.40875" calcext:value-type="float">
            <text:p>1029.40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7.70875" calcext:value-type="float">
            <text:p>1067.70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2.205" calcext:value-type="float">
            <text:p>1072.2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4.95875" calcext:value-type="float">
            <text:p>974.95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7.2275" calcext:value-type="float">
            <text:p>997.2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4.71375" calcext:value-type="float">
            <text:p>1004.71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4.85375" calcext:value-type="float">
            <text:p>1004.8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4.58" calcext:value-type="float">
            <text:p>994.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3.59" calcext:value-type="float">
            <text:p>1003.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8.41125" calcext:value-type="float">
            <text:p>1018.41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8.86625" calcext:value-type="float">
            <text:p>1038.86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8.315" calcext:value-type="float">
            <text:p>1058.3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2.84375" calcext:value-type="float">
            <text:p>1052.84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6.66249" calcext:value-type="float">
            <text:p>1046.66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9.5825" calcext:value-type="float">
            <text:p>1079.5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2.86375" calcext:value-type="float">
            <text:p>1112.86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2.515" calcext:value-type="float">
            <text:p>1122.5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3.501" calcext:value-type="float">
            <text:p>1193.5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2.429" calcext:value-type="float">
            <text:p>1182.4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9.848" calcext:value-type="float">
            <text:p>1139.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9.366" calcext:value-type="float">
            <text:p>1189.3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9.94699" calcext:value-type="float">
            <text:p>1189.946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3.611" calcext:value-type="float">
            <text:p>1193.6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1.05" calcext:value-type="float">
            <text:p>1221.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9.776" calcext:value-type="float">
            <text:p>1269.7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5.376" calcext:value-type="float">
            <text:p>1285.3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0.668" calcext:value-type="float">
            <text:p>1260.6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3.24699" calcext:value-type="float">
            <text:p>1273.246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0.30499" calcext:value-type="float">
            <text:p>1280.30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6.357" calcext:value-type="float">
            <text:p>1206.3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3.06" calcext:value-type="float">
            <text:p>1153.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0.557" calcext:value-type="float">
            <text:p>1200.5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7.625" calcext:value-type="float">
            <text:p>1147.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6.351" calcext:value-type="float">
            <text:p>1186.3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5.553" calcext:value-type="float">
            <text:p>1235.5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2.806" calcext:value-type="float">
            <text:p>1242.8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5.892" calcext:value-type="float">
            <text:p>1245.8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7.67099" calcext:value-type="float">
            <text:p>1247.670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6.08199" calcext:value-type="float">
            <text:p>1126.081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2.07" calcext:value-type="float">
            <text:p>1062.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0.24599" calcext:value-type="float">
            <text:p>1000.245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6.226" calcext:value-type="float">
            <text:p>1036.2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5.481" calcext:value-type="float">
            <text:p>1065.4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1.333" calcext:value-type="float">
            <text:p>1091.3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6.099" calcext:value-type="float">
            <text:p>1036.0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3.844" calcext:value-type="float">
            <text:p>1013.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1.808" calcext:value-type="float">
            <text:p>921.8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2.508" calcext:value-type="float">
            <text:p>962.5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8.293" calcext:value-type="float">
            <text:p>968.2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5.32199" calcext:value-type="float">
            <text:p>1035.321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1.969" calcext:value-type="float">
            <text:p>1011.9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1.374" calcext:value-type="float">
            <text:p>1041.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8.86299" calcext:value-type="float">
            <text:p>1048.86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7.557" calcext:value-type="float">
            <text:p>1077.5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2.37" calcext:value-type="float">
            <text:p>1082.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0.037" calcext:value-type="float">
            <text:p>1140.0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8.092" calcext:value-type="float">
            <text:p>1148.0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9.86" calcext:value-type="float">
            <text:p>1139.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0.685" calcext:value-type="float">
            <text:p>1150.6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7.284" calcext:value-type="float">
            <text:p>1177.2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6.896" calcext:value-type="float">
            <text:p>1196.8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7.03299" calcext:value-type="float">
            <text:p>1187.03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3.801" calcext:value-type="float">
            <text:p>1213.8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6.74" calcext:value-type="float">
            <text:p>1206.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6.896" calcext:value-type="float">
            <text:p>1226.8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6.269" calcext:value-type="float">
            <text:p>1216.2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7.136" calcext:value-type="float">
            <text:p>1187.1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6.10899" calcext:value-type="float">
            <text:p>1186.108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9.55" calcext:value-type="float">
            <text:p>1189.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4.2" calcext:value-type="float">
            <text:p>1184.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1.73799" calcext:value-type="float">
            <text:p>1211.737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8.666" calcext:value-type="float">
            <text:p>1218.6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7.981" calcext:value-type="float">
            <text:p>1227.9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1.702" calcext:value-type="float">
            <text:p>1261.7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5.25125" calcext:value-type="float">
            <text:p>1255.25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2.7575" calcext:value-type="float">
            <text:p>1232.75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3.43" calcext:value-type="float">
            <text:p>1243.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1.5775" calcext:value-type="float">
            <text:p>1251.5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9.69625" calcext:value-type="float">
            <text:p>1269.6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9.7475" calcext:value-type="float">
            <text:p>1289.74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5.825" calcext:value-type="float">
            <text:p>1335.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9.7" calcext:value-type="float">
            <text:p>1319.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1.58874" calcext:value-type="float">
            <text:p>1311.588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0.79" calcext:value-type="float">
            <text:p>1370.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6.61" calcext:value-type="float">
            <text:p>1416.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8.88625" calcext:value-type="float">
            <text:p>1448.88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6.7725" calcext:value-type="float">
            <text:p>1506.7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3.31" calcext:value-type="float">
            <text:p>1543.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6.1525" calcext:value-type="float">
            <text:p>1536.1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4.6025" calcext:value-type="float">
            <text:p>1554.6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4.065" calcext:value-type="float">
            <text:p>1564.0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4.72875" calcext:value-type="float">
            <text:p>1644.72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5.83125" calcext:value-type="float">
            <text:p>1695.83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8.35375" calcext:value-type="float">
            <text:p>1748.3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4.52" calcext:value-type="float">
            <text:p>1774.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4.6075" calcext:value-type="float">
            <text:p>1634.60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4.805" calcext:value-type="float">
            <text:p>1774.8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7.04375" calcext:value-type="float">
            <text:p>1747.04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5.0325" calcext:value-type="float">
            <text:p>1665.0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4.44125" calcext:value-type="float">
            <text:p>1744.44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6.89625" calcext:value-type="float">
            <text:p>1796.8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3.13875" calcext:value-type="float">
            <text:p>1913.1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83.97875" calcext:value-type="float">
            <text:p>1983.9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74.69625" calcext:value-type="float">
            <text:p>2074.6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14.98875" calcext:value-type="float">
            <text:p>2114.98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96.66874" calcext:value-type="float">
            <text:p>2196.668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48.55249" calcext:value-type="float">
            <text:p>2348.55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81.85375" calcext:value-type="float">
            <text:p>2581.8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60.95375" calcext:value-type="float">
            <text:p>2460.9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2.2875" calcext:value-type="float">
            <text:p>2232.2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4.83374" calcext:value-type="float">
            <text:p>2234.83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95.785" calcext:value-type="float">
            <text:p>2195.7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15.73625" calcext:value-type="float">
            <text:p>2315.7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70.98124" calcext:value-type="float">
            <text:p>2170.981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2.125" calcext:value-type="float">
            <text:p>2402.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77.1725" calcext:value-type="float">
            <text:p>2477.1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75.2975" calcext:value-type="float">
            <text:p>2475.2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26.31125" calcext:value-type="float">
            <text:p>2526.31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05.125" calcext:value-type="float">
            <text:p>2605.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55.03" calcext:value-type="float">
            <text:p>2855.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00.8525" calcext:value-type="float">
            <text:p>2900.8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37.9025" calcext:value-type="float">
            <text:p>2737.9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26.03875" calcext:value-type="float">
            <text:p>2826.0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46.00625" calcext:value-type="float">
            <text:p>2846.0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10.33625" calcext:value-type="float">
            <text:p>2910.3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07.0125" calcext:value-type="float">
            <text:p>3007.0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97.0775" calcext:value-type="float">
            <text:p>2697.0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80.1825" calcext:value-type="float">
            <text:p>2780.1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18.54875" calcext:value-type="float">
            <text:p>2518.54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38.61749" calcext:value-type="float">
            <text:p>2438.61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20.78375" calcext:value-type="float">
            <text:p>2520.78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80.1025" calcext:value-type="float">
            <text:p>2680.1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11.67999" calcext:value-type="float">
            <text:p>2611.67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67.5475" calcext:value-type="float">
            <text:p>2667.54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05.0975" calcext:value-type="float">
            <text:p>2805.0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02.00375" calcext:value-type="float">
            <text:p>2702.00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63.29125" calcext:value-type="float">
            <text:p>2763.29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40.5925" calcext:value-type="float">
            <text:p>2740.5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98.15875" calcext:value-type="float">
            <text:p>2598.15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30.59499" calcext:value-type="float">
            <text:p>2630.59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13.42999" calcext:value-type="float">
            <text:p>2513.42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56.1675" calcext:value-type="float">
            <text:p>2556.1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91.2675" calcext:value-type="float">
            <text:p>2591.2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47.3225" calcext:value-type="float">
            <text:p>2547.32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79.05499" calcext:value-type="float">
            <text:p>2479.05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24.69875" calcext:value-type="float">
            <text:p>2424.69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13.74125" calcext:value-type="float">
            <text:p>2513.74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40.06125" calcext:value-type="float">
            <text:p>2640.06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88.67875" calcext:value-type="float">
            <text:p>2588.6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34.17375" calcext:value-type="float">
            <text:p>2634.17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98.57" calcext:value-type="float">
            <text:p>2598.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14.3625" calcext:value-type="float">
            <text:p>2514.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86.0425" calcext:value-type="float">
            <text:p>2586.0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24.12624" calcext:value-type="float">
            <text:p>2524.126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2.265" calcext:value-type="float">
            <text:p>2352.2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92.91375" calcext:value-type="float">
            <text:p>2292.91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37.55375" calcext:value-type="float">
            <text:p>2437.5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7.67875" calcext:value-type="float">
            <text:p>2337.6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09.37375" calcext:value-type="float">
            <text:p>2109.37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45.5725" calcext:value-type="float">
            <text:p>2045.5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86.9425" calcext:value-type="float">
            <text:p>1986.9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89.23999" calcext:value-type="float">
            <text:p>2189.23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4.8925" calcext:value-type="float">
            <text:p>2354.8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49.355" calcext:value-type="float">
            <text:p>2349.3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40.56875" calcext:value-type="float">
            <text:p>2740.56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38.775" calcext:value-type="float">
            <text:p>2738.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31.67875" calcext:value-type="float">
            <text:p>2831.6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72.3675" calcext:value-type="float">
            <text:p>2772.3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68.8025" calcext:value-type="float">
            <text:p>2768.8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40.20874" calcext:value-type="float">
            <text:p>2540.208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70.195" calcext:value-type="float">
            <text:p>2570.1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99.72125" calcext:value-type="float">
            <text:p>2699.7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19.69" calcext:value-type="float">
            <text:p>2719.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14.70375" calcext:value-type="float">
            <text:p>2714.70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18.6175" calcext:value-type="float">
            <text:p>2718.6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67.65375" calcext:value-type="float">
            <text:p>2867.6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39.70875" calcext:value-type="float">
            <text:p>2739.70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40.07125" calcext:value-type="float">
            <text:p>2740.07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11.71" calcext:value-type="float">
            <text:p>2811.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23.41125" calcext:value-type="float">
            <text:p>3123.41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54.71" calcext:value-type="float">
            <text:p>3254.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74.6375" calcext:value-type="float">
            <text:p>3274.6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74.7625" calcext:value-type="float">
            <text:p>3474.7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16.185" calcext:value-type="float">
            <text:p>3416.1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64.41125" calcext:value-type="float">
            <text:p>3364.41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51.8525" calcext:value-type="float">
            <text:p>3451.8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05.43" calcext:value-type="float">
            <text:p>3705.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04.015" calcext:value-type="float">
            <text:p>4104.0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36.7575" calcext:value-type="float">
            <text:p>4036.75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62.67625" calcext:value-type="float">
            <text:p>4462.67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18.9025" calcext:value-type="float">
            <text:p>4118.9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22.42125" calcext:value-type="float">
            <text:p>4322.4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11.685" calcext:value-type="float">
            <text:p>4311.6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80.23875" calcext:value-type="float">
            <text:p>4180.2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39.38125" calcext:value-type="float">
            <text:p>4139.38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10.94125" calcext:value-type="float">
            <text:p>4110.94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11.27625" calcext:value-type="float">
            <text:p>3911.27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62.79249" calcext:value-type="float">
            <text:p>4162.79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78.75625" calcext:value-type="float">
            <text:p>4178.75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96.03125" calcext:value-type="float">
            <text:p>4396.03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59.9025" calcext:value-type="float">
            <text:p>4359.9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81.39625" calcext:value-type="float">
            <text:p>4381.3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40.46" calcext:value-type="float">
            <text:p>4340.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42.6575" calcext:value-type="float">
            <text:p>4442.65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64.64375" calcext:value-type="float">
            <text:p>4664.64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76.1425" calcext:value-type="float">
            <text:p>4676.1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83.17" calcext:value-type="float">
            <text:p>4783.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64.285" calcext:value-type="float">
            <text:p>4864.2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72.56875" calcext:value-type="float">
            <text:p>4672.56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93.1825" calcext:value-type="float">
            <text:p>4593.1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60.535" calcext:value-type="float">
            <text:p>4160.5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17.57" calcext:value-type="float">
            <text:p>4517.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43.1025" calcext:value-type="float">
            <text:p>4543.1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28.6025" calcext:value-type="float">
            <text:p>4628.6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80.975" calcext:value-type="float">
            <text:p>4280.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94.21875" calcext:value-type="float">
            <text:p>4194.21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07.82625" calcext:value-type="float">
            <text:p>4307.82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95.76124" calcext:value-type="float">
            <text:p>4295.761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44.58375" calcext:value-type="float">
            <text:p>3944.58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17.0575" calcext:value-type="float">
            <text:p>3817.05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58.10875" calcext:value-type="float">
            <text:p>3358.10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72.68375" calcext:value-type="float">
            <text:p>3772.68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08.595" calcext:value-type="float">
            <text:p>3608.5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64.6175" calcext:value-type="float">
            <text:p>3764.6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6.3875" calcext:value-type="float">
            <text:p>3976.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63.18625" calcext:value-type="float">
            <text:p>3863.18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27.685" calcext:value-type="float">
            <text:p>3827.6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90.99125" calcext:value-type="float">
            <text:p>3690.99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12.1625" calcext:value-type="float">
            <text:p>3612.1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72.8475" calcext:value-type="float">
            <text:p>3772.84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53.435" calcext:value-type="float">
            <text:p>3753.4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20.99125" calcext:value-type="float">
            <text:p>3920.99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39.515" calcext:value-type="float">
            <text:p>3939.5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20.28" calcext:value-type="float">
            <text:p>4220.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62.20375" calcext:value-type="float">
            <text:p>4062.20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07.825" calcext:value-type="float">
            <text:p>4207.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00.55125" calcext:value-type="float">
            <text:p>4300.55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14.1775" calcext:value-type="float">
            <text:p>4414.1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24.4725" calcext:value-type="float">
            <text:p>4424.4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07.555" calcext:value-type="float">
            <text:p>4307.5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86.78374" calcext:value-type="float">
            <text:p>4186.78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25.23625" calcext:value-type="float">
            <text:p>4325.2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70.16875" calcext:value-type="float">
            <text:p>4370.16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46.17249" calcext:value-type="float">
            <text:p>4446.17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24.34875" calcext:value-type="float">
            <text:p>4624.34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89.30125" calcext:value-type="float">
            <text:p>4789.30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41.70875" calcext:value-type="float">
            <text:p>4741.70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58.60499" calcext:value-type="float">
            <text:p>4858.60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28.5475" calcext:value-type="float">
            <text:p>5728.54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66.97875" calcext:value-type="float">
            <text:p>5666.9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79.07375" calcext:value-type="float">
            <text:p>5779.07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07.01" calcext:value-type="float">
            <text:p>5607.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43.55375" calcext:value-type="float">
            <text:p>5643.5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95.03875" calcext:value-type="float">
            <text:p>5495.0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27.08625" calcext:value-type="float">
            <text:p>5627.08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86.52625" calcext:value-type="float">
            <text:p>5686.52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98.115" calcext:value-type="float">
            <text:p>6098.1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49.07875" calcext:value-type="float">
            <text:p>5949.0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69.795" calcext:value-type="float">
            <text:p>5969.7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49.005" calcext:value-type="float">
            <text:p>5649.0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50.85875" calcext:value-type="float">
            <text:p>5550.85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76.87875" calcext:value-type="float">
            <text:p>5776.8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23.70625" calcext:value-type="float">
            <text:p>5923.7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37.1025" calcext:value-type="float">
            <text:p>5737.1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41.7225" calcext:value-type="float">
            <text:p>5741.72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51.325" calcext:value-type="float">
            <text:p>6151.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30.56375" calcext:value-type="float">
            <text:p>6130.56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24.515" calcext:value-type="float">
            <text:p>6424.5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79.365" calcext:value-type="float">
            <text:p>6879.3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99.2375" calcext:value-type="float">
            <text:p>7199.2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10.46875" calcext:value-type="float">
            <text:p>7210.46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76.7425" calcext:value-type="float">
            <text:p>7376.7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31.93" calcext:value-type="float">
            <text:p>7231.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23.89375" calcext:value-type="float">
            <text:p>7123.89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56.50625" calcext:value-type="float">
            <text:p>7356.5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42.82375" calcext:value-type="float">
            <text:p>7342.82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50.77" calcext:value-type="float">
            <text:p>7250.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73.695" calcext:value-type="float">
            <text:p>6773.6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75.30125" calcext:value-type="float">
            <text:p>6075.30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69.13" calcext:value-type="float">
            <text:p>5969.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66.27125" calcext:value-type="float">
            <text:p>6666.27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67.42625" calcext:value-type="float">
            <text:p>6867.42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59.3" calcext:value-type="float">
            <text:p>7259.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24.1825" calcext:value-type="float">
            <text:p>7924.1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98.2775" calcext:value-type="float">
            <text:p>7598.2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87.45625" calcext:value-type="float">
            <text:p>7787.45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54.7675" calcext:value-type="float">
            <text:p>7954.7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79.06" calcext:value-type="float">
            <text:p>7879.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50.6325" calcext:value-type="float">
            <text:p>8150.6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08.75375" calcext:value-type="float">
            <text:p>8208.7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94.445" calcext:value-type="float">
            <text:p>8094.4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90.87125" calcext:value-type="float">
            <text:p>8190.87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51.305" calcext:value-type="float">
            <text:p>8851.3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73.9675" calcext:value-type="float">
            <text:p>9573.9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13.09625" calcext:value-type="float">
            <text:p>9713.0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95.6225" calcext:value-type="float">
            <text:p>10295.62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42.6625" calcext:value-type="float">
            <text:p>10542.6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06.10375" calcext:value-type="float">
            <text:p>9706.10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23.20125" calcext:value-type="float">
            <text:p>10923.20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73.54375" calcext:value-type="float">
            <text:p>10973.54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82.20875" calcext:value-type="float">
            <text:p>11382.20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97.23125" calcext:value-type="float">
            <text:p>11597.23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30.365" calcext:value-type="float">
            <text:p>12230.3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34.52" calcext:value-type="float">
            <text:p>13734.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03.42125" calcext:value-type="float">
            <text:p>16403.4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732.1" calcext:value-type="float">
            <text:p>15732.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52.52875" calcext:value-type="float">
            <text:p>13152.52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99.2975" calcext:value-type="float">
            <text:p>16299.2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74.8975" calcext:value-type="float">
            <text:p>16374.8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78.28749" calcext:value-type="float">
            <text:p>16678.28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46.13875" calcext:value-type="float">
            <text:p>16246.1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21.65125" calcext:value-type="float">
            <text:p>17221.65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36.5975" calcext:value-type="float">
            <text:p>17436.5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66.97874" calcext:value-type="float">
            <text:p>19166.978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40.2625" calcext:value-type="float">
            <text:p>18640.2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84.7675" calcext:value-type="float">
            <text:p>18984.7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862.57125" calcext:value-type="float">
            <text:p>16862.57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25.0175" calcext:value-type="float">
            <text:p>16925.0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82.46499" calcext:value-type="float">
            <text:p>14182.46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94.5825" calcext:value-type="float">
            <text:p>14694.5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03.21875" calcext:value-type="float">
            <text:p>14103.21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87.34875" calcext:value-type="float">
            <text:p>13387.34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52.3675" calcext:value-type="float">
            <text:p>14652.3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46.07375" calcext:value-type="float">
            <text:p>15846.07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62.40375" calcext:value-type="float">
            <text:p>14362.40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67.5725" calcext:value-type="float">
            <text:p>14867.5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43.695" calcext:value-type="float">
            <text:p>13643.6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62.145" calcext:value-type="float">
            <text:p>13062.1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439.4175" calcext:value-type="float">
            <text:p>13439.4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37.62125" calcext:value-type="float">
            <text:p>13337.6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81.545" calcext:value-type="float">
            <text:p>14881.5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104.45" calcext:value-type="float">
            <text:p>15104.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53.8525" calcext:value-type="float">
            <text:p>14953.8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76.69625" calcext:value-type="float">
            <text:p>16576.6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35.10625" calcext:value-type="float">
            <text:p>16735.1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32.41125" calcext:value-type="float">
            <text:p>15632.41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42.93625" calcext:value-type="float">
            <text:p>15242.9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22.825" calcext:value-type="float">
            <text:p>14122.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69.5975" calcext:value-type="float">
            <text:p>13269.5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33.36375" calcext:value-type="float">
            <text:p>13633.36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65.90625" calcext:value-type="float">
            <text:p>14165.9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17.3625" calcext:value-type="float">
            <text:p>14217.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19.92625" calcext:value-type="float">
            <text:p>13519.92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15.11625" calcext:value-type="float">
            <text:p>12915.11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70.16875" calcext:value-type="float">
            <text:p>10870.16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40.65" calcext:value-type="float">
            <text:p>11340.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37.36875" calcext:value-type="float">
            <text:p>11137.36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42.94125" calcext:value-type="float">
            <text:p>11742.94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86.06625" calcext:value-type="float">
            <text:p>12486.06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08.62" calcext:value-type="float">
            <text:p>11508.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72.9025" calcext:value-type="float">
            <text:p>10872.9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30.9275" calcext:value-type="float">
            <text:p>10830.9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29.375" calcext:value-type="float">
            <text:p>11629.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24.345" calcext:value-type="float">
            <text:p>11524.3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05.615" calcext:value-type="float">
            <text:p>11005.6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52.23" calcext:value-type="float">
            <text:p>11452.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12.79375" calcext:value-type="float">
            <text:p>11412.79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17.15125" calcext:value-type="float">
            <text:p>10917.15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14.4725" calcext:value-type="float">
            <text:p>9914.4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70.30875" calcext:value-type="float">
            <text:p>9970.30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15.59499" calcext:value-type="float">
            <text:p>8715.59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85.50124" calcext:value-type="float">
            <text:p>8285.501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92.045" calcext:value-type="float">
            <text:p>9192.0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36.39" calcext:value-type="float">
            <text:p>8136.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32.37" calcext:value-type="float">
            <text:p>6332.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70.5075" calcext:value-type="float">
            <text:p>7270.50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87.28125" calcext:value-type="float">
            <text:p>7987.28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86.7725" calcext:value-type="float">
            <text:p>8086.7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30.13875" calcext:value-type="float">
            <text:p>8930.1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45.44" calcext:value-type="float">
            <text:p>8045.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78.92499" calcext:value-type="float">
            <text:p>8478.92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66.8525" calcext:value-type="float">
            <text:p>8766.8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93.2525" calcext:value-type="float">
            <text:p>8693.2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59.2875" calcext:value-type="float">
            <text:p>9659.2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10.83875" calcext:value-type="float">
            <text:p>10110.8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74.77125" calcext:value-type="float">
            <text:p>10474.77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55.9375" calcext:value-type="float">
            <text:p>10855.9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37.00625" calcext:value-type="float">
            <text:p>10537.0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16.03875" calcext:value-type="float">
            <text:p>11416.0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28.02" calcext:value-type="float">
            <text:p>10928.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27.9525" calcext:value-type="float">
            <text:p>10727.9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09.72125" calcext:value-type="float">
            <text:p>9809.7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12.36875" calcext:value-type="float">
            <text:p>10412.36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85.285" calcext:value-type="float">
            <text:p>9585.2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27.71625" calcext:value-type="float">
            <text:p>9627.71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72.9025" calcext:value-type="float">
            <text:p>10272.9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03.01875" calcext:value-type="float">
            <text:p>10903.01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52.04625" calcext:value-type="float">
            <text:p>10352.04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00.2925" calcext:value-type="float">
            <text:p>11100.2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05.1225" calcext:value-type="float">
            <text:p>11305.12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71.8175" calcext:value-type="float">
            <text:p>11171.8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58.475" calcext:value-type="float">
            <text:p>11558.4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46.7475" calcext:value-type="float">
            <text:p>11246.74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35.88625" calcext:value-type="float">
            <text:p>10735.88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52.75875" calcext:value-type="float">
            <text:p>9552.75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80.19249" calcext:value-type="float">
            <text:p>8980.19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51.2925" calcext:value-type="float">
            <text:p>9251.2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80.6075" calcext:value-type="float">
            <text:p>8680.60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33.47374" calcext:value-type="float">
            <text:p>9433.47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47.5125" calcext:value-type="float">
            <text:p>9047.5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60.70875" calcext:value-type="float">
            <text:p>9260.70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95.98875" calcext:value-type="float">
            <text:p>7895.98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39.6025" calcext:value-type="float">
            <text:p>8039.6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06.555" calcext:value-type="float">
            <text:p>8206.5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67.99" calcext:value-type="float">
            <text:p>7667.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89.49125" calcext:value-type="float">
            <text:p>8189.49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97.3375" calcext:value-type="float">
            <text:p>8597.3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28.2975" calcext:value-type="float">
            <text:p>9028.2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23.7175" calcext:value-type="float">
            <text:p>9023.7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11.6525" calcext:value-type="float">
            <text:p>8411.6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81.98625" calcext:value-type="float">
            <text:p>8881.98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48.8125" calcext:value-type="float">
            <text:p>8548.8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29.33124" calcext:value-type="float">
            <text:p>8429.331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54.6375" calcext:value-type="float">
            <text:p>7854.6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63.255" calcext:value-type="float">
            <text:p>7863.2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66.36" calcext:value-type="float">
            <text:p>7866.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61.325" calcext:value-type="float">
            <text:p>6861.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70.36375" calcext:value-type="float">
            <text:p>6970.36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26.875" calcext:value-type="float">
            <text:p>6926.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86.835" calcext:value-type="float">
            <text:p>6986.8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82.12" calcext:value-type="float">
            <text:p>7182.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95.89" calcext:value-type="float">
            <text:p>7295.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69.48375" calcext:value-type="float">
            <text:p>6769.48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66.5925" calcext:value-type="float">
            <text:p>6766.5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54.92125" calcext:value-type="float">
            <text:p>6854.9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64.4325" calcext:value-type="float">
            <text:p>6964.4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25.53875" calcext:value-type="float">
            <text:p>7125.5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89.2675" calcext:value-type="float">
            <text:p>6789.2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24.49375" calcext:value-type="float">
            <text:p>6824.49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41.63875" calcext:value-type="float">
            <text:p>6941.6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23.55875" calcext:value-type="float">
            <text:p>7823.55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40.88125" calcext:value-type="float">
            <text:p>8040.88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83.57375" calcext:value-type="float">
            <text:p>8083.57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60.4125" calcext:value-type="float">
            <text:p>8160.4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30.57" calcext:value-type="float">
            <text:p>8030.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37.61" calcext:value-type="float">
            <text:p>7937.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88.71875" calcext:value-type="float">
            <text:p>8188.71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33.81374" calcext:value-type="float">
            <text:p>8333.81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66.67" calcext:value-type="float">
            <text:p>8866.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30.05875" calcext:value-type="float">
            <text:p>8830.05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68.16124" calcext:value-type="float">
            <text:p>8868.161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91.82" calcext:value-type="float">
            <text:p>9191.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73.3025" calcext:value-type="float">
            <text:p>9373.3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07.515" calcext:value-type="float">
            <text:p>8807.5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53.64125" calcext:value-type="float">
            <text:p>9153.64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44.38375" calcext:value-type="float">
            <text:p>9144.38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44.1425" calcext:value-type="float">
            <text:p>9444.1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68.7175" calcext:value-type="float">
            <text:p>9268.7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49.87624" calcext:value-type="float">
            <text:p>8949.876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29.47875" calcext:value-type="float">
            <text:p>9029.4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28.8525" calcext:value-type="float">
            <text:p>9228.8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72.69875" calcext:value-type="float">
            <text:p>9572.69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17.5975" calcext:value-type="float">
            <text:p>9817.5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45.54375" calcext:value-type="float">
            <text:p>9845.54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26.76125" calcext:value-type="float">
            <text:p>9326.76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24.99124" calcext:value-type="float">
            <text:p>9424.991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39.02875" calcext:value-type="float">
            <text:p>9039.02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27.04999" calcext:value-type="float">
            <text:p>9327.04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20.25625" calcext:value-type="float">
            <text:p>8920.25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08.35875" calcext:value-type="float">
            <text:p>8408.35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42.23875" calcext:value-type="float">
            <text:p>8442.2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98.86249" calcext:value-type="float">
            <text:p>8398.86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11.38875" calcext:value-type="float">
            <text:p>8711.38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59.25625" calcext:value-type="float">
            <text:p>8159.25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60.22875" calcext:value-type="float">
            <text:p>8360.22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96.82125" calcext:value-type="float">
            <text:p>7996.8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37.3425" calcext:value-type="float">
            <text:p>8237.3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50.395" calcext:value-type="float">
            <text:p>8250.3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93.13125" calcext:value-type="float">
            <text:p>8493.13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24.025" calcext:value-type="float">
            <text:p>8324.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51.51375" calcext:value-type="float">
            <text:p>7951.51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14.96375" calcext:value-type="float">
            <text:p>7614.96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99.9525" calcext:value-type="float">
            <text:p>7599.9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36.835" calcext:value-type="float">
            <text:p>7436.8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96.79625" calcext:value-type="float">
            <text:p>7296.7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83.2175" calcext:value-type="float">
            <text:p>7383.2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18.42375" calcext:value-type="float">
            <text:p>7118.42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91.61125" calcext:value-type="float">
            <text:p>7491.61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40.8105222724" calcext:value-type="float">
            <text:p>7540.81052227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94.0654822749" calcext:value-type="float">
            <text:p>7494.0654822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16.6125685348" calcext:value-type="float">
            <text:p>7516.61256853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38.232021408" calcext:value-type="float">
            <text:p>7638.2320214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06.6398292592" calcext:value-type="float">
            <text:p>7706.63982925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05.5892814697" calcext:value-type="float">
            <text:p>7505.58928146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17.98" calcext:value-type="float">
            <text:p>7617.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58.57" calcext:value-type="float">
            <text:p>7658.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84.93" calcext:value-type="float">
            <text:p>7684.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18.11" calcext:value-type="float">
            <text:p>7618.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95.1" calcext:value-type="float">
            <text:p>7495.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80.2168597016" calcext:value-type="float">
            <text:p>6680.21685970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70.4103486233" calcext:value-type="float">
            <text:p>6870.41034862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25.0963860433" calcext:value-type="float">
            <text:p>6525.09638604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96.3268589945" calcext:value-type="float">
            <text:p>6296.32685899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32.4461951216" calcext:value-type="float">
            <text:p>6632.44619512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97.4411699333" calcext:value-type="float">
            <text:p>6397.44116993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91.9683234448" calcext:value-type="float">
            <text:p>6491.96832344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42.5285229109" calcext:value-type="float">
            <text:p>6442.52852291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06.6267954514" calcext:value-type="float">
            <text:p>6706.62679545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35.9369835741" calcext:value-type="float">
            <text:p>6735.93698357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60.2550964816" calcext:value-type="float">
            <text:p>6760.25509648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29.4986888553" calcext:value-type="float">
            <text:p>6729.49868885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41.9260123058" calcext:value-type="float">
            <text:p>6041.92601230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98.0403657754" calcext:value-type="float">
            <text:p>6198.04036577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46.2798868388" calcext:value-type="float">
            <text:p>6146.27988683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37.5096139827" calcext:value-type="float">
            <text:p>6237.50961398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53.0254740168" calcext:value-type="float">
            <text:p>6153.02547401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43.8517081013" calcext:value-type="float">
            <text:p>6143.85170810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52.9886577123" calcext:value-type="float">
            <text:p>5952.98865771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85.1036638459" calcext:value-type="float">
            <text:p>6185.10366384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93.2233555441" calcext:value-type="float">
            <text:p>6393.22335554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73.1849752001" calcext:value-type="float">
            <text:p>6373.18497520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14.419252791" calcext:value-type="float">
            <text:p>6614.4192527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11.0200366196" calcext:value-type="float">
            <text:p>6511.02003661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90.0033563433" calcext:value-type="float">
            <text:p>6590.00335634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32.95" calcext:value-type="float">
            <text:p>6532.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80.3146216111" calcext:value-type="float">
            <text:p>6580.31462161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70.4271147528" calcext:value-type="float">
            <text:p>6570.42711475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44.9886791598" calcext:value-type="float">
            <text:p>6744.98867915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94.5308510904" calcext:value-type="float">
            <text:p>6694.53085109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96.981692185" calcext:value-type="float">
            <text:p>6296.9816921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74.9745822869" calcext:value-type="float">
            <text:p>6374.9745822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44.68" calcext:value-type="float">
            <text:p>6244.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54.7990075078" calcext:value-type="float">
            <text:p>6254.79900750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54.6781292371" calcext:value-type="float">
            <text:p>6254.67812923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56.1088751698" calcext:value-type="float">
            <text:p>6356.10887516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27.4563368665" calcext:value-type="float">
            <text:p>6727.45633686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16.1477118699" calcext:value-type="float">
            <text:p>7316.14771186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59.7370362237" calcext:value-type="float">
            <text:p>7359.73703622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84.6396626807" calcext:value-type="float">
            <text:p>7484.63966268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37.2820905188" calcext:value-type="float">
            <text:p>7337.28209051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24.5035031436" calcext:value-type="float">
            <text:p>7424.50350314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00.4646611346" calcext:value-type="float">
            <text:p>7400.46466113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30.2481771742" calcext:value-type="float">
            <text:p>7730.24817717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20.1599473233" calcext:value-type="float">
            <text:p>8320.15994732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69.5323354969" calcext:value-type="float">
            <text:p>8269.53233549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33.125250505" calcext:value-type="float">
            <text:p>7933.1252505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82.375003005" calcext:value-type="float">
            <text:p>8182.3750030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84.6960858239" calcext:value-type="float">
            <text:p>8184.69608582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15.2159687792" calcext:value-type="float">
            <text:p>8215.21596877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66.6883994459" calcext:value-type="float">
            <text:p>8166.68839944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32.3472908783" calcext:value-type="float">
            <text:p>7732.34729087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89.374917258" calcext:value-type="float">
            <text:p>7589.3749172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27.0403990273" calcext:value-type="float">
            <text:p>7527.04039902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23.0750930062" calcext:value-type="float">
            <text:p>7423.07509300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95.622456196" calcext:value-type="float">
            <text:p>7395.6224561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11.5152998302" calcext:value-type="float">
            <text:p>7411.51529983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02.3366314849" calcext:value-type="float">
            <text:p>7402.3366314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21.4350901721" calcext:value-type="float">
            <text:p>6721.43509017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60.1536974665" calcext:value-type="float">
            <text:p>6460.15369746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82.9687238409" calcext:value-type="float">
            <text:p>6482.96872384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01.8564779009" calcext:value-type="float">
            <text:p>6101.85647790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92.9727447014" calcext:value-type="float">
            <text:p>6392.97274470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38.7389033859" calcext:value-type="float">
            <text:p>6338.7389033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56.8440822464" calcext:value-type="float">
            <text:p>6256.84408224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86.9712074961" calcext:value-type="float">
            <text:p>6186.97120749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32.6068999537" calcext:value-type="float">
            <text:p>6332.60689995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77.0417762545" calcext:value-type="float">
            <text:p>6277.04177625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59.6938370996" calcext:value-type="float">
            <text:p>6559.69383709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91.0862687126" calcext:value-type="float">
            <text:p>6391.08626871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16.7725719977" calcext:value-type="float">
            <text:p>6516.77257199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52.3288590532" calcext:value-type="float">
            <text:p>6252.32885905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70.0745108827" calcext:value-type="float">
            <text:p>6470.07451088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60.2169851987" calcext:value-type="float">
            <text:p>6360.21698519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25.5266629003" calcext:value-type="float">
            <text:p>6525.52666290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83.3545015052" calcext:value-type="float">
            <text:p>6683.35450150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25.0323270063" calcext:value-type="float">
            <text:p>6725.03232700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02.3919499644" calcext:value-type="float">
            <text:p>6702.39194996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53.3104499758" calcext:value-type="float">
            <text:p>6753.31044997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79.5406126455" calcext:value-type="float">
            <text:p>7079.54061264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40.0750124576" calcext:value-type="float">
            <text:p>7040.07501245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38.7629415769" calcext:value-type="float">
            <text:p>6938.76294157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28.4473112812" calcext:value-type="float">
            <text:p>7028.44731128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98.0579483792" calcext:value-type="float">
            <text:p>7198.05794837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82.2317506289" calcext:value-type="float">
            <text:p>7282.23175062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63.0672965937" calcext:value-type="float">
            <text:p>7263.06729659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59.9743614374" calcext:value-type="float">
            <text:p>7359.9743614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13.1150129363" calcext:value-type="float">
            <text:p>6913.11501293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15.3934895131" calcext:value-type="float">
            <text:p>6515.39348951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0.3352995888" calcext:value-type="float">
            <text:p>6400.33529958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83.9777801483" calcext:value-type="float">
            <text:p>6183.97778014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53.9358630803" calcext:value-type="float">
            <text:p>6253.93586308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75.0862858054" calcext:value-type="float">
            <text:p>6275.08628580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75.6679619637" calcext:value-type="float">
            <text:p>6275.66796196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77.2328882184" calcext:value-type="float">
            <text:p>6277.23288821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83.1844998379" calcext:value-type="float">
            <text:p>6283.18449983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84.4863926488" calcext:value-type="float">
            <text:p>6284.48639264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80.0413137918" calcext:value-type="float">
            <text:p>6280.04131379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81.4093546956" calcext:value-type="float">
            <text:p>6281.40935469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73.2200825647" calcext:value-type="float">
            <text:p>6273.22008256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77.4841075341" calcext:value-type="float">
            <text:p>6277.48410753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88.4" calcext:value-type="float">
            <text:p>6388.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88.0700736307" calcext:value-type="float">
            <text:p>6288.07007363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17.6999234045" calcext:value-type="float">
            <text:p>6317.69992340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93.8364208374" calcext:value-type="float">
            <text:p>6293.8364208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89.6206764534" calcext:value-type="float">
            <text:p>6289.62067645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66.9945176657" calcext:value-type="float">
            <text:p>6466.99451766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91.3859849297" calcext:value-type="float">
            <text:p>6391.38598492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09.7770135253" calcext:value-type="float">
            <text:p>6509.77701352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98.4167564183" calcext:value-type="float">
            <text:p>6698.41675641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02.6869521812" calcext:value-type="float">
            <text:p>6502.68695218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76.6160829094" calcext:value-type="float">
            <text:p>6576.61608290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47.3878029401" calcext:value-type="float">
            <text:p>6647.38780294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39.3227382808" calcext:value-type="float">
            <text:p>6539.32273828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77.9971517849" calcext:value-type="float">
            <text:p>6577.9971517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06.4544523329" calcext:value-type="float">
            <text:p>6506.45445233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94.9357857858" calcext:value-type="float">
            <text:p>6594.9357857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34.1342411636" calcext:value-type="float">
            <text:p>6634.13424116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95.2603677099" calcext:value-type="float">
            <text:p>6595.26036770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14.1037057674" calcext:value-type="float">
            <text:p>6614.10370576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62.868499427" calcext:value-type="float">
            <text:p>6662.8684994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63.0209787939" calcext:value-type="float">
            <text:p>6663.02097879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28.470052521" calcext:value-type="float">
            <text:p>6628.4700525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85.5063318981" calcext:value-type="float">
            <text:p>6285.50633189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09.198440134" calcext:value-type="float">
            <text:p>6309.1984401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29.9770498309" calcext:value-type="float">
            <text:p>6329.97704983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41.3807216161" calcext:value-type="float">
            <text:p>6341.38072161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23.0975107775" calcext:value-type="float">
            <text:p>6723.0975107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24.8331239937" calcext:value-type="float">
            <text:p>6724.83312399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50.0646625031" calcext:value-type="float">
            <text:p>6450.06466250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74.6488629396" calcext:value-type="float">
            <text:p>6374.64886293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60.8354903216" calcext:value-type="float">
            <text:p>6360.83549032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6.390391175" calcext:value-type="float">
            <text:p>6406.390391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12.2043047102" calcext:value-type="float">
            <text:p>6412.20430471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5.5655961579" calcext:value-type="float">
            <text:p>6405.56559615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2.0225495307" calcext:value-type="float">
            <text:p>6402.02254953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12.5660407915" calcext:value-type="float">
            <text:p>6412.56604079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5.3365524345" calcext:value-type="float">
            <text:p>6405.33655243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92.845687125" calcext:value-type="float">
            <text:p>6392.845687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30.1504052633" calcext:value-type="float">
            <text:p>6430.15040526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65.910149503" calcext:value-type="float">
            <text:p>6265.9101495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76.7346706838" calcext:value-type="float">
            <text:p>6276.73467068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22.0936278344" calcext:value-type="float">
            <text:p>6322.09362783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40.400655742" calcext:value-type="float">
            <text:p>6340.4006557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60.7198120431" calcext:value-type="float">
            <text:p>6360.71981204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44.7389429933" calcext:value-type="float">
            <text:p>6344.73894299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5.1403309472" calcext:value-type="float">
            <text:p>6405.14033094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4.3771748271" calcext:value-type="float">
            <text:p>6404.37717482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26.6552217602" calcext:value-type="float">
            <text:p>6426.65522176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18.3360881926" calcext:value-type="float">
            <text:p>6518.33608819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12.5239995551" calcext:value-type="float">
            <text:p>6412.52399955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38.7818947324" calcext:value-type="float">
            <text:p>6338.78189473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60.005433977" calcext:value-type="float">
            <text:p>6360.0054339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70.273273137" calcext:value-type="float">
            <text:p>6370.2732731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27.1546966981" calcext:value-type="float">
            <text:p>6327.15469669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81.6044107763" calcext:value-type="float">
            <text:p>6281.60441077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24.764808932" calcext:value-type="float">
            <text:p>5524.7648089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73.0171532108" calcext:value-type="float">
            <text:p>5573.01715321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13.4238604307" calcext:value-type="float">
            <text:p>5513.42386043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97.3677842212" calcext:value-type="float">
            <text:p>5497.36778422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53.014746716" calcext:value-type="float">
            <text:p>5553.0147467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44.6198406513" calcext:value-type="float">
            <text:p>4744.61984065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64.7415489787" calcext:value-type="float">
            <text:p>4364.74154897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76.2272441122" calcext:value-type="float">
            <text:p>4476.22724411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05.744487254" calcext:value-type="float">
            <text:p>4405.7444872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29.9254247354" calcext:value-type="float">
            <text:p>4329.92542473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88.2890885374" calcext:value-type="float">
            <text:p>3788.2890885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51.2115204756" calcext:value-type="float">
            <text:p>3951.21152047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40.9379250251" calcext:value-type="float">
            <text:p>3640.93792502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92.1959942366" calcext:value-type="float">
            <text:p>3792.19599423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20.3233352743" calcext:value-type="float">
            <text:p>4220.32333527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41.7446996734" calcext:value-type="float">
            <text:p>4241.74469967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53.5214624664" calcext:value-type="float">
            <text:p>3953.52146246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38.477059627" calcext:value-type="float">
            <text:p>4138.4770596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92.8511149115" calcext:value-type="float">
            <text:p>4092.85111491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47.0204604306" calcext:value-type="float">
            <text:p>3847.02046043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89.292261066" calcext:value-type="float">
            <text:p>3889.2922610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96.3514674753" calcext:value-type="float">
            <text:p>3696.35146747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78.2072060032" calcext:value-type="float">
            <text:p>3578.20720600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91.8781755963" calcext:value-type="float">
            <text:p>3391.87817559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52.5884991144" calcext:value-type="float">
            <text:p>3452.58849911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28.1202013162" calcext:value-type="float">
            <text:p>3528.12020131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09.1628817491" calcext:value-type="float">
            <text:p>3409.16288174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60.9561908129" calcext:value-type="float">
            <text:p>3360.95619081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27.0497290106" calcext:value-type="float">
            <text:p>3427.04972901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62.2716827669" calcext:value-type="float">
            <text:p>3262.27168276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12.2071589501" calcext:value-type="float">
            <text:p>3212.20715895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78.299354793" calcext:value-type="float">
            <text:p>3178.2993547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99.1762645654" calcext:value-type="float">
            <text:p>3199.17626456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78.4609900005" calcext:value-type="float">
            <text:p>3478.46099000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64.6588290579" calcext:value-type="float">
            <text:p>3664.65882905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09.3235319539" calcext:value-type="float">
            <text:p>3709.32353195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65.7736166509" calcext:value-type="float">
            <text:p>4065.77361665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38.2303868152" calcext:value-type="float">
            <text:p>3838.23038681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62.7263285159" calcext:value-type="float">
            <text:p>3862.72632851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42.7377761177" calcext:value-type="float">
            <text:p>3942.73777611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30.0034134892" calcext:value-type="float">
            <text:p>4030.00341348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67.8721036119" calcext:value-type="float">
            <text:p>3767.87210361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09.2952035809" calcext:value-type="float">
            <text:p>3809.29520358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87.2353507323" calcext:value-type="float">
            <text:p>3587.23535073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88.06" calcext:value-type="float">
            <text:p>3888.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28.96" calcext:value-type="float">
            <text:p>3728.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89.9723378682" calcext:value-type="float">
            <text:p>3689.97233786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93.3300666654" calcext:value-type="float">
            <text:p>3693.33006666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15.5643838661" calcext:value-type="float">
            <text:p>3715.56438386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82.3036216798" calcext:value-type="float">
            <text:p>3882.30362167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81.020705993" calcext:value-type="float">
            <text:p>3781.0207059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12.3811191955" calcext:value-type="float">
            <text:p>3812.38111919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97.0340970819" calcext:value-type="float">
            <text:p>3797.03409708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32.4591655851" calcext:value-type="float">
            <text:p>4032.4591655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89.6317529072" calcext:value-type="float">
            <text:p>3989.63175290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81.9382996592" calcext:value-type="float">
            <text:p>3981.93829965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95.3251807214" calcext:value-type="float">
            <text:p>3995.32518072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17.268962197" calcext:value-type="float">
            <text:p>3617.2689621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09.1295656008" calcext:value-type="float">
            <text:p>3609.12956560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14.4208481332" calcext:value-type="float">
            <text:p>3614.42084813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97.6696152725" calcext:value-type="float">
            <text:p>3497.6696152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53.6803179504" calcext:value-type="float">
            <text:p>3653.68031795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68.6826659047" calcext:value-type="float">
            <text:p>3568.68266590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03.5516365649" calcext:value-type="float">
            <text:p>3603.55163656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23.7175000563" calcext:value-type="float">
            <text:p>3623.71750005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05.8551173227" calcext:value-type="float">
            <text:p>3605.85511732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80.2847465733" calcext:value-type="float">
            <text:p>3680.28474657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44.221815669" calcext:value-type="float">
            <text:p>3544.2218156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28.463928169" calcext:value-type="float">
            <text:p>3528.4639281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72.6889495791" calcext:value-type="float">
            <text:p>3572.68894957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55.8619611779" calcext:value-type="float">
            <text:p>3555.86196117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71.8088869481" calcext:value-type="float">
            <text:p>3571.80888694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66.6662254659" calcext:value-type="float">
            <text:p>3566.66622546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63.1602016498" calcext:value-type="float">
            <text:p>3563.16020164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30.2037098414" calcext:value-type="float">
            <text:p>3530.20370984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29.7077486011" calcext:value-type="float">
            <text:p>3429.70774860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95.2247993224" calcext:value-type="float">
            <text:p>3395.22479932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34.5218470937" calcext:value-type="float">
            <text:p>3434.52184709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12.7222187981" calcext:value-type="float">
            <text:p>3412.72221879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40.0768467245" calcext:value-type="float">
            <text:p>3440.07684672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33.0448952612" calcext:value-type="float">
            <text:p>3433.04489526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17.0229432502" calcext:value-type="float">
            <text:p>3417.02294325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12.2303777078" calcext:value-type="float">
            <text:p>3412.23037770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28.981334945" calcext:value-type="float">
            <text:p>3428.9813349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65.5294725506" calcext:value-type="float">
            <text:p>3365.52947255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60.5344472195" calcext:value-type="float">
            <text:p>3360.53444721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21.6273862828" calcext:value-type="float">
            <text:p>3621.62738628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17.4645020652" calcext:value-type="float">
            <text:p>3617.46450206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21.1736667164" calcext:value-type="float">
            <text:p>3621.17366671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93.1832668492" calcext:value-type="float">
            <text:p>3593.18326684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89.2241478165" calcext:value-type="float">
            <text:p>3589.22414781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69.5548371285" calcext:value-type="float">
            <text:p>3569.55483712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55.1994796906" calcext:value-type="float">
            <text:p>3555.19947969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66.2371496053" calcext:value-type="float">
            <text:p>3566.23714960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96.3886153738" calcext:value-type="float">
            <text:p>3596.38861537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06.1329608472" calcext:value-type="float">
            <text:p>3606.13296084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69.8341042032" calcext:value-type="float">
            <text:p>3869.83410420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04.4656441042" calcext:value-type="float">
            <text:p>3904.46564410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24.7398438411" calcext:value-type="float">
            <text:p>3924.73984384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98.5078671278" calcext:value-type="float">
            <text:p>3898.50786712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33.6061118916" calcext:value-type="float">
            <text:p>3933.60611189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05.0951884909" calcext:value-type="float">
            <text:p>4105.09518849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63.6221670583" calcext:value-type="float">
            <text:p>3763.62216705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19.8793160372" calcext:value-type="float">
            <text:p>3819.87931603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96.6372843084" calcext:value-type="float">
            <text:p>3796.63728430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73.4414607526" calcext:value-type="float">
            <text:p>3773.44146075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99.3670260062" calcext:value-type="float">
            <text:p>3799.36702600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06.6915127875" calcext:value-type="float">
            <text:p>3806.691512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07.8457559152" calcext:value-type="float">
            <text:p>3807.84575591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83.3550634445" calcext:value-type="float">
            <text:p>3783.35506344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01.0498710337" calcext:value-type="float">
            <text:p>3701.04987103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32.5924290751" calcext:value-type="float">
            <text:p>3832.59242907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48.9563673107" calcext:value-type="float">
            <text:p>3848.95636731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59.800616241" calcext:value-type="float">
            <text:p>3859.8006162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41.8871376912" calcext:value-type="float">
            <text:p>3841.88713769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16.7561923023" calcext:value-type="float">
            <text:p>3916.75619230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99.4592741125" calcext:value-type="float">
            <text:p>3899.4592741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51.6238815417" calcext:value-type="float">
            <text:p>3851.62388154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66.295956546" calcext:value-type="float">
            <text:p>3866.2959565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46.2744497219" calcext:value-type="float">
            <text:p>3846.27444972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55.7443243866" calcext:value-type="float">
            <text:p>3855.7443243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92.0522289395" calcext:value-type="float">
            <text:p>3892.05222893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89.5366651403" calcext:value-type="float">
            <text:p>3989.53666514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0.3835971649" calcext:value-type="float">
            <text:p>3970.38359716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0.2819870686" calcext:value-type="float">
            <text:p>3970.28198706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96.0370554516" calcext:value-type="float">
            <text:p>3996.03705545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26.5886511868" calcext:value-type="float">
            <text:p>4026.5886511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4.8112480503" calcext:value-type="float">
            <text:p>3974.81124805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7.2760394493" calcext:value-type="float">
            <text:p>3977.27603944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7.707443288" calcext:value-type="float">
            <text:p>3977.7074432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2.696581974" calcext:value-type="float">
            <text:p>3972.6965819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13.7817424775" calcext:value-type="float">
            <text:p>3913.7817424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25.8653589823" calcext:value-type="float">
            <text:p>3925.86535898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18.5905096995" calcext:value-type="float">
            <text:p>4018.59050969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08.3710697461" calcext:value-type="float">
            <text:p>4008.37106974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90.7504094242" calcext:value-type="float">
            <text:p>4090.75040942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81.2216046987" calcext:value-type="float">
            <text:p>4081.22160469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94.7047913777" calcext:value-type="float">
            <text:p>4094.70479137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35.182904792" calcext:value-type="float">
            <text:p>4135.1829047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18.7735040301" calcext:value-type="float">
            <text:p>4818.77350403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66.9016298723" calcext:value-type="float">
            <text:p>4966.90162987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75.5961465511" calcext:value-type="float">
            <text:p>4875.59614655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32.7912392522" calcext:value-type="float">
            <text:p>5032.79123925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28.3202691679" calcext:value-type="float">
            <text:p>5028.32026916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92.9290962064" calcext:value-type="float">
            <text:p>5192.92909620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60.2003287856" calcext:value-type="float">
            <text:p>5260.2003287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79.9966735738" calcext:value-type="float">
            <text:p>5179.99667357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20.6135135987" calcext:value-type="float">
            <text:p>5320.61351359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42.4023413794" calcext:value-type="float">
            <text:p>5042.40234137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77.5211333771" calcext:value-type="float">
            <text:p>5077.52113337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66.8774596534" calcext:value-type="float">
            <text:p>5066.87745965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45.8703659694" calcext:value-type="float">
            <text:p>5145.87036596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35.4607327922" calcext:value-type="float">
            <text:p>5035.46073279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84.2044800119" calcext:value-type="float">
            <text:p>5184.20448001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18.0798427466" calcext:value-type="float">
            <text:p>5218.07984274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79.1814277" calcext:value-type="float">
            <text:p>5279.18142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66.6612610884" calcext:value-type="float">
            <text:p>5266.66126108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92.1483276552" calcext:value-type="float">
            <text:p>5292.14832765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82.0882670752" calcext:value-type="float">
            <text:p>5282.08826707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98.4334166027" calcext:value-type="float">
            <text:p>5398.43341660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52.5194712993" calcext:value-type="float">
            <text:p>5552.51947129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32.9910173679" calcext:value-type="float">
            <text:p>5432.99101736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31.0616909647" calcext:value-type="float">
            <text:p>5131.06169096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51.5744081971" calcext:value-type="float">
            <text:p>5151.57440819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00.1930596118" calcext:value-type="float">
            <text:p>5200.19305961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56.543027828" calcext:value-type="float">
            <text:p>5156.5430278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55.6172833984" calcext:value-type="float">
            <text:p>5155.61728339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77.444450001" calcext:value-type="float">
            <text:p>5277.4444500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23.6392701182" calcext:value-type="float">
            <text:p>5323.63927011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05.8781112193" calcext:value-type="float">
            <text:p>5405.87811121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90.1475273592" calcext:value-type="float">
            <text:p>5690.14752735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87.5985981407" calcext:value-type="float">
            <text:p>5787.59859814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13.0349658693" calcext:value-type="float">
            <text:p>5713.03496586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87.2598413585" calcext:value-type="float">
            <text:p>5687.25984135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59.3750574463" calcext:value-type="float">
            <text:p>5759.37505744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32.4462847078" calcext:value-type="float">
            <text:p>5932.44628470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59.6895437717" calcext:value-type="float">
            <text:p>6159.68954377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47.7067370066" calcext:value-type="float">
            <text:p>6347.70673700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41.0236527485" calcext:value-type="float">
            <text:p>7241.02365274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92.705887281" calcext:value-type="float">
            <text:p>6992.7058872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06.9464248717" calcext:value-type="float">
            <text:p>7906.94642487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89.1277083975" calcext:value-type="float">
            <text:p>7989.1277083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77.4535736638" calcext:value-type="float">
            <text:p>8177.45357366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20.0765409497" calcext:value-type="float">
            <text:p>7820.07654094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61.2576328893" calcext:value-type="float">
            <text:p>7361.25763288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85.4214269558" calcext:value-type="float">
            <text:p>7285.42142695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21.2654730703" calcext:value-type="float">
            <text:p>8221.26547307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84.511102994" calcext:value-type="float">
            <text:p>7984.5111029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61.5198801948" calcext:value-type="float">
            <text:p>7961.51988019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23.894266781" calcext:value-type="float">
            <text:p>7723.8942667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71.3758712149" calcext:value-type="float">
            <text:p>7871.37587121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90.9198159167" calcext:value-type="float">
            <text:p>7990.91981591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90.0465263258" calcext:value-type="float">
            <text:p>8090.04652632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53.1518022683" calcext:value-type="float">
            <text:p>8653.15180226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76.5657880978" calcext:value-type="float">
            <text:p>8776.56578809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21.3476412347" calcext:value-type="float">
            <text:p>8721.34764123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65.8396573792" calcext:value-type="float">
            <text:p>8665.83965737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85.4963935396" calcext:value-type="float">
            <text:p>8285.49639353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14.3959265461" calcext:value-type="float">
            <text:p>8514.39592654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89.1696417012" calcext:value-type="float">
            <text:p>8589.16964170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44.1092236193" calcext:value-type="float">
            <text:p>8744.10922361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08.1595685263" calcext:value-type="float">
            <text:p>8108.15956852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44.7987582348" calcext:value-type="float">
            <text:p>7644.79875823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94.1959242062" calcext:value-type="float">
            <text:p>7794.19592420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30.1859182601" calcext:value-type="float">
            <text:p>7730.18591826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30.2338560247" calcext:value-type="float">
            <text:p>8030.23385602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30.8922727102" calcext:value-type="float">
            <text:p>7930.89227271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00.9225047785" calcext:value-type="float">
            <text:p>7600.92250477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14.2309190982" calcext:value-type="float">
            <text:p>8014.23091909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03.6146316397" calcext:value-type="float">
            <text:p>7903.61463163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66.6682357284" calcext:value-type="float">
            <text:p>8166.66823572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57.2776927416" calcext:value-type="float">
            <text:p>8257.27769274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98.1445368264" calcext:value-type="float">
            <text:p>8698.14453682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36.2496521451" calcext:value-type="float">
            <text:p>8836.24965214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61.5935249702" calcext:value-type="float">
            <text:p>9061.59352497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37.754058545" calcext:value-type="float">
            <text:p>9337.7540585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11.4696762403" calcext:value-type="float">
            <text:p>9011.46967624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60.682723057" calcext:value-type="float">
            <text:p>9260.6827230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59.9006591147" calcext:value-type="float">
            <text:p>9559.90065911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06.490342332" calcext:value-type="float">
            <text:p>10206.4903423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61.3904159387" calcext:value-type="float">
            <text:p>10461.39041593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43.6017701213" calcext:value-type="float">
            <text:p>10843.60177012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96.4532821709" calcext:value-type="float">
            <text:p>10996.45328217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68.6658570188" calcext:value-type="float">
            <text:p>11668.66585701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44.92234283" calcext:value-type="float">
            <text:p>12444.922342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86.2357150219" calcext:value-type="float">
            <text:p>11086.23571502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60.1870979135" calcext:value-type="float">
            <text:p>12360.18709791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24.0945221636" calcext:value-type="float">
            <text:p>12024.09452216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32.3074892823" calcext:value-type="float">
            <text:p>10932.30748928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54.7118899557" calcext:value-type="float">
            <text:p>10454.71188995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78.9100586114" calcext:value-type="float">
            <text:p>10778.91005861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42.241317492" calcext:value-type="float">
            <text:p>11942.2413174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38.7710294887" calcext:value-type="float">
            <text:p>11138.77102948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46.20856257" calcext:value-type="float">
            <text:p>10946.208562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19.0495076997" calcext:value-type="float">
            <text:p>11219.04950769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22.1411587568" calcext:value-type="float">
            <text:p>11422.14115875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35.9915530625" calcext:value-type="float">
            <text:p>12335.991553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85.2419743944" calcext:value-type="float">
            <text:p>12585.24197439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54.182805678" calcext:value-type="float">
            <text:p>12054.1828056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24.2018284256" calcext:value-type="float">
            <text:p>11324.20182842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96.7721497272" calcext:value-type="float">
            <text:p>11796.77214972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02.9673057725" calcext:value-type="float">
            <text:p>11402.9673057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06.3482141274" calcext:value-type="float">
            <text:p>10506.34821412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34.4726429778" calcext:value-type="float">
            <text:p>10934.47264297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90.4381272323" calcext:value-type="float">
            <text:p>9490.43812723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93.4865106171" calcext:value-type="float">
            <text:p>9693.48651061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03.3431456849" calcext:value-type="float">
            <text:p>10603.3431456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33.9632516606" calcext:value-type="float">
            <text:p>10533.96325166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04.396573273" calcext:value-type="float">
            <text:p>11004.3965732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51.127853068" calcext:value-type="float">
            <text:p>10551.1278530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85.6348208302" calcext:value-type="float">
            <text:p>10285.63482083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67.2650278599" calcext:value-type="float">
            <text:p>9867.26502785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71.5048190312" calcext:value-type="float">
            <text:p>9771.50481903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97.4134463384" calcext:value-type="float">
            <text:p>9897.41344633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12.2066384441" calcext:value-type="float">
            <text:p>9812.20663844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59.6742423727" calcext:value-type="float">
            <text:p>9459.67424237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28.6934430847" calcext:value-type="float">
            <text:p>9528.6934430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06.6980276749" calcext:value-type="float">
            <text:p>9506.6980276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72.7384640587" calcext:value-type="float">
            <text:p>9572.73846405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05.2892918685" calcext:value-type="float">
            <text:p>10005.28929186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85.2129717491" calcext:value-type="float">
            <text:p>10385.21297174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13.9147450743" calcext:value-type="float">
            <text:p>10513.91474507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31.2503019415" calcext:value-type="float">
            <text:p>10831.25030194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85.8308827386" calcext:value-type="float">
            <text:p>10985.83088273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11.8035625011" calcext:value-type="float">
            <text:p>11811.80356250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10.2216405931" calcext:value-type="float">
            <text:p>11310.22164059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56.0228070619" calcext:value-type="float">
            <text:p>11956.02280706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72.5929466786" calcext:value-type="float">
            <text:p>11972.59294667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27.5745728427" calcext:value-type="float">
            <text:p>11827.57457284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79.875538619" calcext:value-type="float">
            <text:p>11279.8755386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85.3640773925" calcext:value-type="float">
            <text:p>11485.3640773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91.9638254355" calcext:value-type="float">
            <text:p>11391.96382543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51.200469968" calcext:value-type="float">
            <text:p>10851.2004699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11.509511264" calcext:value-type="float">
            <text:p>10211.5095112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07.2597589846" calcext:value-type="float">
            <text:p>10307.2597589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88.4580419409" calcext:value-type="float">
            <text:p>10388.45804194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11.6709254074" calcext:value-type="float">
            <text:p>10211.67092540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35.3744772756" calcext:value-type="float">
            <text:p>10335.37447727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74.8242118954" calcext:value-type="float">
            <text:p>10774.82421189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18.5226287878" calcext:value-type="float">
            <text:p>10818.52262878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64.9310569138" calcext:value-type="float">
            <text:p>10064.93105691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03.4428968157" calcext:value-type="float">
            <text:p>10103.44289681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92.6163373387" calcext:value-type="float">
            <text:p>10392.61633733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71.4901866522" calcext:value-type="float">
            <text:p>10171.49018665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38.5708591703" calcext:value-type="float">
            <text:p>10138.57085917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12.1968630254" calcext:value-type="float">
            <text:p>10312.19686302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69.1427383499" calcext:value-type="float">
            <text:p>10169.1427383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43.1587296904" calcext:value-type="float">
            <text:p>9743.15872969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87.9600487016" calcext:value-type="float">
            <text:p>9487.96004870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80.7613524785" calcext:value-type="float">
            <text:p>9580.76135247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24.9799668178" calcext:value-type="float">
            <text:p>9624.97996681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81.8643381081" calcext:value-type="float">
            <text:p>9781.86433810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66.3738173131" calcext:value-type="float">
            <text:p>10366.37381731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91.3185189859" calcext:value-type="float">
            <text:p>10691.3185189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55.0623986939" calcext:value-type="float">
            <text:p>10555.06239869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76.325191402" calcext:value-type="float">
            <text:p>10576.3251914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33.9990632916" calcext:value-type="float">
            <text:p>10333.99906329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85.4097238908" calcext:value-type="float">
            <text:p>10485.40972389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02.7679483575" calcext:value-type="float">
            <text:p>10402.76794835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32.9372738617" calcext:value-type="float">
            <text:p>10332.93727386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07.4950381242" calcext:value-type="float">
            <text:p>10107.49503812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52.7606229694" calcext:value-type="float">
            <text:p>10152.76062296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96.7622589643" calcext:value-type="float">
            <text:p>10396.76225896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99.4945680727" calcext:value-type="float">
            <text:p>10299.49456807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61.0856374306" calcext:value-type="float">
            <text:p>10361.08563743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06.1484003644" calcext:value-type="float">
            <text:p>10306.14840036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01.6612572095" calcext:value-type="float">
            <text:p>10301.66125720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31.4130246146" calcext:value-type="float">
            <text:p>10231.41302461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66.778772232" calcext:value-type="float">
            <text:p>10166.7787722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23.5070882201" calcext:value-type="float">
            <text:p>10223.50708822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38.3575582109" calcext:value-type="float">
            <text:p>10138.35755821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84.5188569016" calcext:value-type="float">
            <text:p>9984.51885690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31.8668723599" calcext:value-type="float">
            <text:p>10031.86687235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19.7042573091" calcext:value-type="float">
            <text:p>9719.70425730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28.4647881237" calcext:value-type="float">
            <text:p>8528.46478812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38.7164590239" calcext:value-type="float">
            <text:p>8438.71645902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03.9015715921" calcext:value-type="float">
            <text:p>8103.90157159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83.3160575171" calcext:value-type="float">
            <text:p>8183.31605751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46.4229637683" calcext:value-type="float">
            <text:p>8146.42296376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55.6941385794" calcext:value-type="float">
            <text:p>8055.69413857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98.6247752408" calcext:value-type="float">
            <text:p>8298.62477524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33.7102961953" calcext:value-type="float">
            <text:p>8333.71029619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73.457418693" calcext:value-type="float">
            <text:p>8273.4574186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31.7862486842" calcext:value-type="float">
            <text:p>8231.7862486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63.9014408188" calcext:value-type="float">
            <text:p>8163.90144081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38.8334890181" calcext:value-type="float">
            <text:p>8138.83348901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50.6845764281" calcext:value-type="float">
            <text:p>7850.68457642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36.2058748116" calcext:value-type="float">
            <text:p>8236.20587481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73.8388033611" calcext:value-type="float">
            <text:p>8173.83880336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72.3823010202" calcext:value-type="float">
            <text:p>8572.38230102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82.1481229343" calcext:value-type="float">
            <text:p>8582.14812293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20.1681544832" calcext:value-type="float">
            <text:p>8320.16815448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09.172912971" calcext:value-type="float">
            <text:p>8309.1729129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82.1815958386" calcext:value-type="float">
            <text:p>8282.18159583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55" calcext:value-type="float">
            <text:p>83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66.3447732561" calcext:value-type="float">
            <text:p>8166.34477325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03.8192612882" calcext:value-type="float">
            <text:p>8003.81926128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58.0588747305" calcext:value-type="float">
            <text:p>8058.05887473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56.8908024537" calcext:value-type="float">
            <text:p>7956.89080245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43.3524118623" calcext:value-type="float">
            <text:p>7943.35241186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33.7994675616" calcext:value-type="float">
            <text:p>8233.79946756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00.2443815085" calcext:value-type="float">
            <text:p>8200.24438150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27.2938149864" calcext:value-type="float">
            <text:p>8027.2938149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20.4140343537" calcext:value-type="float">
            <text:p>7420.41403435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21.5718045224" calcext:value-type="float">
            <text:p>7421.57180452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91.236577377" calcext:value-type="float">
            <text:p>8591.2365773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59.5218725081" calcext:value-type="float">
            <text:p>9259.52187250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78.3643867381" calcext:value-type="float">
            <text:p>9578.36438673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28.0745024715" calcext:value-type="float">
            <text:p>9228.07450247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55.7281976834" calcext:value-type="float">
            <text:p>9455.72819768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25.9977687797" calcext:value-type="float">
            <text:p>9225.99776877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31.417153149" calcext:value-type="float">
            <text:p>9131.4171531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30.4788579257" calcext:value-type="float">
            <text:p>9230.47885792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90.8997939328" calcext:value-type="float">
            <text:p>9290.89979393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03.82600676" calcext:value-type="float">
            <text:p>9203.826006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04.3808704159" calcext:value-type="float">
            <text:p>9404.38087041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26.5925312023" calcext:value-type="float">
            <text:p>9326.59253120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31.2157964608" calcext:value-type="float">
            <text:p>9331.21579646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05.6186057378" calcext:value-type="float">
            <text:p>9205.61860573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94.3626098316" calcext:value-type="float">
            <text:p>8794.36260983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98.0360673049" calcext:value-type="float">
            <text:p>8798.03606730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81.1777328395" calcext:value-type="float">
            <text:p>9081.17773283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11.5361529991" calcext:value-type="float">
            <text:p>8711.53615299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60.8885463841" calcext:value-type="float">
            <text:p>8760.8885463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58.5466419692" calcext:value-type="float">
            <text:p>8758.54664196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56.9718583229" calcext:value-type="float">
            <text:p>8656.97185832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00.6439356134" calcext:value-type="float">
            <text:p>8500.64393561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69.2610145267" calcext:value-type="float">
            <text:p>8469.26101452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00.6446029465" calcext:value-type="float">
            <text:p>8500.64460294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05.8100433327" calcext:value-type="float">
            <text:p>8205.81004333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19.4844439851" calcext:value-type="float">
            <text:p>8119.4844439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74.8405612179" calcext:value-type="float">
            <text:p>8074.84056121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18.5794132959" calcext:value-type="float">
            <text:p>7618.57941329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62.127934238" calcext:value-type="float">
            <text:p>7262.1279342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03.4142651484" calcext:value-type="float">
            <text:p>7303.41426514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94.6513544812" calcext:value-type="float">
            <text:p>6894.65135448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11.8709827098" calcext:value-type="float">
            <text:p>7211.87098270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41.0755085305" calcext:value-type="float">
            <text:p>7141.07550853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23.4728866811" calcext:value-type="float">
            <text:p>7523.47288668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90.2106561699" calcext:value-type="float">
            <text:p>7390.21065616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48.3354868447" calcext:value-type="float">
            <text:p>7748.33548684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42.2453443015" calcext:value-type="float">
            <text:p>7542.24534430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81.9620050298" calcext:value-type="float">
            <text:p>7381.96200502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15.4392033661" calcext:value-type="float">
            <text:p>7315.43920336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15.3692744808" calcext:value-type="float">
            <text:p>7315.36927448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13.7434159704" calcext:value-type="float">
            <text:p>7213.74341597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92.9109372956" calcext:value-type="float">
            <text:p>7392.91093729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11.8846051368" calcext:value-type="float">
            <text:p>7511.88460513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32.1235130405" calcext:value-type="float">
            <text:p>7532.12351304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50.2388152349" calcext:value-type="float">
            <text:p>7550.23881523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33.0958889046" calcext:value-type="float">
            <text:p>7333.09588890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40.0782270224" calcext:value-type="float">
            <text:p>7240.07822702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03.9566063196" calcext:value-type="float">
            <text:p>7203.95660631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88.0718951202" calcext:value-type="float">
            <text:p>7188.07189512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38.9930894862" calcext:value-type="float">
            <text:p>7238.9930894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87.0249577639" calcext:value-type="float">
            <text:p>7087.02495776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12.5049767671" calcext:value-type="float">
            <text:p>7112.50497676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84.6615535556" calcext:value-type="float">
            <text:p>6884.66155355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84.0304242163" calcext:value-type="float">
            <text:p>6584.03042421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85.1220444953" calcext:value-type="float">
            <text:p>7285.12204449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47.5690010018" calcext:value-type="float">
            <text:p>7147.56900100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55.2131745547" calcext:value-type="float">
            <text:p>7155.21317455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86.3363101526" calcext:value-type="float">
            <text:p>7286.33631015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36.9860862933" calcext:value-type="float">
            <text:p>7236.98608629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66.1730451795" calcext:value-type="float">
            <text:p>7166.17304517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35.6235815876" calcext:value-type="float">
            <text:p>7235.62358158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12.8083613511" calcext:value-type="float">
            <text:p>7212.80836135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83.7060825993" calcext:value-type="float">
            <text:p>7183.70608259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27.2943882922" calcext:value-type="float">
            <text:p>7227.29438829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15.1515481719" calcext:value-type="float">
            <text:p>7315.15154817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79.1578812114" calcext:value-type="float">
            <text:p>7379.15788121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51.2778875377" calcext:value-type="float">
            <text:p>7251.27788753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79.9576886221" calcext:value-type="float">
            <text:p>7179.95768862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74.712356544" calcext:value-type="float">
            <text:p>7174.7123565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55.4875796713" calcext:value-type="float">
            <text:p>6955.48757967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91.2175035999" calcext:value-type="float">
            <text:p>7291.2175035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37.421390676" calcext:value-type="float">
            <text:p>7337.4213906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51.5788898737" calcext:value-type="float">
            <text:p>7351.57888987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14.9084837456" calcext:value-type="float">
            <text:p>7714.90848374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46.8029434773" calcext:value-type="float">
            <text:p>8046.80294347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46.1115292961" calcext:value-type="float">
            <text:p>8046.11152929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08.7037326474" calcext:value-type="float">
            <text:p>7808.70373264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95.4759992712" calcext:value-type="float">
            <text:p>8195.47599927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80.2296143216" calcext:value-type="float">
            <text:p>8080.22961432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50.8073363647" calcext:value-type="float">
            <text:p>8150.80733636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10.5112347453" calcext:value-type="float">
            <text:p>8110.51123474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35.1484173123" calcext:value-type="float">
            <text:p>8735.14841731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25.385428024" calcext:value-type="float">
            <text:p>8825.3854280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11.6373107297" calcext:value-type="float">
            <text:p>8711.63731072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25.3034863741" calcext:value-type="float">
            <text:p>8925.30348637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39.8799944275" calcext:value-type="float">
            <text:p>8939.8799944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38.1827126888" calcext:value-type="float">
            <text:p>8638.18271268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52.6824688107" calcext:value-type="float">
            <text:p>8652.68246881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08.8352221244" calcext:value-type="float">
            <text:p>8708.83522212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35.074107528" calcext:value-type="float">
            <text:p>8635.0741075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81.5997737175" calcext:value-type="float">
            <text:p>8381.5997737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51.2321285783" calcext:value-type="float">
            <text:p>8451.23212857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47.5699512759" calcext:value-type="float">
            <text:p>8347.56995127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62.307388095" calcext:value-type="float">
            <text:p>8562.3073880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77.7336172999" calcext:value-type="float">
            <text:p>8877.7336172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31.1146528164" calcext:value-type="float">
            <text:p>9131.11465281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88.5226462662" calcext:value-type="float">
            <text:p>9288.52264626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48.5453758381" calcext:value-type="float">
            <text:p>9548.54537583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88.8790704776" calcext:value-type="float">
            <text:p>9388.87907047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75.2268312725" calcext:value-type="float">
            <text:p>9375.2268312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85.2597687902" calcext:value-type="float">
            <text:p>9385.25976879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86.2077761598" calcext:value-type="float">
            <text:p>9286.20777615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77.8957937954" calcext:value-type="float">
            <text:p>9177.89579379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00.4035851114" calcext:value-type="float">
            <text:p>9600.40358511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81.3776995274" calcext:value-type="float">
            <text:p>9681.37769952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95.343586045" calcext:value-type="float">
            <text:p>9795.3435860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00.6846345293" calcext:value-type="float">
            <text:p>9900.68463452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32.7064787693" calcext:value-type="float">
            <text:p>10132.70647876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51.6442542986" calcext:value-type="float">
            <text:p>9851.64425429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36.7932647241" calcext:value-type="float">
            <text:p>10236.79326472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64.2323800436" calcext:value-type="float">
            <text:p>10364.23238004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34.467701605" calcext:value-type="float">
            <text:p>10234.4677016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67.5274787261" calcext:value-type="float">
            <text:p>10367.52747872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26.3534545451" calcext:value-type="float">
            <text:p>9926.35345454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33.9019334018" calcext:value-type="float">
            <text:p>9933.90193340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36.6243453088" calcext:value-type="float">
            <text:p>9636.62434530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90.007761341" calcext:value-type="float">
            <text:p>10190.0077613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08.9319696903" calcext:value-type="float">
            <text:p>9608.93196969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31.4825593356" calcext:value-type="float">
            <text:p>9631.48255933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96.5330638773" calcext:value-type="float">
            <text:p>9696.53306387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89.0859922174" calcext:value-type="float">
            <text:p>9689.08599221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21.0485615766" calcext:value-type="float">
            <text:p>9921.04856157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40.4685621125" calcext:value-type="float">
            <text:p>9640.4685621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92.868579469" calcext:value-type="float">
            <text:p>9392.8685794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90.3368531973" calcext:value-type="float">
            <text:p>8790.33685319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18.1022690105" calcext:value-type="float">
            <text:p>8818.10226901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78.4673162913" calcext:value-type="float">
            <text:p>8778.46731629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39.5920809829" calcext:value-type="float">
            <text:p>8639.59208098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49.0459988488" calcext:value-type="float">
            <text:p>8549.04599884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16.7398900879" calcext:value-type="float">
            <text:p>8916.73989008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91.112072677" calcext:value-type="float">
            <text:p>8791.1120726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56.9621160099" calcext:value-type="float">
            <text:p>8756.96211600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73.1601342024" calcext:value-type="float">
            <text:p>9073.16013420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26.8883175898" calcext:value-type="float">
            <text:p>9126.88831758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25.217517945" calcext:value-type="float">
            <text:p>8925.2175179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66.313267607" calcext:value-type="float">
            <text:p>8166.3132676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39.2528230561" calcext:value-type="float">
            <text:p>7939.25282305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59.2336539695" calcext:value-type="float">
            <text:p>7959.23365396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54.4400079769" calcext:value-type="float">
            <text:p>7954.44000797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03.7943141679" calcext:value-type="float">
            <text:p>5803.79431416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72.6511129606" calcext:value-type="float">
            <text:p>5672.65111296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04.1490746261" calcext:value-type="float">
            <text:p>5304.14907462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59.5819953221" calcext:value-type="float">
            <text:p>5359.58199532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44.6925087191" calcext:value-type="float">
            <text:p>4944.69250871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65.555260981" calcext:value-type="float">
            <text:p>5465.5552609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63.8162302599" calcext:value-type="float">
            <text:p>5363.81623025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01.1202913009" calcext:value-type="float">
            <text:p>6301.12029130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76.205753566" calcext:value-type="float">
            <text:p>6176.2057535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87.042145894" calcext:value-type="float">
            <text:p>6187.0421458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29.352510533" calcext:value-type="float">
            <text:p>5829.3525105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55.4506497597" calcext:value-type="float">
            <text:p>6455.45064975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84.3252039507" calcext:value-type="float">
            <text:p>6784.32520395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97.9483199297" calcext:value-type="float">
            <text:p>6697.94831992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18.0848719058" calcext:value-type="float">
            <text:p>6718.08487190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82.780622083" calcext:value-type="float">
            <text:p>6682.7806220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29.4933199122" calcext:value-type="float">
            <text:p>6229.49331991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79.8168356462" calcext:value-type="float">
            <text:p>5879.81683564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83.6170416022" calcext:value-type="float">
            <text:p>6483.61704160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46.4426671473" calcext:value-type="float">
            <text:p>6446.44266714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37.6869903915" calcext:value-type="float">
            <text:p>6537.68699039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96.9251957499" calcext:value-type="float">
            <text:p>6796.9251957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72.0073009494" calcext:value-type="float">
            <text:p>6772.00730094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73.720047521" calcext:value-type="float">
            <text:p>6873.7200475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09.0045677517" calcext:value-type="float">
            <text:p>6809.00456775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77.7042816172" calcext:value-type="float">
            <text:p>7277.70428161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75.6694181696" calcext:value-type="float">
            <text:p>7175.66941816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66.9009606414" calcext:value-type="float">
            <text:p>7366.90096064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21.8157461222" calcext:value-type="float">
            <text:p>7321.81574612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72.1372659497" calcext:value-type="float">
            <text:p>6872.13726594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73.8485549066" calcext:value-type="float">
            <text:p>6873.84855490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43.4388929919" calcext:value-type="float">
            <text:p>7043.43889299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89.8639781647" calcext:value-type="float">
            <text:p>6889.86397816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87.5488979254" calcext:value-type="float">
            <text:p>6887.54889792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28.9752825049" calcext:value-type="float">
            <text:p>6628.97528250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62.5272306278" calcext:value-type="float">
            <text:p>7162.52723062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65.0660857569" calcext:value-type="float">
            <text:p>7065.06608575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77.1406537464" calcext:value-type="float">
            <text:p>7277.14065374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85.8708309939" calcext:value-type="float">
            <text:p>7185.87083099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56.1464256671" calcext:value-type="float">
            <text:p>6856.14642566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04.4762213559" calcext:value-type="float">
            <text:p>6904.47622135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18.3889150784" calcext:value-type="float">
            <text:p>7118.38891507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56.0192600486" calcext:value-type="float">
            <text:p>7556.01926004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97.8598814457" calcext:value-type="float">
            <text:p>7497.85988144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42.3031009324" calcext:value-type="float">
            <text:p>7542.30310093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24.8543379743" calcext:value-type="float">
            <text:p>7624.85433797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88.5742294836" calcext:value-type="float">
            <text:p>7788.57422948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61.7586189955" calcext:value-type="float">
            <text:p>7761.75861899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68.0471796589" calcext:value-type="float">
            <text:p>8768.04717965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67.6721431836" calcext:value-type="float">
            <text:p>8767.67214318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50.7887561659" calcext:value-type="float">
            <text:p>8850.78875616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02.3969164711" calcext:value-type="float">
            <text:p>9002.39691647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04.5593937405" calcext:value-type="float">
            <text:p>8904.55939374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87.5074730474" calcext:value-type="float">
            <text:p>8887.50747304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32.1832265712" calcext:value-type="float">
            <text:p>9032.18322657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71.6799704477" calcext:value-type="float">
            <text:p>9371.67997044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03.8307542943" calcext:value-type="float">
            <text:p>9903.83075429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17.2531744633" calcext:value-type="float">
            <text:p>9917.25317446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16.3770636512" calcext:value-type="float">
            <text:p>9616.37706365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33.6379434978" calcext:value-type="float">
            <text:p>8733.63794349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08.1199369808" calcext:value-type="float">
            <text:p>8608.11993698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23.7808313463" calcext:value-type="float">
            <text:p>8823.78083134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30.9852680521" calcext:value-type="float">
            <text:p>9330.98526805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95.2825564091" calcext:value-type="float">
            <text:p>9795.28255640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62.6366461472" calcext:value-type="float">
            <text:p>9362.63664614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18.913715302" calcext:value-type="float">
            <text:p>9418.9137153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73.8366316087" calcext:value-type="float">
            <text:p>9673.83663160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23.3169934073" calcext:value-type="float">
            <text:p>9723.31699340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19.2544893493" calcext:value-type="float">
            <text:p>9719.25448934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40.2089222634" calcext:value-type="float">
            <text:p>9540.20892226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39.8904009519" calcext:value-type="float">
            <text:p>9139.89040095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92.8452548062" calcext:value-type="float">
            <text:p>9192.84525480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19.7460361167" calcext:value-type="float">
            <text:p>9219.74603611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48.6923718826" calcext:value-type="float">
            <text:p>9048.69237188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05.7469216755" calcext:value-type="float">
            <text:p>8905.74692167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35.7272237508" calcext:value-type="float">
            <text:p>8835.72722375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13.1778359026" calcext:value-type="float">
            <text:p>9113.17783590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07.5637917984" calcext:value-type="float">
            <text:p>9507.56379179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34.033791627" calcext:value-type="float">
            <text:p>9434.0337916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88.5399317488" calcext:value-type="float">
            <text:p>9688.53993174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27.2325353578" calcext:value-type="float">
            <text:p>9427.23253535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68.231876664" calcext:value-type="float">
            <text:p>10268.2318766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16.3798280647" calcext:value-type="float">
            <text:p>9516.37982806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67.0854019559" calcext:value-type="float">
            <text:p>9667.08540195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11.8293775976" calcext:value-type="float">
            <text:p>9811.82937759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59.0531176385" calcext:value-type="float">
            <text:p>9659.05311763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77.050683736" calcext:value-type="float">
            <text:p>9677.0506837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37.4574466497" calcext:value-type="float">
            <text:p>9737.45744664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90.073884068" calcext:value-type="float">
            <text:p>9790.0738840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87.914130709" calcext:value-type="float">
            <text:p>9787.9141307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75.0142135212" calcext:value-type="float">
            <text:p>9875.01421352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61.4814437625" calcext:value-type="float">
            <text:p>9261.4814437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64.0860788641" calcext:value-type="float">
            <text:p>9464.08607886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58.6597530336" calcext:value-type="float">
            <text:p>9458.65975303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51.6054773864" calcext:value-type="float">
            <text:p>9351.6054773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42.0169879651" calcext:value-type="float">
            <text:p>9442.01698796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10.6412664837" calcext:value-type="float">
            <text:p>9510.64126648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57.4648370114" calcext:value-type="float">
            <text:p>9457.46483701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98.6856028871" calcext:value-type="float">
            <text:p>9398.6856028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78.4691460412" calcext:value-type="float">
            <text:p>9278.46914604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53.0781871345" calcext:value-type="float">
            <text:p>9353.07818713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88.603159701" calcext:value-type="float">
            <text:p>9288.6031597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80.9471289833" calcext:value-type="float">
            <text:p>9680.94712898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09.680245524" calcext:value-type="float">
            <text:p>9609.6802455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10.9896455256" calcext:value-type="float">
            <text:p>9310.98964552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52.6847128695" calcext:value-type="float">
            <text:p>9252.68471286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71.5540124669" calcext:value-type="float">
            <text:p>9171.55401246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22.0121258159" calcext:value-type="float">
            <text:p>9022.01212581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01.8777027488" calcext:value-type="float">
            <text:p>9101.87770274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88.0374007629" calcext:value-type="float">
            <text:p>9188.03740076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41.3482599688" calcext:value-type="float">
            <text:p>9141.34825996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40.1696284865" calcext:value-type="float">
            <text:p>9240.1696284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97.6836278241" calcext:value-type="float">
            <text:p>9097.68362782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67.9374872454" calcext:value-type="float">
            <text:p>9067.93748724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41.0750702453" calcext:value-type="float">
            <text:p>9141.07507024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78.6141268178" calcext:value-type="float">
            <text:p>9078.61412681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44.9876259665" calcext:value-type="float">
            <text:p>9344.98762596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62.8052511081" calcext:value-type="float">
            <text:p>9262.80525110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44.7281118768" calcext:value-type="float">
            <text:p>9444.72811187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39.4733507852" calcext:value-type="float">
            <text:p>9239.4733507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89.5800289992" calcext:value-type="float">
            <text:p>9289.58002899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43.7662534181" calcext:value-type="float">
            <text:p>9243.76625341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10.3950688791" calcext:value-type="float">
            <text:p>9310.39506887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41.7637243217" calcext:value-type="float">
            <text:p>9241.76372432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61.5114252243" calcext:value-type="float">
            <text:p>9261.51142522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92.6236656576" calcext:value-type="float">
            <text:p>9192.62366565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32.4547469077" calcext:value-type="float">
            <text:p>9132.45474690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59.3692809037" calcext:value-type="float">
            <text:p>9159.36928090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82.9144185743" calcext:value-type="float">
            <text:p>9182.91441857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13.3585655462" calcext:value-type="float">
            <text:p>9213.35856554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66.2982305916" calcext:value-type="float">
            <text:p>9166.29823059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99.7302384002" calcext:value-type="float">
            <text:p>9399.73023840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34.1162687428" calcext:value-type="float">
            <text:p>9534.11626874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17.3894591667" calcext:value-type="float">
            <text:p>9617.38945916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57.0653141715" calcext:value-type="float">
            <text:p>9557.06531417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14.6851230125" calcext:value-type="float">
            <text:p>9714.6851230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40.1115733741" calcext:value-type="float">
            <text:p>9940.11157337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40.7904712931" calcext:value-type="float">
            <text:p>11040.79047129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30.4527755009" calcext:value-type="float">
            <text:p>10930.45277550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18.8885842583" calcext:value-type="float">
            <text:p>11118.88858425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12.4211580953" calcext:value-type="float">
            <text:p>11112.42115809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52.7150357317" calcext:value-type="float">
            <text:p>11352.71503573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20.5129134748" calcext:value-type="float">
            <text:p>11820.51291347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71.2671075218" calcext:value-type="float">
            <text:p>11071.26710752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37.224514327" calcext:value-type="float">
            <text:p>11237.2245143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96.2874567594" calcext:value-type="float">
            <text:p>11196.28745675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56.8948577037" calcext:value-type="float">
            <text:p>11756.89485770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80.0440057381" calcext:value-type="float">
            <text:p>11780.04400573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10.9086952199" calcext:value-type="float">
            <text:p>11610.90869521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70.4509749131" calcext:value-type="float">
            <text:p>11770.45097491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93.179446991" calcext:value-type="float">
            <text:p>11693.1794469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03.3334960484" calcext:value-type="float">
            <text:p>11903.33349604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99.0684836049" calcext:value-type="float">
            <text:p>11399.06848360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71.1026297982" calcext:value-type="float">
            <text:p>11571.10262979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89.9595335822" calcext:value-type="float">
            <text:p>11789.95953358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82.7855891469" calcext:value-type="float">
            <text:p>11782.78558914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62.3874192118" calcext:value-type="float">
            <text:p>11862.38741921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16.5802233749" calcext:value-type="float">
            <text:p>11916.5802233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99.816206832" calcext:value-type="float">
            <text:p>12299.8162068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59.0293875851" calcext:value-type="float">
            <text:p>11959.0293875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66.1831250181" calcext:value-type="float">
            <text:p>11766.18312501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66.284009762" calcext:value-type="float">
            <text:p>11866.2840097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39.7172880236" calcext:value-type="float">
            <text:p>11539.71728802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77.0582433558" calcext:value-type="float">
            <text:p>11677.05824335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60.3968241197" calcext:value-type="float">
            <text:p>11660.39682411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59.3613990679" calcext:value-type="float">
            <text:p>11759.36139906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34.0357287587" calcext:value-type="float">
            <text:p>11334.03572875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67.2906543538" calcext:value-type="float">
            <text:p>11467.29065435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39.7480170355" calcext:value-type="float">
            <text:p>11339.74801703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40.7286407004" calcext:value-type="float">
            <text:p>11540.72864070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83.1287455262" calcext:value-type="float">
            <text:p>11483.12874552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12.9726181329" calcext:value-type="float">
            <text:p>11712.97261813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61.4273392082" calcext:value-type="float">
            <text:p>11661.42733920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23.1996398265" calcext:value-type="float">
            <text:p>11923.19963982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09.7263346148" calcext:value-type="float">
            <text:p>11409.72633461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77.7216415213" calcext:value-type="float">
            <text:p>10177.72164152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70.0266856065" calcext:value-type="float">
            <text:p>10470.02668560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74.8634317217" calcext:value-type="float">
            <text:p>10174.86343172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65.742989012" calcext:value-type="float">
            <text:p>10265.7429890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81.6768155354" calcext:value-type="float">
            <text:p>10381.67681553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36.5608354675" calcext:value-type="float">
            <text:p>10136.5608354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30.6355279248" calcext:value-type="float">
            <text:p>10230.63552792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47.6612052229" calcext:value-type="float">
            <text:p>10347.66120522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00.8554489956" calcext:value-type="float">
            <text:p>10400.85544899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50.9495202941" calcext:value-type="float">
            <text:p>10450.94952029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37.7125787577" calcext:value-type="float">
            <text:p>10337.71257875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83.0029092306" calcext:value-type="float">
            <text:p>10683.00290923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92.310232955" calcext:value-type="float">
            <text:p>10792.3102329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66.3864837182" calcext:value-type="float">
            <text:p>10966.38648371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47.2313749917" calcext:value-type="float">
            <text:p>10947.23137499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40.1344713816" calcext:value-type="float">
            <text:p>10940.13447138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85.4290035282" calcext:value-type="float">
            <text:p>11085.42900352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25.5107857605" calcext:value-type="float">
            <text:p>10925.51078576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23.2715453539" calcext:value-type="float">
            <text:p>10423.27154535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36.3172190874" calcext:value-type="float">
            <text:p>10536.31721908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41.1658885228" calcext:value-type="float">
            <text:p>10241.16588852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36.6523400888" calcext:value-type="float">
            <text:p>10736.65234008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92.4642665144" calcext:value-type="float">
            <text:p>10692.46426651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34.5012351537" calcext:value-type="float">
            <text:p>10734.50123515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76.304357975" calcext:value-type="float">
            <text:p>10776.304357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91.9785592244" calcext:value-type="float">
            <text:p>10691.97855922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43.3882629583" calcext:value-type="float">
            <text:p>10843.38826295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78.8984931299" calcext:value-type="float">
            <text:p>10778.8984931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24.9107244657" calcext:value-type="float">
            <text:p>10624.91072446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78.9195698628" calcext:value-type="float">
            <text:p>10578.91956986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59.3146596647" calcext:value-type="float">
            <text:p>10559.31465966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72.1654447003" calcext:value-type="float">
            <text:p>10672.16544470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93.1520609928" calcext:value-type="float">
            <text:p>10793.15206099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00.6607792141" calcext:value-type="float">
            <text:p>10600.66077921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69.0700425233" calcext:value-type="float">
            <text:p>10669.07004252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29.5926190082" calcext:value-type="float">
            <text:p>10929.59261900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59.8135659572" calcext:value-type="float">
            <text:p>11059.81356595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93.2070111851" calcext:value-type="float">
            <text:p>11293.2070111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72.1099580183" calcext:value-type="float">
            <text:p>11372.10995801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34.6095670768" calcext:value-type="float">
            <text:p>11534.60956707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31.094043731" calcext:value-type="float">
            <text:p>11431.0940437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33.4575377533" calcext:value-type="float">
            <text:p>11433.45753775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11.9021994873" calcext:value-type="float">
            <text:p>11511.90219948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29.9947283176" calcext:value-type="float">
            <text:p>11329.99472831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68.4123458737" calcext:value-type="float">
            <text:p>11368.41234587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14.6450997633" calcext:value-type="float">
            <text:p>11514.64509976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54.182025232" calcext:value-type="float">
            <text:p>11754.1820252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20.4113894318" calcext:value-type="float">
            <text:p>11920.41138943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01.6880683713" calcext:value-type="float">
            <text:p>12801.68806837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80.8801029984" calcext:value-type="float">
            <text:p>12980.88010299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29.849401313" calcext:value-type="float">
            <text:p>12929.8494013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15.8335202351" calcext:value-type="float">
            <text:p>13115.83352023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38.9155413432" calcext:value-type="float">
            <text:p>13038.91554134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69.2361375308" calcext:value-type="float">
            <text:p>13069.23613753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47.5729161687" calcext:value-type="float">
            <text:p>13647.57291616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80.3655897563" calcext:value-type="float">
            <text:p>13280.36558975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461.3835155182" calcext:value-type="float">
            <text:p>13461.38351551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74.9272175126" calcext:value-type="float">
            <text:p>13574.92721751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10.6419810949" calcext:value-type="float">
            <text:p>13810.64198109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68.9567647471" calcext:value-type="float">
            <text:p>13768.95676474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65.1306758904" calcext:value-type="float">
            <text:p>13565.13067589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014.7348817962" calcext:value-type="float">
            <text:p>14014.73488179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56.6086373512" calcext:value-type="float">
            <text:p>14156.60863735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07.5054966298" calcext:value-type="float">
            <text:p>15607.50549662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03.2585399726" calcext:value-type="float">
            <text:p>15603.25853997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20.4364683332" calcext:value-type="float">
            <text:p>14820.43646833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81.90607704" calcext:value-type="float">
            <text:p>15481.906077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27.5883894758" calcext:value-type="float">
            <text:p>15327.58838947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16.7490120132" calcext:value-type="float">
            <text:p>15316.74901201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701.8651040755" calcext:value-type="float">
            <text:p>15701.86510407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02.8428022629" calcext:value-type="float">
            <text:p>16302.84280226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29.7988908906" calcext:value-type="float">
            <text:p>16329.79889089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78.9700118578" calcext:value-type="float">
            <text:p>16078.97001185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969.5160057601" calcext:value-type="float">
            <text:p>15969.51600576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18.599655511" calcext:value-type="float">
            <text:p>16718.5996555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72.6528364115" calcext:value-type="float">
            <text:p>17672.65283641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86.2125755205" calcext:value-type="float">
            <text:p>17786.21257552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23.3433048082" calcext:value-type="float">
            <text:p>17823.34330480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66.5802245562" calcext:value-type="float">
            <text:p>18666.58022455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83.8472010104" calcext:value-type="float">
            <text:p>18683.84720101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05.5557000806" calcext:value-type="float">
            <text:p>18405.55570008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70.2196087254" calcext:value-type="float">
            <text:p>18370.21960872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36.0829674867" calcext:value-type="float">
            <text:p>19136.0829674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19.207158875" calcext:value-type="float">
            <text:p>18719.207158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80.7187297796" calcext:value-type="float">
            <text:p>17180.71872977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59.1094973637" calcext:value-type="float">
            <text:p>17159.10949736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42.8230386514" calcext:value-type="float">
            <text:p>17742.82303865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01.2772477534" calcext:value-type="float">
            <text:p>18201.27724775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77.9898439462" calcext:value-type="float">
            <text:p>19677.98984394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96.748641923" calcext:value-type="float">
            <text:p>18796.7486419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20.5901486291" calcext:value-type="float">
            <text:p>19220.59014862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41.558803722" calcext:value-type="float">
            <text:p>19441.5588037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68.1585497632" calcext:value-type="float">
            <text:p>18668.15854976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62.264456097" calcext:value-type="float">
            <text:p>19162.2644560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373.4452349264" calcext:value-type="float">
            <text:p>19373.44523492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77.9261726507" calcext:value-type="float">
            <text:p>19177.92617265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20.2331279773" calcext:value-type="float">
            <text:p>18320.23312797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557.4529087425" calcext:value-type="float">
            <text:p>18557.4529087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55.7737538125" calcext:value-type="float">
            <text:p>18255.7737538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40.1706203685" calcext:value-type="float">
            <text:p>18040.17062036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22.5099387013" calcext:value-type="float">
            <text:p>18822.50993870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61.1384661758" calcext:value-type="float">
            <text:p>19161.13846617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64.6703009515" calcext:value-type="float">
            <text:p>19264.67030095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33.1413677812" calcext:value-type="float">
            <text:p>19433.14136778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351.2548089696" calcext:value-type="float">
            <text:p>21351.25480896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819.558895542" calcext:value-type="float">
            <text:p>22819.5588955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126.6067653983" calcext:value-type="float">
            <text:p>23126.60676539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829.2848041264" calcext:value-type="float">
            <text:p>23829.28480412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476.0874997189" calcext:value-type="float">
            <text:p>23476.08749971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729.6592907496" calcext:value-type="float">
            <text:p>22729.65929074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91.5652944679" calcext:value-type="float">
            <text:p>23791.56529446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228.9090871597" calcext:value-type="float">
            <text:p>23228.90908715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26.1909988895" calcext:value-type="float">
            <text:p>23726.19099888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708.2067842365" calcext:value-type="float">
            <text:p>24708.20678423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447.7080723867" calcext:value-type="float">
            <text:p>26447.7080723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226.0661304597" calcext:value-type="float">
            <text:p>26226.06613045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038.7356756303" calcext:value-type="float">
            <text:p>27038.73567563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349.3272325944" calcext:value-type="float">
            <text:p>27349.32723259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872.8297746092" calcext:value-type="float">
            <text:p>28872.82977460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935.8109810492" calcext:value-type="float">
            <text:p>28935.81098104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353.6406079891" calcext:value-type="float">
            <text:p>29353.64060798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074.1066108681" calcext:value-type="float">
            <text:p>32074.10661086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788.5834526939" calcext:value-type="float">
            <text:p>32788.58345269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991.9268648971" calcext:value-type="float">
            <text:p>31991.92686489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001.3447644318" calcext:value-type="float">
            <text:p>34001.34476443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806.4197553652" calcext:value-type="float">
            <text:p>36806.41975536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420.800696056" calcext:value-type="float">
            <text:p>39420.8006960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558.1021230592" calcext:value-type="float">
            <text:p>40558.10212305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096.333201718" calcext:value-type="float">
            <text:p>40096.3332017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132.535793776" calcext:value-type="float">
            <text:p>38132.5357937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432.8591449362" calcext:value-type="float">
            <text:p>35432.85914493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070.3256221573" calcext:value-type="float">
            <text:p>34070.32562215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373.1619606947" calcext:value-type="float">
            <text:p>37373.16196069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127.6785205561" calcext:value-type="float">
            <text:p>39127.67852055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752.7711846477" calcext:value-type="float">
            <text:p>36752.77118464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016.7530890736" calcext:value-type="float">
            <text:p>36016.75308907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847.8334246585" calcext:value-type="float">
            <text:p>35847.83342465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639.9859124177" calcext:value-type="float">
            <text:p>36639.98591241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909.4322470885" calcext:value-type="float">
            <text:p>35909.43224708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491.4239211366" calcext:value-type="float">
            <text:p>35491.42392113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844.8331515336" calcext:value-type="float">
            <text:p>30844.83315153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000.4466440014" calcext:value-type="float">
            <text:p>33000.44664400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107.3918172586" calcext:value-type="float">
            <text:p>32107.39181725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297.5041671983" calcext:value-type="float">
            <text:p>32297.50416719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270.825619776" calcext:value-type="float">
            <text:p>32270.8256197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497.8484610587" calcext:value-type="float">
            <text:p>32497.84846105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426.0844006272" calcext:value-type="float">
            <text:p>30426.08440062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424.5955911396" calcext:value-type="float">
            <text:p>33424.59559113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265.3766577343" calcext:value-type="float">
            <text:p>34265.37665773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304.2345090189" calcext:value-type="float">
            <text:p>34304.23450901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138.7765051813" calcext:value-type="float">
            <text:p>33138.77650518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525.2882463337" calcext:value-type="float">
            <text:p>33525.28824633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519.7077694716" calcext:value-type="float">
            <text:p>35519.70776947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645.9456401468" calcext:value-type="float">
            <text:p>37645.94564014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970.8122685505" calcext:value-type="float">
            <text:p>36970.81226855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305.2753898303" calcext:value-type="float">
            <text:p>38305.27538983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253.2277333162" calcext:value-type="float">
            <text:p>39253.22773331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853.2994536403" calcext:value-type="float">
            <text:p>38853.29945364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433.4896361302" calcext:value-type="float">
            <text:p>46433.48963613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512.9905626574" calcext:value-type="float">
            <text:p>46512.99056265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859.8476721646" calcext:value-type="float">
            <text:p>44859.84767216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992.6229090107" calcext:value-type="float">
            <text:p>47992.62290901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405.5571536702" calcext:value-type="float">
            <text:p>47405.55715367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231.1333397211" calcext:value-type="float">
            <text:p>47231.13333972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654.8307175884" calcext:value-type="float">
            <text:p>48654.83071758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944.4849703385" calcext:value-type="float">
            <text:p>47944.48497033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186.3338669074" calcext:value-type="float">
            <text:p>49186.33386690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146.0033853347" calcext:value-type="float">
            <text:p>52146.00338533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598.1437142228" calcext:value-type="float">
            <text:p>51598.14371422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917.0391830706" calcext:value-type="float">
            <text:p>55917.03918307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913.3514450919" calcext:value-type="float">
            <text:p>55913.35144509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453.3580092292" calcext:value-type="float">
            <text:p>57453.35800922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124.5390943883" calcext:value-type="float">
            <text:p>54124.53909438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923.0350805835" calcext:value-type="float">
            <text:p>48923.03508058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746.6516311104" calcext:value-type="float">
            <text:p>49746.65163111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135.5517277445" calcext:value-type="float">
            <text:p>47135.55172774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326.8240662604" calcext:value-type="float">
            <text:p>46326.82406626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204.0585644331" calcext:value-type="float">
            <text:p>46204.05856443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234.3687569565" calcext:value-type="float">
            <text:p>45234.36875695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636.0214648134" calcext:value-type="float">
            <text:p>49636.02146481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526.9903619638" calcext:value-type="float">
            <text:p>48526.99036196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433.43614725" calcext:value-type="float">
            <text:p>50433.43614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404.2136268243" calcext:value-type="float">
            <text:p>48404.21362682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791.7905089441" calcext:value-type="float">
            <text:p>48791.79050894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887.566413132" calcext:value-type="float">
            <text:p>48887.5664131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948.8807074493" calcext:value-type="float">
            <text:p>50948.88070744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360.7481633466" calcext:value-type="float">
            <text:p>52360.74816334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924.6865322271" calcext:value-type="float">
            <text:p>54924.68653222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898.8648164963" calcext:value-type="float">
            <text:p>55898.86481649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817.2702106193" calcext:value-type="float">
            <text:p>57817.27021061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227.2334504064" calcext:value-type="float">
            <text:p>57227.23345040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972.4912822272" calcext:value-type="float">
            <text:p>60972.49128222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962.4884645416" calcext:value-type="float">
            <text:p>58962.48846454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668.6235320123" calcext:value-type="float">
            <text:p>55668.62353201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908.5650181465" calcext:value-type="float">
            <text:p>56908.56501814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883.0183569279" calcext:value-type="float">
            <text:p>58883.01835692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661.4151760071" calcext:value-type="float">
            <text:p>57661.4151760071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bg" fo:country="BG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20:05:58.259079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1-03-20T15:01:36.121051026</meta:creation-date>
    <meta:generator>LibreOffice/7.0.5.2$MacOSX_X86_64 LibreOffice_project/64390860c6cd0aca4beafafcfd84613dd9dfb63a</meta:generator>
    <dc:date>2021-04-19T20:20:48.574035036</dc:date>
    <dc:creator>Todor Balabanov</dc:creator>
    <meta:editing-duration>PT13H53M53S</meta:editing-duration>
    <meta:editing-cycles>160</meta:editing-cycles>
    <meta:document-statistic meta:table-count="1" meta:cell-count="3670" meta:object-count="0"/>
  </office:meta>
</office:document-meta>
</file>